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margin-left="0cm" fo:margin-right="0cm" fo:text-indent="0cm" style:auto-text-indent="false" fo:break-before="page">
        <style:tab-stops/>
      </style:paragraph-properties>
    </style:style>
    <style:style style:name="P7" style:family="paragraph" style:parent-style-name="Normal">
      <style:paragraph-properties fo:break-before="page">
        <style:tab-stops>
          <style:tab-stop style:position="7.384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6.285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597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6.276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3.896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6.821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16f9f1"/>
    </style:style>
    <style:style style:name="P14" style:family="paragraph" style:parent-style-name="Heading_20_1" style:master-page-name="MP0">
      <style:paragraph-properties style:page-number="auto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/>
    <style:style style:name="P18" style:family="paragraph" style:parent-style-name="Normal">
      <style:paragraph-properties fo:break-before="page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1d2a8f"/>
    </style:style>
    <style:style style:name="P20" style:family="paragraph" style:parent-style-name="Normal">
      <style:paragraph-properties fo:break-before="page"/>
      <style:text-properties officeooo:paragraph-rsid="001d2a8f"/>
    </style:style>
    <style:style style:name="P21" style:family="paragraph" style:parent-style-name="Normal">
      <style:paragraph-properties fo:margin-left="0cm" fo:margin-right="0cm" fo:text-indent="0cm" style:auto-text-indent="false" fo:break-before="page"/>
    </style:style>
    <style:style style:name="P2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23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24" style:family="paragraph" style:parent-style-name="Normal">
      <style:text-properties officeooo:paragraph-rsid="001d700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2a8f" style:font-style-asian="italic" style:font-style-complex="italic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" style:family="text">
      <style:text-properties fo:language="it" fo:country="IT" style:language-asian="el" style:country-asian="GR" style:language-complex="el" style:country-complex="G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fr" fo:country="FR"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HIPPOCRATES DE NATURA HOMI-<text:line-break/>NIS LIBER PRIMUS ET <text:span text:style-name="Default_20_Paragraph_20_Font"><text:span text:style-name="T1">C</text:span></text:span>ALENI<text:line-break/>IN EUM COMMENTARIUS.</text:h>
      <text:h text:style-name="Heading_20_2" text:outline-level="2">Prooemium </text:h>
      <text:p text:style-name="P13">Quem olim de elementis<text:line-break/>ex Hippocratis <text:span text:style-name="Default_20_Paragraph_20_Font"><text:span text:style-name="T1">sen</text:span></text:span>t<text:span text:style-name="Default_20_Paragraph_20_Font"><text:span text:style-name="T1">ent</text:span></text:span>i<text:span text:style-name="Default_20_Paragraph_20_Font"><text:span text:style-name="T1">a</text:span></text:span> commentarium conscripsi , amico-<text:line-break/>rum cuidam peregrinationem suscipienti pro ingenii illius.<text:line-break/>conjectura tradidi. Quae igitur ipsum accurate scire no-<text:line-break/>veram, ea neque operis initio demonstravi, neque com-<text:line-break/>memoravi;. etsi ita facere consueveram, quum sermo omni-</text:p>
      <text:p text:style-name="P3">bus ipsum lecturis est communis futurus. Quum autem<text:line-break/>ad multos liber haud <text:span text:style-name="Default_20_Paragraph_20_Font"><text:span text:style-name="T1">n</text:span></text:span>ovi qua ratione elabi praece-<text:line-break/>pisset, nondum alterum post ipsum construere mihi visum<text:line-break/>est, explicationem etiam libri de natura bomluis ea de<text:line-break/>re distuli, quod quae i<text:span text:style-name="Default_20_Paragraph_20_Font"><text:span text:style-name="T1">bi</text:span></text:span> continentur omnia, i<text:span text:style-name="Default_20_Paragraph_20_Font"><text:span text:style-name="T1">n</text:span></text:span> com-<text:line-break/>mentario prius edito (quod de. elementis ex Hippocratis<text:line-break/>sententia inscriptum est) manifeste sint prodita. Nunc<text:line-break/>itaque (quandoquidem familiares mei hujus etiam Hippo-<text:line-break/>cratini operis non modo <text:span text:style-name="Default_20_Paragraph_20_Font"><text:span text:style-name="T1">n</text:span></text:span>ecessariarum ad dogma sen-<text:line-break/>tentiarum, ut i<text:span text:style-name="Default_20_Paragraph_20_Font"><text:span text:style-name="T1">n</text:span></text:span> illo prius attigi, sed deinceps omnium<text:line-break/>explicationem a me accipere regerunt) exordium ducens<text:line-break/>explicationis , illa prius docebo quae lu operis de ele-<text:line-break/>mentis ex Hippocratis sententia principio dicere omissi-<text:line-break/>ram, quum ea familiarem nostrum scirem agnoscere.<text:line-break/>Fiet autem nobis perspicuum id cujus gratia hoc dino,<text:line-break/>si libros de natura ab ipsis conscriptos perlegamus. Ii<text:line-break/>namque videntur primam substantiam qualisnam sit ex-</text:p>
      <text:p text:style-name="P3">plicare , quam et increatam ac perpetuam esse tradunt<text:line-break/>omnibus corporibus ortui et interitui obnoxiis subtectam;<text:line-break/>ac praeterea quae peculiari ratione insu<text:span text:style-name="Default_20_Paragraph_20_Font"><text:span text:style-name="T1">n</text:span></text:span>t singulis quae<text:line-break/>generantur et intereunt, quibus cognitis sequitur et alio-<text:line-break/>rum cognitio , quae non propria ratione cuique parti-<text:line-break/>calari substantiae accidunt. Perfecta igitur naturae<text:line-break/>cujusque rei existentia doctrina hunc in modum efficitur,<text:line-break/>etsi unum aliquis aut duo eorum quae rei cuipiam in-<text:line-break/>sunt recenseat. Atque sunt homines qui ita loqui con-<text:line-break/>fueverunt ubi nonnihil de rei natura pronunciant, quem-<text:line-break/>admodum et poeta ; nam quum praedixisset,</text:p>
      <text:p text:style-name="P1"><text:span text:style-name="Default_20_Paragraph_20_Font"><text:span text:style-name="T1">s</text:span></text:span>i<text:span text:style-name="Default_20_Paragraph_20_Font"><text:span text:style-name="T1">c sum praefatu</text:span></text:span>s <text:span text:style-name="Default_20_Paragraph_20_Font"><text:span text:style-name="T1">med</text:span></text:span>i<text:span text:style-name="Default_20_Paragraph_20_Font"><text:span text:style-name="T1">camen porr</text:span></text:span>i<text:span text:style-name="Default_20_Paragraph_20_Font"><text:span text:style-name="T1">g</text:span></text:span>i<text:span text:style-name="Default_20_Paragraph_20_Font"><text:span text:style-name="T1">t Herme</text:span></text:span>s</text:p>
      <text:p text:style-name="Normal">mox concinit</text:p>
      <text:p text:style-name="P1"><text:span text:style-name="Default_20_Paragraph_20_Font"><text:span text:style-name="T1">E terra evulsum, naturamque edocet esu</text:span></text:span>s,<text:line-break/><text:span text:style-name="Default_20_Paragraph_20_Font"><text:span text:style-name="T1">N</text:span></text:span>i<text:span text:style-name="Default_20_Paragraph_20_Font"><text:span text:style-name="T1">gra</text:span></text:span> i<text:span text:style-name="Default_20_Paragraph_20_Font"><text:span text:style-name="T1">psi rad</text:span></text:span>i<text:span text:style-name="Default_20_Paragraph_20_Font"><text:span text:style-name="T1">x, sud lact</text:span></text:span>i <text:span text:style-name="Default_20_Paragraph_20_Font"><text:span text:style-name="T1">c</text:span></text:span>o<text:span text:style-name="Default_20_Paragraph_20_Font"><text:span text:style-name="T1">ncolor est sios.</text:span></text:span></text:p>
      <text:p text:style-name="Normal">Sic etiam qui de herbis aut in univers<text:span text:style-name="Default_20_Paragraph_20_Font"><text:span text:style-name="T1">a</text:span></text:span>m de plantis</text:p>
      <text:p text:style-name="P3">scripserunt, sensilem ipsarum naturam edocent, qualis<text:line-break/>quaeque fit tangenti et gustanti et odoranti et conspi-<text:line-break/>olenti, quamque habeat facultatem dederant, quum vel<text:line-break/>intra corpus assumuntur, vel foris admoventur. In his<text:line-break/>enim sensilis cujusque natura existit. At haec superior ac<text:line-break/>prima est <text:span text:style-name="Default_20_Paragraph_20_Font"><text:span text:style-name="T1">naturae except</text:span></text:span>io , de qua tum ego prius lo-<text:line-break/>quutus <text:span text:style-name="Default_20_Paragraph_20_Font"><text:span text:style-name="T1">t</text:span></text:span>um , tum quam Plato eum scire consulit qui<text:line-break/>quamcumque rem methodo tractare desiderati Ascribam<text:line-break/>autem tibi et ipsius verba. A <text:span text:style-name="Default_20_Paragraph_20_Font"><text:span text:style-name="T1">o</text:span></text:span>. N<text:span text:style-name="Default_20_Paragraph_20_Font"><text:span text:style-name="T1">aturamne an</text:span></text:span>im<text:span text:style-name="Default_20_Paragraph_20_Font"><text:span text:style-name="T1">ae ab</text:span></text:span>s-;<text:line-break/><text:span text:style-name="Default_20_Paragraph_20_Font"><text:span text:style-name="T1">que un</text:span></text:span>i<text:span text:style-name="Default_20_Paragraph_20_Font"><text:span text:style-name="T1">versi natura, prou</text:span></text:span>t <text:span text:style-name="Default_20_Paragraph_20_Font"><text:span text:style-name="T1">rationi c</text:span></text:span>o<text:span text:style-name="Default_20_Paragraph_20_Font"><text:span text:style-name="T1">nsentaneum est, </text:span></text:span>i<text:span text:style-name="Default_20_Paragraph_20_Font"><text:span text:style-name="T1">n-<text:line-break/></text:span></text:span>t<text:span text:style-name="Default_20_Paragraph_20_Font"><text:span text:style-name="T1">ell</text:span></text:span>i<text:span text:style-name="Default_20_Paragraph_20_Font"><text:span text:style-name="T1">gere p</text:span></text:span>osse <text:span text:style-name="Default_20_Paragraph_20_Font"><text:span text:style-name="T1">arbitrar</text:span></text:span>is P P<text:span text:style-name="Default_20_Paragraph_20_Font"><text:span text:style-name="T1">HAEi s</text:span></text:span>i <text:span text:style-name="Default_20_Paragraph_20_Font"><text:span text:style-name="T1">sane H</text:span></text:span>i<text:span text:style-name="Default_20_Paragraph_20_Font"><text:span text:style-name="T1">pp</text:span></text:span>o<text:span text:style-name="Default_20_Paragraph_20_Font"><text:span text:style-name="T1">cra</text:span></text:span>ti<text:line-break/><text:span text:style-name="Default_20_Paragraph_20_Font"><text:span text:style-name="T1">et At</text:span></text:span>a<text:span text:style-name="Default_20_Paragraph_20_Font"><text:span text:style-name="T1">lepiad</text:span></text:span>i <text:span text:style-name="Default_20_Paragraph_20_Font"><text:span text:style-name="T1">side</text:span></text:span>s <text:span text:style-name="Default_20_Paragraph_20_Font"><text:span text:style-name="T1">quaedam adh</text:span></text:span>i<text:span text:style-name="Default_20_Paragraph_20_Font"><text:span text:style-name="T1">benda si</text:span></text:span>t , <text:span text:style-name="Default_20_Paragraph_20_Font"><text:span text:style-name="T1">neque. e</text:span></text:span>ti<text:span text:style-name="Default_20_Paragraph_20_Font"><text:span text:style-name="T1">a</text:span></text:span>m<text:line-break/><text:span text:style-name="Default_20_Paragraph_20_Font"><text:span text:style-name="T1">c</text:span></text:span>o<text:span text:style-name="Default_20_Paragraph_20_Font"><text:span text:style-name="T1">rpor</text:span></text:span>i<text:span text:style-name="Default_20_Paragraph_20_Font"><text:span text:style-name="T1">s natura</text:span></text:span>m <text:span text:style-name="Default_20_Paragraph_20_Font"><text:span text:style-name="T1">c</text:span></text:span>i<text:span text:style-name="Default_20_Paragraph_20_Font"><text:span text:style-name="T1">tra hanc meth</text:span></text:span>o<text:span text:style-name="Default_20_Paragraph_20_Font"><text:span text:style-name="T1">d</text:span></text:span>am <text:span text:style-name="Default_20_Paragraph_20_Font"><text:span text:style-name="T1">poter</text:span></text:span>i<text:span text:style-name="Default_20_Paragraph_20_Font"><text:span text:style-name="T1">s. e</text:span></text:span>o.<text:line-break/>R<text:span text:style-name="Default_20_Paragraph_20_Font"><text:span text:style-name="T1">ec</text:span></text:span>t<text:span text:style-name="Default_20_Paragraph_20_Font"><text:span text:style-name="T1">e qu</text:span></text:span>i<text:span text:style-name="Default_20_Paragraph_20_Font"><text:span text:style-name="T1">de</text:span></text:span>m i<text:span text:style-name="Default_20_Paragraph_20_Font"><text:span text:style-name="T1">lle, o amice, edocet. Attamen qu</text:span></text:span>i <text:span text:style-name="Default_20_Paragraph_20_Font"><text:span text:style-name="T1">supra<text:line-break/>H</text:span></text:span>i<text:span text:style-name="Default_20_Paragraph_20_Font"><text:span text:style-name="T1">ppocrate</text:span></text:span>m <text:span text:style-name="Default_20_Paragraph_20_Font"><text:span text:style-name="T1">ra</text:span></text:span>t<text:span text:style-name="Default_20_Paragraph_20_Font"><text:span text:style-name="T1">ione</text:span></text:span>m <text:span text:style-name="Default_20_Paragraph_20_Font"><text:span text:style-name="T1">perpendunt, ipsi</text:span></text:span>s <text:span text:style-name="Default_20_Paragraph_20_Font"><text:span text:style-name="T1">an c</text:span></text:span>o<text:span text:style-name="Default_20_Paragraph_20_Font"><text:span text:style-name="T1">nsentanea<text:line-break/>sit, speculandu</text:span></text:span>m <text:span text:style-name="Default_20_Paragraph_20_Font"><text:span text:style-name="T1">est. </text:span></text:span>P <text:span text:style-name="Default_20_Paragraph_20_Font"><text:span text:style-name="T1">HA</text:span></text:span>E. <text:span text:style-name="Default_20_Paragraph_20_Font"><text:span text:style-name="T1">Assenti</text:span></text:span>o<text:span text:style-name="Default_20_Paragraph_20_Font"><text:span text:style-name="T1">r. </text:span></text:span>A <text:span text:style-name="Default_20_Paragraph_20_Font"><text:span text:style-name="T1">o</text:span></text:span>. n<text:span text:style-name="Default_20_Paragraph_20_Font"><text:span text:style-name="T1">e natura<text:line-break/>ig</text:span></text:span>it<text:span text:style-name="Default_20_Paragraph_20_Font"><text:span text:style-name="T1">ur qu</text:span></text:span>i<text:span text:style-name="Default_20_Paragraph_20_Font"><text:span text:style-name="T1">dna</text:span></text:span>m <text:span text:style-name="Default_20_Paragraph_20_Font"><text:span text:style-name="T1">et H</text:span></text:span>i<text:span text:style-name="Default_20_Paragraph_20_Font"><text:span text:style-name="T1">pp</text:span></text:span>o<text:span text:style-name="Default_20_Paragraph_20_Font"><text:span text:style-name="T1">cra</text:span></text:span>te<text:span text:style-name="Default_20_Paragraph_20_Font"><text:span text:style-name="T1">s e</text:span></text:span>t c<text:span text:style-name="Default_20_Paragraph_20_Font"><text:span text:style-name="T1">era ra</text:span></text:span>t<text:span text:style-name="Default_20_Paragraph_20_Font"><text:span text:style-name="T1">i</text:span></text:span>o <text:span text:style-name="Default_20_Paragraph_20_Font"><text:span text:style-name="T1">d</text:span></text:span>i<text:span text:style-name="Default_20_Paragraph_20_Font"><text:span text:style-name="T1">ca</text:span></text:span>t, <text:span text:style-name="Default_20_Paragraph_20_Font"><text:span text:style-name="T1">vel</text:span></text:span>i<text:span text:style-name="Default_20_Paragraph_20_Font"><text:span text:style-name="T1">m<text:line-break/>an</text:span></text:span>im<text:span text:style-name="Default_20_Paragraph_20_Font"><text:span text:style-name="T1">adver</text:span></text:span>t<text:span text:style-name="Default_20_Paragraph_20_Font"><text:span text:style-name="T1">a</text:span></text:span>s. <text:span text:style-name="Default_20_Paragraph_20_Font"><text:span text:style-name="T1">Na</text:span></text:span>m <text:span text:style-name="Default_20_Paragraph_20_Font"><text:span text:style-name="T1">sic de cu</text:span></text:span>j<text:span text:style-name="Default_20_Paragraph_20_Font"><text:span text:style-name="T1">u</text:span></text:span>s<text:span text:style-name="Default_20_Paragraph_20_Font"><text:span text:style-name="T1">que re</text:span></text:span>i. <text:span text:style-name="Default_20_Paragraph_20_Font"><text:span text:style-name="T1">na</text:span></text:span>t<text:span text:style-name="Default_20_Paragraph_20_Font"><text:span text:style-name="T1">ura sta</text:span></text:span>m<text:span text:style-name="Default_20_Paragraph_20_Font"><text:span text:style-name="T1">en-</text:span></text:span></text:p>
      <text:p text:style-name="P3"><text:span text:style-name="Default_20_Paragraph_20_Font"><text:span text:style-name="T1">dum esa pr</text:span></text:span>i<text:span text:style-name="Default_20_Paragraph_20_Font"><text:span text:style-name="T1">mum qu</text:span></text:span>i<text:span text:style-name="Default_20_Paragraph_20_Font"><text:span text:style-name="T1">dem u</text:span></text:span>t<text:span text:style-name="Default_20_Paragraph_20_Font"><text:span text:style-name="T1">rum</text:span></text:span> i<text:span text:style-name="Default_20_Paragraph_20_Font"><text:span text:style-name="T1">llud simplex sit an<text:line-break/></text:span></text:span>m<text:span text:style-name="Default_20_Paragraph_20_Font"><text:span text:style-name="T1">ult</text:span></text:span>i<text:span text:style-name="Default_20_Paragraph_20_Font"><text:span text:style-name="T1">plex, cu</text:span></text:span>j<text:span text:style-name="Default_20_Paragraph_20_Font"><text:span text:style-name="T1">u</text:span></text:span>s <text:span text:style-name="Default_20_Paragraph_20_Font"><text:span text:style-name="T1">art</text:span></text:span>is <text:span text:style-name="Default_20_Paragraph_20_Font"><text:span text:style-name="T1">per</text:span></text:span>iti i<text:span text:style-name="Default_20_Paragraph_20_Font"><text:span text:style-name="T1">psi este voluer</text:span></text:span>im<text:span text:style-name="Default_20_Paragraph_20_Font"><text:span text:style-name="T1">u</text:span></text:span>s, -<text:span text:style-name="Default_20_Paragraph_20_Font"><text:span text:style-name="T1">et al</text:span></text:span>i<text:span text:style-name="Default_20_Paragraph_20_Font"><text:span text:style-name="T1">o</text:span></text:span>s<text:line-break/><text:span text:style-name="Default_20_Paragraph_20_Font"><text:span text:style-name="T1">e/sicere v</text:span></text:span>o<text:span text:style-name="Default_20_Paragraph_20_Font"><text:span text:style-name="T1">luer</text:span></text:span>i<text:span text:style-name="Default_20_Paragraph_20_Font"><text:span text:style-name="T1">mus? p</text:span></text:span>o<text:span text:style-name="Default_20_Paragraph_20_Font"><text:span text:style-name="T1">stea vero si simplex suer</text:span></text:span>i<text:span text:style-name="Default_20_Paragraph_20_Font"><text:span text:style-name="T1">t; expl</text:span></text:span>e-<text:line-break/><text:span text:style-name="Default_20_Paragraph_20_Font"><text:span text:style-name="T1">randa est</text:span></text:span> i<text:span text:style-name="Default_20_Paragraph_20_Font"><text:span text:style-name="T1">psius faculta</text:span></text:span>s, <text:span text:style-name="Default_20_Paragraph_20_Font"><text:span text:style-name="T1">qua</text:span></text:span>m <text:span text:style-name="Default_20_Paragraph_20_Font"><text:span text:style-name="T1">certam ad qu</text:span></text:span>i<text:span text:style-name="Default_20_Paragraph_20_Font"><text:span text:style-name="T1">d- agen-<text:line-break/>dum aut ab aliis pat</text:span></text:span>i<text:span text:style-name="Default_20_Paragraph_20_Font"><text:span text:style-name="T1">endum a natura sortiatur. . At si<text:line-break/>plures specis habeat, his d</text:span></text:span>i<text:span text:style-name="Default_20_Paragraph_20_Font"><text:span text:style-name="T1">numerat</text:span></text:span>is, <text:span text:style-name="Default_20_Paragraph_20_Font"><text:span text:style-name="T1">quae in uno, ea<text:line-break/></text:span></text:span>i<text:span text:style-name="Default_20_Paragraph_20_Font"><text:span text:style-name="T1">n singul</text:span></text:span>is <text:span text:style-name="Default_20_Paragraph_20_Font"><text:span text:style-name="T1">al</text:span></text:span>i<text:span text:style-name="Default_20_Paragraph_20_Font"><text:span text:style-name="T1">quid agendi, aut ab al</text:span></text:span>i<text:span text:style-name="Default_20_Paragraph_20_Font"><text:span text:style-name="T1">o al</text:span></text:span>i<text:span text:style-name="Default_20_Paragraph_20_Font"><text:span text:style-name="T1">qu</text:span></text:span>i<text:span text:style-name="Default_20_Paragraph_20_Font"><text:span text:style-name="T1">d pat</text:span></text:span>i<text:span text:style-name="Default_20_Paragraph_20_Font"><text:span text:style-name="T1">end</text:span></text:span>i <text:span text:style-name="Default_20_Paragraph_20_Font"><text:span text:style-name="T1">na—<text:line-break/>tura facul</text:span></text:span>t<text:span text:style-name="Default_20_Paragraph_20_Font"><text:span text:style-name="T1">a</text:span></text:span>s i<text:span text:style-name="Default_20_Paragraph_20_Font"><text:span text:style-name="T1">nsp</text:span></text:span>ici<text:span text:style-name="Default_20_Paragraph_20_Font"><text:span text:style-name="T1">enda est. </text:span></text:span>Haec tibi et .Platonis verba<text:line-break/>sunt ex Phaedro , quae tum quod naturae nomen signifi-<text:line-break/>cet,. tum quomodo ipsius .substantiam inspicere oporteat,<text:line-break/>edocent. Tales vero omnes verbum philosophorum libros<text:line-break/>de natura conscriptos comperias, Empedoclis, Parmeni-<text:line-break/>dis, Melissi, .Alcmeonis et IIeracliti. Quidam autem <text:span text:style-name="Default_20_Paragraph_20_Font"><text:span text:style-name="T1">ex<text:line-break/>h</text:span></text:span>is non unum, scd plures hujus speculationis libres com-<text:line-break/>posuerunt; nonnulli vero etiam permultos, quemadmo-<text:line-break/>dum Epicurus. ls etenim .exorditur quemadmodum et<text:line-break/>alii omnes a quaestione utrum unum sit ac simplex cujus<text:line-break/>naturam .invenire conemur, an. compositum ex simplicibus<text:line-break/>quibusdam fe prioribus, quae veterum ipsorum successores</text:p>
      <text:p text:style-name="P3">elementa <text:span text:style-name="Default_20_Paragraph_20_Font"><text:span text:style-name="T4">.. </text:span></text:span>nominare consueverunt, quemadmodum gram-<text:line-break/>marici in voce quatuor et viginti esse. elementa pronun-<text:line-break/>ciant, hoc est simplices primasque particulas, quae .non<text:line-break/>amplius in .alias dividi possunt, sicuti syllabae. Nam si<text:line-break/>de hac syllaba <text:span text:style-name="Default_20_Paragraph_20_Font"><text:span text:style-name="T1">stra</text:span></text:span> primum adimas elementum si, licet<text:line-break/>reliquam. adhuc .integram habere syllabam <text:span text:style-name="Default_20_Paragraph_20_Font"><text:span text:style-name="T1">tra. </text:span></text:span>Ile si<text:line-break/>rursus ab ipsa <text:span text:style-name="Default_20_Paragraph_20_Font"><text:span text:style-name="T1">tra</text:span></text:span> primam demas litteram. <text:span text:style-name="Default_20_Paragraph_20_Font"><text:span text:style-name="T1">t</text:span></text:span>.,.. id quod<text:line-break/>ex hac reliquum est habebis <text:span text:style-name="Default_20_Paragraph_20_Font"><text:span text:style-name="T1">ra</text:span></text:span> ; .quod dividi potest; non<text:line-break/>tamen <text:span text:style-name="Default_20_Paragraph_20_Font"><text:span text:style-name="T1">a</text:span></text:span> adhuc dividere licet,- neque illam ex duobus<text:line-break/>tribusve tonis, sicut alias multas constare ostendes, verum<text:line-break/>individuns unus ipsius sonus est, non secundum quanti-<text:line-break/>tatern: simpliciter, .ut alibi et nos et alii plerique philo-<text:line-break/>sephi ostendimus, verum secundum .sclam speciem. Eo-<text:line-break/>dem quoque nodo qui corporum generationi et cor-<text:line-break/>ruptioniobnoxiorumelementa quatuor esse asserunt, aerem,<text:line-break/>ignem, terram et aquam., quod amplius singula ipsa in<text:line-break/>plures fpecies -locari nequeant, eo . physiologiae principia<text:line-break/>ipstt statuunt. Prima siquidem . - minimorum corporum</text:p>
      <text:p text:style-name="P3">notio est. penes quantitatem;- altera vero quae fequitur<text:line-break/>penes qualitatem , ut in vocis elementis. monstratum^ esu<text:line-break/>Atque hinc physici philosophi inter se difcreparunt. Qui-<text:line-break/>dam enim corporum quae generantur ac intereunt . <text:span text:style-name="Default_20_Paragraph_20_Font"><text:span text:style-name="T1">s</text:span></text:span>uini-..<text:line-break/>mas quantitate particulas elementa supposuerunt , quidam<text:line-break/>vero qualitate. Verum de significatione vocis. elementi<text:line-break/>primo libro de medicis vocabulis;- ut et : de naturae <text:span text:style-name="Default_20_Paragraph_20_Font"><text:span text:style-name="T1">v</text:span></text:span>o—<text:line-break/><text:span text:style-name="Default_20_Paragraph_20_Font"><text:span text:style-name="T1">.eubul</text:span></text:span>i <text:span text:style-name="Default_20_Paragraph_20_Font"><text:span text:style-name="T1">significa</text:span></text:span>ti<text:span text:style-name="Default_20_Paragraph_20_Font"><text:span text:style-name="T1">one</text:span></text:span> quinto a me amplissime concertatnm<text:line-break/>esu Jam .vero non de appellationibus aut signisicationi-<text:line-break/>bus, fied de rebus ipsis ferme est instituendus; ex quibus<text:line-break/>minimis sine fecundum .magnitudinem, sine secundum<text:line-break/>speciem prima compositio fiti<text:span text:style-name="Default_20_Paragraph_20_Font"><text:span text:style-name="T1">r</text:span></text:span>geueralinm corporum:, quae<text:line-break/>Aristoteles et nos similaria appellamus. Secunda namque<text:line-break/>ex his alia compositio fit -corporum, quae organica .voca-<text:line-break/>mna, manus, pedis; oculi etiam et pulmonis et cordis, be-.<text:line-break/>palis et lienis et renum et ventriculi et uteri et id genus<text:line-break/>aliorum. . Horum enim organorum natura ex primis illis</text:p>
      <text:p text:style-name="P2">similaribus , quae - utique Plato primigenia vocare con-<text:line-break/>suevit. De horum vero differentia dictum. jam est uno<text:line-break/>quodam volumine, nunc autem et per capita-; clarioris<text:line-break/>doctrinae gratia, dicetur. Similare quidem est os, car-<text:line-break/>tilago et ligamentum; similare quoque membrana ; adeps<text:line-break/>et caro, sive quae musculorum fibris, quae ipsae etiam<text:line-break/>tuor similares, obducitur; sive quae in visceribus habetur,<text:line-break/>quam Erasistratus etiam parenchyma vocitare solitus est.<text:line-break/>Proditum est statim ab initio operis. (quo medendi me-<text:line-break/>thodum, qualisnam ea sit demonstravimus) fieri non posse,<text:line-break/>ut quis. per indicationes similaribus corporibus medeatur,<text:line-break/>nisi prius agnoscat, .utrum eorum quodque simplex sit, an<text:line-break/>ex pluribus compositum . et utrum illa per tota tempe-<text:line-break/>rata sint, an sutum su m<text:span text:style-name="Default_20_Paragraph_20_Font"><text:span text:style-name="T1">utuo</text:span></text:span> tangant. Praeterea demon-<text:line-break/>stratunr est non<text:span text:style-name="Default_20_Paragraph_20_Font"><text:span text:style-name="T1">n</text:span></text:span>ullos medicos, ex quibus est Erasistra-<text:line-break/>r- tus, ex dimidia parte dogmaticos esse, qui partium orga-<text:line-break/>mearum morbos ratione curavit,. similarium autem aut</text:p>
      <text:p text:style-name="P3">nequaquam, aut empirico more. Imo eorum plurimi quo-<text:line-break/>modo - organicarum partium morbi ah iis differant qui<text:line-break/>similaribus oboriuntur, minime norunt; quemadmodum<text:line-break/>neque utrorumque ipsorum numerum. Sed vos, o amici,<text:line-break/>etiam de morborum differentiis unum e nostris commen-<text:line-break/>tariis aliquem habetis et remediorum non exiguum opus,<text:line-break/>quod inscripsi methodum medendi. Verum tum haec, tum<text:line-break/>alia de natura corporis nostri orationem expostulant, quae<text:line-break/>proposito hoc in volumine docetur. Quare etiam. mirari<text:line-break/>aliquis possit illos qui librum. de natura hominis non esse<text:line-break/>germanum Hippocratis Iudicant, resi , ut ipsi vocare con-<text:line-break/>sueverunt,. (p<text:span text:style-name="Default_20_Paragraph_20_Font"><text:span text:style-name="T1">o</text:span></text:span>rtum, decepti ab iis quae in eo digesta ac<text:line-break/>inserta sunt. de quibus his in commentariis fusius tracta-<text:line-break/>bo. Nunc vero fatis est explicasse quae in germano vel<text:line-break/>etiam adulterino Hippocratis opere narrata sunt, ex<text:line-break/>lectione ita Iesu habentia. Hujus libelli prima in uno<text:line-break/>volumine pars in ducentos et quadraginta versus excedit,<text:line-break/>quae ex calido; frigido, sicco et humido animalium cor-</text:p>
      <text:p text:style-name="P3">pora constituta esse demonstrat, simulque de humorum<text:line-break/>natura docet.. Altera post hanc pars varia esu Etenim<text:line-break/>prima ipsius. pars sporadicos, quos appellant, morbos et<text:line-break/>ab epidemiis et a pestilentibus discernit, et propriam<text:line-break/>utriusque generis curationem summatim praescribit. Quae<text:line-break/>pars libri subsequitur, venarum dissectionem persequitur.<text:line-break/>Deinde de morbis varia est doctrina, et postea salubris<text:line-break/>victus ratio ad privatos conscripta. Postremo- qua ratione<text:line-break/>quis crassissimos homines attenuet, aut tenuissimos carne<text:line-break/>repleat; quibus conju<text:span text:style-name="Default_20_Paragraph_20_Font"><text:span text:style-name="T1">n</text:span></text:span>cta est de vomitu praeceptio, mox<text:line-break/>brevis quaedam puerorum victus rationis descriptio, dein-<text:line-break/>de mulierum-; post eorum qui exercentur, ad finem ad-<text:line-break/>jecta est versibus circiter decem cerebri morborum. doctrina<text:line-break/>temere et sine judicio. Proinde clarum est universis hunc<text:line-break/>libellum ex multis constructum conflatumque esse, ad<text:line-break/>sexcentos fere verius aut paulo minus extensum. Habet<text:line-break/>autem primum sane librum ubi de elementis et humori-</text:p>
      <text:p text:style-name="P3">bus agit,. omnino .Hippocratis arti consentaneum, quem-<text:line-break/>admodum et fecundum, qui. morbos epidemios et spera-<text:line-break/>dices ab invicem distinguit. At eam quae de venarum<text:line-break/>dissectione est oratio evidenter ab aliis interposita totum<text:line-break/>continet vitiosum. Neque enim iis quae apparent conio-<text:line-break/>nat, et .cum iis pugnat quae f n fecundo Epidemiorum<text:line-break/>sunt comprehensa Subsequentium alia interjecta sunt, de<text:line-break/>quibus. quum tibi librum interpretabimur, exacte agetur;<text:line-break/>alia vero sunt mentione digna- et paucis recte dicta, nec<text:line-break/>artem Hippocratis callentis, sicuti quae de salubri victus<text:line-break/>ratione prodita funi, Ex his totus quidem. liber constat,<text:line-break/>verum. prima ipsius. pars totius Hippoeraticae artis veluti<text:line-break/>sundamentum. continet; quare demirari nonnullos me dixi,<text:line-break/>qui eam ab Hippocratis fenili alienam esse tuentur. Plu-<text:line-break/>rimi. siquidem qui Hippocratis artem habent cognitam,<text:line-break/>germanis ipfiam ascribunt, judicantes magni Hippocratis<text:line-break/>esse commentarium, quidam vero Polybi ejus .discipuli,</text:p>
      <text:p text:style-name="P3">simul et in juvenibus docendis successoris, qui nullum<text:line-break/>plane Hippocrati dogmatum videtur transmutasse in ullo<text:line-break/>suo libro, quemadmodum neque Thessalus ejus filius;. mi—<text:line-break/>fabilis fano viret hic existimatus., fed qui non in patria<text:line-break/>sicuti Polybus permanserit, nam Archelao regi Macedoniae<text:line-break/>familiariter convixit. Itaque persuasum habent, ut dixi,<text:line-break/>et alii prope universi medici, praeter paucos quosdam,-<text:line-break/>Hippocratis esse librum de natura hominis, id quod nec<text:line-break/>Plato ipse ignorat.- Scribit itaque in Phaedro sententiam<text:line-break/>paulo ante a me recitatam, cujus initium hoc est: A <text:span text:style-name="Default_20_Paragraph_20_Font"><text:span text:style-name="T1">o C.<text:line-break/>Ani</text:span></text:span>m<text:span text:style-name="Default_20_Paragraph_20_Font"><text:span text:style-name="T1">ae</text:span></text:span> i<text:span text:style-name="Default_20_Paragraph_20_Font"><text:span text:style-name="T1">g</text:span></text:span>it<text:span text:style-name="Default_20_Paragraph_20_Font"><text:span text:style-name="T1">ur naturam sine un</text:span></text:span>i<text:span text:style-name="Default_20_Paragraph_20_Font"><text:span text:style-name="T1">versi na</text:span></text:span>t<text:span text:style-name="Default_20_Paragraph_20_Font"><text:span text:style-name="T1">ura in</text:span></text:span>t<text:span text:style-name="Default_20_Paragraph_20_Font"><text:span text:style-name="T1">elligere<text:line-break/></text:span></text:span>t<text:span text:style-name="Default_20_Paragraph_20_Font"><text:span text:style-name="T1">e, ut convenit; poste arbitraris?</text:span></text:span> P<text:span text:style-name="Default_20_Paragraph_20_Font"><text:span text:style-name="T1">H.dEr s</text:span></text:span>i <text:span text:style-name="Default_20_Paragraph_20_Font"><text:span text:style-name="T1">sane Hip-<text:line-break/>po</text:span></text:span>r<text:span text:style-name="Default_20_Paragraph_20_Font"><text:span text:style-name="T1">r</text:span></text:span>i<text:span text:style-name="Default_20_Paragraph_20_Font"><text:span text:style-name="T1">tt</text:span></text:span>i <text:span text:style-name="Default_20_Paragraph_20_Font"><text:span text:style-name="T1">Asulep</text:span></text:span>i<text:span text:style-name="Default_20_Paragraph_20_Font"><text:span text:style-name="T1">adae credendu</text:span></text:span>m <text:span text:style-name="Default_20_Paragraph_20_Font"><text:span text:style-name="T1">est, ne corporis qu</text:span></text:span>i<text:span text:style-name="Default_20_Paragraph_20_Font"><text:span text:style-name="T1">de</text:span></text:span>m<text:line-break/><text:span text:style-name="Default_20_Paragraph_20_Font"><text:span text:style-name="T1">na</text:span></text:span>t<text:span text:style-name="Default_20_Paragraph_20_Font"><text:span text:style-name="T1">uram c</text:span></text:span>i<text:span text:style-name="Default_20_Paragraph_20_Font"><text:span text:style-name="T1">tra hanc</text:span></text:span> m<text:span text:style-name="Default_20_Paragraph_20_Font"><text:span text:style-name="T1">eth</text:span></text:span>o<text:span text:style-name="Default_20_Paragraph_20_Font"><text:span text:style-name="T1">dunt postis. </text:span></text:span>Haec verba per--<text:line-break/>legentes inconsultos illos nugatores considerare. oportebat,<text:line-break/>quo in libro Hippocratis methodus, quam Plato com-<text:line-break/>met, dat, perscripta sit; quippe - non in alio quam prae-t<text:line-break/>scuti hoc commentario de natura hominis tradita esse</text:p>
      <text:p text:style-name="P3">videbitur. Deinde vero et alia singula quae Plato ena-<text:line-break/>meravit, quae etiam ego in opere de Elementis fecun-<text:line-break/>dum Hippocratem edocui et nihilo minus in praesentia<text:line-break/>persequar, ad idque me nunc accingo, quandoquidem ita<text:line-break/>vobis visum est ; illud sane adhuc ubi sermoni adjecero,<text:line-break/>orationum quae in libro sunt expositionem aggrediar.<text:line-break/>Quum liber de Elementis secundum Hippocratis sunten-<text:line-break/>riam a me aliquando . conscriptus in multorum manus<text:line-break/>incidisset, probatusque ab omnibus esset eruditis, pauculi<text:line-break/>indocti (qui demonstrationum in eo scriptarum nullam<text:line-break/>potuerunt reprehendere, quamvis id aggressi) contabesec-<text:line-break/>bant, rumpebanturque invidia, hoc satis esse . ad calo-<text:line-break/>mulam putantes, si dicerent opus non esse ipsius lfippocra-<text:line-break/>tris. Esto igitur neque Hippoc<text:span text:style-name="Default_20_Paragraph_20_Font"><text:span text:style-name="T1">r</text:span></text:span>atis, nec ipsius Polyhi, nec,<text:line-break/>si velint, omnino conscriptus liber sit de hominis natura,<text:line-break/>qui ostendat corpora nostra ex calido, frigido, sicco et<text:line-break/>humido esse conflata. Etsi enim hoc ipsis donabimus,<text:line-break/>tamen corpora. nostra ex his conitere Hippocratis est</text:p>
      <text:p text:style-name="P3">dogma. Nam in libris , maxime germanis ipsius , non<text:line-break/>modo differentias morborum his principiis consentaneas<text:line-break/>facere ridetur, fed etiam curationum modos illinc inve-<text:line-break/>nire. Siquidem morbi, ipsorum principiorum ratione<text:line-break/>calidi, frigidi; humidi et sicci, inter se disserunt. Cu-<text:line-break/>ratio autem fit calidorum refrigerantibus , humidorum sic-<text:line-break/>cantibus<text:span text:style-name="Default_20_Paragraph_20_Font"><text:span text:style-name="T1">r</text:span></text:span>ut et frigidorum calefacientibus, siccorum hu-<text:line-break/>mectantlbus. Praeterea . ante haec ipsas naturas humi-<text:line-break/>num alias calidas, alias frigidas, has humidas, illas fic-<text:line-break/>cas arbitratur; aetatesque similiter et regiones etiam pari<text:line-break/>modo invicem differre autumat , quum nihil horum Erasi-<text:line-break/>stratus unquam. prodiderit, sicut nec alius quispiam eorum,<text:line-break/>qui calidum alcititium non innatum esse putanti Sic<text:line-break/>etiam alia omnia particularia Hippocrates sane ad haec<text:line-break/>principia refert, Erasistratus autem non observat, quae<text:line-break/>causa est ut nonnulla naturae - opera indiscussa reliquerit,<text:line-break/>quemadmodum in commentariis de facultatibus naturali-<text:line-break/>bus decumus. Quoniam vero qui omnibus honestis</text:p>
      <text:p text:style-name="P3">obstrepunt, fermonis prolixitatem criminantur, dicentes<text:line-break/>nos quiduis potius quam commentarios scribere, decrevi<text:line-break/>et hanc ipsarum contumeliam recidere, proprio alio opere<text:line-break/>a me conscripto, in qno opinionem eandem cum Hippo-<text:line-break/>crate me tueri ostendam, quae .in libro de natura homi-<text:line-break/>nis fcripta est et in aliis . omnibus commentariis. Noni<text:line-break/>autem rursus quemadmodum in omnibus iis quae a nobis<text:line-break/>demonstrantur, invidi ea calumniari veriti .quae ab omni-<text:line-break/>bus collaudantur, criminantur aliqua theoremata eorum<text:line-break/>qui ipsis communicant, ita etiam nunc facturos ipsius<text:line-break/>[cogito I. Etenim in libris qui scribentur, dicunt Hip-<text:line-break/>pocrateui uti quidem vere scopis elementaribus , calido,<text:line-break/>frigido, sicco et humido, non tamen vere ipsum sentire.<text:line-break/>Quum autem demonstret rutilis ex iis corpora nostra<text:line-break/>conflari, non videri hoc Hipp<text:span text:style-name="Default_20_Paragraph_20_Font"><text:span text:style-name="T1">o</text:span></text:span>crati dictitant, quippe<text:line-break/>librum de natura humana non esse Hippocrati^. Sicut<text:line-break/>igitur illi malefacere non desinunt, ita et nos convenit .<text:line-break/>memores eorum, quae in singulis commentariis erant pro-</text:p>
      <text:p text:style-name="P3">posita, in memoriam illis revocare et neque, quum de-<text:line-break/>monstramus Hippocratem in omnibus commentariis artis<text:line-break/>Tuae fundamentum in scientia de Elementis repertis sta-<text:line-break/>tuere: hoc omisso, de veritate ipforum inquirant. Ne-<text:line-break/>que quum de veritate inquirimus, aut etiam demonstra-<text:line-break/>mus, digrediantur ad sententiae ipsius considerationem:<text:line-break/>sed privatim quidem an. vera de elementis disputatio sit<text:line-break/>disquirant , privatim quoque an haec elementa Hippo-<text:line-break/>crates statuerit. Quum itaque duo haec disquirenda pro-<text:line-break/>ponantur, prius in opere de Elementis secundum Hippo-<text:line-break/>cratem et in disputatione modo proposita considerent.<text:line-break/>Hinc abunde ex consequentia colligitur, eadem semper<text:line-break/>elementa statuisse, librumque nunc nobis propositum con-<text:line-break/>scripsisse , viris non imprudentibus apparet.</text:p>
      <text:p text:style-name="Normal"><text:span text:style-name="Default_20_Paragraph_20_Font"><text:span text:style-name="T1">Qu</text:span></text:span>i<text:span text:style-name="Default_20_Paragraph_20_Font"><text:span text:style-name="T1">cunque de natura humana ul</text:span></text:span>t<text:span text:style-name="Default_20_Paragraph_20_Font"><text:span text:style-name="T1">eriu</text:span></text:span>s <text:span text:style-name="Default_20_Paragraph_20_Font"><text:span text:style-name="T1">qua</text:span></text:span>m <text:span text:style-name="Default_20_Paragraph_20_Font"><text:span text:style-name="T1">qu</text:span></text:span>o<text:span text:style-name="Default_20_Paragraph_20_Font"><text:span text:style-name="T1">d e</text:span></text:span>j<text:span text:style-name="Default_20_Paragraph_20_Font"><text:span text:style-name="T1">u</text:span></text:span>s</text:p>
      <text:p text:style-name="P2"><text:span text:style-name="Default_20_Paragraph_20_Font"><text:span text:style-name="T1">ad</text:span></text:span> m<text:span text:style-name="Default_20_Paragraph_20_Font"><text:span text:style-name="T1">ed</text:span></text:span>i<text:span text:style-name="Default_20_Paragraph_20_Font"><text:span text:style-name="T1">c</text:span></text:span>i<text:span text:style-name="Default_20_Paragraph_20_Font"><text:span text:style-name="T1">nam spectat d</text:span></text:span>isse<text:span text:style-name="Default_20_Paragraph_20_Font"><text:span text:style-name="T1">rente</text:span></text:span>s <text:span text:style-name="Default_20_Paragraph_20_Font"><text:span text:style-name="T1">aud</text:span></text:span>i<text:span text:style-name="Default_20_Paragraph_20_Font"><text:span text:style-name="T1">re consuevit, huic<text:line-break/>certe ut auscultet</text:span></text:span>, mi<text:span text:style-name="Default_20_Paragraph_20_Font"><text:span text:style-name="T1">nime. est acco</text:span></text:span>m<text:span text:style-name="Default_20_Paragraph_20_Font"><text:span text:style-name="T1">m</text:span></text:span>o<text:span text:style-name="Default_20_Paragraph_20_Font"><text:span text:style-name="T1">data haec ora-<text:line-break/>t</text:span></text:span>io.. <text:span text:style-name="Default_20_Paragraph_20_Font"><text:span text:style-name="T1">Neque en</text:span></text:span>im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no aerem d</text:span></text:span>i<text:span text:style-name="Default_20_Paragraph_20_Font"><text:span text:style-name="T1">co ho</text:span></text:span>mi<text:span text:style-name="Default_20_Paragraph_20_Font"><text:span text:style-name="T1">nem esse,<text:line-break/>neque</text:span></text:span> i<text:span text:style-name="Default_20_Paragraph_20_Font"><text:span text:style-name="T1">gnem , neque aquam , neque terra</text:span></text:span>m , <text:span text:style-name="Default_20_Paragraph_20_Font"><text:span text:style-name="T1">neque al</text:span></text:span>i<text:span text:style-name="Default_20_Paragraph_20_Font"><text:span text:style-name="T1">ud<text:line-break/>qu</text:span></text:span>i<text:span text:style-name="Default_20_Paragraph_20_Font"><text:span text:style-name="T1">cqua</text:span></text:span>m., <text:span text:style-name="Default_20_Paragraph_20_Font"><text:span text:style-name="T1">.quod</text:span></text:span> mi<text:span text:style-name="Default_20_Paragraph_20_Font"><text:span text:style-name="T1">n</text:span></text:span>i<text:span text:style-name="Default_20_Paragraph_20_Font"><text:span text:style-name="T1">me appareat unum</text:span></text:span> i<text:span text:style-name="Default_20_Paragraph_20_Font"><text:span text:style-name="T1">n ho</text:span></text:span>mi<text:span text:style-name="Default_20_Paragraph_20_Font"><text:span text:style-name="T1">ne<text:line-break/>esse. rerum</text:span></text:span> iis <text:span text:style-name="Default_20_Paragraph_20_Font"><text:span text:style-name="T1">haec volentibu</text:span></text:span>s <text:span text:style-name="Default_20_Paragraph_20_Font"><text:span text:style-name="T1">d</text:span></text:span>i<text:span text:style-name="Default_20_Paragraph_20_Font"><text:span text:style-name="T1">cere concedo.</text:span></text:span></text:p>
      <text:p text:style-name="P1">Quantum ad hanc dictionum seriem spectat, haud<text:line-break/>adeo fieri posse videbitur ut manifesto auctoris sententiam<text:line-break/>intelligas ; accusat enim eos qui disputationem de natura<text:line-break/>ulterius abducunt quam medicinae usui fit. Ulterius au-<text:line-break/>tem abducere aliquis poterit intelligere illos , qui ignem,<text:line-break/>aquam, aerem et terram hominis naturae elementa esse<text:line-break/>dicunt, si non misceant ipsa elementa: item illos, qui<text:line-break/>elementum unum aliquod ponunt, quorum priorem sen-<text:line-break/>sentiam. prompta imaginatione, secundam vero exacta magis<text:line-break/>consideratione .percipimus. .Nam qui corpora-nostra ex<text:line-break/>igne, terra,. aqua et aere invicem temperatis constare ar-</text:p>
      <text:p text:style-name="P3">bitrantur; ab .iis inique postulabit aliquis ut <text:span text:style-name="Default_20_Paragraph_20_Font"><text:span text:style-name="T1">s</text:span></text:span>ecernant<text:line-break/>demonstrantes in nobis aquam aut ignem aut terram aut.<text:line-break/>aerem; aut si non demonstrant, convinci dicat. Simile<text:line-break/>enim id est ac si voles in. medicamento tetrapharrnaco<text:line-break/>vel ceram vel picem vel levum vel resinam puram sin-<text:line-break/>ceramque ostendi: aut iis qui nequeant ostendere, non<text:line-break/>concedas ex bis ipsum esse compositum. Nam dum qua-<text:line-break/>tuor contemperari dicuntur, nullum ex ipsis sincerum<text:line-break/>esse ostenditur. Possis igitur ambo in proposita oratione<text:line-break/>intelligere. Verum in iis quae mox dicentur, secundum<text:line-break/>ab auctore astrui videtur. At (si quis animum diligenter-<text:line-break/>advertat) etiam hac ipsa oratione, ubi inquit: neque enim<text:line-break/>hominem in totum aerem esse dixerim , non hoc dicit,<text:line-break/>quod non sit omnino in nobis aer; quemadmodum neque<text:line-break/>quod ignis vel aqua vel terra, sed quod non in totum<text:line-break/>sit, <text:span text:style-name="Default_20_Paragraph_20_Font"><text:span text:style-name="T5">ου</text:span></text:span><text:span text:style-name="Default_20_Paragraph_20_Font"><text:span text:style-name="T4">. </text:span></text:span><text:span text:style-name="Default_20_Paragraph_20_Font"><text:span text:style-name="T5">τὸ</text:span></text:span><text:span text:style-name="Default_20_Paragraph_20_Font"><text:span text:style-name="T4"> </text:span></text:span><text:span text:style-name="Default_20_Paragraph_20_Font"><text:span text:style-name="T5">πάμπαν</text:span></text:span><text:span text:style-name="Default_20_Paragraph_20_Font"><text:span text:style-name="T4">: </text:span></text:span>ex qua dictione figuificatttralj <text:span text:style-name="Default_20_Paragraph_20_Font"><text:span text:style-name="T5">παντε</text:span></text:span><text:span text:style-name="Default_20_Paragraph_20_Font"><text:span text:style-name="T4">—<text:line-break/></text:span></text:span><text:span text:style-name="Default_20_Paragraph_20_Font"><text:span text:style-name="T5">λῶς</text:span></text:span><text:span text:style-name="Default_20_Paragraph_20_Font"><text:span text:style-name="T4">, </text:span></text:span><text:span text:style-name="Default_20_Paragraph_20_Font"><text:span text:style-name="T1">non</text:span></text:span> om<text:span text:style-name="Default_20_Paragraph_20_Font"><text:span text:style-name="T1">nino</text:span></text:span>; non <text:span text:style-name="Default_20_Paragraph_20_Font"><text:span text:style-name="T1">p</text:span></text:span>nss <text:span text:style-name="Default_20_Paragraph_20_Font"><text:span text:style-name="T5">όλως</text:span></text:span><text:span text:style-name="Default_20_Paragraph_20_Font"><text:span text:style-name="T4">, </text:span></text:span><text:span text:style-name="Default_20_Paragraph_20_Font"><text:span text:style-name="T1">nulla ex parta. </text:span></text:span>- Neque<text:line-break/>enim res, de. qua verba facimus, per dictionem <text:span text:style-name="Default_20_Paragraph_20_Font"><text:span text:style-name="T5">πάμπαν</text:span></text:span></text:p>
      <text:p text:style-name="P3">tollitur omnino, sed quod in ea absolutum est et mixtu-<text:line-break/>rae expers comminuitur. Quin et poeta leo significatu<text:line-break/>voce <text:span text:style-name="Default_20_Paragraph_20_Font"><text:span text:style-name="T5">πάμπαν</text:span></text:span><text:span text:style-name="Default_20_Paragraph_20_Font"><text:span text:style-name="T7"> </text:span></text:span>uti videtur, in quibus vaticinatur,</text:p>
      <text:p text:style-name="Normal"><text:span text:style-name="Default_20_Paragraph_20_Font"><text:span text:style-name="T1">— qu</text:span></text:span>i<text:span text:style-name="Default_20_Paragraph_20_Font"><text:span text:style-name="T1">a pr</text:span></text:span>o<text:span text:style-name="Default_20_Paragraph_20_Font"><text:span text:style-name="T1">rsu</text:span></text:span>s <text:span text:style-name="Default_20_Paragraph_20_Font"><text:span text:style-name="T1">Acb</text:span></text:span>i<text:span text:style-name="Default_20_Paragraph_20_Font"><text:span text:style-name="T1">vu</text:span></text:span>m</text:p>
      <text:p text:style-name="P1"><text:span text:style-name="Default_20_Paragraph_20_Font"><text:span text:style-name="T1">Nolu</text:span></text:span>i<text:span text:style-name="Default_20_Paragraph_20_Font"><text:span text:style-name="T1">t</text:span></text:span> is <text:span text:style-name="Default_20_Paragraph_20_Font"><text:span text:style-name="T1">p</text:span></text:span>o<text:span text:style-name="Default_20_Paragraph_20_Font"><text:span text:style-name="T1">pulu</text:span></text:span>m <text:span text:style-name="Default_20_Paragraph_20_Font"><text:span text:style-name="T1">pr</text:span></text:span>o T<text:span text:style-name="Default_20_Paragraph_20_Font"><text:span text:style-name="T1">r</text:span></text:span>o<text:span text:style-name="Default_20_Paragraph_20_Font"><text:span text:style-name="T1">iae perdere mur</text:span></text:span>is.</text:p>
      <text:p text:style-name="Normal">Item Hippocrates ipse, quum ait: <text:span text:style-name="Default_20_Paragraph_20_Font"><text:span text:style-name="T1">M</text:span></text:span>o<text:span text:style-name="Default_20_Paragraph_20_Font"><text:span text:style-name="T1">rboru</text:span></text:span>m <text:span text:style-name="Default_20_Paragraph_20_Font"><text:span text:style-name="T1">acutorum<text:line-break/>non. in</text:span></text:span> to<text:span text:style-name="Default_20_Paragraph_20_Font"><text:span text:style-name="T1">tu</text:span></text:span>m <text:span text:style-name="Default_20_Paragraph_20_Font"><text:span text:style-name="T1">securae sun</text:span></text:span>t <text:span text:style-name="Default_20_Paragraph_20_Font"><text:span text:style-name="T1">praed</text:span></text:span>i<text:span text:style-name="Default_20_Paragraph_20_Font"><text:span text:style-name="T1">c</text:span></text:span>tio<text:span text:style-name="Default_20_Paragraph_20_Font"><text:span text:style-name="T1">nes, </text:span></text:span>t<text:span text:style-name="Default_20_Paragraph_20_Font"><text:span text:style-name="T1">u</text:span></text:span>m <text:span text:style-name="Default_20_Paragraph_20_Font"><text:span text:style-name="T1">san</text:span></text:span>it<text:span text:style-name="Default_20_Paragraph_20_Font"><text:span text:style-name="T1">at</text:span></text:span>is<text:line-break/><text:span text:style-name="Default_20_Paragraph_20_Font"><text:span text:style-name="T1">tu</text:span></text:span>m m<text:span text:style-name="Default_20_Paragraph_20_Font"><text:span text:style-name="T1">or</text:span></text:span>ti<text:span text:style-name="Default_20_Paragraph_20_Font"><text:span text:style-name="T1">s. </text:span></text:span>Etenim poeta scribit Iovem in gratiam The-<text:line-break/>tidis magnam Graecorum cladem velle moliri, non tamen<text:line-break/>omnino ipsus extinguere. Hippocrates vero multas sane<text:line-break/>praedictiones firmas esse dicit, ut in commentariis in li-<text:line-break/>brum Prognosticon ostendimus, non tamen omnes, praestat<text:line-break/>intelligere. Quod etiam subsequentibus declarat., Hippo-<text:line-break/>cratem non concedere iis, qui aerem solumuhumanf cor-<text:line-break/>poris esse elementum dictitant , quemadmodum neque his<text:line-break/>qui terram solam aut. aquam aut ignem. Neque enim<text:line-break/>unum aliquod herum est , sed omnia elementa. Proinde</text:p>
      <text:p text:style-name="P3">etiam dictionem ad finem orationis positam, quum ambi-<text:line-break/>gua sit, in eo ambiguitatis genere, quod ex divisione et<text:line-break/>compositione nascitur, satius est divisim legere, ubi in-<text:line-break/>qnit, neque aliud quicquam, quod non unum esse in ho-<text:line-break/>mine appareat; in qua sententia <text:span text:style-name="Default_20_Paragraph_20_Font"><text:span text:style-name="T5">ἐ</text:span></text:span><text:span text:style-name="Default_20_Paragraph_20_Font"><text:span text:style-name="T6">ν</text:span></text:span><text:span text:style-name="Default_20_Paragraph_20_Font"><text:span text:style-name="T5">εὸ</text:span></text:span><text:span text:style-name="Default_20_Paragraph_20_Font"><text:span text:style-name="T6">ν</text:span></text:span><text:span text:style-name="Default_20_Paragraph_20_Font"><text:span text:style-name="T4"> </text:span></text:span>non, ut priorem<text:line-break/>interpretationem celebrantes censent, una est orationis<text:line-break/>pars, quae ab aliis Graecis duabus syllabis effertur, <text:span text:style-name="Default_20_Paragraph_20_Font"><text:span text:style-name="T5">ἐν</text:span></text:span><text:span text:style-name="Default_20_Paragraph_20_Font"><text:span text:style-name="T4">.</text:span></text:span>sic,<text:line-break/>ab Ionicis tribus, av <text:span text:style-name="Default_20_Paragraph_20_Font"><text:span text:style-name="T5">έὸν</text:span></text:span><text:span text:style-name="Default_20_Paragraph_20_Font"><text:span text:style-name="T4">, </text:span></text:span>verum duae sunt orationis par-<text:line-break/>tes; prior momen monosyllabum, ut quum numerando di-.<text:line-break/>cimus, <text:span text:style-name="Default_20_Paragraph_20_Font"><text:span text:style-name="T5">ἐν</text:span></text:span><text:span text:style-name="Default_20_Paragraph_20_Font"><text:span text:style-name="T4"> </text:span></text:span>anum, duo , tria ; altera, quam nos quidem ov,<text:line-break/>ens dicimus; lenes autem duabus syllabis <text:span text:style-name="Default_20_Paragraph_20_Font"><text:span text:style-name="T5">ἐόν</text:span></text:span><text:span text:style-name="Default_20_Paragraph_20_Font"><text:span text:style-name="T4">. </text:span></text:span>ostende-<text:line-break/>tur enim ru. subsequentibus Hippoerates refragari non iis<text:line-break/>qui putant. singula quatuor elementorum in corpore con-<text:line-break/>liceri; sed iis qui unum duntaxat ex ipsis naturam hp-<text:line-break/>minis. esse arbitrantur. Quomodo igitur, inquies, ulterius<text:line-break/>quam medicina postulat., .disputatio haec procedit, in qua<text:line-break/>unum quodlibet elementum nonnulli naturam hominis esse<text:line-break/>statuunt? quoniam,. ut. ipse paulo post dicet, hanc opi-</text:p>
      <text:p text:style-name="P3">nionem sequitur, nunquam hominem dolere, et si quis<text:line-break/>hoc concesserit ,. unum etiam remedium esse: sed dole<text:span text:style-name="Default_20_Paragraph_20_Font"><text:span text:style-name="T1">r</text:span></text:span>e et<text:line-break/>curari videtur multisariam : . eoque sat fa plane est opinio.<text:line-break/>Inspiciamus igitur singula iam dicta, quomodo spuit in sub-<text:line-break/>scriptis verbis comprobet</text:p>
      <text:p text:style-name="P4">N<text:span text:style-name="Default_20_Paragraph_20_Font"><text:span text:style-name="T1">eque enim</text:span></text:span>. <text:span text:style-name="Default_20_Paragraph_20_Font"><text:span text:style-name="T5">τὸ</text:span></text:span><text:span text:style-name="Default_20_Paragraph_20_Font"><text:span text:style-name="T4"> </text:span></text:span><text:span text:style-name="Default_20_Paragraph_20_Font"><text:span text:style-name="T5">πάμπαν</text:span></text:span><text:span text:style-name="Default_20_Paragraph_20_Font"><text:span text:style-name="T4"> </text:span></text:span><text:span text:style-name="Default_20_Paragraph_20_Font"><text:span text:style-name="T1">in to</text:span></text:span>t<text:span text:style-name="Default_20_Paragraph_20_Font"><text:span text:style-name="T1">u</text:span></text:span>m <text:span text:style-name="Default_20_Paragraph_20_Font"><text:span text:style-name="T1">d</text:span></text:span>i<text:span text:style-name="Default_20_Paragraph_20_Font"><text:span text:style-name="T1">co hom</text:span></text:span>i<text:span text:style-name="Default_20_Paragraph_20_Font"><text:span text:style-name="T1">nem e/fe ac-<text:line-break/>rem , neque</text:span></text:span> i<text:span text:style-name="Default_20_Paragraph_20_Font"><text:span text:style-name="T1">gnem , neque aquam , neque terram , ne-<text:line-break/>que al</text:span></text:span>i<text:span text:style-name="Default_20_Paragraph_20_Font"><text:span text:style-name="T1">ud quidqua</text:span></text:span>m: <text:span text:style-name="Default_20_Paragraph_20_Font"><text:span text:style-name="T1">quia unum in homine esse non<text:line-break/>apparet i sed</text:span></text:span> iis <text:span text:style-name="Default_20_Paragraph_20_Font"><text:span text:style-name="T1">haec v</text:span></text:span>o<text:span text:style-name="Default_20_Paragraph_20_Font"><text:span text:style-name="T1">lent</text:span></text:span>i<text:span text:style-name="Default_20_Paragraph_20_Font"><text:span text:style-name="T1">bu</text:span></text:span>s <text:span text:style-name="Default_20_Paragraph_20_Font"><text:span text:style-name="T1">d</text:span></text:span>i<text:span text:style-name="Default_20_Paragraph_20_Font"><text:span text:style-name="T1">cere conced</text:span></text:span>o. -</text:p>
      <text:p text:style-name="P1">Artemidorus, cognomento Capito, Hippocratis libros<text:line-break/>edidit; quae editio non solum apud Adrianum imperato--<text:line-break/>rem in pretio est habile, verum etiam nunc admodum a<text:line-break/>multis studiose assectatur, probaturque ut et ea Dloscori-<text:line-break/>dis ipsi coaetanei. Multa igitur uterque transcribendo<text:line-break/>corrigens veteres scripturas immutavit, quas solas norunt,<text:line-break/>Hippocratis libros interpretati stanti - Capito autem prae-</text:p>
      <text:p text:style-name="P3">ter pleraque alia hanc modo propositam orationem im-<text:line-break/>mutavit, huncque in modum feripsit, <text:span text:style-name="Default_20_Paragraph_20_Font"><text:span text:style-name="T1">neque enim</text:span></text:span> i<text:span text:style-name="Default_20_Paragraph_20_Font"><text:span text:style-name="T1">n to-<text:line-break/></text:span></text:span>t<text:span text:style-name="Default_20_Paragraph_20_Font"><text:span text:style-name="T1">u</text:span></text:span>m <text:span text:style-name="Default_20_Paragraph_20_Font"><text:span text:style-name="T1">aerem d</text:span></text:span>i<text:span text:style-name="Default_20_Paragraph_20_Font"><text:span text:style-name="T1">xer</text:span></text:span>i<text:span text:style-name="Default_20_Paragraph_20_Font"><text:span text:style-name="T1">m esse hom</text:span></text:span>i<text:span text:style-name="Default_20_Paragraph_20_Font"><text:span text:style-name="T1">nem, neque</text:span></text:span> i<text:span text:style-name="Default_20_Paragraph_20_Font"><text:span text:style-name="T1">gnem, neque<text:line-break/>aquam. </text:span></text:span>Quia enim neque librum viri veteris invenit,<text:line-break/>qui terram fotum elementum esse diceret, neque apud eos<text:line-break/>viros Peripateticos qui maxime huiusmodi historiam per-<text:line-break/>tractaverunt, huius opinionis auetorem ♃uenquam prodi;<text:line-break/>lectionem audacter immutavit. Satius autem erat incre-<text:line-break/>pare eos, qui contentiose in vestigarunt, quis esset vir,<text:line-break/>qui terram Iolam elementum opinatus sit. Perinde enim<text:line-break/>hoc est, ac si quaeras, quis erat qui manum l<text:span text:style-name="Default_20_Paragraph_20_Font"><text:span text:style-name="T1">a</text:span></text:span>xatam su-<text:line-break/>pinam deligari voluerit? et quis ille qui calcanei deliga-<text:line-break/>tionem aliter quam Hippocrates fieri praecepit? quis rnr-<text:line-break/>sus, qui claviculam; aut quis qui fracturas cum ulcere<text:line-break/>coniunctas in ipsi, quidem ulcere non deliget, in utraque<text:line-break/>autem ipsius parte deliget? aut quis in adurendo humeri<text:line-break/>articulum non in quibus convenit partibus efcharas<text:line-break/>induxit? aut qui erant quos in oratione de spinis dorsi</text:p>
      <text:p text:style-name="P3">accu<text:span text:style-name="Default_20_Paragraph_20_Font"><text:span text:style-name="T1">t</text:span></text:span>at? Multa enim huius generis Hippocrates et in opere<text:line-break/>de fracturis et de articulis est perfequutus, nunc quasi<text:line-break/>uno, nunc quali multis aberrantibus, quemadmodum in<text:line-break/>opere de victus ratione in morbis acutis simul multos<text:line-break/>medicos accusans hunc ru modum scripsit; <text:span text:style-name="Default_20_Paragraph_20_Font"><text:span text:style-name="T1">Nov</text:span></text:span>i <text:span text:style-name="Default_20_Paragraph_20_Font"><text:span text:style-name="T1">medi-<text:line-break/>c</text:span></text:span>os iis <text:span text:style-name="Default_20_Paragraph_20_Font"><text:span text:style-name="T1">quae opor</text:span></text:span>t<text:span text:style-name="Default_20_Paragraph_20_Font"><text:span text:style-name="T1">e</text:span></text:span>t m<text:span text:style-name="Default_20_Paragraph_20_Font"><text:span text:style-name="T1">ax</text:span></text:span>i<text:span text:style-name="Default_20_Paragraph_20_Font"><text:span text:style-name="T1">m</text:span></text:span>a <text:span text:style-name="Default_20_Paragraph_20_Font"><text:span text:style-name="T1">c</text:span></text:span>o<text:span text:style-name="Default_20_Paragraph_20_Font"><text:span text:style-name="T1">ntrar</text:span></text:span>i<text:span text:style-name="Default_20_Paragraph_20_Font"><text:span text:style-name="T1">a</text:span></text:span> mo<text:span text:style-name="Default_20_Paragraph_20_Font"><text:span text:style-name="T1">l</text:span></text:span>i<text:span text:style-name="Default_20_Paragraph_20_Font"><text:span text:style-name="T1">r</text:span></text:span>i<text:span text:style-name="Default_20_Paragraph_20_Font"><text:span text:style-name="T1">; v</text:span></text:span>o<text:span text:style-name="Default_20_Paragraph_20_Font"><text:span text:style-name="T1">lunt enim<text:line-break/>omne</text:span></text:span>s <text:span text:style-name="Default_20_Paragraph_20_Font"><text:span text:style-name="T1">sub</text:span></text:span> mo<text:span text:style-name="Default_20_Paragraph_20_Font"><text:span text:style-name="T1">rborum</text:span></text:span> ini<text:span text:style-name="Default_20_Paragraph_20_Font"><text:span text:style-name="T1">t</text:span></text:span>ii<text:span text:style-name="Default_20_Paragraph_20_Font"><text:span text:style-name="T1">s, ub</text:span></text:span>i <text:span text:style-name="Default_20_Paragraph_20_Font"><text:span text:style-name="T1">hom</text:span></text:span>i<text:span text:style-name="Default_20_Paragraph_20_Font"><text:span text:style-name="T1">nes aut duos aut<text:line-break/>tres aut et</text:span></text:span>i<text:span text:style-name="Default_20_Paragraph_20_Font"><text:span text:style-name="T1">a</text:span></text:span>m <text:span text:style-name="Default_20_Paragraph_20_Font"><text:span text:style-name="T1">plure</text:span></text:span>s <text:span text:style-name="Default_20_Paragraph_20_Font"><text:span text:style-name="T1">d</text:span></text:span>i<text:span text:style-name="Default_20_Paragraph_20_Font"><text:span text:style-name="T1">es fame cruc</text:span></text:span>i<text:span text:style-name="Default_20_Paragraph_20_Font"><text:span text:style-name="T1">averint , ita</text:span></text:span> i<text:span text:style-name="Default_20_Paragraph_20_Font"><text:span text:style-name="T1">am et<text:line-break/>sorb</text:span></text:span>i<text:span text:style-name="Default_20_Paragraph_20_Font"><text:span text:style-name="T1">t</text:span></text:span>i<text:span text:style-name="Default_20_Paragraph_20_Font"><text:span text:style-name="T1">ones et poculen</text:span></text:span>t<text:span text:style-name="Default_20_Paragraph_20_Font"><text:span text:style-name="T1">a offerre. </text:span></text:span>Qui igitur fuerunt, qui<text:line-break/>ita victus rationem tradebant, ostendant nobis interpretes :<text:line-break/>qui rursus erant, qui pituitam falam esse hominem arbi-<text:line-break/>trarentur, qui flavam bilem, aut qui atram bilem homi-<text:line-break/>nem esse iudicabant; nam inferius in hoc ipsi, de natura<text:line-break/>hominis libello esse nonnullos ait, qui. sic. opinati sunt.<text:line-break/>Quare praestiterat interpretibus dixisse quod scrsan omnes<text:line-break/>hi luas ipsorum opiniones ne scriptis quidem mandave-<text:line-break/>riut. Rursus fieri potuit ut ipsi conscripserint-; sed libri<text:line-break/>interciderint; nam hoc pluribus de causis fieri videtur.</text:p>
      <text:p text:style-name="P3">Nonnulli enim qui susciperent:. ipsorum disciplinam, non<text:line-break/>habebant; nonnulli vero.. libros dum viverent non edi-<text:line-break/>derunt;, deinde mortuis ipsis unum aut alterum exemplar<text:line-break/>quod supererat. periit. Iam potuerunt etiam, quia scripta<text:line-break/>ipsorum in pretio nullo erant, negligi et temporis spatio<text:line-break/>prorsus interire. Quin etiam invidi quidam aut supprimunt<text:line-break/>aut omnino abolent veterum libros. Sunt qui id faciant,<text:line-break/>ut quae in eis sint tradita, sua esse dictitent. Vel quid<text:line-break/>mirum est, eorum libros qui alienas opiniones literis pro-<text:line-break/>diderunt, perire, quum etiam apud Athenienses nonnulli<text:line-break/>inveniantur tum comici tum- tragici poetae , magna ce-<text:line-break/>lebritate operum commendati., quorum fabulae non am-<text:line-break/>plius supersint? Ut enim alias universas causas omittam,<text:line-break/>duarum duntaxat quae Romae <text:span text:style-name="Default_20_Paragraph_20_Font"><text:span text:style-name="T1">.n</text:span></text:span>uper acciderunt menti-<text:line-break/>nere. Saepe conflagrata incendio templa , saepe terrae<text:line-break/>motibus collapfa, aut alia de caula, fecerunt ut non pauci<text:line-break/>libri interierint.- Prave igitur Capito ausus est antiquam<text:line-break/>lectionem abrogare, ita ut ne hoc quidem adjecerrt, fieri</text:p>
      <text:p text:style-name="P3">potuisse ut primus librorum scriptor erraverit, pro alio fori-<text:line-break/>heus aliud. Male etiamnum interpretes quidam de Xe-<text:line-break/>nophane mentiti sunt: quemadmodum et Sabinus qui sic<text:line-break/>suis ipsis verbis scripsit: <text:span text:style-name="Default_20_Paragraph_20_Font"><text:span text:style-name="T1">Neque enim in totum aerem<text:line-break/>dico hominem, sicut Anaximenes t neque aquam ut</text:span></text:span> T<text:span text:style-name="Default_20_Paragraph_20_Font"><text:span text:style-name="T1">ha-<text:line-break/>les; neque terram sicut alicubi</text:span></text:span> X<text:span text:style-name="Default_20_Paragraph_20_Font"><text:span text:style-name="T1">enophanes.</text:span></text:span> Nullo enim<text:line-break/>in loco sic pronuntiasse Xenophanes invenitur. Quin etiam<text:line-break/>Sabinus ipse ex suismet verbis mentiri perspicitur, n<text:span text:style-name="Default_20_Paragraph_20_Font"><text:span text:style-name="T1">o</text:span></text:span>n<text:line-break/>prae inscitia in errorem prolapsus; alioqui certe librum<text:line-break/>in quo haec pronuntiavit nominatim protulisset. Nunc<text:line-break/>autem sic scripsit. Neque terram, sicut quodam in loco<text:line-break/>Xenophanes. Theophrastus autem in naturalium opinio-<text:line-break/>num compendio Xenophanis opinionem, si ita haberet,<text:line-break/>conscripsisset. Ac tibi licet, li historia de his prodita te<text:line-break/>oblectat, Theophrasti libros perlegere, in quibus natura-<text:line-break/>les opiniones in compendium redegit: quemadmodum fi<text:line-break/>veterum medicorum opiniones voles discere, integrum tibi<text:line-break/>est medica collectione libros evolvere , qui sane Aristoteli</text:p>
      <text:p text:style-name="P3">ascribuntur, sed a Menone eius discipulo scriptos esse<text:line-break/>pro confessi, .habetur;- quare etiam nonnulli hos libros<text:line-break/>Menonios appellant. Constat autem quod ..et Menon ille,<text:line-break/>investigatis diligenter veterum medicorum libris, qui ipsius<text:line-break/>tempore adhuc Supererant, opiniones ipsorum inde colle-<text:line-break/>gerit. Eorum vero qui jam . protius interiissent aut su-<text:line-break/>perstites quidem essent, feli non in lucem editi, sententias<text:line-break/>haud potuit scribere. In bis itaque libris haud invenias<text:line-break/>vel ab uno proditum, flavam bilem aut nigram aut pi-<text:line-break/>tuitam hominis naturae esse elementum Sanguinem vero<text:line-break/>etiam qui Hippoerati successerunt permulti fotum nobis<text:line-break/>inesse arbitrati sunt, quod prima generatio nostra ex ipso<text:line-break/>fiat: mox in utero incrementum: deinde in lucem editu-<text:line-break/>rum persectio. Sed Hippocrates paulo post scripsit, tau-<text:line-break/>quam nonnulli sint, qui pituitam et bilem hominem este<text:line-break/>arbitrarentur, non ita scripturus, nisi quidam fuissent vel<text:line-break/>ipsius tempore vel ante ipsum, qui sic opinarentur.</text:p>
      <text:p text:style-name="P6"><text:span text:style-name="Default_20_Paragraph_20_Font"><text:span text:style-name="T1">Qu</text:span></text:span>i <text:span text:style-name="Default_20_Paragraph_20_Font"><text:span text:style-name="T1">vero tal</text:span></text:span>i<text:span text:style-name="Default_20_Paragraph_20_Font"><text:span text:style-name="T1">a pr</text:span></text:span>o<text:span text:style-name="Default_20_Paragraph_20_Font"><text:span text:style-name="T1">ferunt, non</text:span></text:span> mi<text:span text:style-name="Default_20_Paragraph_20_Font"><text:span text:style-name="T1">hi recte id agnoscere<text:line-break/>v</text:span></text:span>i<text:span text:style-name="Default_20_Paragraph_20_Font"><text:span text:style-name="T1">dentur ;. eadem eni</text:span></text:span>m <text:span text:style-name="Default_20_Paragraph_20_Font"><text:span text:style-name="T1">senten</text:span></text:span>ti<text:span text:style-name="Default_20_Paragraph_20_Font"><text:span text:style-name="T1">a utuntur</text:span></text:span> om<text:span text:style-name="Default_20_Paragraph_20_Font"><text:span text:style-name="T1">ne</text:span></text:span>s; <text:span text:style-name="Default_20_Paragraph_20_Font"><text:span text:style-name="T1">verum<text:line-break/>non eade</text:span></text:span>m <text:span text:style-name="Default_20_Paragraph_20_Font"><text:span text:style-name="T1">d</text:span></text:span>i<text:span text:style-name="Default_20_Paragraph_20_Font"><text:span text:style-name="T1">cunt , sed sen</text:span></text:span>t<text:span text:style-name="Default_20_Paragraph_20_Font"><text:span text:style-name="T1">en</text:span></text:span>ti<text:span text:style-name="Default_20_Paragraph_20_Font"><text:span text:style-name="T1">ae suae ep</text:span></text:span>i<text:span text:style-name="Default_20_Paragraph_20_Font"><text:span text:style-name="T1">logum eun—<text:line-break/>de</text:span></text:span>m <text:span text:style-name="Default_20_Paragraph_20_Font"><text:span text:style-name="T1">e</text:span></text:span>ii<text:span text:style-name="Default_20_Paragraph_20_Font"><text:span text:style-name="T1">c</text:span></text:span>i<text:span text:style-name="Default_20_Paragraph_20_Font"><text:span text:style-name="T1">un</text:span></text:span>t. <text:span text:style-name="Default_20_Paragraph_20_Font"><text:span text:style-name="T1">Ajunt enim unum qu</text:span></text:span>i<text:span text:style-name="Default_20_Paragraph_20_Font"><text:span text:style-name="T1">d este quodcunque<text:line-break/>est, et</text:span></text:span> i<text:span text:style-name="Default_20_Paragraph_20_Font"><text:span text:style-name="T1">d ipsum unu</text:span></text:span>m <text:span text:style-name="Default_20_Paragraph_20_Font"><text:span text:style-name="T1">este ac un</text:span></text:span>i<text:span text:style-name="Default_20_Paragraph_20_Font"><text:span text:style-name="T1">versu</text:span></text:span>m ; <text:span text:style-name="Default_20_Paragraph_20_Font"><text:span text:style-name="T1">nom</text:span></text:span>i<text:span text:style-name="Default_20_Paragraph_20_Font"><text:span text:style-name="T1">nibu</text:span></text:span>s<text:line-break/><text:span text:style-name="Default_20_Paragraph_20_Font"><text:span text:style-name="T1">au</text:span></text:span>t<text:span text:style-name="Default_20_Paragraph_20_Font"><text:span text:style-name="T1">em non con</text:span></text:span>s<text:span text:style-name="Default_20_Paragraph_20_Font"><text:span text:style-name="T1">entiun</text:span></text:span>t. - <text:span text:style-name="Default_20_Paragraph_20_Font"><text:span text:style-name="T1">E</text:span></text:span>o<text:span text:style-name="Default_20_Paragraph_20_Font"><text:span text:style-name="T1">ru</text:span></text:span>m <text:span text:style-name="Default_20_Paragraph_20_Font"><text:span text:style-name="T1">au</text:span></text:span>t<text:span text:style-name="Default_20_Paragraph_20_Font"><text:span text:style-name="T1">em al</text:span></text:span>i<text:span text:style-name="Default_20_Paragraph_20_Font"><text:span text:style-name="T1">qu</text:span></text:span>is <text:span text:style-name="Default_20_Paragraph_20_Font"><text:span text:style-name="T1">aerem<text:line-break/>esse hoc unum et universum aper</text:span></text:span>i<text:span text:style-name="Default_20_Paragraph_20_Font"><text:span text:style-name="T1">t,. al</text:span></text:span>i<text:span text:style-name="Default_20_Paragraph_20_Font"><text:span text:style-name="T1">u</text:span></text:span>s i<text:span text:style-name="Default_20_Paragraph_20_Font"><text:span text:style-name="T1">gnem, aliu</text:span></text:span>s<text:line-break/><text:span text:style-name="Default_20_Paragraph_20_Font"><text:span text:style-name="T1">aquam, al</text:span></text:span>i<text:span text:style-name="Default_20_Paragraph_20_Font"><text:span text:style-name="T1">u</text:span></text:span>s t<text:span text:style-name="Default_20_Paragraph_20_Font"><text:span text:style-name="T1">erra</text:span></text:span>m; t<text:span text:style-name="Default_20_Paragraph_20_Font"><text:span text:style-name="T1">um unu</text:span></text:span>s<text:span text:style-name="Default_20_Paragraph_20_Font"><text:span text:style-name="T1">qu</text:span></text:span>i<text:span text:style-name="Default_20_Paragraph_20_Font"><text:span text:style-name="T1">sque quae ora</text:span></text:span>t<text:span text:style-name="Default_20_Paragraph_20_Font"><text:span text:style-name="T1">ioni<text:line-break/></text:span></text:span>t<text:span text:style-name="Default_20_Paragraph_20_Font"><text:span text:style-name="T1">est</text:span></text:span>i<text:span text:style-name="Default_20_Paragraph_20_Font"><text:span text:style-name="T1">mon</text:span></text:span>i<text:span text:style-name="Default_20_Paragraph_20_Font"><text:span text:style-name="T1">a et c</text:span></text:span>o<text:span text:style-name="Default_20_Paragraph_20_Font"><text:span text:style-name="T1">nfecturas add</text:span></text:span>i<text:span text:style-name="Default_20_Paragraph_20_Font"><text:span text:style-name="T1">t, quae n</text:span></text:span>i<text:span text:style-name="Default_20_Paragraph_20_Font"><text:span text:style-name="T1">h</text:span></text:span>i<text:span text:style-name="Default_20_Paragraph_20_Font"><text:span text:style-name="T1">li sunt. Quod<text:line-break/>eten</text:span></text:span>i<text:span text:style-name="Default_20_Paragraph_20_Font"><text:span text:style-name="T1">m in eade</text:span></text:span>m <text:span text:style-name="Default_20_Paragraph_20_Font"><text:span text:style-name="T1">versantur omne</text:span></text:span>s <text:span text:style-name="Default_20_Paragraph_20_Font"><text:span text:style-name="T1">sententia, nec eadem<text:line-break/>d</text:span></text:span>i<text:span text:style-name="Default_20_Paragraph_20_Font"><text:span text:style-name="T1">cant, e</text:span></text:span>o<text:span text:style-name="Default_20_Paragraph_20_Font"><text:span text:style-name="T1">s ipsa</text:span></text:span> i<text:span text:style-name="Default_20_Paragraph_20_Font"><text:span text:style-name="T1">gnorare</text:span></text:span> m<text:span text:style-name="Default_20_Paragraph_20_Font"><text:span text:style-name="T1">an</text:span></text:span>i<text:span text:style-name="Default_20_Paragraph_20_Font"><text:span text:style-name="T1">festu</text:span></text:span>m <text:span text:style-name="Default_20_Paragraph_20_Font"><text:span text:style-name="T1">esu Atque id ex<text:line-break/>e</text:span></text:span>o <text:span text:style-name="Default_20_Paragraph_20_Font"><text:span text:style-name="T1">maxi</text:span></text:span>m<text:span text:style-name="Default_20_Paragraph_20_Font"><text:span text:style-name="T1">e</text:span></text:span> is <text:span text:style-name="Default_20_Paragraph_20_Font"><text:span text:style-name="T1">cognoverit qu</text:span></text:span>i i<text:span text:style-name="Default_20_Paragraph_20_Font"><text:span text:style-name="T1">psi</text:span></text:span>s <text:span text:style-name="Default_20_Paragraph_20_Font"><text:span text:style-name="T1">d</text:span></text:span>i<text:span text:style-name="Default_20_Paragraph_20_Font"><text:span text:style-name="T1">sceptantibus</text:span></text:span> i<text:span text:style-name="Default_20_Paragraph_20_Font"><text:span text:style-name="T1">n</text:span></text:span>t<text:span text:style-name="Default_20_Paragraph_20_Font"><text:span text:style-name="T1">er-<text:line-break/>fuerit. </text:span></text:span>N<text:span text:style-name="Default_20_Paragraph_20_Font"><text:span text:style-name="T1">a</text:span></text:span>m <text:span text:style-name="Default_20_Paragraph_20_Font"><text:span text:style-name="T1">nunquam</text:span></text:span> t<text:span text:style-name="Default_20_Paragraph_20_Font"><text:span text:style-name="T1">er</text:span></text:span> continua <text:span text:style-name="Default_20_Paragraph_20_Font"><text:span text:style-name="T1">ser</text:span></text:span>i<text:span text:style-name="Default_20_Paragraph_20_Font"><text:span text:style-name="T1">e</text:span></text:span> i<text:span text:style-name="Default_20_Paragraph_20_Font"><text:span text:style-name="T1">dem homo<text:line-break/>e</text:span></text:span>o<text:span text:style-name="Default_20_Paragraph_20_Font"><text:span text:style-name="T1">d</text:span></text:span>em i<text:span text:style-name="Default_20_Paragraph_20_Font"><text:span text:style-name="T1">n ser</text:span></text:span>m<text:span text:style-name="Default_20_Paragraph_20_Font"><text:span text:style-name="T1">one superi</text:span></text:span>o<text:span text:style-name="Default_20_Paragraph_20_Font"><text:span text:style-name="T1">r evad</text:span></text:span>i<text:span text:style-name="Default_20_Paragraph_20_Font"><text:span text:style-name="T1">t, sed</text:span></text:span> m<text:span text:style-name="Default_20_Paragraph_20_Font"><text:span text:style-name="T1">odo hic v</text:span></text:span>i<text:span text:style-name="Default_20_Paragraph_20_Font"><text:span text:style-name="T1">ncit,<text:line-break/></text:span></text:span>m<text:span text:style-name="Default_20_Paragraph_20_Font"><text:span text:style-name="T1">od</text:span></text:span>o i<text:span text:style-name="Default_20_Paragraph_20_Font"><text:span text:style-name="T1">lle, </text:span></text:span>m<text:span text:style-name="Default_20_Paragraph_20_Font"><text:span text:style-name="T1">od</text:span></text:span>o i<text:span text:style-name="Default_20_Paragraph_20_Font"><text:span text:style-name="T1">ste, cu</text:span></text:span>i <text:span text:style-name="Default_20_Paragraph_20_Font"><text:span text:style-name="T1">p</text:span></text:span>o<text:span text:style-name="Default_20_Paragraph_20_Font"><text:span text:style-name="T1">t</text:span></text:span>issim<text:span text:style-name="Default_20_Paragraph_20_Font"><text:span text:style-name="T1">um lingua sinens ad<text:line-break/>popu</text:span></text:span>l<text:span text:style-name="Default_20_Paragraph_20_Font"><text:span text:style-name="T1">u</text:span></text:span>m <text:span text:style-name="Default_20_Paragraph_20_Font"><text:span text:style-name="T1">cont</text:span></text:span>i<text:span text:style-name="Default_20_Paragraph_20_Font"><text:span text:style-name="T1">ger</text:span></text:span>i<text:span text:style-name="Default_20_Paragraph_20_Font"><text:span text:style-name="T1">t. Quanqua</text:span></text:span>m <text:span text:style-name="Default_20_Paragraph_20_Font"><text:span text:style-name="T1">par est, qui recte su</text:span></text:span></text:p>
      <text:p text:style-name="P7"><text:span text:style-name="Default_20_Paragraph_20_Font"><text:span text:style-name="T1">de rebus al</text:span></text:span>i<text:span text:style-name="Default_20_Paragraph_20_Font"><text:span text:style-name="T1">qu</text:span></text:span>i<text:span text:style-name="Default_20_Paragraph_20_Font"><text:span text:style-name="T1">d cognoscere profe</text:span></text:span>t<text:span text:style-name="Default_20_Paragraph_20_Font"><text:span text:style-name="T1">etur, suam en</text:span></text:span>i<text:span text:style-name="Default_20_Paragraph_20_Font"><text:span text:style-name="T1">m ra-<text:line-break/></text:span></text:span>li<text:span text:style-name="Default_20_Paragraph_20_Font"><text:span text:style-name="T1">enem perpetuo super</text:span></text:span>i<text:span text:style-name="Default_20_Paragraph_20_Font"><text:span text:style-name="T1">orem adferre, si quae. sunt</text:span></text:span> vera<text:line-break/><text:span text:style-name="Default_20_Paragraph_20_Font"><text:span text:style-name="T1">agnosc</text:span></text:span>i<text:span text:style-name="Default_20_Paragraph_20_Font"><text:span text:style-name="T1">t. reoteque pronunc</text:span></text:span>i<text:span text:style-name="Default_20_Paragraph_20_Font"><text:span text:style-name="T1">at. rerum m</text:span></text:span>i<text:span text:style-name="Default_20_Paragraph_20_Font"><text:span text:style-name="T1">h</text:span></text:span>i <text:span text:style-name="Default_20_Paragraph_20_Font"><text:span text:style-name="T1">videntur<text:line-break/>e</text:span></text:span>j<text:span text:style-name="Default_20_Paragraph_20_Font"><text:span text:style-name="T1">usmod</text:span></text:span>i <text:span text:style-name="Default_20_Paragraph_20_Font"><text:span text:style-name="T1">hom</text:span></text:span>i<text:span text:style-name="Default_20_Paragraph_20_Font"><text:span text:style-name="T1">ne</text:span></text:span>s sei<text:span text:style-name="Default_20_Paragraph_20_Font"><text:span text:style-name="T1">psas</text:span></text:span> i<text:span text:style-name="Default_20_Paragraph_20_Font"><text:span text:style-name="T1">n suarum rationu</text:span></text:span>m <text:span text:style-name="Default_20_Paragraph_20_Font"><text:span text:style-name="T1">v</text:span></text:span>o<text:span text:style-name="Default_20_Paragraph_20_Font"><text:span text:style-name="T1">cabul</text:span></text:span>is<text:line-break/><text:span text:style-name="Default_20_Paragraph_20_Font"><text:span text:style-name="T1">prae .inscit</text:span></text:span>i<text:span text:style-name="Default_20_Paragraph_20_Font"><text:span text:style-name="T1">a ever</text:span></text:span>t<text:span text:style-name="Default_20_Paragraph_20_Font"><text:span text:style-name="T1">ere, .Mel</text:span></text:span>i<text:span text:style-name="Default_20_Paragraph_20_Font"><text:span text:style-name="T1">ssi vero sentent</text:span></text:span>i<text:span text:style-name="Default_20_Paragraph_20_Font"><text:span text:style-name="T1">a</text:span></text:span>m- <text:span text:style-name="Default_20_Paragraph_20_Font"><text:span text:style-name="T1">er</text:span></text:span>i<text:span text:style-name="Default_20_Paragraph_20_Font"><text:span text:style-name="T1">gere.<text:line-break/>sed de his</text:span></text:span> mi<text:span text:style-name="Default_20_Paragraph_20_Font"><text:span text:style-name="T1">h</text:span></text:span>i <text:span text:style-name="Default_20_Paragraph_20_Font"><text:span text:style-name="T1">die</text:span></text:span>t<text:span text:style-name="Default_20_Paragraph_20_Font"><text:span text:style-name="T1">a su</text:span></text:span>j<text:span text:style-name="Default_20_Paragraph_20_Font"><text:span text:style-name="T1">ste</text:span></text:span>i<text:span text:style-name="Default_20_Paragraph_20_Font"><text:span text:style-name="T1">unt.</text:span></text:span></text:p>
      <text:p text:style-name="P1">Qui elementum unum statuunt, iis tanquam quae pro-<text:line-break/>ferunt scientibus orationem struit. Nam qui . ignem esse<text:line-break/>elementum affirmant ex hoc quum excrassescit et cogitur<text:line-break/>et densatur, .alia generari volunt, itu ut ex modica qui-<text:line-break/>dem ipsius densatione aerem generet,- ex ampliore vero<text:line-break/>aquam, ex absolutissima et plurima terram. Qui aquam<text:line-break/>quique aerem ponunt elementum, pari modo ex densatio-<text:line-break/>ne et fusione illorum alia procreati tuentur. . Den<text:span text:style-name="Default_20_Paragraph_20_Font"><text:span text:style-name="T1">t</text:span></text:span>atam<text:line-break/>siquidem aquam, terram gignere dicunt, fusam aerem,<text:line-break/>sicut et aerem densatum aquam,. fusum ignem. Quare ex</text:p>
      <text:p text:style-name="P3">mutua in fe quatuor <text:span text:style-name="Default_20_Paragraph_20_Font"><text:span text:style-name="T1">element</text:span></text:span>o<text:span text:style-name="Default_20_Paragraph_20_Font"><text:span text:style-name="T1">rum</text:span></text:span> mutatione ratio oria<text:line-break/>est eorum, qui unum quodlibet elementum esse statuunt:,<text:line-break/>atque ideo sententia ipsius eadem uti, diversa autem di-<text:line-break/>cere scribit. Proinde manifesto hac oratione tota iis ad-<text:line-break/>versatur; qui hominem unum quid solum. ex quatuor. ele-.<text:line-break/>mentis esse. autumant, alique ipsos aberrare. Nam quia<text:line-break/>nihil demonstrant., summe improbabilis oratio ipsorum ex-<text:line-break/>titerat r unum siquidem quatuor <text:span text:style-name="Default_20_Paragraph_20_Font"><text:span text:style-name="T1">elementoru</text:span></text:span>m esse horni-<text:line-break/>nem non tuentur, astruuntque. Melissi vero sententiam<text:line-break/>erigunt.. proba:, tque, qui rane etiam esse unum elemen-<text:line-break/>tum existimet, non tamen ex quatuor illis; aere, terra,<text:line-break/>aqua, igne. Videtur autem vir hic considerasse subsum-<text:line-break/>tiam .quandam communem, quatuor suspectam elementis;<text:line-break/>non generabilem, incorruptibilem, quam posteri ipsius ma-<text:line-break/>tersam appellarunt; non tamen perfecte id potuisse osten-<text:line-break/>dere. Hanc igitur ipsam substantiam nominat unum et<text:line-break/>omne. Verus autem nequaquam hic sermo esu Non enim<text:line-break/>illud unum est solum principium corporum, quae genera-</text:p>
      <text:p text:style-name="P3">lieni et corruptioni subiiciuntur, quemadmodum Melissus<text:line-break/>opinatus est; fed praeter id qualitates quatuor, frigus<text:line-break/>fummum,. siccitas, calor et humor: non tamen haec ele-<text:line-break/>menta.funt vel aliorum vel hominis naturae, fed prin-<text:line-break/>cipia. Hoc autem apud veteres confusum erat; ut quibus<text:line-break/>ne in mentem quidem pervenerat .principii et elementi<text:line-break/>differentia, ecquod potuerint uti etiam in principiis ele-<text:line-break/>menti appellatione. Verum duae res fun<text:span text:style-name="Default_20_Paragraph_20_Font"><text:span text:style-name="T1">i</text:span></text:span> manifesto in-<text:line-break/>vicem differentes ; altera fane est minima totius particula,<text:line-break/>altera vero, in quam quis dividet intellectu, ipsam hanc<text:line-break/>particulam minimam. Etenim ignem ipfum non licet in<text:line-break/>duo corpora dividere et . temperatum ex . illis ostendere ;<text:line-break/>quemadmodum neque terram, aut aquam, aut aerem; con-<text:line-break/>falerare tamen possit, alteram esse ejus quod mutatur fissi-<text:line-break/>stantiam, alteram ipsius mutationem. Non enim idem<text:line-break/>est corpus quod mutatur, et mutatio quae ei accidit. Si-<text:line-break/>quidem quod. mutatur, subjectum est; mutatio vero ipsius<text:line-break/>ex qualitatum vicissitudine contingit. Nam quum summus</text:p>
      <text:p text:style-name="P3">in ec fuerit calor, ignis efficitur; sicut et aer, ubi sum-<text:line-break/>mum humorem acceperit. Simili modo terra fit,.; ubi 11-<text:line-break/>Iud subjectum fecundum <text:span text:style-name="Default_20_Paragraph_20_Font"><text:span text:style-name="T1">t</text:span></text:span>uam ipsius naturam qualitatis<text:line-break/>expers, omnem i<text:span text:style-name="Default_20_Paragraph_20_Font"><text:span text:style-name="T1">n</text:span></text:span> fe receperit siccitatem sine calore; aqua<text:line-break/>vero quum humiditatem. Etenim de primo frigido quaestio<text:line-break/>non exigua oborta est, quae quum ad medicae artis opera<text:line-break/>nihil conserat, .non est usui. Utilitas enim est in disqur-<text:line-break/>rendo utrum unum corpus hominum simplex sit, an ex<text:line-break/>quatuor simplicibus compositum, ut et Platonis verba de-<text:line-break/>clararunt, et nos in medendi methodo statim inter initia<text:line-break/>docuimus. Verum de hoc etiam postea dicetur: nunc in<text:line-break/>memoriam revocabo, quomodo in proposita oratione ad-<text:line-break/>versatus sit iis , qui unum aliquod ex quatuor hominem<text:line-break/>esse, non iis qui quatuor asseverant. Melior itaque lectio<text:line-break/>merito diceretur in prima sumentia, quae p<text:span text:style-name="Default_20_Paragraph_20_Font"><text:span text:style-name="T1">r</text:span></text:span>imam fylla-<text:line-break/>bam dictionum <text:span text:style-name="Default_20_Paragraph_20_Font"><text:span text:style-name="T5">εν</text:span></text:span><text:span text:style-name="Default_20_Paragraph_20_Font"><text:span text:style-name="T7"> </text:span></text:span><text:span text:style-name="Default_20_Paragraph_20_Font"><text:span text:style-name="T5">ἐὸν</text:span></text:span><text:span text:style-name="Default_20_Paragraph_20_Font"><text:span text:style-name="T7">, </text:span></text:span><text:span text:style-name="Default_20_Paragraph_20_Font"><text:span text:style-name="T1">unu</text:span></text:span>m <text:span text:style-name="Default_20_Paragraph_20_Font"><text:span text:style-name="T1">ex</text:span></text:span>i<text:span text:style-name="Default_20_Paragraph_20_Font"><text:span text:style-name="T1">sten</text:span></text:span>s , in pronunciatione<text:line-break/>aspirat. Quod enim non unum sit, fed plura hominis<text:line-break/>naturam constituentia, Hippocrates ostendit; non tamen</text:p>
      <text:p text:style-name="P3">quod ullum siti ex. quatuor elementis sincerum in corpore.<text:line-break/>Neutiquam enim id dicunt principium opinionis hujus<text:line-break/>principes, unum vero aliquod praeter quatuor, quod ex<text:line-break/>ipsis compositum enuncient; sicut tetrapbarmacum .faeni- .<text:line-break/>tute, neque ceram; .neque picem, neque resinam, neque<text:line-break/>adipem: sed unum quoddam aliud praeter haec, quod ex<text:line-break/>omnibus contemperatis provenerit.. Porro quum haec rur-<text:line-break/>sus opinio duplex sit, (nonnulli enim quatuor qualitates<text:line-break/>fulas per totas invicem contemperari, nonnulli vero sub-<text:line-break/>stantias pronunciamus) Peripatetici sane prioris opinionis<text:line-break/>autores, secundae vero Stoici habentur. Praeterea ante<text:line-break/>hos Empedocles corporum compositorum naturam ex im-<text:line-break/>mutabilibus quatuor elementis generari arbitratur, ita<text:line-break/>primis illis inter se commixtis, ut ss quis laevitat<text:span text:style-name="Default_20_Paragraph_20_Font"><text:span text:style-name="T1">e</text:span></text:span> exacte .<text:line-break/>et lu pulverem redacta aeruginem, chalcitidem , cadmiam, .<text:line-break/>misy ita miscuerit, . ut nullum ipsorum sine. altero possit<text:line-break/>in manus assumi.</text:p>
      <text:p text:style-name="P5"><text:span text:style-name="Default_20_Paragraph_20_Font"><text:span text:style-name="T1">At e</text:span></text:span> m<text:span text:style-name="Default_20_Paragraph_20_Font"><text:span text:style-name="T1">ed</text:span></text:span>i<text:span text:style-name="Default_20_Paragraph_20_Font"><text:span text:style-name="T1">cis nonnull</text:span></text:span>i <text:span text:style-name="Default_20_Paragraph_20_Font"><text:span text:style-name="T1">ho</text:span></text:span>m<text:span text:style-name="Default_20_Paragraph_20_Font"><text:span text:style-name="T1">ine</text:span></text:span>m <text:span text:style-name="Default_20_Paragraph_20_Font"><text:span text:style-name="T1">sangu</text:span></text:span>i<text:span text:style-name="Default_20_Paragraph_20_Font"><text:span text:style-name="T1">nem salum esse d</text:span></text:span>i-<text:line-break/><text:span text:style-name="Default_20_Paragraph_20_Font"><text:span text:style-name="T1">eunt; ex ipsi</text:span></text:span>s <text:span text:style-name="Default_20_Paragraph_20_Font"><text:span text:style-name="T1">b</text:span></text:span>i<text:span text:style-name="Default_20_Paragraph_20_Font"><text:span text:style-name="T1">le</text:span></text:span>m <text:span text:style-name="Default_20_Paragraph_20_Font"><text:span text:style-name="T1">hom</text:span></text:span>i<text:span text:style-name="Default_20_Paragraph_20_Font"><text:span text:style-name="T1">nem esse afferun</text:span></text:span>t,. <text:span text:style-name="Default_20_Paragraph_20_Font"><text:span text:style-name="T1">qu</text:span></text:span>i<text:span text:style-name="Default_20_Paragraph_20_Font"><text:span text:style-name="T1">da</text:span></text:span>m<text:line-break/><text:span text:style-name="Default_20_Paragraph_20_Font"><text:span text:style-name="T1">den</text:span></text:span>i<text:span text:style-name="Default_20_Paragraph_20_Font"><text:span text:style-name="T1">que p</text:span></text:span>i<text:span text:style-name="Default_20_Paragraph_20_Font"><text:span text:style-name="T1">tu</text:span></text:span>it<text:span text:style-name="Default_20_Paragraph_20_Font"><text:span text:style-name="T1">a</text:span></text:span>m.</text:p>
      <text:p text:style-name="P1">Quum superiori oratione adversus philosophos egisset,<text:line-break/>qui aut ignem solum, aut aquam, aut aerem, aut natu-<text:line-break/>ram terram corporis nostri esse censent, etiam ad medi- i<text:line-break/>cos digressus est, ex- proposita verborum serie ostendens<text:line-break/>similiter illis etiam hos aberrare, qui arbitrantur hominem<text:line-break/>aut Iulum esse sanguinem, aut bilem, aut pituitam. Ma-<text:line-break/>nifesto igitur jam distinctum est, quod in prima omnium<text:line-break/>oratione ambiguum esse rideatur, non iis, qui quatuor<text:line-break/>eleme<text:span text:style-name="Default_20_Paragraph_20_Font"><text:span text:style-name="T1">n</text:span></text:span>ta ponunt, sed illis qui unum aliquod solum ex<text:line-break/>ipsis, contradicere semper apparet. Caeterum relinquitur<text:line-break/>hic opinio quaedam medicorum, absurditate . Melissi pla-<text:line-break/>cito respondens: eorum scilicet, qui dicunt hominem esse<text:line-break/>unum, quod dum mutatur, unumquodque eorum quae<text:line-break/>dictu sunt efficitur.</text:p>
      <text:p text:style-name="P5"><text:span text:style-name="Default_20_Paragraph_20_Font"><text:span text:style-name="T1">A</text:span></text:span>t<text:span text:style-name="Default_20_Paragraph_20_Font"><text:span text:style-name="T1">que hi omne</text:span></text:span>s. <text:span text:style-name="Default_20_Paragraph_20_Font"><text:span text:style-name="T1">ep</text:span></text:span>il<text:span text:style-name="Default_20_Paragraph_20_Font"><text:span text:style-name="T1">ogum eundem fac</text:span></text:span>i<text:span text:style-name="Default_20_Paragraph_20_Font"><text:span text:style-name="T1">un</text:span></text:span>t. U<text:span text:style-name="Default_20_Paragraph_20_Font"><text:span text:style-name="T1">num en</text:span></text:span>i<text:span text:style-name="Default_20_Paragraph_20_Font"><text:span text:style-name="T1">m<text:line-break/>esse qu</text:span></text:span>i<text:span text:style-name="Default_20_Paragraph_20_Font"><text:span text:style-name="T1">d a</text:span></text:span>j<text:span text:style-name="Default_20_Paragraph_20_Font"><text:span text:style-name="T1">sirman</text:span></text:span>t, <text:span text:style-name="Default_20_Paragraph_20_Font"><text:span text:style-name="T1">quodcunque e</text:span></text:span>o<text:span text:style-name="Default_20_Paragraph_20_Font"><text:span text:style-name="T1">rum qu</text:span></text:span>is<text:span text:style-name="Default_20_Paragraph_20_Font"><text:span text:style-name="T1">que appeb-<text:line-break/>laro v</text:span></text:span>o<text:span text:style-name="Default_20_Paragraph_20_Font"><text:span text:style-name="T1">luer</text:span></text:span>it <text:span text:style-name="Default_20_Paragraph_20_Font"><text:span text:style-name="T1">; atque</text:span></text:span> i<text:span text:style-name="Default_20_Paragraph_20_Font"><text:span text:style-name="T1">d unum ex</text:span></text:span>i<text:span text:style-name="Default_20_Paragraph_20_Font"><text:span text:style-name="T1">sten</text:span></text:span>s <text:span text:style-name="Default_20_Paragraph_20_Font"><text:span text:style-name="T1">tran</text:span></text:span>s<text:span text:style-name="Default_20_Paragraph_20_Font"><text:span text:style-name="T1">mutare si</text:span></text:span>o<text:span text:style-name="Default_20_Paragraph_20_Font"><text:span text:style-name="T1">r-<text:line-break/></text:span></text:span>m<text:span text:style-name="Default_20_Paragraph_20_Font"><text:span text:style-name="T1">am et facul</text:span></text:span>t<text:span text:style-name="Default_20_Paragraph_20_Font"><text:span text:style-name="T1">atem , quum a cal</text:span></text:span>i<text:span text:style-name="Default_20_Paragraph_20_Font"><text:span text:style-name="T1">do et su</text:span></text:span>i<text:span text:style-name="Default_20_Paragraph_20_Font"><text:span text:style-name="T1">g</text:span></text:span>i<text:span text:style-name="Default_20_Paragraph_20_Font"><text:span text:style-name="T1">do cog</text:span></text:span>i<text:span text:style-name="Default_20_Paragraph_20_Font"><text:span text:style-name="T1">tur;<text:line-break/>sier</text:span></text:span>i<text:span text:style-name="Default_20_Paragraph_20_Font"><text:span text:style-name="T1">que et dulce et amarum e</text:span></text:span>t <text:span text:style-name="Default_20_Paragraph_20_Font"><text:span text:style-name="T1">album et n</text:span></text:span>i<text:span text:style-name="Default_20_Paragraph_20_Font"><text:span text:style-name="T1">grum et c</text:span></text:span>a-<text:line-break/><text:span text:style-name="Default_20_Paragraph_20_Font"><text:span text:style-name="T1">/utcumque gener</text:span></text:span>i<text:span text:style-name="Default_20_Paragraph_20_Font"><text:span text:style-name="T1">s qu</text:span></text:span>i<text:span text:style-name="Default_20_Paragraph_20_Font"><text:span text:style-name="T1">d al</text:span></text:span>i<text:span text:style-name="Default_20_Paragraph_20_Font"><text:span text:style-name="T1">ud. M</text:span></text:span>i<text:span text:style-name="Default_20_Paragraph_20_Font"><text:span text:style-name="T1">hi vero neque haec<text:line-break/>sic se habere v</text:span></text:span>i<text:span text:style-name="Default_20_Paragraph_20_Font"><text:span text:style-name="T1">den</text:span></text:span>t<text:span text:style-name="Default_20_Paragraph_20_Font"><text:span text:style-name="T1">ur. </text:span></text:span>P<text:span text:style-name="Default_20_Paragraph_20_Font"><text:span text:style-name="T1">lurim</text:span></text:span>i i<text:span text:style-name="Default_20_Paragraph_20_Font"><text:span text:style-name="T1">g</text:span></text:span>i<text:span text:style-name="Default_20_Paragraph_20_Font"><text:span text:style-name="T1">tur</text:span></text:span> t<text:span text:style-name="Default_20_Paragraph_20_Font"><text:span text:style-name="T1">al</text:span></text:span>i<text:span text:style-name="Default_20_Paragraph_20_Font"><text:span text:style-name="T1">a .quaedam<text:line-break/>e</text:span></text:span>t <text:span text:style-name="Default_20_Paragraph_20_Font"><text:span text:style-name="T1">ampl</text:span></text:span>i<text:span text:style-name="Default_20_Paragraph_20_Font"><text:span text:style-name="T1">u</text:span></text:span>s <text:span text:style-name="Default_20_Paragraph_20_Font"><text:span text:style-name="T1">his pr</text:span></text:span>o<text:span text:style-name="Default_20_Paragraph_20_Font"><text:span text:style-name="T1">x</text:span></text:span>im<text:span text:style-name="Default_20_Paragraph_20_Font"><text:span text:style-name="T1">a pronunc</text:span></text:span>i<text:span text:style-name="Default_20_Paragraph_20_Font"><text:span text:style-name="T1">ant.</text:span></text:span></text:p>
      <text:p text:style-name="P1">Medicos etiam ait, qui humorem unum solum secun-<text:line-break/>dum naturam esse affirmarunt, idem inter se quod philo-<text:line-break/>sophos co<text:span text:style-name="Default_20_Paragraph_20_Font"><text:span text:style-name="T1">n</text:span></text:span>cludere, indica<text:span text:style-name="Default_20_Paragraph_20_Font"><text:span text:style-name="T1">n</text:span></text:span>tes unum hunc humorem, quem-<text:line-break/>cumque singuli illi statuunt, mutari in alios. Quae vero<text:line-break/>astruens suam quisque opinionem assumpsit, nullum ex<text:line-break/>quatuor humoribus secundum naturam esse declarant, sed<text:line-break/>loco ips<text:span text:style-name="Default_20_Paragraph_20_Font"><text:span text:style-name="T1">a</text:span></text:span>rum alium quendam priorem, ex cujus mutatione<text:line-break/>bi fiant: dogmatis ejusmodi sunt, quod in medica specu-</text:p>
      <text:p text:style-name="P3">latione nequit consistere, quemadmodum neque Melissi sen-<text:line-break/>tentis in physica. IU quibus igitur dicunt unum hoc mu-<text:line-break/>tari, si a calido et frigido cogatur, fierique dulce, ama-<text:line-break/>rum, nigrum et album, nullum ex his. quatuor dicere<text:line-break/>illi videntur: quibus contradicens profert id non fecun-<text:line-break/>dum naturam esse, feti .aliud .quippiam quod in haec. mu-<text:line-break/>satur. Dulcem. enim sanguinem ; amaram. vero flavam<text:line-break/>bilem; albam pituitam: nigram vero atram .bilem, merito<text:line-break/>dieta esse, in quae unum illud transmutari inquit, si a<text:line-break/>calido et frigido cogatur. Quod autem ad finem oratio-<text:line-break/>nis adjecturn est <text:span text:style-name="Default_20_Paragraph_20_Font"><text:span text:style-name="T5">καὶ</text:span></text:span><text:span text:style-name="Default_20_Paragraph_20_Font"><text:span text:style-name="T4"> </text:span></text:span><text:span text:style-name="Default_20_Paragraph_20_Font"><text:span text:style-name="T5">παντοῖον</text:span></text:span><text:span text:style-name="Default_20_Paragraph_20_Font"><text:span text:style-name="T4">, </text:span></text:span>cuiuscumque generis .sanies<text:line-break/>in difficilibus morbis oborientes. .indicat. i Apparet enim et<text:line-break/>aeruginosa et fusca bilis, hanc et glasteam vocant et quae-<text:line-break/>dam rubra et prasma.; aliaeque. .nonnullae nominis indigae,<text:line-break/>praefertim ubi morbus fueritrputridus.</text:p>
      <text:p text:style-name="Normal"><text:span text:style-name="Default_20_Paragraph_20_Font"><text:span text:style-name="T1">Ego aute</text:span></text:span>m <text:span text:style-name="Default_20_Paragraph_20_Font"><text:span text:style-name="T1">d</text:span></text:span>i<text:span text:style-name="Default_20_Paragraph_20_Font"><text:span text:style-name="T1">c</text:span></text:span>o, <text:span text:style-name="Default_20_Paragraph_20_Font"><text:span text:style-name="T1">si unum esse</text:span></text:span>t <text:span text:style-name="Default_20_Paragraph_20_Font"><text:span text:style-name="T1">h</text:span></text:span>o<text:span text:style-name="Default_20_Paragraph_20_Font"><text:span text:style-name="T1">m</text:span></text:span>o , <text:span text:style-name="Default_20_Paragraph_20_Font"><text:span text:style-name="T1">neu</text:span></text:span>ti<text:span text:style-name="Default_20_Paragraph_20_Font"><text:span text:style-name="T1">quam dolere</text:span></text:span>t.</text:p>
      <text:p text:style-name="P2"><text:span text:style-name="Default_20_Paragraph_20_Font"><text:span text:style-name="T1">Neque eni</text:span></text:span>m <text:span text:style-name="Default_20_Paragraph_20_Font"><text:span text:style-name="T1">e</text:span></text:span>sset, <text:span text:style-name="Default_20_Paragraph_20_Font"><text:span text:style-name="T1">quu</text:span></text:span>m <text:span text:style-name="Default_20_Paragraph_20_Font"><text:span text:style-name="T1">unum ex</text:span></text:span>i<text:span text:style-name="Default_20_Paragraph_20_Font"><text:span text:style-name="T1">sta</text:span></text:span>t, <text:span text:style-name="Default_20_Paragraph_20_Font"><text:span text:style-name="T1">a quo do</text:span></text:span>l<text:span text:style-name="Default_20_Paragraph_20_Font"><text:span text:style-name="T1">eret.<text:line-break/>Qu</text:span></text:span>o<text:span text:style-name="Default_20_Paragraph_20_Font"><text:span text:style-name="T1">d si et</text:span></text:span>i<text:span text:style-name="Default_20_Paragraph_20_Font"><text:span text:style-name="T1">a</text:span></text:span>m <text:span text:style-name="Default_20_Paragraph_20_Font"><text:span text:style-name="T1">d</text:span></text:span>o<text:span text:style-name="Default_20_Paragraph_20_Font"><text:span text:style-name="T1">leat, necesse est et remedium quod<text:line-break/></text:span></text:span>m<text:span text:style-name="Default_20_Paragraph_20_Font"><text:span text:style-name="T1">edetur unum este.</text:span></text:span></text:p>
      <text:p text:style-name="P1">Superius quidem rationes ipsas reprehendebat, quas<text:line-break/>qui hominem unum esse arbitrantur, adducunt; indicans<text:line-break/>non solum demonstrationis expertes, fed etiam improba-<text:line-break/>biles esse. In praesentia vero opinionem illorum fubver-.<text:line-break/>iit, qui hominem unum esse autumant. At idem non est,<text:line-break/>aut. rationem productam coarguere, aut opinionem ut non<text:line-break/>veram criminari. Quippe fieri potest, ut vera sit opinio,<text:line-break/>non recte autem a quibusdam sit defensa, eoque non<text:line-break/>opinio;^ sed hi qui ipsam tuentur coarguendi sunt. Nunc<text:line-break/>igitur relictis eorum rationibus, opinionem ipsam salam<text:line-break/>coarguit, oratione per fe non solum validissima, fed bre-<text:line-break/>vissima quoque usus. Si enim homo unum esset, non do-<text:line-break/>leret: quam sententiam coarguere dixi etiam eos qui ele-<text:line-break/>menta individua, incompactilia et minima statuunt. Unum</text:p>
      <text:p text:style-name="P3">namque specie etiam his auctoribus est id, quod revera est.<text:line-break/>Si autem. nominatum est primum corpus generationis et<text:line-break/>corruptionis expers:- quandoquidem alia omnia ex illius<text:line-break/>compositione generationem capiunt. Nascetur enim ex his<text:line-break/>opinio , generationem nostram in certa aeternorum illo-<text:line-break/>rum corporum compositione constituens: quemadmodum<text:line-break/>Hippocratis placitumsin quatuor elementorum tempera-<text:line-break/>tura, quod Aristoteles et Stoici admiserunt. Quod autem<text:line-break/>si u<text:span text:style-name="Default_20_Paragraph_20_Font"><text:span text:style-name="T1">n</text:span></text:span>um simplex elementum esset, non doleret corpus ex<text:line-break/>hujusmodi elemento constructum, indicium esse (ait) nui-<text:line-break/>lum aliud existere secundum, quod in ipsum possit agere.<text:line-break/>Non enim jam fieri potest, ut unum illud corpus a feni<text:span text:style-name="Default_20_Paragraph_20_Font"><text:span text:style-name="T1">t</text:span></text:span>o<text:line-break/>patiatur. At si etiam aliquis dolere ipsum concesserit, ex<text:line-break/><text:span text:style-name="Default_20_Paragraph_20_Font"><text:span text:style-name="T1">t</text:span></text:span>e patiens; remedium simplex erit. Quum enim multa in<text:line-break/>eo non sint, multos curandi modosesse non licet.</text:p>
      <text:p text:style-name="Normal"><text:span text:style-name="Default_20_Paragraph_20_Font"><text:span text:style-name="T1">Nunc vero</text:span></text:span> m<text:span text:style-name="Default_20_Paragraph_20_Font"><text:span text:style-name="T1">u</text:span></text:span>lt<text:span text:style-name="Default_20_Paragraph_20_Font"><text:span text:style-name="T1">a. Nam</text:span></text:span> m<text:span text:style-name="Default_20_Paragraph_20_Font"><text:span text:style-name="T1">ulta sunt</text:span></text:span> i<text:span text:style-name="Default_20_Paragraph_20_Font"><text:span text:style-name="T1">n corpore ex</text:span></text:span>iste<text:span text:style-name="Default_20_Paragraph_20_Font"><text:span text:style-name="T1">t-</text:span></text:span></text:p>
      <text:p text:style-name="P2"><text:span text:style-name="Default_20_Paragraph_20_Font"><text:span text:style-name="T1">t</text:span></text:span>i<text:span text:style-name="Default_20_Paragraph_20_Font"><text:span text:style-name="T1">a, quae quu</text:span></text:span>m <text:span text:style-name="Default_20_Paragraph_20_Font"><text:span text:style-name="T1">ab</text:span></text:span> i<text:span text:style-name="Default_20_Paragraph_20_Font"><text:span text:style-name="T1">nvice</text:span></text:span>m <text:span text:style-name="Default_20_Paragraph_20_Font"><text:span text:style-name="T1">praeter natura</text:span></text:span>m <text:span text:style-name="Default_20_Paragraph_20_Font"><text:span text:style-name="T1">et cale-<text:line-break/>stant et resu</text:span></text:span>i<text:span text:style-name="Default_20_Paragraph_20_Font"><text:span text:style-name="T1">geran</text:span></text:span>t<text:span text:style-name="Default_20_Paragraph_20_Font"><text:span text:style-name="T1">ur e</text:span></text:span>t <text:span text:style-name="Default_20_Paragraph_20_Font"><text:span text:style-name="T1">ex</text:span></text:span>i<text:span text:style-name="Default_20_Paragraph_20_Font"><text:span text:style-name="T1">ccantur e</text:span></text:span>t <text:span text:style-name="Default_20_Paragraph_20_Font"><text:span text:style-name="T1">humec</text:span></text:span>t<text:span text:style-name="Default_20_Paragraph_20_Font"><text:span text:style-name="T1">antur,<text:line-break/>m</text:span></text:span>o<text:span text:style-name="Default_20_Paragraph_20_Font"><text:span text:style-name="T1">rb</text:span></text:span>o<text:span text:style-name="Default_20_Paragraph_20_Font"><text:span text:style-name="T1">s par</text:span></text:span>i<text:span text:style-name="Default_20_Paragraph_20_Font"><text:span text:style-name="T1">unt: quare</text:span></text:span> m<text:span text:style-name="Default_20_Paragraph_20_Font"><text:span text:style-name="T1">ul</text:span></text:span>t<text:span text:style-name="Default_20_Paragraph_20_Font"><text:span text:style-name="T1">ae sunt</text:span></text:span> mo<text:span text:style-name="Default_20_Paragraph_20_Font"><text:span text:style-name="T1">rb</text:span></text:span>o<text:span text:style-name="Default_20_Paragraph_20_Font"><text:span text:style-name="T1">rum spec</text:span></text:span>i<text:span text:style-name="Default_20_Paragraph_20_Font"><text:span text:style-name="T1">e</text:span></text:span>s,<text:line-break/><text:span text:style-name="Default_20_Paragraph_20_Font"><text:span text:style-name="T1">et</text:span></text:span> m<text:span text:style-name="Default_20_Paragraph_20_Font"><text:span text:style-name="T1">ul</text:span></text:span>ti<text:span text:style-name="Default_20_Paragraph_20_Font"><text:span text:style-name="T1">p</text:span></text:span>l<text:span text:style-name="Default_20_Paragraph_20_Font"><text:span text:style-name="T1">ex quoque c</text:span></text:span>o<text:span text:style-name="Default_20_Paragraph_20_Font"><text:span text:style-name="T1">rum curat</text:span></text:span>i<text:span text:style-name="Default_20_Paragraph_20_Font"><text:span text:style-name="T1">o ex</text:span></text:span>i<text:span text:style-name="Default_20_Paragraph_20_Font"><text:span text:style-name="T1">stit.</text:span></text:span></text:p>
      <text:p text:style-name="P1">Superiore oratione eos qui hominem unum este dicunt<text:line-break/>(quod est idem, ac si dicas, compositorium ipsius elemen-<text:line-break/>tum unum esse) ex absurditatibus quae opinionem conse-<text:line-break/>quuntur, coarguit. Non enim doleremus unquam, si nui-<text:line-break/>lum omnino alterum esset, quod unum illud posset alli-<text:line-break/>cere : deinde etiam si hoc donaverimus , curatio una esset<text:line-break/>specie, non multiplex; praesenti vero sententia nobis ex-<text:line-break/>po<text:span text:style-name="Default_20_Paragraph_20_Font"><text:span text:style-name="T1">t</text:span></text:span>uit ea, quae ostensurus est primario esse, a quibus alia<text:line-break/>omnia procreantur. Haec autem funt calidum, frigidum,<text:line-break/>siccum et humidum : quae quum invicem moderate fue-<text:line-break/>rint contemperata, animal fanum esu Quum autem sc<text:line-break/>mutuo calefaciunt, refrigerant, exiccant et humectant,<text:line-break/>dolores generare finient, non uno curationis modo coxi-</text:p>
      <text:p text:style-name="P3">nescentes. Nonnulli siquidem ipsorum, si quae partes do-<text:line-break/>lent, incalescant, nonnulli si refrigerentur aut siccentur<text:line-break/>aut humectentur, desinunt. Traditum de his fusissime est<text:line-break/>in libris de simplicium medicamentorum facultatibus et<text:line-break/>methodi medendi: quanquam nihil mali sit, etiam nunc<text:line-break/>paululum aliquid dicere; quum manifestam habeam indi-<text:line-break/>cationem; nos a calido, humido, frigido et- sicco dolere<text:line-break/>et curari; Quis enim nun novit dolorem oboriri,. quum<text:line-break/>in hieme vehementi quis foras progredi tentaverit? quis<text:line-break/>quum in aestu vehementi ? quis non dolet sitiens? aut<text:line-break/>quis potu repletus? quum sitis quidem fiat nobis fiecescen-<text:line-break/>tibus : repletio autem nimia contrarium affectum efficiet.<text:line-break/>Et inflammationes omnesque tumores praefer naturam do-<text:line-break/>lorifici fiunt, interdum a superfluo humore in partem<text:line-break/>confluente , interdum quod humores aut calidi praeter na-<text:line-break/>turam aut frigidi existant. Quin etiam curationes cor-<text:line-break/>porum quidem nimio humore. repleturum evacuatione<text:line-break/>peraguntur ; eorum vero quae praeter naturam exiccautur,</text:p>
      <text:p text:style-name="P3">humidorum adhibitione; ut etiam qui ex perfrictione do-<text:line-break/>let , si calefiat ; qui ex immoderato calore , si refrigeretur.<text:line-break/>ostensum vero a me est , etiam medicamenta omnia cale-<text:line-break/>faciendo aut refrigerando aut siccando aut humectando<text:line-break/>agere. Nam primariae hae qualitates sunt et effectrices<text:line-break/>et alteratrices corporum , ut in primo de Elementis fe-<text:line-break/>cundum Hippocratenr explicavimus. Has autem loquuntur<text:line-break/>qualitates quae ad gustum spectant, quarum nomina sunt,.<text:line-break/>astrictio, austeritas, acerbitas, amaror, falfedo , acrimonia,<text:line-break/>acor, dulcedo et pinguedo. Itum coloris qualitates ver-<text:line-break/>fantur in albedine, nigredine, rubore et consimilibus.<text:line-break/>Quae sunt tactus, in duritie, mollitie scfriabilitate et len-<text:line-break/>tore. Gustatoriis autem pares numero sunt et olfactoriae,<text:line-break/>quae tactum afficiunt, sed non habent speciei nomina.<text:line-break/>Nam odorum in fragrantia et foetore differentia : hoc spfum<text:line-break/>differentia convenienter putari queat, dicique multas fpe-<text:line-break/>cies consequi. Haec sane orationis capita funi; quaedam</text:p>
      <text:p text:style-name="P3">ipsorum in libro de Elementis ex Hippocrati^ sententia<text:line-break/>comprehensa sunt; quaedam in opere de simplicium medi-<text:line-break/>cementorum facultatibus. Multi autem demonstrationes<text:line-break/>addiscere negligunt. Iis .autem quae ignorant prompte<text:line-break/>adversantur; e contrario studiosi et veritatis amatores fa-<text:line-break/>ciunt, qui demonstrationes diligenter ediscunt, tarde au-<text:line-break/>tem ac inviti contradicunt.</text:p>
      <text:h text:style-name="Heading_20_2" text:outline-level="2">VII.</text:h>
      <text:p text:style-name="P4"><text:span text:style-name="Default_20_Paragraph_20_Font"><text:span text:style-name="T1">Ego vero censeo, qu</text:span></text:span>i <text:span text:style-name="Default_20_Paragraph_20_Font"><text:span text:style-name="T1">ho</text:span></text:span>mi<text:span text:style-name="Default_20_Paragraph_20_Font"><text:span text:style-name="T1">ne</text:span></text:span>m <text:span text:style-name="Default_20_Paragraph_20_Font"><text:span text:style-name="T1">sunguine</text:span></text:span>m <text:span text:style-name="Default_20_Paragraph_20_Font"><text:span text:style-name="T1">salu</text:span></text:span>m <text:span text:style-name="Default_20_Paragraph_20_Font"><text:span text:style-name="T1">n</text:span></text:span>i<text:span text:style-name="Default_20_Paragraph_20_Font"><text:span text:style-name="T1">ltilque<text:line-break/>al</text:span></text:span>i<text:span text:style-name="Default_20_Paragraph_20_Font"><text:span text:style-name="T1">ud esse asteri</text:span></text:span>i, <text:span text:style-name="Default_20_Paragraph_20_Font"><text:span text:style-name="T1">e</text:span></text:span>i m<text:span text:style-name="Default_20_Paragraph_20_Font"><text:span text:style-name="T1">onstrandu</text:span></text:span>m <text:span text:style-name="Default_20_Paragraph_20_Font"><text:span text:style-name="T1">esse, </text:span></text:span>i<text:span text:style-name="Default_20_Paragraph_20_Font"><text:span text:style-name="T1">psu</text:span></text:span>m <text:span text:style-name="Default_20_Paragraph_20_Font"><text:span text:style-name="T1">neque<text:line-break/>idea</text:span></text:span>m <text:span text:style-name="Default_20_Paragraph_20_Font"><text:span text:style-name="T1">tran</text:span></text:span>sm<text:span text:style-name="Default_20_Paragraph_20_Font"><text:span text:style-name="T1">utare, neque un</text:span></text:span>i<text:span text:style-name="Default_20_Paragraph_20_Font"><text:span text:style-name="T1">versus</text:span></text:span> m<text:span text:style-name="Default_20_Paragraph_20_Font"><text:span text:style-name="T1">utat</text:span></text:span>i<text:span text:style-name="Default_20_Paragraph_20_Font"><text:span text:style-name="T1">on</text:span></text:span>i <text:span text:style-name="Default_20_Paragraph_20_Font"><text:span text:style-name="T1">stet</text:span></text:span>i <text:span text:style-name="Default_20_Paragraph_20_Font"><text:span text:style-name="T1">ob-<text:line-break/>nox</text:span></text:span>i<text:span text:style-name="Default_20_Paragraph_20_Font"><text:span text:style-name="T1">u</text:span></text:span>m, <text:span text:style-name="Default_20_Paragraph_20_Font"><text:span text:style-name="T1">vel salte</text:span></text:span>m <text:span text:style-name="Default_20_Paragraph_20_Font"><text:span text:style-name="T1">te</text:span></text:span>m<text:span text:style-name="Default_20_Paragraph_20_Font"><text:span text:style-name="T1">pestatem ann</text:span></text:span>i <text:span text:style-name="Default_20_Paragraph_20_Font"><text:span text:style-name="T1">al</text:span></text:span>i<text:span text:style-name="Default_20_Paragraph_20_Font"><text:span text:style-name="T1">qua</text:span></text:span>m, <text:span text:style-name="Default_20_Paragraph_20_Font"><text:span text:style-name="T1">vel ho-<text:line-break/></text:span></text:span>m<text:span text:style-name="Default_20_Paragraph_20_Font"><text:span text:style-name="T1">in</text:span></text:span>i<text:span text:style-name="Default_20_Paragraph_20_Font"><text:span text:style-name="T1">s aetate</text:span></text:span>m, <text:span text:style-name="Default_20_Paragraph_20_Font"><text:span text:style-name="T1">in qua fangu</text:span></text:span>i<text:span text:style-name="Default_20_Paragraph_20_Font"><text:span text:style-name="T1">s salu</text:span></text:span>s i<text:span text:style-name="Default_20_Paragraph_20_Font"><text:span text:style-name="T1">n ho</text:span></text:span>mi<text:span text:style-name="Default_20_Paragraph_20_Font"><text:span text:style-name="T1">ne</text:span></text:span> i<text:span text:style-name="Default_20_Paragraph_20_Font"><text:span text:style-name="T1">nesse<text:line-break/>apparea</text:span></text:span>t. <text:span text:style-name="Default_20_Paragraph_20_Font"><text:span text:style-name="T1">Consentaneu</text:span></text:span>m <text:span text:style-name="Default_20_Paragraph_20_Font"><text:span text:style-name="T1">na</text:span></text:span>m<text:span text:style-name="Default_20_Paragraph_20_Font"><text:span text:style-name="T1">que est una</text:span></text:span>m <text:span text:style-name="Default_20_Paragraph_20_Font"><text:span text:style-name="T1">quanda</text:span></text:span>m<text:line-break/><text:span text:style-name="Default_20_Paragraph_20_Font"><text:span text:style-name="T1">e</text:span></text:span>sse t<text:span text:style-name="Default_20_Paragraph_20_Font"><text:span text:style-name="T1">empesta</text:span></text:span>t<text:span text:style-name="Default_20_Paragraph_20_Font"><text:span text:style-name="T1">e</text:span></text:span>m, i<text:span text:style-name="Default_20_Paragraph_20_Font"><text:span text:style-name="T1">n qua ipsum per se unum existere<text:line-break/>appareat ; eodemque assero tum de eo qu</text:span></text:span>i <text:span text:style-name="Default_20_Paragraph_20_Font"><text:span text:style-name="T1">p</text:span></text:span>i<text:span text:style-name="Default_20_Paragraph_20_Font"><text:span text:style-name="T1">tu</text:span></text:span>i<text:span text:style-name="Default_20_Paragraph_20_Font"><text:span text:style-name="T1">tam esec<text:line-break/>ho</text:span></text:span>m<text:span text:style-name="Default_20_Paragraph_20_Font"><text:span text:style-name="T1">ine</text:span></text:span>m <text:span text:style-name="Default_20_Paragraph_20_Font"><text:span text:style-name="T1">loqu</text:span></text:span>i<text:span text:style-name="Default_20_Paragraph_20_Font"><text:span text:style-name="T1">tur, tu</text:span></text:span>m <text:span text:style-name="Default_20_Paragraph_20_Font"><text:span text:style-name="T1">de eo qu</text:span></text:span>i <text:span text:style-name="Default_20_Paragraph_20_Font"><text:span text:style-name="T1">b</text:span></text:span>i<text:span text:style-name="Default_20_Paragraph_20_Font"><text:span text:style-name="T1">le</text:span></text:span>m <text:span text:style-name="Default_20_Paragraph_20_Font"><text:span text:style-name="T1">asseverat.</text:span></text:span></text:p>
      <text:p text:style-name="P2">Nunc quoque adhuc co<text:span text:style-name="Default_20_Paragraph_20_Font"><text:span text:style-name="T1">n</text:span></text:span>tra illos agit, qui hominem<text:line-break/>unum esse tuentur, quod per initia ipsum proposuisse dixi;<text:line-break/>ac primum reprehendit eos, qui sanguinem ipsum esse fe-<text:line-break/>runt. Maxime enim conveniebat, inquit, sanos homines<text:line-break/>sanguinem- citra utramque bilem et pituitam in corpore<text:line-break/>obtinere, si natura est sanguis solus in corpore. Deinde<text:line-break/>vero etiam si admittatur, bilem aliquando et pituitam .col-<text:line-break/>ligi, aetatem sane unam aliquam aut anni tempus inve-<text:line-break/>niri, quo sanguis solus sine aliis humoribus in corpore<text:line-break/>esset. Pari modo coarguit eos quoque, qui hominem esse<text:line-break/>pronuntiant aut bilem aut pituitam, hoc est ex natura<text:line-break/>id solum esse : putant in hoc et ex hoc -humore primam<text:line-break/>generationem provenisse.</text:p>
      <text:h text:style-name="Heading_20_2" text:outline-level="2">UllI.</text:h>
      <text:p text:style-name="P4"><text:span text:style-name="Default_20_Paragraph_20_Font"><text:span text:style-name="T1">En</text:span></text:span>im<text:span text:style-name="Default_20_Paragraph_20_Font"><text:span text:style-name="T1">vero quaecumque ego ho</text:span></text:span>mi<text:span text:style-name="Default_20_Paragraph_20_Font"><text:span text:style-name="T1">nem esse d</text:span></text:span>i<text:span text:style-name="Default_20_Paragraph_20_Font"><text:span text:style-name="T1">xer</text:span></text:span>o, <text:span text:style-name="Default_20_Paragraph_20_Font"><text:span text:style-name="T1">ea et<text:line-break/>lege et natura, tu</text:span></text:span>m <text:span text:style-name="Default_20_Paragraph_20_Font"><text:span text:style-name="T1">in</text:span></text:span> j<text:span text:style-name="Default_20_Paragraph_20_Font"><text:span text:style-name="T1">uvene, </text:span></text:span>t<text:span text:style-name="Default_20_Paragraph_20_Font"><text:span text:style-name="T1">um in sene, ac</text:span></text:span> t<text:span text:style-name="Default_20_Paragraph_20_Font"><text:span text:style-name="T1">em-<text:line-break/>p</text:span></text:span>o<text:span text:style-name="Default_20_Paragraph_20_Font"><text:span text:style-name="T1">re ta</text:span></text:span>m <text:span text:style-name="Default_20_Paragraph_20_Font"><text:span text:style-name="T1">fulg</text:span></text:span>i<text:span text:style-name="Default_20_Paragraph_20_Font"><text:span text:style-name="T1">do qua</text:span></text:span>m <text:span text:style-name="Default_20_Paragraph_20_Font"><text:span text:style-name="T1">cal</text:span></text:span>i<text:span text:style-name="Default_20_Paragraph_20_Font"><text:span text:style-name="T1">do semperse</text:span></text:span>mi<text:span text:style-name="Default_20_Paragraph_20_Font"><text:span text:style-name="T1">l</text:span></text:span>i<text:span text:style-name="Default_20_Paragraph_20_Font"><text:span text:style-name="T1">a</text:span></text:span> i<text:span text:style-name="Default_20_Paragraph_20_Font"><text:span text:style-name="T1">nesse de-</text:span></text:span></text:p>
      <text:p text:style-name="P2">mo<text:span text:style-name="Default_20_Paragraph_20_Font"><text:span text:style-name="T1">nstrabo, ind</text:span></text:span>i<text:span text:style-name="Default_20_Paragraph_20_Font"><text:span text:style-name="T1">c</text:span></text:span>i<text:span text:style-name="Default_20_Paragraph_20_Font"><text:span text:style-name="T1">a e</text:span></text:span>ti<text:span text:style-name="Default_20_Paragraph_20_Font"><text:span text:style-name="T1">am pro</text:span></text:span>f<text:span text:style-name="Default_20_Paragraph_20_Font"><text:span text:style-name="T1">erens et cause</text:span></text:span>s <text:span text:style-name="Default_20_Paragraph_20_Font"><text:span text:style-name="T1">nece/su-<text:line-break/>rias</text:span></text:span> o<text:span text:style-name="Default_20_Paragraph_20_Font"><text:span text:style-name="T1">stendam, per qua</text:span></text:span>s <text:span text:style-name="Default_20_Paragraph_20_Font"><text:span text:style-name="T1">unu</text:span></text:span>m<text:span text:style-name="Default_20_Paragraph_20_Font"><text:span text:style-name="T1">quodque</text:span></text:span> i<text:span text:style-name="Default_20_Paragraph_20_Font"><text:span text:style-name="T1">n</text:span></text:span> to<text:span text:style-name="Default_20_Paragraph_20_Font"><text:span text:style-name="T1">rpore au-<text:line-break/>gea</text:span></text:span>t<text:span text:style-name="Default_20_Paragraph_20_Font"><text:span text:style-name="T1">ur</text:span></text:span> mi<text:span text:style-name="Default_20_Paragraph_20_Font"><text:span text:style-name="T1">nuaturque.</text:span></text:span></text:p>
      <text:p text:style-name="P1">ostensurum fe pollicetur elementa quae ab ipso sta-<text:line-break/>tuuntur, perpetuo in corpore contineri et secundum ae-<text:line-break/>tates annique tempestates habere tum incrementum, tum<text:line-break/>contabesoentiam, quod est imminutionem. Secundum le-<text:line-break/>- gem quidem est, quod homines existimant et opinantur,<text:line-break/>quum veteres ita nominare consueverint; secundum natu-<text:line-break/>ram autem, id quod secundum rerum veritatem est.</text:p>
      <text:h text:style-name="Heading_20_2" text:outline-level="2">IX.</text:h>
      <text:p text:style-name="P4">P<text:span text:style-name="Default_20_Paragraph_20_Font"><text:span text:style-name="T1">r</text:span></text:span>i<text:span text:style-name="Default_20_Paragraph_20_Font"><text:span text:style-name="T1">mu</text:span></text:span>m <text:span text:style-name="Default_20_Paragraph_20_Font"><text:span text:style-name="T1">itaque generat</text:span></text:span>i<text:span text:style-name="Default_20_Paragraph_20_Font"><text:span text:style-name="T1">onem non uno steti necesse est.<text:line-break/>Quom</text:span></text:span>o<text:span text:style-name="Default_20_Paragraph_20_Font"><text:span text:style-name="T1">do en</text:span></text:span>i<text:span text:style-name="Default_20_Paragraph_20_Font"><text:span text:style-name="T1">m unu</text:span></text:span>m <text:span text:style-name="Default_20_Paragraph_20_Font"><text:span text:style-name="T1">ex</text:span></text:span>i<text:span text:style-name="Default_20_Paragraph_20_Font"><text:span text:style-name="T1">sten</text:span></text:span>s <text:span text:style-name="Default_20_Paragraph_20_Font"><text:span text:style-name="T1">al</text:span></text:span>i<text:span text:style-name="Default_20_Paragraph_20_Font"><text:span text:style-name="T1">qu</text:span></text:span>i<text:span text:style-name="Default_20_Paragraph_20_Font"><text:span text:style-name="T1">d al</text:span></text:span>i<text:span text:style-name="Default_20_Paragraph_20_Font"><text:span text:style-name="T1">ud generaris,<text:line-break/>n</text:span></text:span>i<text:span text:style-name="Default_20_Paragraph_20_Font"><text:span text:style-name="T1">si al</text:span></text:span>i<text:span text:style-name="Default_20_Paragraph_20_Font"><text:span text:style-name="T1">cu</text:span></text:span>i <text:span text:style-name="Default_20_Paragraph_20_Font"><text:span text:style-name="T1">m</text:span></text:span>i<text:span text:style-name="Default_20_Paragraph_20_Font"><text:span text:style-name="T1">scea</text:span></text:span>t<text:span text:style-name="Default_20_Paragraph_20_Font"><text:span text:style-name="T1">ur. </text:span></text:span></text:p>
      <text:p text:style-name="Normal">Hippocrates igitur - semper ea quae manifeilo apparent</text:p>
      <text:p text:style-name="P3">sequitur: eoque nunc dicit, nihil ab uno generari, nisi<text:line-break/>aliud quidpiam extrinsecus admisceatur, idque commode-<text:line-break/>ratum ipsi temperamentum sortiatur. Nonnulli autem phi-<text:line-break/>losophi, naturales appellati, haud Icio quomodo opinionem<text:line-break/>absurdam pronuntiare funt ausi, quae omnem naturalem<text:line-break/>speculationem evertat. Nam qui universum dicit esse unum,<text:line-break/>tollit oratione universam generationem. Si enim unum<text:line-break/>existit id quod natum est; non erat prius, sicut neque<text:line-break/>erit paulo posti Neque enim Tbales , neque Melissea , ne-<text:line-break/>que Heraclitus prius erant aut nunc sunt. Aut igitur<text:line-break/>vere aliquis dixerit hos viros non fuisse? an fuerunt -<text:line-break/>quidem et annis non paucis singuli vixerunt, non erant<text:line-break/>autem quo tempore vivebant? An quod essent ipsi illo<text:line-break/>tempore concedemus? eos autem qui erant non esse di-<text:line-break/>cemus, quum essent? Atqui si este quis ipfos fateatur,<text:line-break/>fuisse quoque fatebitur. Quomodo autem platanus, lapis<text:line-break/>et leo non erant olim , generationem habentia et interi-<text:line-break/>tum? Si autem est generatio ejus quod prius non erat,</text:p>
      <text:p text:style-name="P3">necessarium est ipfam ex substantia quadam subjecta pro-<text:line-break/>venisse. Hanc autem videmus non posse ipsam per se fo-<text:line-break/>lam quicquam generare. Nam stirpium semina humore<text:line-break/>et calore commoderato externo ad aliquid gene<text:span text:style-name="Default_20_Paragraph_20_Font"><text:span text:style-name="T1">r</text:span></text:span>andum in-<text:line-break/>digent. Quod si semen solum <text:span text:style-name="Default_20_Paragraph_20_Font"><text:span text:style-name="T1">t</text:span></text:span>uapte natula generare pof-<text:line-break/>set, nullius alterius externi auxilium requirens haud<text:line-break/>differret ver brevissimo tempore generationem, sed statim<text:line-break/>germinaret. Verum saepe <text:span text:style-name="Default_20_Paragraph_20_Font"><text:span text:style-name="T1">n</text:span></text:span>on mensem solum , sed etiam<text:line-break/>annos haud pauca semina perdu<text:span text:style-name="Default_20_Paragraph_20_Font"><text:span text:style-name="T1">c</text:span></text:span>ere videas. Non enim--<text:line-break/>ex se tantum generandi facultatem habent, sed exte<text:span text:style-name="Default_20_Paragraph_20_Font"><text:span text:style-name="T1">r</text:span></text:span>num<text:line-break/>quoddam praesidium postulant, adque non ex simplici con-<text:line-break/>tactu emanans , sed ex aliqua rei contingentis facultate,<text:line-break/>quae intro in totum quod tangitur distribuatur. Si jam<text:line-break/>semen inter generandum alle<text:span text:style-name="Default_20_Paragraph_20_Font"><text:span text:style-name="T1">v</text:span></text:span>ationem per totum subire<text:line-break/>videtur, in arboribus, herbis et cunctis stirpibus, multo<text:line-break/>magis in animalibus evidenter apparet, neque ex masculo<text:line-break/>solo, neque ex femina sine mixtione aliquid posse pro-<text:line-break/>creari.</text:p>
      <text:p text:style-name="P5">D<text:span text:style-name="Default_20_Paragraph_20_Font"><text:span text:style-name="T1">e</text:span></text:span>i<text:span text:style-name="Default_20_Paragraph_20_Font"><text:span text:style-name="T1">nde quae</text:span></text:span> mi<text:span text:style-name="Default_20_Paragraph_20_Font"><text:span text:style-name="T1">scentur n</text:span></text:span>i<text:span text:style-name="Default_20_Paragraph_20_Font"><text:span text:style-name="T1">si e</text:span></text:span>j<text:span text:style-name="Default_20_Paragraph_20_Font"><text:span text:style-name="T1">usdem sint generis, eande</text:span></text:span>m-<text:line-break/><text:span text:style-name="Default_20_Paragraph_20_Font"><text:span text:style-name="T1">que facultatem habeant, neque generant, neque un-<text:line-break/>quam</text:span></text:span> ad generationem c<text:span text:style-name="Default_20_Paragraph_20_Font"><text:span text:style-name="T1">onferunt.</text:span></text:span></text:p>
      <text:p text:style-name="P1">Non fotum ex uno generari aliquid non posse di-<text:line-break/>crt, sed ne ex duobus quidem, nisi ejusdem gene-<text:line-break/>ris sint quae miscentur, hoc est familiaritatem fubstan-<text:line-break/>riae habentia: at ea manifesto -asperent fieri .in diversi<text:line-break/>generis animalium generatione, quemadmodum in equis<text:line-break/>habet et asinis, vulpibus et canibus: nam ex horum<text:line-break/>mixtione generatur animal veluti ex duobus mixtum. Quae<text:line-break/>autem naturam habent multum inter fe differentem, neque<text:line-break/>si misceantur, unquam generare aliquid possunt. Porro<text:line-break/>quod ad orationis finem .adjectum est [neque similia nobis<text:line-break/>efficiantur] libri interpretes ceu manifestum praetereunt.<text:line-break/>obscurum autem est, aut. non probe a scriptore iuterpre-<text:line-break/>talum aut a tr anscrip turibus vitiatum. Quod autem mihi</text:p>
      <text:p text:style-name="P3">ridetur velle innuere, id est, etsi non simile specie sit<text:line-break/>animal alterum, quod alteri nuscetur, communionem certe<text:line-break/>quandam naturae esse .dicit. Non enim similia nobis ef-.<text:line-break/>fici poterunt, hoc est non generatio ex congressu fleri<text:line-break/>potest animalis, iis quae procrearunt ipsum similis. For-<text:line-break/><text:span text:style-name="Default_20_Paragraph_20_Font"><text:span text:style-name="T1">t</text:span></text:span>an etiam oratio non sic habebat, neque similia nobis ef-<text:line-break/>finientur.</text:p>
      <text:h text:style-name="Heading_20_2" text:outline-level="2">.XI.</text:h>
      <text:p text:style-name="P4">P<text:span text:style-name="Default_20_Paragraph_20_Font"><text:span text:style-name="T1">raeterea n</text:span></text:span>i<text:span text:style-name="Default_20_Paragraph_20_Font"><text:span text:style-name="T1">si cal</text:span></text:span>i<text:span text:style-name="Default_20_Paragraph_20_Font"><text:span text:style-name="T1">dum cu</text:span></text:span>m ful<text:span text:style-name="Default_20_Paragraph_20_Font"><text:span text:style-name="T1">g</text:span></text:span>i<text:span text:style-name="Default_20_Paragraph_20_Font"><text:span text:style-name="T1">d</text:span></text:span>o <text:span text:style-name="Default_20_Paragraph_20_Font"><text:span text:style-name="T1">et siccum cum hu</text:span></text:span>mi-<text:line-break/><text:span text:style-name="Default_20_Paragraph_20_Font"><text:span text:style-name="T1">d</text:span></text:span>u<text:span text:style-name="Default_20_Paragraph_20_Font"><text:span text:style-name="T1">m odorate eeaequabd</text:span></text:span>i<text:span text:style-name="Default_20_Paragraph_20_Font"><text:span text:style-name="T1">ter</text:span></text:span> i<text:span text:style-name="Default_20_Paragraph_20_Font"><text:span text:style-name="T1">nter su habeant, sed alte-<text:line-break/>ru</text:span></text:span>m <text:span text:style-name="Default_20_Paragraph_20_Font"><text:span text:style-name="T1">alteri et robust</text:span></text:span>i<text:span text:style-name="Default_20_Paragraph_20_Font"><text:span text:style-name="T1">u</text:span></text:span>s i<text:span text:style-name="Default_20_Paragraph_20_Font"><text:span text:style-name="T1">mbec</text:span></text:span>i<text:span text:style-name="Default_20_Paragraph_20_Font"><text:span text:style-name="T1">ll</text:span></text:span>iori <text:span text:style-name="Default_20_Paragraph_20_Font"><text:span text:style-name="T1">multu</text:span></text:span>m <text:span text:style-name="Default_20_Paragraph_20_Font"><text:span text:style-name="T1">praepolleat,<text:line-break/>nu</text:span></text:span>l<text:span text:style-name="Default_20_Paragraph_20_Font"><text:span text:style-name="T1">la generat</text:span></text:span>io <text:span text:style-name="Default_20_Paragraph_20_Font"><text:span text:style-name="T1">sutura .esu</text:span></text:span></text:p>
      <text:p text:style-name="P1">Antea quidem dixit .non. posse- prolificum absolvi ge-<text:line-break/>necationem ullius,: nisi quae coeunt ejusdem .sint generis;<text:line-break/>non tamen eorum quae generis sunt ejusdem coitus ne-<text:line-break/>cessatio generat. Porro . haris <text:span text:style-name="Default_20_Paragraph_20_Font"><text:span text:style-name="T1">r</text:span></text:span> orationem in aphorismis<text:line-break/>integre protulit, ubi inquit, <text:span text:style-name="Default_20_Paragraph_20_Font"><text:span text:style-name="T1">quaecunque fa</text:span></text:span>i<text:span text:style-name="Default_20_Paragraph_20_Font"><text:span text:style-name="T1">g</text:span></text:span>i<text:span text:style-name="Default_20_Paragraph_20_Font"><text:span text:style-name="T1">do</text:span></text:span>s <text:span text:style-name="Default_20_Paragraph_20_Font"><text:span text:style-name="T1">denso</text:span></text:span>s-</text:p>
      <text:p text:style-name="P3"><text:span text:style-name="Default_20_Paragraph_20_Font"><text:span text:style-name="T1">que haben</text:span></text:span>t <text:span text:style-name="Default_20_Paragraph_20_Font"><text:span text:style-name="T1">u</text:span></text:span>t<text:span text:style-name="Default_20_Paragraph_20_Font"><text:span text:style-name="T1">eros, n</text:span></text:span>o<text:span text:style-name="Default_20_Paragraph_20_Font"><text:span text:style-name="T1">n conc</text:span></text:span>i<text:span text:style-name="Default_20_Paragraph_20_Font"><text:span text:style-name="T1">p</text:span></text:span>i<text:span text:style-name="Default_20_Paragraph_20_Font"><text:span text:style-name="T1">unt,- et quaecunque prae-<text:line-break/>hum</text:span></text:span>i<text:span text:style-name="Default_20_Paragraph_20_Font"><text:span text:style-name="T1">dos u</text:span></text:span>t<text:span text:style-name="Default_20_Paragraph_20_Font"><text:span text:style-name="T1">ero</text:span></text:span>s <text:span text:style-name="Default_20_Paragraph_20_Font"><text:span text:style-name="T1">obtinen</text:span></text:span>t, <text:span text:style-name="Default_20_Paragraph_20_Font"><text:span text:style-name="T1">non concipiunt, nam</text:span></text:span> i<text:span text:style-name="Default_20_Paragraph_20_Font"><text:span text:style-name="T1">n h</text:span></text:span>is <text:span text:style-name="Default_20_Paragraph_20_Font"><text:span text:style-name="T1">ge-<text:line-break/>n</text:span></text:span>it<text:span text:style-name="Default_20_Paragraph_20_Font"><text:span text:style-name="T1">ura ext</text:span></text:span>i<text:span text:style-name="Default_20_Paragraph_20_Font"><text:span text:style-name="T1">nguitur. Ad haec quae sicco</text:span></text:span>s <text:span text:style-name="Default_20_Paragraph_20_Font"><text:span text:style-name="T1">mag</text:span></text:span>is <text:span text:style-name="Default_20_Paragraph_20_Font"><text:span text:style-name="T1">et arden-<text:line-break/>te</text:span></text:span>s ; <text:span text:style-name="Default_20_Paragraph_20_Font"><text:span text:style-name="T1">nam al</text:span></text:span>i<text:span text:style-name="Default_20_Paragraph_20_Font"><text:span text:style-name="T1">men</text:span></text:span>ti <text:span text:style-name="Default_20_Paragraph_20_Font"><text:span text:style-name="T1">inop</text:span></text:span>i<text:span text:style-name="Default_20_Paragraph_20_Font"><text:span text:style-name="T1">a se</text:span></text:span>m<text:span text:style-name="Default_20_Paragraph_20_Font"><text:span text:style-name="T1">en corrump</text:span></text:span>i<text:span text:style-name="Default_20_Paragraph_20_Font"><text:span text:style-name="T1">tur. Quae ver</text:span></text:span>o<text:line-break/><text:span text:style-name="Default_20_Paragraph_20_Font"><text:span text:style-name="T1">moderatum ex utr</text:span></text:span>is<text:span text:style-name="Default_20_Paragraph_20_Font"><text:span text:style-name="T1">que tempera</text:span></text:span>m<text:span text:style-name="Default_20_Paragraph_20_Font"><text:span text:style-name="T1">en</text:span></text:span>t<text:span text:style-name="Default_20_Paragraph_20_Font"><text:span text:style-name="T1">um habent, faecundae<text:line-break/>siun</text:span></text:span>t. His ve<text:span text:style-name="Default_20_Paragraph_20_Font"><text:span text:style-name="T1">r</text:span></text:span>bis docet quas ob causas mulieres insue-<text:line-break/>eundae fiant. Indicat autem id etiam, quod hoc conse-<text:line-break/>quitur, de quo et nos alibi et alii plerique ante nos<text:line-break/>scripserunt.. Innuit et Plato, quum diceret <text:span text:style-name="Default_20_Paragraph_20_Font"><text:span text:style-name="T1">non ex</text:span></text:span>i<text:span text:style-name="Default_20_Paragraph_20_Font"><text:span text:style-name="T1">guam<text:line-break/>este arte</text:span></text:span>m , <text:span text:style-name="Default_20_Paragraph_20_Font"><text:span text:style-name="T1">qua qu</text:span></text:span>i<text:span text:style-name="Default_20_Paragraph_20_Font"><text:span text:style-name="T1">s n</text:span></text:span>o<text:span text:style-name="Default_20_Paragraph_20_Font"><text:span text:style-name="T1">v</text:span></text:span>i<text:span text:style-name="Default_20_Paragraph_20_Font"><text:span text:style-name="T1">t et v</text:span></text:span>i<text:span text:style-name="Default_20_Paragraph_20_Font"><text:span text:style-name="T1">ros et</text:span></text:span> m<text:span text:style-name="Default_20_Paragraph_20_Font"><text:span text:style-name="T1">uliere</text:span></text:span>s <text:span text:style-name="Default_20_Paragraph_20_Font"><text:span text:style-name="T1">c</text:span></text:span>o<text:span text:style-name="Default_20_Paragraph_20_Font"><text:span text:style-name="T1">nsen</text:span></text:span>t<text:span text:style-name="Default_20_Paragraph_20_Font"><text:span text:style-name="T1">a-<text:line-break/>neum habente</text:span></text:span>s <text:span text:style-name="Default_20_Paragraph_20_Font"><text:span text:style-name="T1">generat</text:span></text:span>i<text:span text:style-name="Default_20_Paragraph_20_Font"><text:span text:style-name="T1">on</text:span></text:span>i . <text:span text:style-name="Default_20_Paragraph_20_Font"><text:span text:style-name="T1">te</text:span></text:span>m<text:span text:style-name="Default_20_Paragraph_20_Font"><text:span text:style-name="T1">peramen</text:span></text:span>t<text:span text:style-name="Default_20_Paragraph_20_Font"><text:span text:style-name="T1">u</text:span></text:span>m <text:span text:style-name="Default_20_Paragraph_20_Font"><text:span text:style-name="T1">con</text:span></text:span>p<text:span text:style-name="Default_20_Paragraph_20_Font"><text:span text:style-name="T1">ungere.<text:line-break/></text:span></text:span>Quae enim de uteri temperamentis dixit, eadem etiam de<text:line-break/>seminis temperamento intelligere oportet: siquidem et id<text:line-break/>interdum humidius est quam conveniat , . aut frigidius;<text:line-break/>aliquando siccius aut ardentius. Familiare autem est sic-<text:line-break/>cleri utero humidius femen ; humidiori siccius, quemad-.<text:line-break/>modum. et calidiori frigidius; Rigidiori autem calidius.</text:p>
      <text:p text:style-name="P3">De quibus uberius in libro de ratione procreandi liberos<text:line-break/>pertractamus. Nunc satis est scire; quod neque aliquid<text:line-break/>potest ex usio gigni, neque ex duobus aut etiam pluri-<text:line-break/>bus coeuntibus, nisi familiaritas mutua sit et commode-<text:line-break/>ratio quaedam temperamenti , quae ex coeuntibus persici- .<text:line-break/>tur, id generari potest.</text:p>
      <text:h text:style-name="Heading_20_2" text:outline-level="2">XII.</text:h>
      <text:p text:style-name="P4"><text:span text:style-name="Default_20_Paragraph_20_Font"><text:span text:style-name="T1">Quoc</text:span></text:span>i<text:span text:style-name="Default_20_Paragraph_20_Font"><text:span text:style-name="T1">rca qu</text:span></text:span>omo<text:span text:style-name="Default_20_Paragraph_20_Font"><text:span text:style-name="T1">d</text:span></text:span>o <text:span text:style-name="Default_20_Paragraph_20_Font"><text:span text:style-name="T1">ra</text:span></text:span>t<text:span text:style-name="Default_20_Paragraph_20_Font"><text:span text:style-name="T1">i</text:span></text:span>o<text:span text:style-name="Default_20_Paragraph_20_Font"><text:span text:style-name="T1">ni consen</text:span></text:span>t<text:span text:style-name="Default_20_Paragraph_20_Font"><text:span text:style-name="T1">aneum suer</text:span></text:span>i<text:span text:style-name="Default_20_Paragraph_20_Font"><text:span text:style-name="T1">t, ab un</text:span></text:span>o<text:line-break/><text:span text:style-name="Default_20_Paragraph_20_Font"><text:span text:style-name="T1">aliquid generari, quu</text:span></text:span>m <text:span text:style-name="Default_20_Paragraph_20_Font"><text:span text:style-name="T1">ne a p</text:span></text:span>l<text:span text:style-name="Default_20_Paragraph_20_Font"><text:span text:style-name="T1">ur</text:span></text:span>i<text:span text:style-name="Default_20_Paragraph_20_Font"><text:span text:style-name="T1">bu</text:span></text:span>s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generetur,<text:line-break/>n</text:span></text:span>i<text:span text:style-name="Default_20_Paragraph_20_Font"><text:span text:style-name="T1">si proba</text:span></text:span>m <text:span text:style-name="Default_20_Paragraph_20_Font"><text:span text:style-name="T1">in</text:span></text:span>t<text:span text:style-name="Default_20_Paragraph_20_Font"><text:span text:style-name="T1">er se te</text:span></text:span>m<text:span text:style-name="Default_20_Paragraph_20_Font"><text:span text:style-name="T1">perie</text:span></text:span>m <text:span text:style-name="Default_20_Paragraph_20_Font"><text:span text:style-name="T1">habere c</text:span></text:span>o<text:span text:style-name="Default_20_Paragraph_20_Font"><text:span text:style-name="T1">n</text:span></text:span>ti<text:span text:style-name="Default_20_Paragraph_20_Font"><text:span text:style-name="T1">geri</text:span></text:span>t.</text:p>
      <text:p text:style-name="P1">Reliqua hujus sententiae ex praedictis sunt conspicua.<text:line-break/>Meminisse autem oportet nominis in ea dicti <text:span text:style-name="Default_20_Paragraph_20_Font"><text:span text:style-name="T5">κράσεως</text:span></text:span><text:span text:style-name="Default_20_Paragraph_20_Font"><text:span text:style-name="T4">,<text:line-break/></text:span></text:span>temperamenti, quod Ionice <text:span text:style-name="Default_20_Paragraph_20_Font"><text:span text:style-name="T5">κρήσιος</text:span></text:span><text:span text:style-name="Default_20_Paragraph_20_Font"><text:span text:style-name="T4"> </text:span></text:span>protulit, quoniam pri-<text:line-break/>mus quorum memoria ad nos pervenit Hippocrates ere-<text:line-break/>menta <text:span text:style-name="Default_20_Paragraph_20_Font"><text:span text:style-name="T5">κερἀννυσθαι</text:span></text:span><text:span text:style-name="Default_20_Paragraph_20_Font"><text:span text:style-name="T4"> </text:span></text:span>id est contemperari docuit, quemad-<text:line-break/>modum et paulo ante ostensum esu Atque hac ratione</text:p>
      <text:p text:style-name="P3">differt ab EmpedocIe;. is. etenim ex eisdem elementis, qui-<text:line-break/>bus et Hippocrates nos aliisque omnia . corpora , quae circa<text:line-break/>terram sunt, constare dicit, non tamen invicem contem-<text:line-break/>peratis, sed per exiguas partes commissis et fe contingen-<text:line-break/>tibus. Quod vero et haec opinio simili modo coarguitur,<text:line-break/>quo illae opiniones quae sensile corpus ex insensilibus im-<text:line-break/>patibilibusque primis corporibus generant, in commenta-<text:line-break/>rio de elementis ex Hippocratis sententia ostensum est,<text:line-break/>ubi etiam omnium fere physicarum opinionum mentionem<text:line-break/>fecimus, quae de primis principiis aut elementis exti-<text:line-break/>teruut.</text:p>
      <text:h text:style-name="Heading_20_2" text:outline-level="2"><text:span text:style-name="Default_20_Paragraph_20_Font"><text:span text:style-name="T1">i</text:span></text:span> XllI. <text:span text:style-name="Default_20_Paragraph_20_Font"><text:span text:style-name="T1">g se</text:span></text:span></text:h>
      <text:p text:style-name="P4"><text:span text:style-name="Default_20_Paragraph_20_Font"><text:span text:style-name="T1">Quum</text:span></text:span> it<text:span text:style-name="Default_20_Paragraph_20_Font"><text:span text:style-name="T1">aque ejus</text:span></text:span>m<text:span text:style-name="Default_20_Paragraph_20_Font"><text:span text:style-name="T1">od</text:span></text:span>i <text:span text:style-name="Default_20_Paragraph_20_Font"><text:span text:style-name="T1">sit na</text:span></text:span>t<text:span text:style-name="Default_20_Paragraph_20_Font"><text:span text:style-name="T1">ura cum rel</text:span></text:span>i<text:span text:style-name="Default_20_Paragraph_20_Font"><text:span text:style-name="T1">quoru</text:span></text:span>m <text:span text:style-name="Default_20_Paragraph_20_Font"><text:span text:style-name="T1">omn</text:span></text:span>i<text:span text:style-name="Default_20_Paragraph_20_Font"><text:span text:style-name="T1">um,<text:line-break/></text:span></text:span>t<text:span text:style-name="Default_20_Paragraph_20_Font"><text:span text:style-name="T1">um h</text:span></text:span>o<text:span text:style-name="Default_20_Paragraph_20_Font"><text:span text:style-name="T1">m</text:span></text:span>i<text:span text:style-name="Default_20_Paragraph_20_Font"><text:span text:style-name="T1">n</text:span></text:span>i<text:span text:style-name="Default_20_Paragraph_20_Font"><text:span text:style-name="T1">s, non unu</text:span></text:span>m <text:span text:style-name="Default_20_Paragraph_20_Font"><text:span text:style-name="T1">este hom</text:span></text:span>i<text:span text:style-name="Default_20_Paragraph_20_Font"><text:span text:style-name="T1">nem necesse est; sed<text:line-break/>unumquodque eorum quae ad generatione</text:span></text:span>m <text:span text:style-name="Default_20_Paragraph_20_Font"><text:span text:style-name="T1">c</text:span></text:span>o<text:span text:style-name="Default_20_Paragraph_20_Font"><text:span text:style-name="T1">nserunt,<text:line-break/></text:span></text:span>t<text:span text:style-name="Default_20_Paragraph_20_Font"><text:span text:style-name="T1">alem</text:span></text:span> i<text:span text:style-name="Default_20_Paragraph_20_Font"><text:span text:style-name="T1">n c</text:span></text:span>o<text:span text:style-name="Default_20_Paragraph_20_Font"><text:span text:style-name="T1">rp</text:span></text:span>o<text:span text:style-name="Default_20_Paragraph_20_Font"><text:span text:style-name="T1">re facultatem quale</text:span></text:span>m <text:span text:style-name="Default_20_Paragraph_20_Font"><text:span text:style-name="T1">con</text:span></text:span>t<text:span text:style-name="Default_20_Paragraph_20_Font"><text:span text:style-name="T1">ul</text:span></text:span>i<text:span text:style-name="Default_20_Paragraph_20_Font"><text:span text:style-name="T1">t</text:span></text:span> o<text:span text:style-name="Default_20_Paragraph_20_Font"><text:span text:style-name="T1">b</text:span></text:span>ti<text:span text:style-name="Default_20_Paragraph_20_Font"><text:span text:style-name="T1">nere.</text:span></text:span></text:p>
      <text:p text:style-name="P2"><text:span text:style-name="Default_20_Paragraph_20_Font"><text:span text:style-name="T4">. </text:span></text:span>Praefatus Hippocrates nisi calidum frigido et sic cum<text:line-break/>humido moderatu contemperatum fit , corporum. videlicet<text:line-break/>generabilium generationis haud posse fieri: .nunc rane ma-<text:line-break/>nifesto non hominis tantum, fed .omnium etiam quae ge-<text:line-break/>cenationem corruptionemque corporis. subeunt, ex ipsis<text:line-break/>generationem esse pronuntiat. Nam ex calido , frigido,<text:line-break/>sicco et humido omnia creata sunt, coque communia<text:line-break/>omnium. esse .haec elementa. Propria autem .hominis na-<text:line-break/>tutae sanguinem, pituitam, bilem flavam et nigram. Quam-<text:line-break/>quam ne haec quidem propria recte dixeris.; ut quae<text:line-break/>.omnium sanguine praeditorum animantium sint communia.<text:line-break/>Constat autem et horum singula ex prunis. creata esse<text:line-break/>quatuor <text:span text:style-name="Default_20_Paragraph_20_Font"><text:span text:style-name="T1">elemen</text:span></text:span>tis, quae a qualitatibus nominantes humi-<text:line-break/>dum ,. siccum, frigidum et calidum dicimus. Propria vero<text:line-break/>substantiae ips<text:span text:style-name="Default_20_Paragraph_20_Font"><text:span text:style-name="T1">a</text:span></text:span>rum nomina sunt, ignis, aqua, aer, terra.<text:line-break/>Apertum. siquidem est elementa fecundum simplices, nec<text:line-break/>mixtas qualitates nuncupari: quum calor struimus igni in-<text:line-break/>sit, quemadmodum et humor aeri, frigus aquae; siccitas</text:p>
      <text:p text:style-name="P3">summa una cum densitate et frigore terrae. Quomodo<text:line-break/>igitur nonnulli arbitrantur , Hippocratem humidum qui-<text:line-break/>dem, siccum, frigidum et calidum elementa .statuere (haec<text:line-break/>enim in homine apparere] ignem vero, aquam, aerem- et<text:line-break/>terram non admittere? eo quod neque horum aliquod in<text:line-break/>humano corpore conspiciatur? haud tamen assequentes rn-<text:line-break/>tellectu, ea quae in corpore apparent, ut calida, frigida,<text:line-break/>sicca, humida, esse apparentia et visibilia corporis ele-<text:line-break/>menta. Quae quis audebit elementa omnium corporum<text:line-break/>esse communia pronunciare? Nemo profecto, etiam stu-<text:line-break/>pidissimus, quum Hippocrates dixit; <text:span text:style-name="Default_20_Paragraph_20_Font"><text:span text:style-name="T1">Necesse igitur est,<text:line-break/>quu</text:span></text:span>m t<text:span text:style-name="Default_20_Paragraph_20_Font"><text:span text:style-name="T1">al</text:span></text:span>is <text:span text:style-name="Default_20_Paragraph_20_Font"><text:span text:style-name="T1">e</text:span></text:span>t <text:span text:style-name="Default_20_Paragraph_20_Font"><text:span text:style-name="T1">al</text:span></text:span>i<text:span text:style-name="Default_20_Paragraph_20_Font"><text:span text:style-name="T1">oru</text:span></text:span>m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um et h</text:span></text:span>om<text:span text:style-name="Default_20_Paragraph_20_Font"><text:span text:style-name="T1">in</text:span></text:span>is <text:span text:style-name="Default_20_Paragraph_20_Font"><text:span text:style-name="T1">natura sit, </text:span></text:span>non<text:line-break/>arbitrandum est nunc ipsum dicere ea quae in corpore<text:line-break/>humano videntur, calida, frigida, sicca et humida; feti<text:line-break/>quatuor elementa, quae. summas et expertes mixtionis qua-<text:line-break/>litates obtinent, ex quibus invicem contemperatis omnia<text:line-break/>quae in medio funt corpora gignuntur, per exuperantiam<text:line-break/>non proprie appellata calida, frigida, sicca et humida.</text:p>
      <text:p text:style-name="P3">Nam si haec jam contemperata elementa statuamus, ea<text:line-break/>quae fummas habent qualitates haud novi quid este di-<text:line-break/>cemos. Jam proxima oratione clarius adhuc suam ipsius<text:line-break/>sententiam explicat, ad quam modo digrediamur.</text:p>
      <text:h text:style-name="Heading_20_2" text:outline-level="2">XIU .</text:h>
      <text:p text:style-name="P4">R<text:span text:style-name="Default_20_Paragraph_20_Font"><text:span text:style-name="T1">ursus e</text:span></text:span>ti<text:span text:style-name="Default_20_Paragraph_20_Font"><text:span text:style-name="T1">a</text:span></text:span>m <text:span text:style-name="Default_20_Paragraph_20_Font"><text:span text:style-name="T1">necesse est</text:span></text:span>, i<text:span text:style-name="Default_20_Paragraph_20_Font"><text:span text:style-name="T1">ntereunte ho</text:span></text:span>mi<text:span text:style-name="Default_20_Paragraph_20_Font"><text:span text:style-name="T1">n</text:span></text:span>i<text:span text:style-name="Default_20_Paragraph_20_Font"><text:span text:style-name="T1">s c</text:span></text:span>o<text:span text:style-name="Default_20_Paragraph_20_Font"><text:span text:style-name="T1">rpore unum—<text:line-break/>quodque ad suam secedere natura</text:span></text:span>m, <text:span text:style-name="Default_20_Paragraph_20_Font"><text:span text:style-name="T1">humidum ad hu-<text:line-break/>m</text:span></text:span>i<text:span text:style-name="Default_20_Paragraph_20_Font"><text:span text:style-name="T1">dum , siccum ad siccu</text:span></text:span>m , <text:span text:style-name="Default_20_Paragraph_20_Font"><text:span text:style-name="T1">cal</text:span></text:span>i<text:span text:style-name="Default_20_Paragraph_20_Font"><text:span text:style-name="T1">dum ad cal</text:span></text:span>i<text:span text:style-name="Default_20_Paragraph_20_Font"><text:span text:style-name="T1">dum e</text:span></text:span>t <text:span text:style-name="Default_20_Paragraph_20_Font"><text:span text:style-name="T1">fui-.<text:line-break/>g</text:span></text:span>i<text:span text:style-name="Default_20_Paragraph_20_Font"><text:span text:style-name="T1">dum ad fu</text:span></text:span>l<text:span text:style-name="Default_20_Paragraph_20_Font"><text:span text:style-name="T1">g</text:span></text:span>i<text:span text:style-name="Default_20_Paragraph_20_Font"><text:span text:style-name="T1">dum.</text:span></text:span></text:p>
      <text:p text:style-name="P1">Quum in hominis obitu unumquodque praedictorum<text:line-break/>elementorum dirimitur, ad suam naturam secedere com-<text:line-break/>memorat, quae -calidum, frigidum,- siccum et. humidum<text:line-break/>vocabat: non sanguinem dicens ad mundi sanguinem, .plo<text:line-break/>tritam ad pituitam, bilem ad bilem, arteriam ad arteriam,<text:line-break/>carnem ad carnem , venam ad venam, nervum ad ner-</text:p>
      <text:p text:style-name="P3">vum abire : sed singulorum horum calidum et frigidum,<text:line-break/>humidum et siccum ad communia omnium elementa disce-<text:line-break/>dere. Nervus enim nimirum ex calido, frigido, sicco et<text:line-break/>humido elementis scilicet compositus est: quippe non ex<text:line-break/>alio nervo, sicut nec vena ex alia vena, quoniam ne co-<text:line-break/>gitari quidem possunt per tuta invicem contemperata esse<text:line-break/>haec; caro, vena, os, arteria et aliae partes. Vult autem<text:line-break/>ipse, si paulo ante dictorum meminimus, per tota invicem<text:line-break/>calidum, frigidum, siccum et humidum esse contemperata.<text:line-break/>Quere non hae quae palam in corpore humano videntur<text:line-break/>calidae, frigidae, siccae -et humidae particulae, hominis<text:line-break/>naturae elementa sunt.p sed illa quae has ipsas composue-<text:line-break/>runt generamntque. Haec autem funt aqua, ignis, aer et<text:line-break/>terra; de quibus abunde in opere de elementis secundum<text:line-break/>Hippocratis sententiam disseruimus.</text:p>
      <text:h text:style-name="P16" text:outline-level="2">XV.</text:h>
      <text:p text:style-name="P4"><text:span text:style-name="Default_20_Paragraph_20_Font"><text:span text:style-name="T1">Ta</text:span></text:span>li<text:span text:style-name="Default_20_Paragraph_20_Font"><text:span text:style-name="T1">s au</text:span></text:span>t<text:span text:style-name="Default_20_Paragraph_20_Font"><text:span text:style-name="T1">e</text:span></text:span>m t<text:span text:style-name="Default_20_Paragraph_20_Font"><text:span text:style-name="T1">u</text:span></text:span>m <text:span text:style-name="Default_20_Paragraph_20_Font"><text:span text:style-name="T1">ani</text:span></text:span>m<text:span text:style-name="Default_20_Paragraph_20_Font"><text:span text:style-name="T1">an</text:span></text:span>ti<text:span text:style-name="Default_20_Paragraph_20_Font"><text:span text:style-name="T1">u</text:span></text:span>m , <text:span text:style-name="Default_20_Paragraph_20_Font"><text:span text:style-name="T1">tu</text:span></text:span>m <text:span text:style-name="Default_20_Paragraph_20_Font"><text:span text:style-name="T1">cae</text:span></text:span>t<text:span text:style-name="Default_20_Paragraph_20_Font"><text:span text:style-name="T1">erorum o</text:span></text:span>m<text:span text:style-name="Default_20_Paragraph_20_Font"><text:span text:style-name="T1">n</text:span></text:span>i<text:span text:style-name="Default_20_Paragraph_20_Font"><text:span text:style-name="T1">um<text:line-break/>est na</text:span></text:span>t<text:span text:style-name="Default_20_Paragraph_20_Font"><text:span text:style-name="T1">ura.</text:span></text:span></text:p>
      <text:p text:style-name="P1">Hujusmodi, inquit, non modo hominis, sed etiam alio-<text:line-break/>rum omnium natura est, ex calido nimirum, frigido, sicco<text:line-break/>et humido , simplicibus et summis contemperata. Nam<text:line-break/>quae in medio consistunt, omnia temperamentum ex his<text:line-break/>obtinuerunt. Igitur ab intellectu alienum est dicere, eo-<text:line-break/>rum quae in medio habentur temperamentum ex iis quae<text:line-break/>in medio sunt fieri. Hoc autem non percipiunt sc dicere,<text:line-break/>qui ex iis quae ru corpore conspiciuntur, humidis, lienis,<text:line-break/>calidis et frigidis naturam nostram constare tuentur. Ad-<text:line-break/>huc absurdius est, si et aliorum omnium a<text:span text:style-name="Default_20_Paragraph_20_Font"><text:span text:style-name="T1">n</text:span></text:span>ima<text:span text:style-name="Default_20_Paragraph_20_Font"><text:span text:style-name="T1">n</text:span></text:span>tium stir-<text:line-break/>piumque naturam ex his conflari dicamus. Hippocrates<text:line-break/>enim clare dixit in oratione proposita et aliorum om<text:span text:style-name="Default_20_Paragraph_20_Font"><text:span text:style-name="T1">n</text:span></text:span>ium<text:line-break/>talem esse naturam. Illi vero haud scio quid dicent,<text:line-break/>quum fici femine in terram detecto, verbi gratia, maxima</text:p>
      <text:p text:style-name="P3">arbor enascatur, Absurdum est dictu, non ex terra et aqua,<text:line-break/>sed aliunde talem ipsi inesse naturam. Atqui terra sui<text:line-break/>ratione summe est frigida , calorem vero ficus quo vivit<text:line-break/>multum <text:span text:style-name="Default_20_Paragraph_20_Font"><text:span text:style-name="T1">o</text:span></text:span>btinet, coque etiam si in valida hieme pertinge-<text:line-break/>retur, n<text:span text:style-name="Default_20_Paragraph_20_Font"><text:span text:style-name="T1">o</text:span></text:span>n emoritur. Liquet igitur corpus fici non s<text:span text:style-name="Default_20_Paragraph_20_Font"><text:span text:style-name="T1">o</text:span></text:span>lum<text:line-break/>ex aqua et terra constitutum esse, fed etiam igneae na-<text:line-break/>turae particeps evasisse. Perspicuum autem eft et aeris<text:line-break/>partem recepisse, siquidem lignum ipsius palam est non<text:line-break/>terra solum, sed et aqua levius. Ex quatuor itaque et<text:line-break/>ficus c<text:span text:style-name="Default_20_Paragraph_20_Font"><text:span text:style-name="T1">o</text:span></text:span>nstat et si haec inde constat, fructus etiam tum<text:line-break/>ipsius, tum alii <text:span text:style-name="Default_20_Paragraph_20_Font"><text:span text:style-name="T1">o</text:span></text:span>mnes. Sunt autem triticum, hordeum,<text:line-break/>fabae aliaque cerealia femina fructuum particulae: atque<text:line-break/>ipfae idcirco ex quatuor consistunt, terra, igne et aqua et<text:line-break/>aere. Quoniam vero ex fructuum stirpiumque esu humo-<text:line-break/>res qui in nobis sunt generantur, et hi nimirum primam<text:line-break/>generationis originem habebunt aquam, terram, aerem et<text:line-break/>ignem. Sed ut dixi , haec etiam in commentario de ele-</text:p>
      <text:p text:style-name="P3">mentis fecundum Hippocratem demonstrata funti Quare<text:line-break/>jam ad alteram sententiam digredi tempestivum esu</text:p>
      <text:h text:style-name="Heading_20_2" text:outline-level="2">XVI.</text:h>
      <text:p text:style-name="P24"><text:line-break/><text:span text:style-name="Default_20_Paragraph_20_Font"><text:span text:style-name="T1">or</text:span></text:span>i<text:span text:style-name="Default_20_Paragraph_20_Font"><text:span text:style-name="T1">un</text:span></text:span>t<text:span text:style-name="Default_20_Paragraph_20_Font"><text:span text:style-name="T1">urque sim</text:span></text:span>ilit<text:span text:style-name="Default_20_Paragraph_20_Font"><text:span text:style-name="T1">er</text:span></text:span> om<text:span text:style-name="Default_20_Paragraph_20_Font"><text:span text:style-name="T1">n</text:span></text:span>i<text:span text:style-name="Default_20_Paragraph_20_Font"><text:span text:style-name="T1">a et sim</text:span></text:span>ili<text:span text:style-name="Default_20_Paragraph_20_Font"><text:span text:style-name="T1">ter</text:span></text:span> o<text:span text:style-name="Default_20_Paragraph_20_Font"><text:span text:style-name="T1">mn</text:span></text:span>i<text:span text:style-name="Default_20_Paragraph_20_Font"><text:span text:style-name="T1">a</text:span></text:span> o<text:span text:style-name="Default_20_Paragraph_20_Font"><text:span text:style-name="T1">cc</text:span></text:span>i<text:span text:style-name="Default_20_Paragraph_20_Font"><text:span text:style-name="T1">dunt.</text:span></text:span></text:p>
      <text:p text:style-name="P1">Nullus vaticinatus fuerit, quosdam fore homines, qui<text:line-break/>rpfum toties oscitantur audituri sint, quoties idem dogma<text:line-break/>pronunciaverit, ut nunc Hippocrates fecit, [omnia] dicens<text:line-break/>non tantum hominem similiter nasci et interire, quemad-<text:line-break/>modum dictum est, ex quatuor scilicet elementis, non<text:line-break/>corporis partibus. calidis aut frigidis aut siccis aut hu-<text:line-break/>nudis. Verum funi nonnulli adeo imperiti (graecanieae<text:line-break/>dictionis, ut putent id quod in corpore humano est cati-<text:line-break/>dumj frigidum, siccum et humidum, sensui dignota com-<text:line-break/>munia omnium generationis esse elementa.</text:p>
      <text:h text:style-name="P16" text:outline-level="2">XVII.</text:h>
      <text:p text:style-name="P4"><text:span text:style-name="Default_20_Paragraph_20_Font"><text:span text:style-name="T1">E</text:span></text:span>o<text:span text:style-name="Default_20_Paragraph_20_Font"><text:span text:style-name="T1">ru</text:span></text:span>m <text:span text:style-name="Default_20_Paragraph_20_Font"><text:span text:style-name="T1">en</text:span></text:span>i<text:span text:style-name="Default_20_Paragraph_20_Font"><text:span text:style-name="T1">su natura ex praedict</text:span></text:span>i<text:span text:style-name="Default_20_Paragraph_20_Font"><text:span text:style-name="T1">s o</text:span></text:span>m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consta</text:span></text:span>t; <text:span text:style-name="Default_20_Paragraph_20_Font"><text:span text:style-name="T1">et ut<text:line-break/>praed</text:span></text:span>i<text:span text:style-name="Default_20_Paragraph_20_Font"><text:span text:style-name="T1">cta sunt a nobi</text:span></text:span>s, i<text:span text:style-name="Default_20_Paragraph_20_Font"><text:span text:style-name="T1">n id</text:span></text:span> i<text:span text:style-name="Default_20_Paragraph_20_Font"><text:span text:style-name="T1">psum ex quo constat unu</text:span></text:span>m-<text:line-break/><text:span text:style-name="Default_20_Paragraph_20_Font"><text:span text:style-name="T1">qu</text:span></text:span>o<text:span text:style-name="Default_20_Paragraph_20_Font"><text:span text:style-name="T1">dque desin</text:span></text:span>it, <text:span text:style-name="Default_20_Paragraph_20_Font"><text:span text:style-name="T1">pr</text:span></text:span>oi<text:span text:style-name="Default_20_Paragraph_20_Font"><text:span text:style-name="T1">ndeque eo seced</text:span></text:span>it.</text:p>
      <text:p text:style-name="P1">Immoratur <text:span text:style-name="Default_20_Paragraph_20_Font"><text:span text:style-name="T1">t</text:span></text:span>uo dogmati naturam omnium censens ex<text:line-break/>commemoratis quatuor constitui et in eadem finire. U<text:span text:style-name="Default_20_Paragraph_20_Font"><text:span text:style-name="T1">nde<text:line-break/>en</text:span></text:span>i<text:span text:style-name="Default_20_Paragraph_20_Font"><text:span text:style-name="T1">m singula. const</text:span></text:span>i<text:span text:style-name="Default_20_Paragraph_20_Font"><text:span text:style-name="T1">tuta sun</text:span></text:span>t, i<text:span text:style-name="Default_20_Paragraph_20_Font"><text:span text:style-name="T1">nqu</text:span></text:span>it, <text:span text:style-name="Default_20_Paragraph_20_Font"><text:span text:style-name="T1">illuc et</text:span></text:span>i<text:span text:style-name="Default_20_Paragraph_20_Font"><text:span text:style-name="T1">a</text:span></text:span>m <text:span text:style-name="Default_20_Paragraph_20_Font"><text:span text:style-name="T1">recedun</text:span></text:span>t,<text:line-break/>ad communia scilicet mundi elementa, terram,. aquam,<text:line-break/>aerem et ignem. Prorsus igitur Hippocratis sententiam<text:line-break/>ignorant et id quod initio dictum esu Neque enim <text:span text:style-name="Default_20_Paragraph_20_Font"><text:span text:style-name="T5">τὸ</text:span></text:span><text:span text:style-name="Default_20_Paragraph_20_Font"><text:span text:style-name="T4"><text:line-break/></text:span></text:span><text:span text:style-name="Default_20_Paragraph_20_Font"><text:span text:style-name="T5">πάμπαν</text:span></text:span><text:span text:style-name="Default_20_Paragraph_20_Font"><text:span text:style-name="T4">, </text:span></text:span><text:span text:style-name="Default_20_Paragraph_20_Font"><text:span text:style-name="T1">in t</text:span></text:span>ot<text:span text:style-name="Default_20_Paragraph_20_Font"><text:span text:style-name="T1">u</text:span></text:span>m hominem dixerim aerem, neque aquam,<text:line-break/>neque ignem ; neque terram pro <text:span text:style-name="Default_20_Paragraph_20_Font"><text:span text:style-name="T1">p</text:span></text:span>nf <text:span text:style-name="Default_20_Paragraph_20_Font"><text:span text:style-name="T5">όλως</text:span></text:span><text:span text:style-name="Default_20_Paragraph_20_Font"><text:span text:style-name="T4"> </text:span></text:span>, <text:span text:style-name="Default_20_Paragraph_20_Font"><text:span text:style-name="T1">nequaquam e</text:span></text:span>t<text:line-break/><text:span text:style-name="Default_20_Paragraph_20_Font"><text:span text:style-name="T1">nul</text:span></text:span>l<text:span text:style-name="Default_20_Paragraph_20_Font"><text:span text:style-name="T1">a</text:span></text:span>. i<text:span text:style-name="Default_20_Paragraph_20_Font"><text:span text:style-name="T1">n par</text:span></text:span>t<text:span text:style-name="Default_20_Paragraph_20_Font"><text:span text:style-name="T1">e</text:span></text:span> intelligentes. Liquet enim Hippocratem<text:line-break/>non velle communia omnium elementa nequaquam in<text:line-break/>corpore humano esse, verum eos qui unum solum ex ipsis<text:line-break/>dicunt insectari.</text:p>
      <text:h text:style-name="P16" text:outline-level="2"><text:span text:style-name="Default_20_Paragraph_20_Font"><text:span text:style-name="T9">,<text:tab/></text:span></text:span>XVIII.</text:h>
      <text:p text:style-name="P4"><text:span text:style-name="Default_20_Paragraph_20_Font"><text:span text:style-name="T1">C</text:span></text:span>o<text:span text:style-name="Default_20_Paragraph_20_Font"><text:span text:style-name="T1">rpu</text:span></text:span>s <text:span text:style-name="Default_20_Paragraph_20_Font"><text:span text:style-name="T1">au</text:span></text:span>t<text:span text:style-name="Default_20_Paragraph_20_Font"><text:span text:style-name="T1">em hom</text:span></text:span>i<text:span text:style-name="Default_20_Paragraph_20_Font"><text:span text:style-name="T1">n</text:span></text:span>is i<text:span text:style-name="Default_20_Paragraph_20_Font"><text:span text:style-name="T1">n se sanguinem et pitu</text:span></text:span>i<text:span text:style-name="Default_20_Paragraph_20_Font"><text:span text:style-name="T1">tam e</text:span></text:span>t <text:span text:style-name="Default_20_Paragraph_20_Font"><text:span text:style-name="T1">b</text:span></text:span>i-<text:line-break/>l<text:span text:style-name="Default_20_Paragraph_20_Font"><text:span text:style-name="T1">em dupl</text:span></text:span>i<text:span text:style-name="Default_20_Paragraph_20_Font"><text:span text:style-name="T1">cem, siavam ac n</text:span></text:span>i<text:span text:style-name="Default_20_Paragraph_20_Font"><text:span text:style-name="T1">gram con</text:span></text:span>ti<text:span text:style-name="Default_20_Paragraph_20_Font"><text:span text:style-name="T1">net.</text:span></text:span> E<text:span text:style-name="Default_20_Paragraph_20_Font"><text:span text:style-name="T1">t haec<text:line-break/>tua</text:span></text:span> i<text:span text:style-name="Default_20_Paragraph_20_Font"><text:span text:style-name="T1">psi natura est c</text:span></text:span>o<text:span text:style-name="Default_20_Paragraph_20_Font"><text:span text:style-name="T1">rpor</text:span></text:span>is <text:span text:style-name="Default_20_Paragraph_20_Font"><text:span text:style-name="T1">et per haec dolet e</text:span></text:span>t su-<text:line-break/><text:span text:style-name="Default_20_Paragraph_20_Font"><text:span text:style-name="T1">nu</text:span></text:span>m <text:span text:style-name="Default_20_Paragraph_20_Font"><text:span text:style-name="T1">est.</text:span></text:span></text:p>
      <text:p text:style-name="P1">Finita de communibus elementis dissertatione ad ani-<text:line-break/>malium sanguine praeditorum (in quorum numero est et<text:line-break/>homo) elementa in oratione proposita digressus est; de-<text:line-break/>cernens tum nostram ab initio generationem ex sanguine,<text:line-break/>pituita et duplici bile, flava et nigra constare, tum to-<text:line-break/>tius vitae permansionem, eaque tota esse naturam hominis,<text:line-break/>quum humores quidem in <text:span text:style-name="Default_20_Paragraph_20_Font"><text:span text:style-name="T1">s</text:span></text:span>olidis partibus contineantur;<text:line-break/>ipsae vero fetidae in prima animantis quod gestatur in<text:line-break/>utero conformatione generationem ex his sortiantur. Nam<text:line-break/>ompes partes ex menstruo sanguine factae sunt , qui non<text:line-break/>sincerus est fanguis, fed duplicem in fe bilem pituitam-<text:line-break/>que habet; id quod paulo post auctor ostendet. Quin</text:p>
      <text:p text:style-name="P3">etiam quomodo fiat ut ex his sani simus , doleamus et -<text:line-break/>aegrotemus, proxima o<text:span text:style-name="Default_20_Paragraph_20_Font"><text:span text:style-name="T1">r</text:span></text:span>atione persequitur.</text:p>
      <text:h text:style-name="Heading_20_2" text:outline-level="2">XIX.<text:tab/>..iv</text:h>
      <text:p text:style-name="P4"><text:span text:style-name="Default_20_Paragraph_20_Font"><text:span text:style-name="T1">sanum quidem est max</text:span></text:span>im<text:span text:style-name="Default_20_Paragraph_20_Font"><text:span text:style-name="T1">e , quum haec moderatu</text:span></text:span>m i<text:span text:style-name="Default_20_Paragraph_20_Font"><text:span text:style-name="T1">nter<text:line-break/></text:span></text:span>se t<text:span text:style-name="Default_20_Paragraph_20_Font"><text:span text:style-name="T1">um sacul</text:span></text:span>t<text:span text:style-name="Default_20_Paragraph_20_Font"><text:span text:style-name="T1">a</text:span></text:span>t<text:span text:style-name="Default_20_Paragraph_20_Font"><text:span text:style-name="T1">e tum cop</text:span></text:span>i<text:span text:style-name="Default_20_Paragraph_20_Font"><text:span text:style-name="T1">a temperamentu</text:span></text:span>m <text:span text:style-name="Default_20_Paragraph_20_Font"><text:span text:style-name="T1">habuer</text:span></text:span>i<text:span text:style-name="Default_20_Paragraph_20_Font"><text:span text:style-name="T1">nt,<text:line-break/></text:span></text:span>i<text:span text:style-name="Default_20_Paragraph_20_Font"><text:span text:style-name="T1">dque praeserti</text:span></text:span>m <text:span text:style-name="Default_20_Paragraph_20_Font"><text:span text:style-name="T1">si per</text:span></text:span>mi<text:span text:style-name="Default_20_Paragraph_20_Font"><text:span text:style-name="T1">x</text:span></text:span>t<text:span text:style-name="Default_20_Paragraph_20_Font"><text:span text:style-name="T1">a suer</text:span></text:span>i<text:span text:style-name="Default_20_Paragraph_20_Font"><text:span text:style-name="T1">nt.</text:span></text:span></text:p>
      <text:p text:style-name="P1">Om<text:span text:style-name="Default_20_Paragraph_20_Font"><text:span text:style-name="T1">n</text:span></text:span>ium et medicorum et philosophorum, qui absc-<text:line-break/>luti dogmatici <text:span text:style-name="Default_20_Paragraph_20_Font"><text:span text:style-name="T1">t</text:span></text:span>unt. con<text:span text:style-name="Default_20_Paragraph_20_Font"><text:span text:style-name="T1">t</text:span></text:span>en<text:span text:style-name="Default_20_Paragraph_20_Font"><text:span text:style-name="T1">t</text:span></text:span>u elemento<text:span text:style-name="Default_20_Paragraph_20_Font"><text:span text:style-name="T1">r</text:span></text:span>um commoderatio<text:line-break/>sanitatem efficit. Quum autem rationalis rectae prima<text:line-break/>elementorum institutio duplex genere^ sit; altera apposi-<text:line-break/>tione et complexu primorum corporum generationes com-<text:line-break/>positorum fieri profitetur, altera temperamento. Prior ita-<text:line-break/>que symmetriam in meatuum structura poropoeia ponit f<text:line-break/>secunda ex proba elementorum temperie sanitatem con-<text:line-break/>stare affirmat; cujus nimirum opinionis Hippocrates p<text:span text:style-name="Default_20_Paragraph_20_Font"><text:span text:style-name="T1">r</text:span></text:span>in-</text:p>
      <text:p text:style-name="P3">ceps existit. Rursus quum duplex sit symmetria seu com-<text:line-break/>moderatio, haec in facultate eorum quae contemperantur,<text:line-break/>illa in substantiae quantitate, utriusque meminit Hippo-<text:line-break/>crates inquiens, <text:span text:style-name="Default_20_Paragraph_20_Font"><text:span text:style-name="T1">fecultate et copia. </text:span></text:span>Quod ad sententiae<text:line-break/>finem dictum est [<text:span text:style-name="Default_20_Paragraph_20_Font"><text:span text:style-name="T1">et praesertim st commixta sint</text:span></text:span>] aecura-<text:line-break/>tam per tota ipfa contemperationem innuit. Nam in dis-<text:line-break/>positione corporis maxime inculpata non solum quatuor<text:line-break/>elementorum commoderatio, sed etiam per tota temperies<text:line-break/>mixtioque accurate absolvitur. In deterioribus x autem<text:line-break/>corporis temperamentis fieri aliquando potest, in una ali-<text:line-break/>qua parte humores non aequaliter, neque similiter neque<text:line-break/>per tota invicem esse temperatos; verum quum nondum<text:line-break/>sunctio manifeste laeditur, culpata quidem est sanitas, nec<text:line-break/>dum tamen morbus est.</text:p>
      <text:h text:style-name="Heading_20_2" text:outline-level="2">XX.</text:h>
      <text:p text:style-name="P4"><text:span text:style-name="Default_20_Paragraph_20_Font"><text:span text:style-name="T1">Dolet autem ubi horum quicquam</text:span></text:span> n<text:span text:style-name="Default_20_Paragraph_20_Font"><text:span text:style-name="T1">el parcius</text:span></text:span> v<text:span text:style-name="Default_20_Paragraph_20_Font"><text:span text:style-name="T1">el copio-<text:line-break/>stus suerit aut in corpore separatum, nec reliquis omni-<text:line-break/>bus contemperatum.</text:span></text:span></text:p>
      <text:p text:style-name="P21">Quemadmodum in sanitate exquisitam commoderatio-<text:line-break/>nem in quantitate et facultate et temperamento per tota<text:line-break/>statuit, eodem modo in morbo horum . contraria ponit:<text:line-break/>minus quidem aut majus ad substantiae quantitatem et<text:line-break/>facultatem reducens; non autem contemperatum esse omni-<text:line-break/>bus ad intemperiem aut inaequalitatem temperaturae aut<text:line-break/>quomodocumque aliquis nominare; veliti</text:p>
      <text:h text:style-name="Heading_20_2" text:outline-level="2">XXI.</text:h>
      <text:p text:style-name="P4">N<text:span text:style-name="Default_20_Paragraph_20_Font"><text:span text:style-name="T1">ecesse na</text:span></text:span>m<text:span text:style-name="Default_20_Paragraph_20_Font"><text:span text:style-name="T1">que est quu</text:span></text:span>m <text:span text:style-name="Default_20_Paragraph_20_Font"><text:span text:style-name="T1">qu</text:span></text:span>i<text:span text:style-name="Default_20_Paragraph_20_Font"><text:span text:style-name="T1">d h</text:span></text:span>o<text:span text:style-name="Default_20_Paragraph_20_Font"><text:span text:style-name="T1">ru</text:span></text:span>m <text:span text:style-name="Default_20_Paragraph_20_Font"><text:span text:style-name="T1">secretum suerit et<text:line-break/>per se const</text:span></text:span>it<text:span text:style-name="Default_20_Paragraph_20_Font"><text:span text:style-name="T1">er</text:span></text:span>i<text:span text:style-name="Default_20_Paragraph_20_Font"><text:span text:style-name="T1">t, non salu</text:span></text:span>m <text:span text:style-name="Default_20_Paragraph_20_Font"><text:span text:style-name="T1">eum unde secefa</text:span></text:span>t <text:span text:style-name="Default_20_Paragraph_20_Font"><text:span text:style-name="T1">locu</text:span></text:span>m<text:line-break/>m<text:span text:style-name="Default_20_Paragraph_20_Font"><text:span text:style-name="T1">orbo affic</text:span></text:span>i, <text:span text:style-name="Default_20_Paragraph_20_Font"><text:span text:style-name="T1">sed e</text:span></text:span>t <text:span text:style-name="Default_20_Paragraph_20_Font"><text:span text:style-name="T1">eu</text:span></text:span>m <text:span text:style-name="Default_20_Paragraph_20_Font"><text:span text:style-name="T1">ub</text:span></text:span>i <text:span text:style-name="Default_20_Paragraph_20_Font"><text:span text:style-name="T1">constiterit e</text:span></text:span>t <text:span text:style-name="Default_20_Paragraph_20_Font"><text:span text:style-name="T1">in quem ob<text:line-break/>exuperant</text:span></text:span>i<text:span text:style-name="Default_20_Paragraph_20_Font"><text:span text:style-name="T1">a</text:span></text:span>m <text:span text:style-name="Default_20_Paragraph_20_Font"><text:span text:style-name="T1">disiusu</text:span></text:span>m <text:span text:style-name="Default_20_Paragraph_20_Font"><text:span text:style-name="T1">sueris, dol</text:span></text:span>o<text:span text:style-name="Default_20_Paragraph_20_Font"><text:span text:style-name="T1">re ac</text:span></text:span> l<text:span text:style-name="Default_20_Paragraph_20_Font"><text:span text:style-name="T1">ab</text:span></text:span>o<text:span text:style-name="Default_20_Paragraph_20_Font"><text:span text:style-name="T1">re vexari.</text:span></text:span></text:p>
      <text:p text:style-name="P1">Quum quatuor humorum aliquis per su in aliqua parte<text:line-break/>constiterit ab aliis separatus et n<text:span text:style-name="Default_20_Paragraph_20_Font"><text:span text:style-name="T1">o</text:span></text:span>n sit tutus per tota ipsis<text:line-break/>contemperatus, animal dolet, dum utraque pars intempe-<text:line-break/>riem experiatur, tum unde discessit; tum lu quam transiit,</text:p>
      <text:p text:style-name="P3">potissimumque hoc accidit in humoribus , qui validas fa-<text:line-break/>collatos obtinent. Hi enim non solum quantitate partem<text:line-break/>in quam decuhuerunt aggravantes, fed letiam qualitate<text:line-break/>dolorem excitant, dum vehementer calefaciunt aut refri-<text:line-break/>gerant.</text:p>
      <text:h text:style-name="Heading_20_2" text:outline-level="2">XXII.</text:h>
      <text:p text:style-name="P4"><text:span text:style-name="Default_20_Paragraph_20_Font"><text:span text:style-name="T1">Eten</text:span></text:span>im <text:span text:style-name="Default_20_Paragraph_20_Font"><text:span text:style-name="T1">quum qu</text:span></text:span>i<text:span text:style-name="Default_20_Paragraph_20_Font"><text:span text:style-name="T1">d horum p</text:span></text:span>l<text:span text:style-name="Default_20_Paragraph_20_Font"><text:span text:style-name="T1">u</text:span></text:span>s, <text:span text:style-name="Default_20_Paragraph_20_Font"><text:span text:style-name="T1">quam redunde</text:span></text:span>t, <text:span text:style-name="Default_20_Paragraph_20_Font"><text:span text:style-name="T1">extra cor-<text:line-break/>p</text:span></text:span>ti<text:span text:style-name="Default_20_Paragraph_20_Font"><text:span text:style-name="T1">s esih</text:span></text:span>i<text:span text:style-name="Default_20_Paragraph_20_Font"><text:span text:style-name="T1">at, evacuati</text:span></text:span>o i<text:span text:style-name="Default_20_Paragraph_20_Font"><text:span text:style-name="T1">psa do</text:span></text:span>l<text:span text:style-name="Default_20_Paragraph_20_Font"><text:span text:style-name="T1">ore</text:span></text:span>m <text:span text:style-name="Default_20_Paragraph_20_Font"><text:span text:style-name="T1">c</text:span></text:span>o<text:span text:style-name="Default_20_Paragraph_20_Font"><text:span text:style-name="T1">nc</text:span></text:span>it<text:span text:style-name="Default_20_Paragraph_20_Font"><text:span text:style-name="T1">at.</text:span></text:span></text:p>
      <text:p text:style-name="P1"><text:span text:style-name="Default_20_Paragraph_20_Font"><text:span text:style-name="T5">Ἐπιπολάζο</text:span></text:span><text:span text:style-name="Default_20_Paragraph_20_Font"><text:span text:style-name="T6">ν</text:span></text:span><text:span text:style-name="Default_20_Paragraph_20_Font"><text:span text:style-name="T5">τ</text:span></text:span><text:span text:style-name="Default_20_Paragraph_20_Font"><text:span text:style-name="T6">ο</text:span></text:span><text:span text:style-name="Default_20_Paragraph_20_Font"><text:span text:style-name="T5">ς</text:span></text:span><text:span text:style-name="Default_20_Paragraph_20_Font"><text:span text:style-name="T4">, </text:span></text:span>id est <text:span text:style-name="Default_20_Paragraph_20_Font"><text:span text:style-name="T1">innatante, </text:span></text:span>dictum nunc esse<text:line-break/>loco <text:span text:style-name="Default_20_Paragraph_20_Font"><text:span text:style-name="T5">πλεονάζοντ</text:span></text:span><text:span text:style-name="Default_20_Paragraph_20_Font"><text:span text:style-name="T6">ο</text:span></text:span><text:span text:style-name="Default_20_Paragraph_20_Font"><text:span text:style-name="T5">ς</text:span></text:span><text:span text:style-name="Default_20_Paragraph_20_Font"><text:span text:style-name="T4">, </text:span></text:span>id est <text:span text:style-name="Default_20_Paragraph_20_Font"><text:span text:style-name="T1">abundan</text:span></text:span>t<text:span text:style-name="Default_20_Paragraph_20_Font"><text:span text:style-name="T1">e</text:span></text:span>, intelligendum, aut si<text:line-break/>non hoc quis velit intelligere, pro non temperatum omni-<text:line-break/>bus aliis per summa innatans, positum esse putabimus.<text:line-break/>Utrumque enim est probabile.</text:p>
      <text:h text:style-name="Heading_20_2" text:outline-level="2">al XXllI.</text:h>
      <text:p text:style-name="P4"><text:span text:style-name="Default_20_Paragraph_20_Font"><text:span text:style-name="T1">A</text:span></text:span>t <text:span text:style-name="Default_20_Paragraph_20_Font"><text:span text:style-name="T1">si contra</text:span></text:span> i<text:span text:style-name="Default_20_Paragraph_20_Font"><text:span text:style-name="T1">n</text:span></text:span>t<text:span text:style-name="Default_20_Paragraph_20_Font"><text:span text:style-name="T1">ro vacua</text:span></text:span>i<text:span text:style-name="Default_20_Paragraph_20_Font"><text:span text:style-name="T1">ione</text:span></text:span>m <text:span text:style-name="Default_20_Paragraph_20_Font"><text:span text:style-name="T1">et tran</text:span></text:span>s<text:span text:style-name="Default_20_Paragraph_20_Font"><text:span text:style-name="T1">la</text:span></text:span>t<text:span text:style-name="Default_20_Paragraph_20_Font"><text:span text:style-name="T1">ionem .ac ab<text:line-break/>ali</text:span></text:span>i<text:span text:style-name="Default_20_Paragraph_20_Font"><text:span text:style-name="T1">s secre</text:span></text:span>t<text:span text:style-name="Default_20_Paragraph_20_Font"><text:span text:style-name="T1">ionem fecer</text:span></text:span>i<text:span text:style-name="Default_20_Paragraph_20_Font"><text:span text:style-name="T1">t, duplicem sane do</text:span></text:span>lo<text:span text:style-name="Default_20_Paragraph_20_Font"><text:span text:style-name="T1">rem (ut ex</text:span></text:span></text:p>
      <text:p text:style-name="P3"><text:span text:style-name="Default_20_Paragraph_20_Font"><text:span text:style-name="T1">d</text:span></text:span>i<text:span text:style-name="Default_20_Paragraph_20_Font"><text:span text:style-name="T1">ct</text:span></text:span>is <text:span text:style-name="Default_20_Paragraph_20_Font"><text:span text:style-name="T1">pate</text:span></text:span>o <text:span text:style-name="Default_20_Paragraph_20_Font"><text:span text:style-name="T1">conc</text:span></text:span>it<text:span text:style-name="Default_20_Paragraph_20_Font"><text:span text:style-name="T1">are necesse est, e</text:span></text:span>t <text:span text:style-name="Default_20_Paragraph_20_Font"><text:span text:style-name="T1">unde secessi</text:span></text:span>t <text:span text:style-name="Default_20_Paragraph_20_Font"><text:span text:style-name="T1">et ub</text:span></text:span>i<text:line-break/><text:span text:style-name="Default_20_Paragraph_20_Font"><text:span text:style-name="T1">exupera</text:span></text:span>t. ni<text:span text:style-name="Default_20_Paragraph_20_Font"><text:span text:style-name="T1">x</text:span></text:span>i <text:span text:style-name="Default_20_Paragraph_20_Font"><text:span text:style-name="T1">sane quaecunque hom</text:span></text:span>i<text:span text:style-name="Default_20_Paragraph_20_Font"><text:span text:style-name="T1">nem esce offir</text:span></text:span>m<text:span text:style-name="Default_20_Paragraph_20_Font"><text:span text:style-name="T1">a-<text:line-break/>vero, ea</text:span></text:span> m<text:span text:style-name="Default_20_Paragraph_20_Font"><text:span text:style-name="T1">e de</text:span></text:span>mo<text:span text:style-name="Default_20_Paragraph_20_Font"><text:span text:style-name="T1">nstraturum eadem se</text:span></text:span>m<text:span text:style-name="Default_20_Paragraph_20_Font"><text:span text:style-name="T1">per este e</text:span></text:span>t l<text:span text:style-name="Default_20_Paragraph_20_Font"><text:span text:style-name="T1">ege<text:line-break/>et na</text:span></text:span>t<text:span text:style-name="Default_20_Paragraph_20_Font"><text:span text:style-name="T1">ura.</text:span></text:span></text:p>
      <text:p text:style-name="P1">Hoc superius esse comprehensum etiam ipse innuit,<text:line-break/>quum dicit, ut ex dictis patet, nam dictione, non potestate<text:line-break/>a nunc dicta oratione differt, quam paulo ante adduxit,<text:line-break/>ubi in hunc modum inquit: <text:span text:style-name="Default_20_Paragraph_20_Font"><text:span text:style-name="T1">Necesse enim est quum al</text:span></text:span>i-<text:line-break/><text:span text:style-name="Default_20_Paragraph_20_Font"><text:span text:style-name="T1">qu</text:span></text:span>o<text:span text:style-name="Default_20_Paragraph_20_Font"><text:span text:style-name="T1">d horu</text:span></text:span>m <text:span text:style-name="Default_20_Paragraph_20_Font"><text:span text:style-name="T1">secesseris set per se eo,st</text:span></text:span>i<text:span text:style-name="Default_20_Paragraph_20_Font"><text:span text:style-name="T1">terit</text:span></text:span> j <text:span text:style-name="Default_20_Paragraph_20_Font"><text:span text:style-name="T1">non salum lo-<text:line-break/>cu</text:span></text:span>m <text:span text:style-name="Default_20_Paragraph_20_Font"><text:span text:style-name="T1">ex quo secessit</text:span></text:span> m<text:span text:style-name="Default_20_Paragraph_20_Font"><text:span text:style-name="T1">orb</text:span></text:span>o <text:span text:style-name="Default_20_Paragraph_20_Font"><text:span text:style-name="T1">affici., sed eum etia</text:span></text:span>m <text:span text:style-name="Default_20_Paragraph_20_Font"><text:span text:style-name="T1">ubi con-<text:line-break/></text:span></text:span>sti<text:span text:style-name="Default_20_Paragraph_20_Font"><text:span text:style-name="T1">ter</text:span></text:span>it <text:span text:style-name="Default_20_Paragraph_20_Font"><text:span text:style-name="T1">e</text:span></text:span>t i<text:span text:style-name="Default_20_Paragraph_20_Font"><text:span text:style-name="T1">n quem ob exuperantia</text:span></text:span>m <text:span text:style-name="Default_20_Paragraph_20_Font"><text:span text:style-name="T1">dissensu</text:span></text:span>m <text:span text:style-name="Default_20_Paragraph_20_Font"><text:span text:style-name="T1">suer</text:span></text:span>i<text:span text:style-name="Default_20_Paragraph_20_Font"><text:span text:style-name="T1">t, d</text:span></text:span>o<text:span text:style-name="Default_20_Paragraph_20_Font"><text:span text:style-name="T1">lore<text:line-break/></text:span></text:span>l<text:span text:style-name="Default_20_Paragraph_20_Font"><text:span text:style-name="T1">aboreque vexar</text:span></text:span>i. Quum autem ait: <text:span text:style-name="Default_20_Paragraph_20_Font"><text:span text:style-name="T1">Quae vero ho</text:span></text:span>mi<text:span text:style-name="Default_20_Paragraph_20_Font"><text:span text:style-name="T1">ne</text:span></text:span>m<text:line-break/><text:span text:style-name="Default_20_Paragraph_20_Font"><text:span text:style-name="T1">este d</text:span></text:span>i<text:span text:style-name="Default_20_Paragraph_20_Font"><text:span text:style-name="T1">xer</text:span></text:span>o, <text:span text:style-name="Default_20_Paragraph_20_Font"><text:span text:style-name="T1">ea semper secundum lege</text:span></text:span>m <text:span text:style-name="Default_20_Paragraph_20_Font"><text:span text:style-name="T1">et secundum natu-<text:line-break/>ra</text:span></text:span>m i<text:span text:style-name="Default_20_Paragraph_20_Font"><text:span text:style-name="T1">nesse monstrabo. </text:span></text:span>Secundum legem quidem dixit,<text:line-break/>volens innuere hominum opinionem, quam de ipsis ha-<text:line-break/>bent, secundum naturam vero ipsarum rerum veritatem.<text:line-break/>Attendamus igitur jam verbis ipsius subsequentibus, ut</text:p>
      <text:p text:style-name="P3">cognoscamus , an quod initio operis pollicitus est nunc<text:line-break/>praestet.</text:p>
      <text:h text:style-name="Heading_20_2" text:outline-level="2">XXIV.</text:h>
      <text:p text:style-name="P4">Dico <text:span text:style-name="Default_20_Paragraph_20_Font"><text:span text:style-name="T1">etiamnum sangu</text:span></text:span>i<text:span text:style-name="Default_20_Paragraph_20_Font"><text:span text:style-name="T1">nem este e</text:span></text:span>t <text:span text:style-name="Default_20_Paragraph_20_Font"><text:span text:style-name="T1">p</text:span></text:span>i<text:span text:style-name="Default_20_Paragraph_20_Font"><text:span text:style-name="T1">tu</text:span></text:span>it<text:span text:style-name="Default_20_Paragraph_20_Font"><text:span text:style-name="T1">am et bilem tum<text:line-break/></text:span></text:span>fur<text:span text:style-name="Default_20_Paragraph_20_Font"><text:span text:style-name="T1">vam</text:span></text:span> t<text:span text:style-name="Default_20_Paragraph_20_Font"><text:span text:style-name="T1">um. n</text:span></text:span>i<text:span text:style-name="Default_20_Paragraph_20_Font"><text:span text:style-name="T1">gram. Atque h</text:span></text:span>o<text:span text:style-name="Default_20_Paragraph_20_Font"><text:span text:style-name="T1">rum qu</text:span></text:span>i<text:span text:style-name="Default_20_Paragraph_20_Font"><text:span text:style-name="T1">dem n</text:span></text:span>o<text:span text:style-name="Default_20_Paragraph_20_Font"><text:span text:style-name="T1">m</text:span></text:span>i<text:span text:style-name="Default_20_Paragraph_20_Font"><text:span text:style-name="T1">na ex<text:line-break/>lege d</text:span></text:span>isti<text:span text:style-name="Default_20_Paragraph_20_Font"><text:span text:style-name="T1">ncta esse aspro - nullique</text:span></text:span> i<text:span text:style-name="Default_20_Paragraph_20_Font"><text:span text:style-name="T1">psarum</text:span></text:span> i<text:span text:style-name="Default_20_Paragraph_20_Font"><text:span text:style-name="T1">dem esce<text:line-break/>nomen ind</text:span></text:span>i<text:span text:style-name="Default_20_Paragraph_20_Font"><text:span text:style-name="T1">tum. </text:span></text:span>D<text:span text:style-name="Default_20_Paragraph_20_Font"><text:span text:style-name="T1">e</text:span></text:span>i<text:span text:style-name="Default_20_Paragraph_20_Font"><text:span text:style-name="T1">nde spec</text:span></text:span>i<text:span text:style-name="Default_20_Paragraph_20_Font"><text:span text:style-name="T1">es na</text:span></text:span>t<text:span text:style-name="Default_20_Paragraph_20_Font"><text:span text:style-name="T1">ura d</text:span></text:span>i<text:span text:style-name="Default_20_Paragraph_20_Font"><text:span text:style-name="T1">stinc</text:span></text:span>t<text:span text:style-name="Default_20_Paragraph_20_Font"><text:span text:style-name="T1">us este<text:line-break/>nullamque pituitam similem este sangu</text:span></text:span>i<text:span text:style-name="Default_20_Paragraph_20_Font"><text:span text:style-name="T1">n</text:span></text:span>i, <text:span text:style-name="Default_20_Paragraph_20_Font"><text:span text:style-name="T1">neque bili<text:line-break/>sangu</text:span></text:span>i<text:span text:style-name="Default_20_Paragraph_20_Font"><text:span text:style-name="T1">nem, neque b</text:span></text:span>i<text:span text:style-name="Default_20_Paragraph_20_Font"><text:span text:style-name="T1">lem p</text:span></text:span>i<text:span text:style-name="Default_20_Paragraph_20_Font"><text:span text:style-name="T1">tu</text:span></text:span>it<text:span text:style-name="Default_20_Paragraph_20_Font"><text:span text:style-name="T1">ae. Quo namque modo<text:line-break/>haec inter se sim</text:span></text:span>i<text:span text:style-name="Default_20_Paragraph_20_Font"><text:span text:style-name="T1">lia suer</text:span></text:span>i<text:span text:style-name="Default_20_Paragraph_20_Font"><text:span text:style-name="T1">n</text:span></text:span>t, <text:span text:style-name="Default_20_Paragraph_20_Font"><text:span text:style-name="T1">quorum neque col</text:span></text:span>o<text:span text:style-name="Default_20_Paragraph_20_Font"><text:span text:style-name="T1">res con-<text:line-break/>fulc</text:span></text:span>i<text:span text:style-name="Default_20_Paragraph_20_Font"><text:span text:style-name="T1">entibu</text:span></text:span>s <text:span text:style-name="Default_20_Paragraph_20_Font"><text:span text:style-name="T1">sim</text:span></text:span>i<text:span text:style-name="Default_20_Paragraph_20_Font"><text:span text:style-name="T1">le</text:span></text:span>s <text:span text:style-name="Default_20_Paragraph_20_Font"><text:span text:style-name="T1">apparen</text:span></text:span>t, <text:span text:style-name="Default_20_Paragraph_20_Font"><text:span text:style-name="T1">neque qual</text:span></text:span>i<text:span text:style-name="Default_20_Paragraph_20_Font"><text:span text:style-name="T1">ta</text:span></text:span>t<text:span text:style-name="Default_20_Paragraph_20_Font"><text:span text:style-name="T1">e</text:span></text:span>s m<text:span text:style-name="Default_20_Paragraph_20_Font"><text:span text:style-name="T1">anu</text:span></text:span>i<text:line-break/><text:span text:style-name="Default_20_Paragraph_20_Font"><text:span text:style-name="T1">tangenti sim</text:span></text:span>i<text:span text:style-name="Default_20_Paragraph_20_Font"><text:span text:style-name="T1">le</text:span></text:span>s <text:span text:style-name="Default_20_Paragraph_20_Font"><text:span text:style-name="T1">esse v</text:span></text:span>i<text:span text:style-name="Default_20_Paragraph_20_Font"><text:span text:style-name="T1">dentur? Neque en</text:span></text:span>im <text:span text:style-name="Default_20_Paragraph_20_Font"><text:span text:style-name="T1">cal</text:span></text:span>i<text:span text:style-name="Default_20_Paragraph_20_Font"><text:span text:style-name="T1">da c</text:span></text:span>o<text:span text:style-name="Default_20_Paragraph_20_Font"><text:span text:style-name="T1">n-<text:line-break/></text:span></text:span>simi<text:span text:style-name="Default_20_Paragraph_20_Font"><text:span text:style-name="T1">l</text:span></text:span>i<text:span text:style-name="Default_20_Paragraph_20_Font"><text:span text:style-name="T1">t</text:span></text:span>e<text:span text:style-name="Default_20_Paragraph_20_Font"><text:span text:style-name="T1">r sun</text:span></text:span>t, <text:span text:style-name="Default_20_Paragraph_20_Font"><text:span text:style-name="T1">neque fu</text:span></text:span>l<text:span text:style-name="Default_20_Paragraph_20_Font"><text:span text:style-name="T1">g</text:span></text:span>i<text:span text:style-name="Default_20_Paragraph_20_Font"><text:span text:style-name="T1">da, neque si</text:span></text:span>c<text:span text:style-name="Default_20_Paragraph_20_Font"><text:span text:style-name="T1">ca, neque hu</text:span></text:span>mi<text:span text:style-name="Default_20_Paragraph_20_Font"><text:span text:style-name="T1">da.</text:span></text:span></text:p>
      <text:p text:style-name="P1">Tota ipsius oratio manifesta est et quod instituerat-<text:line-break/>demonstrat. Nam proposita hac ferie quatuor esse hu-<text:line-break/>mores in corpore invicem differentes docuit. lu fuisse-</text:p>
      <text:p text:style-name="P3">quenti vero, quod etiam fecundum naturam hi omnes<text:line-break/>existant, non unicus ex ipsis, fed in hac prae<text:span text:style-name="Default_20_Paragraph_20_Font"><text:span text:style-name="T1">t</text:span></text:span>enti ora-<text:line-break/>tione humores ait et colore et consistentia et calore et<text:line-break/>frigore invicem differre, id quod etiam manifesto apparet.<text:line-break/>Perturbat autem fortasse quosdam, quod humor ab humore<text:line-break/>siccitate discrepet, quum omnes humores sint. liquidi et<text:line-break/>humidi. .Negent igitur hi, quod neque humiditate ipsi<text:line-break/>differant,.. siquidem alterum altero humidiorem esse con-<text:line-break/>cedunt, quod in omnibus pariter humoribus apparet.<text:line-break/>Etenim flava bilis vehementer humescit saepe, quum co-<text:line-break/>lor ipsius non flavus, fed .pallidus efficitur, saepe vero<text:line-break/>vitelli modo crassescit, eoque a nonnullis nominatur vi-<text:line-break/>tellinar atra bilis perpetuo crassior est pallida et flava,<text:line-break/>non parva minoris majorisque ratione, quemadmodum et<text:line-break/>sanguis.. Nam hic interdum humidus adeo sunt fluat, in-<text:line-break/>turdum crassas admodum apparet. Pituitam autem com-<text:line-break/>memoratis humoribus proportione respondere rideas. Va-</text:p>
      <text:p text:style-name="P3">ri at enim crassitie et tenuitate, dum nunc est aquea, nunc<text:line-break/>crassa, ut pus repraesentet. Accidit hoc humoribus, qui<text:line-break/>non vere sunt elementa, quemadmodum aqua, terra, aer<text:line-break/>et ignis sunt. Singuli enim ex quatuor his generati sunt,<text:line-break/>ita ut in alio aliud ipsorum praepolleat., quemadmodum<text:line-break/>subinde didicistis.</text:p>
      <text:h text:style-name="Heading_20_2" text:outline-level="2">u<text:span text:style-name="Default_20_Paragraph_20_Font"><text:span text:style-name="T1">r . .</text:span></text:span><text:tab/>i. <text:span text:style-name="Default_20_Paragraph_20_Font"><text:span text:style-name="T1">i</text:span></text:span> - XXV.</text:h>
      <text:p text:style-name="P4"><text:span text:style-name="Default_20_Paragraph_20_Font"><text:span text:style-name="T1">Quum itaque tan</text:span></text:span>t<text:span text:style-name="Default_20_Paragraph_20_Font"><text:span text:style-name="T1">opere</text:span></text:span> i<text:span text:style-name="Default_20_Paragraph_20_Font"><text:span text:style-name="T1">nter se tu</text:span></text:span>m i<text:span text:style-name="Default_20_Paragraph_20_Font"><text:span text:style-name="T1">dea</text:span></text:span> t<text:span text:style-name="Default_20_Paragraph_20_Font"><text:span text:style-name="T1">um facul</text:span></text:span>t<text:span text:style-name="Default_20_Paragraph_20_Font"><text:span text:style-name="T1">ate<text:line-break/>d</text:span></text:span>i<text:span text:style-name="Default_20_Paragraph_20_Font"><text:span text:style-name="T1">sserant , ea non unum este necesse est, n</text:span></text:span>isi i<text:span text:style-name="Default_20_Paragraph_20_Font"><text:span text:style-name="T1">gn</text:span></text:span>i<text:span text:style-name="Default_20_Paragraph_20_Font"><text:span text:style-name="T1">s et<text:line-break/>aqua unum et</text:span></text:span> i<text:span text:style-name="Default_20_Paragraph_20_Font"><text:span text:style-name="T1">de</text:span></text:span>m <text:span text:style-name="Default_20_Paragraph_20_Font"><text:span text:style-name="T1">sin</text:span></text:span>t.</text:p>
      <text:p text:style-name="P1">Quamvis absurda eorum sit opinio, qui hominem unum<text:line-break/>esse arbitrantur, Hippocrates tamen studiose ei contradicere<text:line-break/>videtur , forte quod aliqui illius tempore fuerint insignes<text:line-break/>viri, qui hanc opinionem celebrarent. Quum enim plu-<text:line-break/>rima veterum virorum opera non amplius supersint; multo<text:line-break/>verisimilius est opiniones ipforum nullis mandatas literis</text:p>
      <text:p text:style-name="P3">intercidisse, praesertim quoniam nonnulli ne ullum qui-<text:line-break/>dem opus conscripserunt, quemadmodum Socrates, Pytha-<text:line-break/>goras et ex claris nostra tempestate medicis Quintus. Prae-<text:line-break/>terea magis licet credere multos viros illustres, dum vive-<text:line-break/>rent, extitisse; ipsis autem fato defunctis de dogmatibus<text:line-break/>opiniones interjisse, quum et Plato tot conscripsit opera:<text:line-break/>discipuli tamen quaedam ipsius placita non memoriae pro-<text:line-break/>tlita esse dicant praeter ea quae scripta ridemus. Quem-<text:line-break/>admodum vero discipulis dogmata non prodita este dicen-<text:line-break/>tibus fidem accommodamus-, ita etiam Hippocrati extitisse<text:line-break/>nonnullos credimus, qui terram folam commune omnium<text:line-break/>elementum esse dicerent, in bomine autem bilem aut pi-<text:line-break/>tuitam. Etenim nunc etiam quosdam novi, qui alia scri-<text:line-break/>pserunt, quorum opera partim cum ipsis perierunt, par-<text:line-break/>tim peribunt, sicut ejus, qui terram omnium esse matrem,<text:line-break/>nutricem, principium et elementum affirmat; ipsam namque<text:line-break/>etiam coelum generasse et animantia quae in ea habentur,<text:line-break/>uti Hesiodus tuetur. .Jam vero ex Archigenis sectatoribus</text:p>
      <text:p text:style-name="P3">aliquis, vir non omnino pessimus, crediderat neque infpi-<text:line-break/>ratione aerem in corpus ingredi , neque in . exspiratione<text:line-break/>foras egredi. Item alius quidam primum. et elementarem<text:line-break/>humorem pituitam esse volebat. Ne igitur inquiramus<text:line-break/>nomina illorum, qui absurdas has opiniones primum edi-<text:line-break/>derint. Etsi enim quod .Thales aquam solam esse elemen-<text:line-break/>tum pronunciavit ex ipsius libris . ostendere nequeamus,<text:line-break/>attamen hoc quoque omnibus. persuasum esu</text:p>
      <text:h text:style-name="Heading_20_2" text:outline-level="2">XXVI.</text:h>
      <text:p text:style-name="P4"><text:span text:style-name="Default_20_Paragraph_20_Font"><text:span text:style-name="T1">A</text:span></text:span>t <text:span text:style-name="Default_20_Paragraph_20_Font"><text:span text:style-name="T1">vero ex h</text:span></text:span>i<text:span text:style-name="Default_20_Paragraph_20_Font"><text:span text:style-name="T1">s n</text:span></text:span>o<text:span text:style-name="Default_20_Paragraph_20_Font"><text:span text:style-name="T1">ver</text:span></text:span>i<text:span text:style-name="Default_20_Paragraph_20_Font"><text:span text:style-name="T1">s qu</text:span></text:span>o<text:span text:style-name="Default_20_Paragraph_20_Font"><text:span text:style-name="T1">d n</text:span></text:span>o<text:span text:style-name="Default_20_Paragraph_20_Font"><text:span text:style-name="T1">n unu</text:span></text:span>m <text:span text:style-name="Default_20_Paragraph_20_Font"><text:span text:style-name="T1">haec o</text:span></text:span>m<text:span text:style-name="Default_20_Paragraph_20_Font"><text:span text:style-name="T1">nia sint,<text:line-break/>sed suam qu</text:span></text:span>o<text:span text:style-name="Default_20_Paragraph_20_Font"><text:span text:style-name="T1">dque ipsarum e</text:span></text:span>t <text:span text:style-name="Default_20_Paragraph_20_Font"><text:span text:style-name="T1">facul</text:span></text:span>t<text:span text:style-name="Default_20_Paragraph_20_Font"><text:span text:style-name="T1">a</text:span></text:span>t<text:span text:style-name="Default_20_Paragraph_20_Font"><text:span text:style-name="T1">e</text:span></text:span>m <text:span text:style-name="Default_20_Paragraph_20_Font"><text:span text:style-name="T1">e</text:span></text:span>t <text:span text:style-name="Default_20_Paragraph_20_Font"><text:span text:style-name="T1">na</text:span></text:span>t<text:span text:style-name="Default_20_Paragraph_20_Font"><text:span text:style-name="T1">ura</text:span></text:span>m<text:line-break/><text:span text:style-name="Default_20_Paragraph_20_Font"><text:span text:style-name="T1">ob</text:span></text:span>ti<text:span text:style-name="Default_20_Paragraph_20_Font"><text:span text:style-name="T1">neat. s</text:span></text:span>i <text:span text:style-name="Default_20_Paragraph_20_Font"><text:span text:style-name="T1">en</text:span></text:span>i<text:span text:style-name="Default_20_Paragraph_20_Font"><text:span text:style-name="T1">m. cu</text:span></text:span>i<text:span text:style-name="Default_20_Paragraph_20_Font"><text:span text:style-name="T1">dam hom</text:span></text:span>i<text:span text:style-name="Default_20_Paragraph_20_Font"><text:span text:style-name="T1">n</text:span></text:span>i <text:span text:style-name="Default_20_Paragraph_20_Font"><text:span text:style-name="T1">med</text:span></text:span>i<text:span text:style-name="Default_20_Paragraph_20_Font"><text:span text:style-name="T1">ca</text:span></text:span>m<text:span text:style-name="Default_20_Paragraph_20_Font"><text:span text:style-name="T1">en</text:span></text:span>t<text:span text:style-name="Default_20_Paragraph_20_Font"><text:span text:style-name="T1">um dede-<text:line-break/>ris, quod pitu</text:span></text:span>it<text:span text:style-name="Default_20_Paragraph_20_Font"><text:span text:style-name="T1">am educat , pitu</text:span></text:span>it<text:span text:style-name="Default_20_Paragraph_20_Font"><text:span text:style-name="T1">am</text:span></text:span> ti<text:span text:style-name="Default_20_Paragraph_20_Font"><text:span text:style-name="T1">bi evome</text:span></text:span>t<text:span text:style-name="Default_20_Paragraph_20_Font"><text:span text:style-name="T1">; si me-<text:line-break/>d</text:span></text:span>i<text:span text:style-name="Default_20_Paragraph_20_Font"><text:span text:style-name="T1">camen</text:span></text:span>t<text:span text:style-name="Default_20_Paragraph_20_Font"><text:span text:style-name="T1">u</text:span></text:span>m <text:span text:style-name="Default_20_Paragraph_20_Font"><text:span text:style-name="T1">qu</text:span></text:span>o<text:span text:style-name="Default_20_Paragraph_20_Font"><text:span text:style-name="T1">que deder</text:span></text:span>i<text:span text:style-name="Default_20_Paragraph_20_Font"><text:span text:style-name="T1">s, qu</text:span></text:span>o<text:span text:style-name="Default_20_Paragraph_20_Font"><text:span text:style-name="T1">d bilem duca</text:span></text:span>t, <text:span text:style-name="Default_20_Paragraph_20_Font"><text:span text:style-name="T1">tibi b</text:span></text:span>i<text:span text:style-name="Default_20_Paragraph_20_Font"><text:span text:style-name="T1">lis<text:line-break/>evo</text:span></text:span>m<text:span text:style-name="Default_20_Paragraph_20_Font"><text:span text:style-name="T1">etur. Eadem- qu</text:span></text:span>o<text:span text:style-name="Default_20_Paragraph_20_Font"><text:span text:style-name="T1">que ratione a</text:span></text:span>t<text:span text:style-name="Default_20_Paragraph_20_Font"><text:span text:style-name="T1">ram b</text:span></text:span>i<text:span text:style-name="Default_20_Paragraph_20_Font"><text:span text:style-name="T1">lem purga</text:span></text:span>t<text:line-break/><text:span text:style-name="Default_20_Paragraph_20_Font"><text:span text:style-name="T1">med</text:span></text:span>i<text:span text:style-name="Default_20_Paragraph_20_Font"><text:span text:style-name="T1">camen</text:span></text:span>t<text:span text:style-name="Default_20_Paragraph_20_Font"><text:span text:style-name="T1">um qu</text:span></text:span>o<text:span text:style-name="Default_20_Paragraph_20_Font"><text:span text:style-name="T1">d deder</text:span></text:span>i<text:span text:style-name="Default_20_Paragraph_20_Font"><text:span text:style-name="T1">s a</text:span></text:span>t<text:span text:style-name="Default_20_Paragraph_20_Font"><text:span text:style-name="T1">ram bile</text:span></text:span>m <text:span text:style-name="Default_20_Paragraph_20_Font"><text:span text:style-name="T1">ducen</text:span></text:span>s. <text:span text:style-name="Default_20_Paragraph_20_Font"><text:span text:style-name="T1">Qu</text:span></text:span>o<text:span text:style-name="Default_20_Paragraph_20_Font"><text:span text:style-name="T1">d<text:line-break/></text:span></text:span>si i<text:span text:style-name="Default_20_Paragraph_20_Font"><text:span text:style-name="T1">psi aliquam c</text:span></text:span>o<text:span text:style-name="Default_20_Paragraph_20_Font"><text:span text:style-name="T1">rp</text:span></text:span>o<text:span text:style-name="Default_20_Paragraph_20_Font"><text:span text:style-name="T1">r</text:span></text:span>is <text:span text:style-name="Default_20_Paragraph_20_Font"><text:span text:style-name="T1">par</text:span></text:span>t<text:span text:style-name="Default_20_Paragraph_20_Font"><text:span text:style-name="T1">em sauc</text:span></text:span>i<text:span text:style-name="Default_20_Paragraph_20_Font"><text:span text:style-name="T1">ari</text:span></text:span>t it<text:span text:style-name="Default_20_Paragraph_20_Font"><text:span text:style-name="T1">a, u</text:span></text:span>t <text:span text:style-name="Default_20_Paragraph_20_Font"><text:span text:style-name="T1">vulnu</text:span></text:span>s</text:p>
      <text:p text:style-name="P2"><text:span text:style-name="Default_20_Paragraph_20_Font"><text:span text:style-name="T1">stat, effiuet</text:span></text:span> i<text:span text:style-name="Default_20_Paragraph_20_Font"><text:span text:style-name="T1">psi fangu</text:span></text:span>i<text:span text:style-name="Default_20_Paragraph_20_Font"><text:span text:style-name="T1">s. A</text:span></text:span>t<text:span text:style-name="Default_20_Paragraph_20_Font"><text:span text:style-name="T1">que haec t</text:span></text:span>i<text:span text:style-name="Default_20_Paragraph_20_Font"><text:span text:style-name="T1">b</text:span></text:span>i t<text:span text:style-name="Default_20_Paragraph_20_Font"><text:span text:style-name="T1">ota</text:span></text:span>m <text:span text:style-name="Default_20_Paragraph_20_Font"><text:span text:style-name="T1">diem<text:line-break/>noc</text:span></text:span>t<text:span text:style-name="Default_20_Paragraph_20_Font"><text:span text:style-name="T1">emque .tum h</text:span></text:span>i<text:span text:style-name="Default_20_Paragraph_20_Font"><text:span text:style-name="T1">eme tum aesta</text:span></text:span>t<text:span text:style-name="Default_20_Paragraph_20_Font"><text:span text:style-name="T1">e observabuntur, quam-<text:line-break/>d</text:span></text:span>i<text:span text:style-name="Default_20_Paragraph_20_Font"><text:span text:style-name="T1">u sp</text:span></text:span>irit<text:span text:style-name="Default_20_Paragraph_20_Font"><text:span text:style-name="T1">um homo ad se trahere</text:span></text:span> ui<text:span text:style-name="Default_20_Paragraph_20_Font"><text:span text:style-name="T1">c</text:span></text:span>.jsim<text:span text:style-name="Default_20_Paragraph_20_Font"><text:span text:style-name="T1">que reddere<text:line-break/>valeb</text:span></text:span>i<text:span text:style-name="Default_20_Paragraph_20_Font"><text:span text:style-name="T1">t. </text:span></text:span>C<text:span text:style-name="Default_20_Paragraph_20_Font"><text:span text:style-name="T1">aleb</text:span></text:span>i<text:span text:style-name="Default_20_Paragraph_20_Font"><text:span text:style-name="T1">t au</text:span></text:span>t<text:span text:style-name="Default_20_Paragraph_20_Font"><text:span text:style-name="T1">em, quoad al</text:span></text:span>i<text:span text:style-name="Default_20_Paragraph_20_Font"><text:span text:style-name="T1">quo eorum quae cognata<text:line-break/>sunt pr</text:span></text:span>i<text:span text:style-name="Default_20_Paragraph_20_Font"><text:span text:style-name="T1">vatus suerit. Cognata vero .sunt ea praed</text:span></text:span>i<text:span text:style-name="Default_20_Paragraph_20_Font"><text:span text:style-name="T1">c</text:span></text:span>t<text:span text:style-name="Default_20_Paragraph_20_Font"><text:span text:style-name="T1">a.<text:line-break/>Quomodo en</text:span></text:span>i<text:span text:style-name="Default_20_Paragraph_20_Font"><text:span text:style-name="T1">m non egent c</text:span></text:span>o<text:span text:style-name="Default_20_Paragraph_20_Font"><text:span text:style-name="T1">gna</text:span></text:span>t<text:span text:style-name="Default_20_Paragraph_20_Font"><text:span text:style-name="T1">a?</text:span></text:span> P<text:span text:style-name="Default_20_Paragraph_20_Font"><text:span text:style-name="T1">r</text:span></text:span>i<text:span text:style-name="Default_20_Paragraph_20_Font"><text:span text:style-name="T1">mum qu</text:span></text:span>i<text:span text:style-name="Default_20_Paragraph_20_Font"><text:span text:style-name="T1">dem<text:line-break/>haec</text:span></text:span> o<text:span text:style-name="Default_20_Paragraph_20_Font"><text:span text:style-name="T1">mn</text:span></text:span>i<text:span text:style-name="Default_20_Paragraph_20_Font"><text:span text:style-name="T1">a hom</text:span></text:span>o, <text:span text:style-name="Default_20_Paragraph_20_Font"><text:span text:style-name="T1">quoad vita spu</text:span></text:span>i<text:span text:style-name="Default_20_Paragraph_20_Font"><text:span text:style-name="T1">tur, semper</text:span></text:span> i<text:span text:style-name="Default_20_Paragraph_20_Font"><text:span text:style-name="T1">n su<text:line-break/>man</text:span></text:span>i<text:span text:style-name="Default_20_Paragraph_20_Font"><text:span text:style-name="T1">feste cont</text:span></text:span>i<text:span text:style-name="Default_20_Paragraph_20_Font"><text:span text:style-name="T1">net ; de</text:span></text:span>i<text:span text:style-name="Default_20_Paragraph_20_Font"><text:span text:style-name="T1">nde ex ho</text:span></text:span>mi<text:span text:style-name="Default_20_Paragraph_20_Font"><text:span text:style-name="T1">ne na</text:span></text:span>t<text:span text:style-name="Default_20_Paragraph_20_Font"><text:span text:style-name="T1">u</text:span></text:span>s <text:span text:style-name="Default_20_Paragraph_20_Font"><text:span text:style-name="T1">est haec<text:line-break/>omn</text:span></text:span>i<text:span text:style-name="Default_20_Paragraph_20_Font"><text:span text:style-name="T1">a, hab</text:span></text:span>e<text:span text:style-name="Default_20_Paragraph_20_Font"><text:span text:style-name="T1">nte; postre</text:span></text:span>m<text:span text:style-name="Default_20_Paragraph_20_Font"><text:span text:style-name="T1">o in hom</text:span></text:span>i<text:span text:style-name="Default_20_Paragraph_20_Font"><text:span text:style-name="T1">ne nu</text:span></text:span>t<text:span text:style-name="Default_20_Paragraph_20_Font"><text:span text:style-name="T1">r</text:span></text:span>i<text:span text:style-name="Default_20_Paragraph_20_Font"><text:span text:style-name="T1">tu</text:span></text:span>s <text:span text:style-name="Default_20_Paragraph_20_Font"><text:span text:style-name="T1">est haec<text:line-break/>con</text:span></text:span>ti<text:span text:style-name="Default_20_Paragraph_20_Font"><text:span text:style-name="T1">nen</text:span></text:span>t<text:span text:style-name="Default_20_Paragraph_20_Font"><text:span text:style-name="T1">e omnia, quae nunc ego assevero ac demonstr</text:span></text:span>o. i</text:p>
      <text:p text:style-name="P1">Superiore oratione ipse demonstravit manifeste simul<text:line-break/>et vere hominem omnia in se habere, bilem utramque,<text:line-break/>pituitam et sanguinem. In praesenti vero non boe solum<text:line-break/>ostendit, sed etiam quod secundum naturam sint, non (ut<text:line-break/>quidam aiunt) unum ex ipsis. Aliae igitur opiniones eo-<text:line-break/>rura, qui unicum humorem in corpore secundum naturam<text:line-break/>esse referunt, facile possunt convinci. At illorum, qui</text:p>
      <text:p text:style-name="P3">sanguinem affirmant, non contemnenda est; sed magnum<text:line-break/>aliquod certamen, quo subvertatur, requirit. t Hoc autem<text:line-break/>aggredi jam tempus est, exordlo ab eo, quod prius vir<text:line-break/>dixit, desumpt<text:span text:style-name="Default_20_Paragraph_20_Font"><text:span text:style-name="T1">o. </text:span></text:span>Dicit autem hunc in modum. <text:span text:style-name="Default_20_Paragraph_20_Font"><text:span text:style-name="T1">Eg</text:span></text:span>o <text:span text:style-name="Default_20_Paragraph_20_Font"><text:span text:style-name="T1">vero<text:line-break/>cense</text:span></text:span>o , <text:span text:style-name="Default_20_Paragraph_20_Font"><text:span text:style-name="T1">qui hom</text:span></text:span>i<text:span text:style-name="Default_20_Paragraph_20_Font"><text:span text:style-name="T1">nem sangu</text:span></text:span>i<text:span text:style-name="Default_20_Paragraph_20_Font"><text:span text:style-name="T1">nem duntaxa</text:span></text:span>t <text:span text:style-name="Default_20_Paragraph_20_Font"><text:span text:style-name="T1">et n</text:span></text:span>i<text:span text:style-name="Default_20_Paragraph_20_Font"><text:span text:style-name="T1">hil al</text:span></text:span>i<text:span text:style-name="Default_20_Paragraph_20_Font"><text:span text:style-name="T1">ud<text:line-break/>este asser</text:span></text:span>i<text:span text:style-name="Default_20_Paragraph_20_Font"><text:span text:style-name="T1">t, ut</text:span></text:span> is <text:span text:style-name="Default_20_Paragraph_20_Font"><text:span text:style-name="T1">nec</text:span></text:span> i<text:span text:style-name="Default_20_Paragraph_20_Font"><text:span text:style-name="T1">dea</text:span></text:span>m a<text:span text:style-name="Default_20_Paragraph_20_Font"><text:span text:style-name="T1">psum tran</text:span></text:span>s<text:span text:style-name="Default_20_Paragraph_20_Font"><text:span text:style-name="T1">mu</text:span></text:span>t<text:span text:style-name="Default_20_Paragraph_20_Font"><text:span text:style-name="T1">are - nec un</text:span></text:span>i-<text:line-break/><text:span text:style-name="Default_20_Paragraph_20_Font"><text:span text:style-name="T1">versue</text:span></text:span> m<text:span text:style-name="Default_20_Paragraph_20_Font"><text:span text:style-name="T1">u</text:span></text:span>t<text:span text:style-name="Default_20_Paragraph_20_Font"><text:span text:style-name="T1">at</text:span></text:span>io<text:span text:style-name="Default_20_Paragraph_20_Font"><text:span text:style-name="T1">n</text:span></text:span>i p<text:span text:style-name="Default_20_Paragraph_20_Font"><text:span text:style-name="T1">er</text:span></text:span>i <text:span text:style-name="Default_20_Paragraph_20_Font"><text:span text:style-name="T1">demonstret</text:span></text:span> o<text:span text:style-name="Default_20_Paragraph_20_Font"><text:span text:style-name="T1">bnox</text:span></text:span>i<text:span text:style-name="Default_20_Paragraph_20_Font"><text:span text:style-name="T1">um , aut sal</text:span></text:span>t<text:span text:style-name="Default_20_Paragraph_20_Font"><text:span text:style-name="T1">e</text:span></text:span>m<text:line-break/><text:span text:style-name="Default_20_Paragraph_20_Font"><text:span text:style-name="T1">te</text:span></text:span>m<text:span text:style-name="Default_20_Paragraph_20_Font"><text:span text:style-name="T1">pesta</text:span></text:span>t<text:span text:style-name="Default_20_Paragraph_20_Font"><text:span text:style-name="T1">em anni al</text:span></text:span>i<text:span text:style-name="Default_20_Paragraph_20_Font"><text:span text:style-name="T1">qua</text:span></text:span>m <text:span text:style-name="Default_20_Paragraph_20_Font"><text:span text:style-name="T1">aut ulla</text:span></text:span>m <text:span text:style-name="Default_20_Paragraph_20_Font"><text:span text:style-name="T1">h</text:span></text:span>omi<text:span text:style-name="Default_20_Paragraph_20_Font"><text:span text:style-name="T1">n</text:span></text:span>is^ <text:span text:style-name="Default_20_Paragraph_20_Font"><text:span text:style-name="T1">aeta</text:span></text:span>t<text:span text:style-name="Default_20_Paragraph_20_Font"><text:span text:style-name="T1">em<text:line-break/>ostenda</text:span></text:span>t , <text:span text:style-name="Default_20_Paragraph_20_Font"><text:span text:style-name="T1">qua fangu</text:span></text:span>i<text:span text:style-name="Default_20_Paragraph_20_Font"><text:span text:style-name="T1">s unum ex</text:span></text:span>i<text:span text:style-name="Default_20_Paragraph_20_Font"><text:span text:style-name="T1">stens eleme</text:span></text:span>n<text:span text:style-name="Default_20_Paragraph_20_Font"><text:span text:style-name="T1">tum salus in-<text:line-break/>esie hom</text:span></text:span>i<text:span text:style-name="Default_20_Paragraph_20_Font"><text:span text:style-name="T1">n</text:span></text:span>i <text:span text:style-name="Default_20_Paragraph_20_Font"><text:span text:style-name="T1">appareat. Vorisimde namque est tempestatem<text:line-break/>una</text:span></text:span>m <text:span text:style-name="Default_20_Paragraph_20_Font"><text:span text:style-name="T1">quandam</text:span></text:span> ossi , q<text:span text:style-name="Default_20_Paragraph_20_Font"><text:span text:style-name="T1">ua</text:span></text:span> i<text:span text:style-name="Default_20_Paragraph_20_Font"><text:span text:style-name="T1">s unu</text:span></text:span>m <text:span text:style-name="Default_20_Paragraph_20_Font"><text:span text:style-name="T1">per su ex</text:span></text:span>i<text:span text:style-name="Default_20_Paragraph_20_Font"><text:span text:style-name="T1">stens appa-<text:line-break/>rea</text:span></text:span>t. Si igitur huic sermoni adjeceris id, quod in sen-<text:line-break/>tentis modo nobis proposita demonstratur, integrum Hip-<text:line-break/>pocratis dogma efficies, Nam ostenditur inibi, neque anui<text:line-break/>tempestatem aliquam hujusmodi esse neque aetatem, in<text:line-break/>qua hominem commonstret aliquis aliorum humorum non<text:line-break/>esse participem: imo etiam per purgationes <text:span text:style-name="Default_20_Paragraph_20_Font"><text:span text:style-name="T1">l</text:span></text:span>i<text:span text:style-name="Default_20_Paragraph_20_Font"><text:span text:style-name="T1">quet. </text:span></text:span>Si<text:line-break/>namque dederis alicui medicamentum vel bilem ducens<text:line-break/>vel pituitam, id vacuari videbis, quod ab eo trahi natum</text:p>
      <text:p text:style-name="P3">est, ut quum omni tempore omnes in corpore continean-<text:line-break/>tur humores. Huic autem rationi quidam renituntur, qui<text:line-break/>non concedunt purgans medicamentum familiarem ex cor-<text:line-break/>pore humorem attrahere, sed .in formam in quam natum<text:line-break/>est. transmutare. Verum quod falsa sit ipsorum sententia,<text:line-break/>commentario uno de .facultatibus medicamentorum pur-<text:line-break/>gantium inscripto a nobis demonstratum esu. Dicetur au-<text:line-break/>tem etiam nunc unum quippiam eorum, quae illic enar-<text:line-break/>rata sunt , cau<text:span text:style-name="Default_20_Paragraph_20_Font"><text:span text:style-name="T1">t</text:span></text:span>a exempli. Vidistis enim in ipsis artis<text:line-break/>operibus non raro convinci eos , qui id , quod evacuatur,<text:line-break/>a medicamentis purgantibus trahi non admittunt: utpote<text:line-break/>hydero ascite dicto laborantes, medicamento aquam du-<text:line-break/>cente sumpto, non exiguam aquosi humoris copiam .eva-<text:line-break/>cuaut tumoremque. ventris demittunt. Quod si flavae bilis<text:line-break/>aut nigrae eliciens medicamentum ipsis aliquis propinet,<text:line-break/>paucissimum evacuabit. humorem et tumor ventris non<text:line-break/>modo nihilo minor, <text:span text:style-name="Default_20_Paragraph_20_Font"><text:span text:style-name="T1">t</text:span></text:span>ed etiam major evadet. Contrarium<text:line-break/>accidere ictero ex jecoris obstructione laborantibus con-</text:p>
      <text:p text:style-name="P3">fpexistiis; nam deobstructo prius ipsis viscere medicamen-<text:line-break/>tis id efficiendi facultate donatis quum .bilem ducens ex-<text:line-break/>hibitum fuerit, et copiosa redundantis Humoris vacuatis<text:line-break/>fit et assectus statim cessat. His simile novistis etiam in<text:line-break/>his fieri, qui pituita aut atra bile infestantur. Etenim<text:line-break/>multus qui vexat humor evacuatur et aegroti magnopere<text:line-break/>Iuvantur. Si igitur hisce purgantibus talia trahuntur et<text:line-break/>medicamenta omni aetate et anni tempore purgant, per-<text:line-break/>petuo quatuor in corpore humano existunt. oportebat<text:line-break/>enim, sicut prius dictum est, fallent unum aliquod anni<text:line-break/>tempus aut hominis aetatem, quae solum sanguinem ha-<text:line-break/>heret, apparere, si opinio eorum, qui solum sanguinem<text:line-break/>naturam hominis esse prodiderunt, vera statuatur: quod<text:line-break/>idem est, ac si omnes ipsius partes ex solo sanguine con-<text:line-break/>formentur .nutrianturque semper foto sanguine. Porro<text:line-break/>quum bifariam fanguis dicatur, alter, qui in venae <text:span text:style-name="Default_20_Paragraph_20_Font"><text:span text:style-name="T1">t</text:span></text:span>ectio-<text:line-break/>albus et vulneribus vacuari cernitur, utriusque bilis et<text:line-break/>pituitae, ut ostendi, particeps; alter autem purus, sicce-</text:p>
      <text:p text:style-name="P3">rus necne cum aliis humoribus mixtus, ex eo sanguine<text:line-break/>fecundum prius significatum conceptum efformari verum<text:line-break/>fortassis est, ex eo autem; qui fecundo, falsum. Nunquam<text:line-break/>enim salus hic in iis, quae uterum gerunt, gignitur. Cur<text:line-break/>autem adiecerim sermoni <text:span text:style-name="Default_20_Paragraph_20_Font"><text:span text:style-name="T1">fartosus, </text:span></text:span>vos non latere arbitror.<text:line-break/>Nam in commentariis de femine plurimas corporis partes<text:line-break/>ex femine generari docuimus; <text:span text:style-name="Default_20_Paragraph_20_Font"><text:span text:style-name="T1">t</text:span></text:span>otas autem carnu<text:span text:style-name="Default_20_Paragraph_20_Font"><text:span text:style-name="T1">t</text:span></text:span>as ..ex<text:line-break/>fanguine conformari. Sed quia exigua feminis moles est,<text:line-break/>quae in uteros coniicitur., .nutrimentum vero ipsi et in-<text:line-break/>crementum ex fanguine obvenit, ideo quis partes prope-<text:line-break/>modum univerfas ex sanguine conformari dixerit? Qua-<text:line-break/>tenus autem femen generationem ex sanguine obtinet, ea-<text:line-break/>tenus concepti generationem ex sanguine esse si quis di-<text:line-break/>cat, vera fateri videbitur, feti non- ex sincero fanguin<text:span text:style-name="Default_20_Paragraph_20_Font"><text:span text:style-name="T1">e<text:line-break/></text:span></text:span>athla humoribus non commixto, fed ex eo, qui per exeri -<text:line-break/>lentiam nominatus est. Hujusmodi face totus praepositae<text:line-break/>orationis sensus esu Particularlum vero in ea hic erit:</text:p>
      <text:p text:style-name="P3">primum significare convenit communem non siclum medi-<text:line-break/>corum consuetudinem, fed omnium quoque Graecorum, qui<text:line-break/>bilem sine adjeetione nominant, quam pallidam aut fla-<text:line-break/>vam indicare voluerint. Caeterum quod haec utraque no-<text:line-break/>mina de una humoris specie dicantur differentis humidi-<text:line-break/>tate et siccitate, paulo ante a me expositum esu Reliquas<text:line-break/>omnes biles cum appendice nominant aeruginosam di-<text:line-break/>ce<text:span text:style-name="Default_20_Paragraph_20_Font"><text:span text:style-name="T1">r</text:span></text:span>tes aut nigram aut rubram aut porrace<text:span text:style-name="Default_20_Paragraph_20_Font"><text:span text:style-name="T1">u</text:span></text:span>m. Secuud um<text:line-break/>ad hoc in ferie proposita indicare oportet, ubi inquit:<text:line-break/><text:span text:style-name="Default_20_Paragraph_20_Font"><text:span text:style-name="T1">quou</text:span></text:span>s<text:span text:style-name="Default_20_Paragraph_20_Font"><text:span text:style-name="T1">que sp</text:span></text:span>i<text:span text:style-name="Default_20_Paragraph_20_Font"><text:span text:style-name="T1">r</text:span></text:span>i<text:span text:style-name="Default_20_Paragraph_20_Font"><text:span text:style-name="T1">tu</text:span></text:span>m <text:span text:style-name="Default_20_Paragraph_20_Font"><text:span text:style-name="T1">in se p</text:span></text:span>o<text:span text:style-name="Default_20_Paragraph_20_Font"><text:span text:style-name="T1">sui at</text:span></text:span>t<text:span text:style-name="Default_20_Paragraph_20_Font"><text:span text:style-name="T1">rahere et rursu</text:span></text:span>s <text:span text:style-name="Default_20_Paragraph_20_Font"><text:span text:style-name="T1">em</text:span></text:span>i<text:span text:style-name="Default_20_Paragraph_20_Font"><text:span text:style-name="T1">t</text:span></text:span>t<text:span text:style-name="Default_20_Paragraph_20_Font"><text:span text:style-name="T1">ere.<text:line-break/></text:span></text:span>Constat enim inspirationem velle ipium fieri instrumentis<text:line-break/>respiratoriis. externum aerem attrahentibus, expirationem<text:line-break/>vero eminentibus. Deinde tertium, ubi ait; <text:span text:style-name="Default_20_Paragraph_20_Font"><text:span text:style-name="T1">quoad aliquo<text:line-break/>cognatorum pr</text:span></text:span>i<text:span text:style-name="Default_20_Paragraph_20_Font"><text:span text:style-name="T1">va</text:span></text:span>t<text:span text:style-name="Default_20_Paragraph_20_Font"><text:span text:style-name="T1">u</text:span></text:span>s <text:span text:style-name="Default_20_Paragraph_20_Font"><text:span text:style-name="T1">suer</text:span></text:span>i<text:span text:style-name="Default_20_Paragraph_20_Font"><text:span text:style-name="T1">t. </text:span></text:span>Vult enim non fotum quum<text:line-break/>sanguine animal privatum fuerit interire , fed etiam quum<text:line-break/>aut pituita aut flava aut nigra bile.</text:p>
      <text:h text:style-name="P16" text:outline-level="2">XXVII.</text:h>
      <text:p text:style-name="P4"><text:span text:style-name="Default_20_Paragraph_20_Font"><text:span text:style-name="T1">Qu</text:span></text:span>i <text:span text:style-name="Default_20_Paragraph_20_Font"><text:span text:style-name="T1">vero unu</text:span></text:span>m <text:span text:style-name="Default_20_Paragraph_20_Font"><text:span text:style-name="T1">esse hom</text:span></text:span>i<text:span text:style-name="Default_20_Paragraph_20_Font"><text:span text:style-name="T1">nem asserun</text:span></text:span>t, <text:span text:style-name="Default_20_Paragraph_20_Font"><text:span text:style-name="T1">hanc m</text:span></text:span>i<text:span text:style-name="Default_20_Paragraph_20_Font"><text:span text:style-name="T1">h</text:span></text:span>i <text:span text:style-name="Default_20_Paragraph_20_Font"><text:span text:style-name="T1">sien</text:span></text:span>t<text:span text:style-name="Default_20_Paragraph_20_Font"><text:span text:style-name="T1">en-<text:line-break/></text:span></text:span>ti<text:span text:style-name="Default_20_Paragraph_20_Font"><text:span text:style-name="T1">am tul</text:span></text:span>i<text:span text:style-name="Default_20_Paragraph_20_Font"><text:span text:style-name="T1">sse v</text:span></text:span>i<text:span text:style-name="Default_20_Paragraph_20_Font"><text:span text:style-name="T1">den</text:span></text:span>t<text:span text:style-name="Default_20_Paragraph_20_Font"><text:span text:style-name="T1">ur, quod, quum</text:span></text:span> . i<text:span text:style-name="Default_20_Paragraph_20_Font"><text:span text:style-name="T1">ntuerentur eos ep</text:span></text:span>o<text:span text:style-name="Default_20_Paragraph_20_Font"><text:span text:style-name="T1">tis<text:line-break/>medicamen</text:span></text:span>tis <text:span text:style-name="Default_20_Paragraph_20_Font"><text:span text:style-name="T1">in superparga</text:span></text:span>ti<text:span text:style-name="Default_20_Paragraph_20_Font"><text:span text:style-name="T1">on</text:span></text:span>i<text:span text:style-name="Default_20_Paragraph_20_Font"><text:span text:style-name="T1">bu</text:span></text:span>s <text:span text:style-name="Default_20_Paragraph_20_Font"><text:span text:style-name="T1">in</text:span></text:span>t<text:span text:style-name="Default_20_Paragraph_20_Font"><text:span text:style-name="T1">er</text:span></text:span>ii<text:span text:style-name="Default_20_Paragraph_20_Font"><text:span text:style-name="T1">ssie , al</text:span></text:span>i<text:span text:style-name="Default_20_Paragraph_20_Font"><text:span text:style-name="T1">o</text:span></text:span>s<text:line-break/><text:span text:style-name="Default_20_Paragraph_20_Font"><text:span text:style-name="T1">qu</text:span></text:span>i<text:span text:style-name="Default_20_Paragraph_20_Font"><text:span text:style-name="T1">dem b</text:span></text:span>i<text:span text:style-name="Default_20_Paragraph_20_Font"><text:span text:style-name="T1">lem , nonnul</text:span></text:span>l<text:span text:style-name="Default_20_Paragraph_20_Font"><text:span text:style-name="T1">o</text:span></text:span>s <text:span text:style-name="Default_20_Paragraph_20_Font"><text:span text:style-name="T1">vero pi</text:span></text:span>t<text:span text:style-name="Default_20_Paragraph_20_Font"><text:span text:style-name="T1">u</text:span></text:span>i<text:span text:style-name="Default_20_Paragraph_20_Font"><text:span text:style-name="T1">tam evo</text:span></text:span>m<text:span text:style-name="Default_20_Paragraph_20_Font"><text:span text:style-name="T1">en</text:span></text:span>t<text:span text:style-name="Default_20_Paragraph_20_Font"><text:span text:style-name="T1">e</text:span></text:span>s, <text:span text:style-name="Default_20_Paragraph_20_Font"><text:span text:style-name="T1">ho-<text:line-break/>rum unu</text:span></text:span>m<text:span text:style-name="Default_20_Paragraph_20_Font"><text:span text:style-name="T1">quodque hom</text:span></text:span>i<text:span text:style-name="Default_20_Paragraph_20_Font"><text:span text:style-name="T1">nem esse ex</text:span></text:span>isti<text:span text:style-name="Default_20_Paragraph_20_Font"><text:span text:style-name="T1">marunt, qu</text:span></text:span>o <text:span text:style-name="Default_20_Paragraph_20_Font"><text:span text:style-name="T1">pur-<text:line-break/>gan</text:span></text:span>t<text:span text:style-name="Default_20_Paragraph_20_Font"><text:span text:style-name="T1">e</text:span></text:span> i<text:span text:style-name="Default_20_Paragraph_20_Font"><text:span text:style-name="T1">psum</text:span></text:span> i<text:span text:style-name="Default_20_Paragraph_20_Font"><text:span text:style-name="T1">ntereun</text:span></text:span>t<text:span text:style-name="Default_20_Paragraph_20_Font"><text:span text:style-name="T1">em v</text:span></text:span>i<text:span text:style-name="Default_20_Paragraph_20_Font"><text:span text:style-name="T1">derun</text:span></text:span>t. <text:span text:style-name="Default_20_Paragraph_20_Font"><text:span text:style-name="T1">Et qu</text:span></text:span>i <text:span text:style-name="Default_20_Paragraph_20_Font"><text:span text:style-name="T1">sangu</text:span></text:span>i<text:span text:style-name="Default_20_Paragraph_20_Font"><text:span text:style-name="T1">nem<text:line-break/>sic hom</text:span></text:span>i<text:span text:style-name="Default_20_Paragraph_20_Font"><text:span text:style-name="T1">nem asserunt, eadem u</text:span></text:span>t<text:span text:style-name="Default_20_Paragraph_20_Font"><text:span text:style-name="T1">un</text:span></text:span>t<text:span text:style-name="Default_20_Paragraph_20_Font"><text:span text:style-name="T1">ur ra</text:span></text:span>t<text:span text:style-name="Default_20_Paragraph_20_Font"><text:span text:style-name="T1">ione. Quum<text:line-break/>en</text:span></text:span>im <text:span text:style-name="Default_20_Paragraph_20_Font"><text:span text:style-name="T1">hom</text:span></text:span>i<text:span text:style-name="Default_20_Paragraph_20_Font"><text:span text:style-name="T1">ne</text:span></text:span>s j<text:span text:style-name="Default_20_Paragraph_20_Font"><text:span text:style-name="T1">ugu</text:span></text:span>l<text:span text:style-name="Default_20_Paragraph_20_Font"><text:span text:style-name="T1">ari et e c</text:span></text:span>o<text:span text:style-name="Default_20_Paragraph_20_Font"><text:span text:style-name="T1">rpore sangu</text:span></text:span>i<text:span text:style-name="Default_20_Paragraph_20_Font"><text:span text:style-name="T1">nem sinere<text:line-break/>c</text:span></text:span>o<text:span text:style-name="Default_20_Paragraph_20_Font"><text:span text:style-name="T1">nspi</text:span></text:span>ci<text:span text:style-name="Default_20_Paragraph_20_Font"><text:span text:style-name="T1">unt, eum</text:span></text:span> i<text:span text:style-name="Default_20_Paragraph_20_Font"><text:span text:style-name="T1">n hom</text:span></text:span>i<text:span text:style-name="Default_20_Paragraph_20_Font"><text:span text:style-name="T1">ne animam este ex</text:span></text:span>isti<text:span text:style-name="Default_20_Paragraph_20_Font"><text:span text:style-name="T1">mant.<text:line-break/></text:span></text:span>H<text:span text:style-name="Default_20_Paragraph_20_Font"><text:span text:style-name="T1">i</text:span></text:span>s<text:span text:style-name="Default_20_Paragraph_20_Font"><text:span text:style-name="T1">que argu</text:span></text:span>m<text:span text:style-name="Default_20_Paragraph_20_Font"><text:span text:style-name="T1">en</text:span></text:span>tis <text:span text:style-name="Default_20_Paragraph_20_Font"><text:span text:style-name="T1">omne</text:span></text:span>s <text:span text:style-name="Default_20_Paragraph_20_Font"><text:span text:style-name="T1">inter d</text:span></text:span>i<text:span text:style-name="Default_20_Paragraph_20_Font"><text:span text:style-name="T1">sserendum utun</text:span></text:span>t<text:span text:style-name="Default_20_Paragraph_20_Font"><text:span text:style-name="T1">ur.</text:span></text:span></text:p>
      <text:p text:style-name="P1">Qui dicunt, inquit, hominem unum esse, tanquam multi<text:line-break/>sint id dicentes, non unus. Ex quibus igitur persuasio-<text:line-break/>nem hanc sibi induerunt , qui ex quatuor humoribus unum<text:line-break/>aliquem homini generando^ sufficere arbitrantur, Hippocra-<text:line-break/>tes ipfe indicavit: quae nobis quidem absurda, ut dixi,</text:p>
      <text:p text:style-name="P3">illis autem probabilia nimirumapparent. Nam in purga-<text:line-break/>clunibus immoderatis quum vide<text:span text:style-name="Default_20_Paragraph_20_Font"><text:span text:style-name="T1">r</text:span></text:span>ent alius alium ab alio<text:line-break/>atque alio humore extremeevacuato interire, illum fotum<text:line-break/>humorem hominis naturam esse censuerunt.</text:p>
      <text:h text:style-name="Heading_20_2" text:outline-level="2">XXVHI.</text:h>
      <text:p text:style-name="Normal"><text:span text:style-name="Default_20_Paragraph_20_Font"><text:span text:style-name="T1">Quanqua</text:span></text:span>m <text:span text:style-name="Default_20_Paragraph_20_Font"><text:span text:style-name="T1">pr</text:span></text:span>im<text:span text:style-name="Default_20_Paragraph_20_Font"><text:span text:style-name="T1">u</text:span></text:span>m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in</text:span></text:span> i<text:span text:style-name="Default_20_Paragraph_20_Font"><text:span text:style-name="T1">m</text:span></text:span>mo<text:span text:style-name="Default_20_Paragraph_20_Font"><text:span text:style-name="T1">derat</text:span></text:span>is <text:span text:style-name="Default_20_Paragraph_20_Font"><text:span text:style-name="T1">purga</text:span></text:span>tio<text:span text:style-name="Default_20_Paragraph_20_Font"><text:span text:style-name="T1">nibu</text:span></text:span>s<text:line-break/><text:span text:style-name="Default_20_Paragraph_20_Font"><text:span text:style-name="T1">. sula evacua</text:span></text:span>t<text:span text:style-name="Default_20_Paragraph_20_Font"><text:span text:style-name="T1">a b</text:span></text:span>il<text:span text:style-name="Default_20_Paragraph_20_Font"><text:span text:style-name="T1">e nullu</text:span></text:span>s <text:span text:style-name="Default_20_Paragraph_20_Font"><text:span text:style-name="T1">unqua</text:span></text:span>m <text:span text:style-name="Default_20_Paragraph_20_Font"><text:span text:style-name="T1">mor</text:span></text:span>t<text:span text:style-name="Default_20_Paragraph_20_Font"><text:span text:style-name="T1">uu</text:span></text:span>s <text:span text:style-name="Default_20_Paragraph_20_Font"><text:span text:style-name="T1">esa</text:span></text:span> r<text:span text:style-name="Default_20_Paragraph_20_Font"><text:span text:style-name="T1">erum<text:line-break/>epot</text:span></text:span>o <text:span text:style-name="Default_20_Paragraph_20_Font"><text:span text:style-name="T1">med</text:span></text:span>i<text:span text:style-name="Default_20_Paragraph_20_Font"><text:span text:style-name="T1">camen</text:span></text:span>t<text:span text:style-name="Default_20_Paragraph_20_Font"><text:span text:style-name="T1">o , qu</text:span></text:span>o<text:span text:style-name="Default_20_Paragraph_20_Font"><text:span text:style-name="T1">d b</text:span></text:span>i<text:span text:style-name="Default_20_Paragraph_20_Font"><text:span text:style-name="T1">le</text:span></text:span>m <text:span text:style-name="Default_20_Paragraph_20_Font"><text:span text:style-name="T1">fuca</text:span></text:span>t, <text:span text:style-name="Default_20_Paragraph_20_Font"><text:span text:style-name="T1">pr</text:span></text:span>i<text:span text:style-name="Default_20_Paragraph_20_Font"><text:span text:style-name="T1">mum fune<text:line-break/>al</text:span></text:span>i<text:span text:style-name="Default_20_Paragraph_20_Font"><text:span text:style-name="T1">qu</text:span></text:span>is <text:span text:style-name="Default_20_Paragraph_20_Font"><text:span text:style-name="T1">b</text:span></text:span>i<text:span text:style-name="Default_20_Paragraph_20_Font"><text:span text:style-name="T1">le</text:span></text:span>m <text:span text:style-name="Default_20_Paragraph_20_Font"><text:span text:style-name="T1">vomet,.. de</text:span></text:span>i<text:span text:style-name="Default_20_Paragraph_20_Font"><text:span text:style-name="T1">nde pitu</text:span></text:span>it<text:span text:style-name="Default_20_Paragraph_20_Font"><text:span text:style-name="T1">a</text:span></text:span>m , .<text:span text:style-name="Default_20_Paragraph_20_Font"><text:span text:style-name="T1">postea quoque<text:line-break/>prae</text:span></text:span>t<text:span text:style-name="Default_20_Paragraph_20_Font"><text:span text:style-name="T1">er b</text:span></text:span>i<text:span text:style-name="Default_20_Paragraph_20_Font"><text:span text:style-name="T1">lem a</text:span></text:span>t<text:span text:style-name="Default_20_Paragraph_20_Font"><text:span text:style-name="T1">ra</text:span></text:span>m. <text:span text:style-name="Default_20_Paragraph_20_Font"><text:span text:style-name="T1">b</text:span></text:span>i<text:span text:style-name="Default_20_Paragraph_20_Font"><text:span text:style-name="T1">lem, idque per v</text:span></text:span>i<text:span text:style-name="Default_20_Paragraph_20_Font"><text:span text:style-name="T1">n</text:span></text:span>i, <text:span text:style-name="Default_20_Paragraph_20_Font"><text:span text:style-name="T1">sub morte</text:span></text:span>m<text:line-break/><text:span text:style-name="Default_20_Paragraph_20_Font"><text:span text:style-name="T1">vero sangu</text:span></text:span>i<text:span text:style-name="Default_20_Paragraph_20_Font"><text:span text:style-name="T1">nem e</text:span></text:span>ti<text:span text:style-name="Default_20_Paragraph_20_Font"><text:span text:style-name="T1">a</text:span></text:span>m <text:span text:style-name="Default_20_Paragraph_20_Font"><text:span text:style-name="T1">puru</text:span></text:span>m <text:span text:style-name="Default_20_Paragraph_20_Font"><text:span text:style-name="T1">evo</text:span></text:span>mit.</text:p>
      <text:p text:style-name="P1">Atque hic rursus clare Graecorum consuetudinem in-<text:line-break/>nuit, qui. bilem frequenter sine adj<text:span text:style-name="Default_20_Paragraph_20_Font"><text:span text:style-name="T1">n</text:span></text:span>ncto flavam, atram<text:line-break/>vero <text:span text:style-name="Default_20_Paragraph_20_Font"><text:span text:style-name="T1">t</text:span></text:span>emper cum adjnncto vocant. Porro quod in. tota<text:line-break/>oratione significatur, manifestum esu Nullum enim mori</text:p>
      <text:p text:style-name="P2">Quum humor medicamento purganti familiaris fuerit<text:line-break/>evacuatus; mox illum consequitur primus qui ad evacua-<text:line-break/>lienem linter alios facillimus est: post illum qui secum-<text:line-break/>dum in hoc <text:span text:style-name="Default_20_Paragraph_20_Font"><text:span text:style-name="T1">genere</text:span></text:span> ordinem sortitur : deinde sanguis omnium<text:line-break/>postremus, ut qui humor sit naturae familiarissimus. Tu-<text:line-break/>tum namque est tantillum de eo dicere, quod, si nun fo-<text:line-break/>lus est natura hominis, certe omnium aliorum familia-<text:line-break/>rissimus est.</text:p>
      <text:h text:style-name="Heading_20_2" text:outline-level="2">XXIX.</text:h>
      <text:p text:style-name="P4"><text:span text:style-name="Default_20_Paragraph_20_Font"><text:span text:style-name="T1">Eade</text:span></text:span>m <text:span text:style-name="Default_20_Paragraph_20_Font"><text:span text:style-name="T1">ver</text:span></text:span>o <text:span text:style-name="Default_20_Paragraph_20_Font"><text:span text:style-name="T1">patiun</text:span></text:span>t<text:span text:style-name="Default_20_Paragraph_20_Font"><text:span text:style-name="T1">ur et a</text:span></text:span> m<text:span text:style-name="Default_20_Paragraph_20_Font"><text:span text:style-name="T1">ed</text:span></text:span>i<text:span text:style-name="Default_20_Paragraph_20_Font"><text:span text:style-name="T1">ca</text:span></text:span>m<text:span text:style-name="Default_20_Paragraph_20_Font"><text:span text:style-name="T1">ent</text:span></text:span>is <text:span text:style-name="Default_20_Paragraph_20_Font"><text:span text:style-name="T1">p</text:span></text:span>it<text:span text:style-name="Default_20_Paragraph_20_Font"><text:span text:style-name="T1">u</text:span></text:span>i<text:span text:style-name="Default_20_Paragraph_20_Font"><text:span text:style-name="T1">ta</text:span></text:span>m <text:span text:style-name="Default_20_Paragraph_20_Font"><text:span text:style-name="T1">du-<text:line-break/>cent</text:span></text:span>i<text:span text:style-name="Default_20_Paragraph_20_Font"><text:span text:style-name="T1">bu</text:span></text:span>s. P<text:span text:style-name="Default_20_Paragraph_20_Font"><text:span text:style-name="T1">r</text:span></text:span>i<text:span text:style-name="Default_20_Paragraph_20_Font"><text:span text:style-name="T1">mum eten</text:span></text:span>i<text:span text:style-name="Default_20_Paragraph_20_Font"><text:span text:style-name="T1">m p</text:span></text:span>i<text:span text:style-name="Default_20_Paragraph_20_Font"><text:span text:style-name="T1">tu</text:span></text:span>i<text:span text:style-name="Default_20_Paragraph_20_Font"><text:span text:style-name="T1">tam vom</text:span></text:span>a<text:span text:style-name="Default_20_Paragraph_20_Font"><text:span text:style-name="T1">nt, .de</text:span></text:span>i<text:span text:style-name="Default_20_Paragraph_20_Font"><text:span text:style-name="T1">nde b</text:span></text:span>i-<text:line-break/><text:span text:style-name="Default_20_Paragraph_20_Font"><text:span text:style-name="T1">le</text:span></text:span>m <text:span text:style-name="Default_20_Paragraph_20_Font"><text:span text:style-name="T1">stava</text:span></text:span>m, <text:span text:style-name="Default_20_Paragraph_20_Font"><text:span text:style-name="T1">tert</text:span></text:span>i<text:span text:style-name="Default_20_Paragraph_20_Font"><text:span text:style-name="T1">o atra</text:span></text:span>m, <text:span text:style-name="Default_20_Paragraph_20_Font"><text:span text:style-name="T1">intereuntes de</text:span></text:span>m<text:span text:style-name="Default_20_Paragraph_20_Font"><text:span text:style-name="T1">u</text:span></text:span>m <text:span text:style-name="Default_20_Paragraph_20_Font"><text:span text:style-name="T1">sungu</text:span></text:span>i-<text:line-break/><text:span text:style-name="Default_20_Paragraph_20_Font"><text:span text:style-name="T1">ne</text:span></text:span>m <text:span text:style-name="Default_20_Paragraph_20_Font"><text:span text:style-name="T1">purum</text:span></text:span>, i<text:span text:style-name="Default_20_Paragraph_20_Font"><text:span text:style-name="T1">n e</text:span></text:span>o<text:span text:style-name="Default_20_Paragraph_20_Font"><text:span text:style-name="T1">que m</text:span></text:span>ori<text:span text:style-name="Default_20_Paragraph_20_Font"><text:span text:style-name="T1">un</text:span></text:span>t<text:span text:style-name="Default_20_Paragraph_20_Font"><text:span text:style-name="T1">ur.</text:span></text:span></text:p>
      <text:p text:style-name="Normal">inquit., eci unus fotum .humor. purgatus fuerit, quum alii<text:line-break/>quoque semper cum ipsis evacuentur..</text:p>
      <text:h text:style-name="P16" text:outline-level="2"><text:span text:style-name="Default_20_Paragraph_20_Font">,<text:tab/>—XXX;</text:span></text:h>
      <text:p text:style-name="P8"><text:span text:style-name="Default_20_Paragraph_20_Font"><text:span text:style-name="T1">Quu</text:span></text:span>m <text:span text:style-name="Default_20_Paragraph_20_Font"><text:span text:style-name="T1">en</text:span></text:span>im m<text:span text:style-name="Default_20_Paragraph_20_Font"><text:span text:style-name="T1">edicamen</text:span></text:span>t<text:span text:style-name="Default_20_Paragraph_20_Font"><text:span text:style-name="T1">u</text:span></text:span>m <text:span text:style-name="Default_20_Paragraph_20_Font"><text:span text:style-name="T1">c</text:span></text:span>o<text:span text:style-name="Default_20_Paragraph_20_Font"><text:span text:style-name="T1">rpu</text:span></text:span>s i<text:span text:style-name="Default_20_Paragraph_20_Font"><text:span text:style-name="T1">ntroierit, pr</text:span></text:span>im<text:span text:style-name="Default_20_Paragraph_20_Font"><text:span text:style-name="T1">um qu</text:span></text:span>i-<text:line-break/><text:span text:style-name="Default_20_Paragraph_20_Font"><text:span text:style-name="T1">.dem quodcunque sib</text:span></text:span>i <text:span text:style-name="Default_20_Paragraph_20_Font"><text:span text:style-name="T1">ex</text:span></text:span> a<text:span text:style-name="Default_20_Paragraph_20_Font"><text:span text:style-name="T1">mn</text:span></text:span>i<text:span text:style-name="Default_20_Paragraph_20_Font"><text:span text:style-name="T1">bus</text:span></text:span> i<text:span text:style-name="Default_20_Paragraph_20_Font"><text:span text:style-name="T1">n. corp</text:span></text:span>o<text:span text:style-name="Default_20_Paragraph_20_Font"><text:span text:style-name="T1">re ex</text:span></text:span>i<text:span text:style-name="Default_20_Paragraph_20_Font"><text:span text:style-name="T1">sten</text:span></text:span>ti<text:span text:style-name="Default_20_Paragraph_20_Font"><text:span text:style-name="T1">bus<text:line-break/>facundum na</text:span></text:span>t<text:span text:style-name="Default_20_Paragraph_20_Font"><text:span text:style-name="T1">ura</text:span></text:span>m <text:span text:style-name="Default_20_Paragraph_20_Font"><text:span text:style-name="T1">fam</text:span></text:span>i<text:span text:style-name="Default_20_Paragraph_20_Font"><text:span text:style-name="T1">l</text:span></text:span>i<text:span text:style-name="Default_20_Paragraph_20_Font"><text:span text:style-name="T1">ar</text:span></text:span>i<text:span text:style-name="Default_20_Paragraph_20_Font"><text:span text:style-name="T1">ssimum suerit educ</text:span></text:span>i<text:span text:style-name="Default_20_Paragraph_20_Font"><text:span text:style-name="T1">t, de</text:span></text:span>i<text:span text:style-name="Default_20_Paragraph_20_Font"><text:span text:style-name="T1">n-<text:line-break/>de ver</text:span></text:span>o <text:span text:style-name="Default_20_Paragraph_20_Font"><text:span text:style-name="T1">rel</text:span></text:span>i<text:span text:style-name="Default_20_Paragraph_20_Font"><text:span text:style-name="T1">qua</text:span></text:span> t<text:span text:style-name="Default_20_Paragraph_20_Font"><text:span text:style-name="T1">u</text:span></text:span>m <text:span text:style-name="Default_20_Paragraph_20_Font"><text:span text:style-name="T1">trah</text:span></text:span>i<text:span text:style-name="Default_20_Paragraph_20_Font"><text:span text:style-name="T1">t, . tum purgat, quemadmo-<text:line-break/>dum quae e</text:span></text:span> t<text:span text:style-name="Default_20_Paragraph_20_Font"><text:span text:style-name="T1">erra nascun</text:span></text:span>t<text:span text:style-name="Default_20_Paragraph_20_Font"><text:span text:style-name="T1">ur et</text:span></text:span> i<text:span text:style-name="Default_20_Paragraph_20_Font"><text:span text:style-name="T1">n eam c</text:span></text:span>o<text:span text:style-name="Default_20_Paragraph_20_Font"><text:span text:style-name="T1">nseruntur,.<text:line-break/>ub</text:span></text:span>i <text:span text:style-name="Default_20_Paragraph_20_Font"><text:span text:style-name="T1">terram sub</text:span></text:span>i<text:span text:style-name="Default_20_Paragraph_20_Font"><text:span text:style-name="T1">erin</text:span></text:span>t, <text:span text:style-name="Default_20_Paragraph_20_Font"><text:span text:style-name="T1">eorum quodque trah</text:span></text:span>it, <text:span text:style-name="Default_20_Paragraph_20_Font"><text:span text:style-name="T1">quod na- -<text:line-break/>tura sib</text:span></text:span>i fam<text:span text:style-name="Default_20_Paragraph_20_Font"><text:span text:style-name="T1">il</text:span></text:span>i<text:span text:style-name="Default_20_Paragraph_20_Font"><text:span text:style-name="T1">are in terra</text:span></text:span> i<text:span text:style-name="Default_20_Paragraph_20_Font"><text:span text:style-name="T1">nest. </text:span></text:span>.I<text:span text:style-name="Default_20_Paragraph_20_Font"><text:span text:style-name="T1">nest au</text:span></text:span>t<text:span text:style-name="Default_20_Paragraph_20_Font"><text:span text:style-name="T1">em et aci-<text:line-break/>dum</text:span></text:span> e<text:span text:style-name="Default_20_Paragraph_20_Font"><text:span text:style-name="T1">t amarum et dulce e</text:span></text:span>t <text:span text:style-name="Default_20_Paragraph_20_Font"><text:span text:style-name="T1">falsum e</text:span></text:span>t <text:span text:style-name="Default_20_Paragraph_20_Font"><text:span text:style-name="T1">eu</text:span></text:span>j<text:span text:style-name="Default_20_Paragraph_20_Font"><text:span text:style-name="T1">uscunque ge-<text:line-break/>ner</text:span></text:span>i<text:span text:style-name="Default_20_Paragraph_20_Font"><text:span text:style-name="T1">s al</text:span></text:span>i<text:span text:style-name="Default_20_Paragraph_20_Font"><text:span text:style-name="T1">ud. </text:span></text:span>Pri<text:span text:style-name="Default_20_Paragraph_20_Font"><text:span text:style-name="T1">mu</text:span></text:span>m i<text:span text:style-name="Default_20_Paragraph_20_Font"><text:span text:style-name="T1">taque</text:span></text:span> ej<text:span text:style-name="Default_20_Paragraph_20_Font"><text:span text:style-name="T1">us plur</text:span></text:span>i<text:span text:style-name="Default_20_Paragraph_20_Font"><text:span text:style-name="T1">mum, quod n</text:span></text:span>a-<text:line-break/><text:span text:style-name="Default_20_Paragraph_20_Font"><text:span text:style-name="T1">tura sib</text:span></text:span>i i<text:span text:style-name="Default_20_Paragraph_20_Font"><text:span text:style-name="T1">psi fam</text:span></text:span>i<text:span text:style-name="Default_20_Paragraph_20_Font"><text:span text:style-name="T1">l</text:span></text:span>i<text:span text:style-name="Default_20_Paragraph_20_Font"><text:span text:style-name="T1">are suer</text:span></text:span>i<text:span text:style-name="Default_20_Paragraph_20_Font"><text:span text:style-name="T1">t, ad su all</text:span></text:span>i<text:span text:style-name="Default_20_Paragraph_20_Font"><text:span text:style-name="T1">c</text:span></text:span>i<text:span text:style-name="Default_20_Paragraph_20_Font"><text:span text:style-name="T1">t, a</text:span></text:span>t<text:span text:style-name="Default_20_Paragraph_20_Font"><text:span text:style-name="T1">que<text:line-break/>de</text:span></text:span>i<text:span text:style-name="Default_20_Paragraph_20_Font"><text:span text:style-name="T1">nceps rel</text:span></text:span>i<text:span text:style-name="Default_20_Paragraph_20_Font"><text:span text:style-name="T1">qua at</text:span></text:span>t<text:span text:style-name="Default_20_Paragraph_20_Font"><text:span text:style-name="T1">rah</text:span></text:span>i<text:span text:style-name="Default_20_Paragraph_20_Font"><text:span text:style-name="T1">t. </text:span></text:span>T<text:span text:style-name="Default_20_Paragraph_20_Font"><text:span text:style-name="T1">ale qu</text:span></text:span>i<text:span text:style-name="Default_20_Paragraph_20_Font"><text:span text:style-name="T1">dda</text:span></text:span>m <text:span text:style-name="Default_20_Paragraph_20_Font"><text:span text:style-name="T1">et</text:span></text:span>i<text:span text:style-name="Default_20_Paragraph_20_Font"><text:span text:style-name="T1">am</text:span></text:span> m<text:span text:style-name="Default_20_Paragraph_20_Font"><text:span text:style-name="T1">ed</text:span></text:span>i-<text:line-break/>r<text:span text:style-name="Default_20_Paragraph_20_Font"><text:span text:style-name="T1">a</text:span></text:span>m<text:span text:style-name="Default_20_Paragraph_20_Font"><text:span text:style-name="T1">enta</text:span></text:span> i<text:span text:style-name="Default_20_Paragraph_20_Font"><text:span text:style-name="T1">n c</text:span></text:span>o<text:span text:style-name="Default_20_Paragraph_20_Font"><text:span text:style-name="T1">rp</text:span></text:span>o<text:span text:style-name="Default_20_Paragraph_20_Font"><text:span text:style-name="T1">re fac</text:span></text:span>i<text:span text:style-name="Default_20_Paragraph_20_Font"><text:span text:style-name="T1">unt. Quaecunque en</text:span></text:span>i<text:span text:style-name="Default_20_Paragraph_20_Font"><text:span text:style-name="T1">m b</text:span></text:span>ilem<text:line-break/><text:span text:style-name="Default_20_Paragraph_20_Font"><text:span text:style-name="T1">educunt, pr</text:span></text:span>im<text:span text:style-name="Default_20_Paragraph_20_Font"><text:span text:style-name="T1">um merac</text:span></text:span>is<text:span text:style-name="Default_20_Paragraph_20_Font"><text:span text:style-name="T1">simam b</text:span></text:span>i<text:span text:style-name="Default_20_Paragraph_20_Font"><text:span text:style-name="T1">lem purgant, de</text:span></text:span>i<text:span text:style-name="Default_20_Paragraph_20_Font"><text:span text:style-name="T1">nde<text:line-break/>m</text:span></text:span>i<text:span text:style-name="Default_20_Paragraph_20_Font"><text:span text:style-name="T1">xta</text:span></text:span>m <text:span text:style-name="Default_20_Paragraph_20_Font"><text:span text:style-name="T1">t et rursus medica</text:span></text:span>m<text:span text:style-name="Default_20_Paragraph_20_Font"><text:span text:style-name="T1">enta p</text:span></text:span>it<text:span text:style-name="Default_20_Paragraph_20_Font"><text:span text:style-name="T1">u</text:span></text:span>i<text:span text:style-name="Default_20_Paragraph_20_Font"><text:span text:style-name="T1">tam c</text:span></text:span>i<text:span text:style-name="Default_20_Paragraph_20_Font"><text:span text:style-name="T1">ent</text:span></text:span>i<text:span text:style-name="Default_20_Paragraph_20_Font"><text:span text:style-name="T1">a pr</text:span></text:span>i<text:span text:style-name="Default_20_Paragraph_20_Font"><text:span text:style-name="T1">mu</text:span></text:span>m<text:line-break/><text:span text:style-name="Default_20_Paragraph_20_Font"><text:span text:style-name="T1">pu</text:span></text:span>ri//i<text:span text:style-name="Default_20_Paragraph_20_Font"><text:span text:style-name="T1">ma</text:span></text:span>m <text:span text:style-name="Default_20_Paragraph_20_Font"><text:span text:style-name="T1">p</text:span></text:span>i<text:span text:style-name="Default_20_Paragraph_20_Font"><text:span text:style-name="T1">tu</text:span></text:span>i<text:span text:style-name="Default_20_Paragraph_20_Font"><text:span text:style-name="T1">tam educunt, post</text:span></text:span>e<text:span text:style-name="Default_20_Paragraph_20_Font"><text:span text:style-name="T1">a et</text:span></text:span>i<text:span text:style-name="Default_20_Paragraph_20_Font"><text:span text:style-name="T1">am m</text:span></text:span>i<text:span text:style-name="Default_20_Paragraph_20_Font"><text:span text:style-name="T1">xtam</text:span></text:span>. I<text:span text:style-name="Default_20_Paragraph_20_Font"><text:span text:style-name="T1">u-<text:line-break/>gulat</text:span></text:span>i<text:span text:style-name="Default_20_Paragraph_20_Font"><text:span text:style-name="T1">s qu</text:span></text:span>o<text:span text:style-name="Default_20_Paragraph_20_Font"><text:span text:style-name="T1">que. pri</text:span></text:span>m<text:span text:style-name="Default_20_Paragraph_20_Font"><text:span text:style-name="T1">u</text:span></text:span>m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fangu</text:span></text:span>i<text:span text:style-name="Default_20_Paragraph_20_Font"><text:span text:style-name="T1">s tu</text:span></text:span>m <text:span text:style-name="Default_20_Paragraph_20_Font"><text:span text:style-name="T1">cal</text:span></text:span>i<text:span text:style-name="Default_20_Paragraph_20_Font"><text:span text:style-name="T1">d</text:span></text:span>i<text:span text:style-name="Default_20_Paragraph_20_Font"><text:span text:style-name="T1">sii-<text:line-break/>mus tum</text:span></text:span> m<text:span text:style-name="Default_20_Paragraph_20_Font"><text:span text:style-name="T1">axime ruber e/siu</text:span></text:span>i<text:span text:style-name="Default_20_Paragraph_20_Font"><text:span text:style-name="T1">t, mox ver</text:span></text:span>o <text:span text:style-name="Default_20_Paragraph_20_Font"><text:span text:style-name="T1">mag</text:span></text:span>i<text:span text:style-name="Default_20_Paragraph_20_Font"><text:span text:style-name="T1">s p</text:span></text:span>i<text:span text:style-name="Default_20_Paragraph_20_Font"><text:span text:style-name="T1">tu</text:span></text:span>i-<text:line-break/>t<text:span text:style-name="Default_20_Paragraph_20_Font"><text:span text:style-name="T1">osu</text:span></text:span>s <text:span text:style-name="Default_20_Paragraph_20_Font"><text:span text:style-name="T1">mag</text:span></text:span>i<text:span text:style-name="Default_20_Paragraph_20_Font"><text:span text:style-name="T1">sque b</text:span></text:span>i<text:span text:style-name="Default_20_Paragraph_20_Font"><text:span text:style-name="T1">l</text:span></text:span>i<text:span text:style-name="Default_20_Paragraph_20_Font"><text:span text:style-name="T1">osus profatis.<text:tab/>-</text:span></text:span></text:p>
      <text:p text:style-name="P2">Perspicua auctoris est sententia, qui rationis propositae<text:line-break/>testimonia scribit, qua dicit m<text:span text:style-name="Default_20_Paragraph_20_Font"><text:span text:style-name="T1">ed</text:span></text:span>i<text:span text:style-name="Default_20_Paragraph_20_Font"><text:span text:style-name="T1">camentum , ub</text:span></text:span>i <text:span text:style-name="Default_20_Paragraph_20_Font"><text:span text:style-name="T1">in</text:span></text:span> co<text:span text:style-name="Default_20_Paragraph_20_Font"><text:span text:style-name="T1">rpu</text:span></text:span>s<text:line-break/><text:span text:style-name="Default_20_Paragraph_20_Font"><text:span text:style-name="T1">vener</text:span></text:span>i<text:span text:style-name="Default_20_Paragraph_20_Font"><text:span text:style-name="T1">t, pr</text:span></text:span>i<text:span text:style-name="Default_20_Paragraph_20_Font"><text:span text:style-name="T1">mum sane humorem sibi fam</text:span></text:span>i<text:span text:style-name="Default_20_Paragraph_20_Font"><text:span text:style-name="T1">l</text:span></text:span>i<text:span text:style-name="Default_20_Paragraph_20_Font"><text:span text:style-name="T1">arem at</text:span></text:span>t<text:span text:style-name="Default_20_Paragraph_20_Font"><text:span text:style-name="T1">rahere,<text:line-break/>de</text:span></text:span>i<text:span text:style-name="Default_20_Paragraph_20_Font"><text:span text:style-name="T1">nde e</text:span></text:span>ti<text:span text:style-name="Default_20_Paragraph_20_Font"><text:span text:style-name="T1">am al</text:span></text:span>i<text:span text:style-name="Default_20_Paragraph_20_Font"><text:span text:style-name="T1">o</text:span></text:span>s. At meminisse oportet etiam de stirpi-<text:line-break/>bus ipsum verba facere si nempe quod et harum unaquae-<text:line-break/>que sibi naturale et connatum ad fe attrahu<text:span text:style-name="Default_20_Paragraph_20_Font"><text:span text:style-name="T1">n</text:span></text:span>t: contineri<text:line-break/>enim in terra acidum; dulce, amarum, salsum et cuiusuis<text:line-break/>generis, veluti etlam in homine, acidum .quidem atram<text:line-break/>bilem, amarum vero flavam, dulce sanguinem, falsum<text:line-break/>pituitam. Etenim talis quaedam est pituita, quemadmo-<text:line-break/>dum alia dulcis, alia acida, et quaedam alia nullam in-<text:line-break/>signem obtinens qualitatem;^ Atque ideo mihi videtur ad<text:line-break/>orationis finem adjecisse <text:span text:style-name="Default_20_Paragraph_20_Font"><text:span text:style-name="T1">cu</text:span></text:span>i<text:span text:style-name="Default_20_Paragraph_20_Font"><text:span text:style-name="T1">u</text:span></text:span>s<text:span text:style-name="Default_20_Paragraph_20_Font"><text:span text:style-name="T1">cumque gener</text:span></text:span>is <text:span text:style-name="Default_20_Paragraph_20_Font"><text:span text:style-name="T1">al</text:span></text:span>i<text:span text:style-name="Default_20_Paragraph_20_Font"><text:span text:style-name="T1">ud,- </text:span></text:span>ut<text:line-break/>qui non tantum in pituita, fed in aliis etiam humoribus<text:line-break/>permultas viderit differentias. Sicut. enim acida, dulcis,<text:line-break/>amara et salsa , ita etiam acerba, austera <text:span text:style-name="Default_20_Paragraph_20_Font"><text:span text:style-name="T1">i</text:span></text:span> acris et pinguis<text:line-break/>humorum species est tum im animalibus , tum in stirpi-<text:line-break/>bus, et nimirum quae in terra ipsis respondent.</text:p>
      <text:h text:style-name="P16" text:outline-level="2">XXXI.</text:h>
      <text:p text:style-name="P4"><text:span text:style-name="Default_20_Paragraph_20_Font"><text:span text:style-name="T1">Auge</text:span></text:span>t<text:span text:style-name="Default_20_Paragraph_20_Font"><text:span text:style-name="T1">ur ver</text:span></text:span>o <text:span text:style-name="Default_20_Paragraph_20_Font"><text:span text:style-name="T1">in ho</text:span></text:span>mi<text:span text:style-name="Default_20_Paragraph_20_Font"><text:span text:style-name="T1">ne p</text:span></text:span>i<text:span text:style-name="Default_20_Paragraph_20_Font"><text:span text:style-name="T1">tu</text:span></text:span>i<text:span text:style-name="Default_20_Paragraph_20_Font"><text:span text:style-name="T1">ta qu</text:span></text:span>i<text:span text:style-name="Default_20_Paragraph_20_Font"><text:span text:style-name="T1">dem hieme; haec eni</text:span></text:span>m<text:line-break/><text:span text:style-name="Default_20_Paragraph_20_Font"><text:span text:style-name="T1">h</text:span></text:span>i<text:span text:style-name="Default_20_Paragraph_20_Font"><text:span text:style-name="T1">em</text:span></text:span>i<text:span text:style-name="Default_20_Paragraph_20_Font"><text:span text:style-name="T1">s naturae eoru</text:span></text:span>m; <text:span text:style-name="Default_20_Paragraph_20_Font"><text:span text:style-name="T1">quae c</text:span></text:span>o<text:span text:style-name="Default_20_Paragraph_20_Font"><text:span text:style-name="T1">rp</text:span></text:span>o<text:span text:style-name="Default_20_Paragraph_20_Font"><text:span text:style-name="T1">r</text:span></text:span>i <text:span text:style-name="Default_20_Paragraph_20_Font"><text:span text:style-name="T1">insun</text:span></text:span>t, m<text:span text:style-name="Default_20_Paragraph_20_Font"><text:span text:style-name="T1">ax</text:span></text:span>i<text:span text:style-name="Default_20_Paragraph_20_Font"><text:span text:style-name="T1">me<text:line-break/>analoga est, su</text:span></text:span>i<text:span text:style-name="Default_20_Paragraph_20_Font"><text:span text:style-name="T1">g</text:span></text:span>i<text:span text:style-name="Default_20_Paragraph_20_Font"><text:span text:style-name="T1">d</text:span></text:span>i/<text:span text:style-name="Default_20_Paragraph_20_Font"><text:span text:style-name="T1">stma namque ex</text:span></text:span>isti<text:span text:style-name="Default_20_Paragraph_20_Font"><text:span text:style-name="T1">t. Hu</text:span></text:span>j<text:span text:style-name="Default_20_Paragraph_20_Font"><text:span text:style-name="T1">us autem<text:line-break/>re</text:span></text:span>i <text:span text:style-name="Default_20_Paragraph_20_Font"><text:span text:style-name="T1">certa sunt</text:span></text:span> i<text:span text:style-name="Default_20_Paragraph_20_Font"><text:span text:style-name="T1">nd</text:span></text:span>ici<text:span text:style-name="Default_20_Paragraph_20_Font"><text:span text:style-name="T1">a p</text:span></text:span>i<text:span text:style-name="Default_20_Paragraph_20_Font"><text:span text:style-name="T1">tu</text:span></text:span>i<text:span text:style-name="Default_20_Paragraph_20_Font"><text:span text:style-name="T1">tam este /rigid</text:span></text:span>i<text:span text:style-name="Default_20_Paragraph_20_Font"><text:span text:style-name="T1">ssimum. Qu</text:span></text:span>o<text:span text:style-name="Default_20_Paragraph_20_Font"><text:span text:style-name="T1">d<text:line-break/>si pi</text:span></text:span>t<text:span text:style-name="Default_20_Paragraph_20_Font"><text:span text:style-name="T1">u</text:span></text:span>it<text:span text:style-name="Default_20_Paragraph_20_Font"><text:span text:style-name="T1">am et b</text:span></text:span>i<text:span text:style-name="Default_20_Paragraph_20_Font"><text:span text:style-name="T1">lem et sangu</text:span></text:span>i<text:span text:style-name="Default_20_Paragraph_20_Font"><text:span text:style-name="T1">nem</text:span></text:span> t<text:span text:style-name="Default_20_Paragraph_20_Font"><text:span text:style-name="T1">angere volueris, p</text:span></text:span>i-<text:line-break/><text:span text:style-name="Default_20_Paragraph_20_Font"><text:span text:style-name="T1">tu</text:span></text:span>i<text:span text:style-name="Default_20_Paragraph_20_Font"><text:span text:style-name="T1">tam /r</text:span></text:span>i<text:span text:style-name="Default_20_Paragraph_20_Font"><text:span text:style-name="T1">g</text:span></text:span>i<text:span text:style-name="Default_20_Paragraph_20_Font"><text:span text:style-name="T1">d</text:span></text:span>i<text:span text:style-name="Default_20_Paragraph_20_Font"><text:span text:style-name="T1">ssimum esse reperies; quae quamv</text:span></text:span>i<text:span text:style-name="Default_20_Paragraph_20_Font"><text:span text:style-name="T1">s sit<text:line-break/>lent</text:span></text:span>i<text:span text:style-name="Default_20_Paragraph_20_Font"><text:span text:style-name="T1">ssima, ac v</text:span></text:span>i <text:span text:style-name="Default_20_Paragraph_20_Font"><text:span text:style-name="T1">pot</text:span></text:span>i<text:span text:style-name="Default_20_Paragraph_20_Font"><text:span text:style-name="T1">ssimum facundu</text:span></text:span>m <text:span text:style-name="Default_20_Paragraph_20_Font"><text:span text:style-name="T1">atra</text:span></text:span>m <text:span text:style-name="Default_20_Paragraph_20_Font"><text:span text:style-name="T1">b</text:span></text:span>i<text:span text:style-name="Default_20_Paragraph_20_Font"><text:span text:style-name="T1">lem<text:line-break/>educa</text:span></text:span>t<text:span text:style-name="Default_20_Paragraph_20_Font"><text:span text:style-name="T1">ur, (quaecumque ver</text:span></text:span>o <text:span text:style-name="Default_20_Paragraph_20_Font"><text:span text:style-name="T1">v</text:span></text:span>i <text:span text:style-name="Default_20_Paragraph_20_Font"><text:span text:style-name="T1">educuntur, ea per v</text:span></text:span>io-<text:line-break/><text:span text:style-name="Default_20_Paragraph_20_Font"><text:span text:style-name="T1">lent</text:span></text:span>i<text:span text:style-name="Default_20_Paragraph_20_Font"><text:span text:style-name="T1">am c</text:span></text:span>o<text:span text:style-name="Default_20_Paragraph_20_Font"><text:span text:style-name="T1">acta cal</text:span></text:span>i<text:span text:style-name="Default_20_Paragraph_20_Font"><text:span text:style-name="T1">d</text:span></text:span>i<text:span text:style-name="Default_20_Paragraph_20_Font"><text:span text:style-name="T1">ora redduntur ) n</text:span></text:span>i<text:span text:style-name="Default_20_Paragraph_20_Font"><text:span text:style-name="T1">h</text:span></text:span>i<text:span text:style-name="Default_20_Paragraph_20_Font"><text:span text:style-name="T1">l</text:span></text:span>omi<text:span text:style-name="Default_20_Paragraph_20_Font"><text:span text:style-name="T1">nus</text:span></text:span> t<text:span text:style-name="Default_20_Paragraph_20_Font"><text:span text:style-name="T1">amen<text:line-break/>supra haec omn</text:span></text:span>i<text:span text:style-name="Default_20_Paragraph_20_Font"><text:span text:style-name="T1">a p</text:span></text:span>i<text:span text:style-name="Default_20_Paragraph_20_Font"><text:span text:style-name="T1">tu</text:span></text:span>i<text:span text:style-name="Default_20_Paragraph_20_Font"><text:span text:style-name="T1">ta suapte na</text:span></text:span>t<text:span text:style-name="Default_20_Paragraph_20_Font"><text:span text:style-name="T1">ura suig</text:span></text:span>i<text:span text:style-name="Default_20_Paragraph_20_Font"><text:span text:style-name="T1">disti</text:span></text:span>m<text:span text:style-name="Default_20_Paragraph_20_Font"><text:span text:style-name="T1">n<text:line-break/>e/fe consp</text:span></text:span>i<text:span text:style-name="Default_20_Paragraph_20_Font"><text:span text:style-name="T1">c</text:span></text:span>i<text:span text:style-name="Default_20_Paragraph_20_Font"><text:span text:style-name="T1">tur. Quod autem h</text:span></text:span>i<text:span text:style-name="Default_20_Paragraph_20_Font"><text:span text:style-name="T1">eme corpus p</text:span></text:span>it<text:span text:style-name="Default_20_Paragraph_20_Font"><text:span text:style-name="T1">u</text:span></text:span>i<text:span text:style-name="Default_20_Paragraph_20_Font"><text:span text:style-name="T1">ta re-<text:line-break/>plen</text:span></text:span>t<text:span text:style-name="Default_20_Paragraph_20_Font"><text:span text:style-name="T1">ur, h</text:span></text:span>i<text:span text:style-name="Default_20_Paragraph_20_Font"><text:span text:style-name="T1">sce nover</text:span></text:span>i<text:span text:style-name="Default_20_Paragraph_20_Font"><text:span text:style-name="T1">s. </text:span></text:span>P<text:span text:style-name="Default_20_Paragraph_20_Font"><text:span text:style-name="T1">er h</text:span></text:span>i<text:span text:style-name="Default_20_Paragraph_20_Font"><text:span text:style-name="T1">emem hom</text:span></text:span>i<text:span text:style-name="Default_20_Paragraph_20_Font"><text:span text:style-name="T1">ne</text:span></text:span>s <text:span text:style-name="Default_20_Paragraph_20_Font"><text:span text:style-name="T1">max</text:span></text:span>im<text:span text:style-name="Default_20_Paragraph_20_Font"><text:span text:style-name="T1">e<text:line-break/>p</text:span></text:span>i<text:span text:style-name="Default_20_Paragraph_20_Font"><text:span text:style-name="T1">tu</text:span></text:span>it<text:span text:style-name="Default_20_Paragraph_20_Font"><text:span text:style-name="T1">osu</text:span></text:span> t<text:span text:style-name="Default_20_Paragraph_20_Font"><text:span text:style-name="T1">um expuun</text:span></text:span>t, <text:span text:style-name="Default_20_Paragraph_20_Font"><text:span text:style-name="T1">tum e</text:span></text:span>m<text:span text:style-name="Default_20_Paragraph_20_Font"><text:span text:style-name="T1">ungunt, oede</text:span></text:span>m<text:span text:style-name="Default_20_Paragraph_20_Font"><text:span text:style-name="T1">a</text:span></text:span>t<text:span text:style-name="Default_20_Paragraph_20_Font"><text:span text:style-name="T1">a</text:span></text:span> i<text:span text:style-name="Default_20_Paragraph_20_Font"><text:span text:style-name="T1">psis<text:line-break/>alb</text:span></text:span>i/<text:span text:style-name="Default_20_Paragraph_20_Font"><text:span text:style-name="T1">sima per eam p</text:span></text:span>o<text:span text:style-name="Default_20_Paragraph_20_Font"><text:span text:style-name="T1">t</text:span></text:span>i/stm<text:span text:style-name="Default_20_Paragraph_20_Font"><text:span text:style-name="T1">um tempestate</text:span></text:span>m <text:span text:style-name="Default_20_Paragraph_20_Font"><text:span text:style-name="T1">et cae</text:span></text:span>t<text:span text:style-name="Default_20_Paragraph_20_Font"><text:span text:style-name="T1">eri<text:line-break/></text:span></text:span>m<text:span text:style-name="Default_20_Paragraph_20_Font"><text:span text:style-name="T1">orb</text:span></text:span>i <text:span text:style-name="Default_20_Paragraph_20_Font"><text:span text:style-name="T1">p</text:span></text:span>it<text:span text:style-name="Default_20_Paragraph_20_Font"><text:span text:style-name="T1">u</text:span></text:span>i<text:span text:style-name="Default_20_Paragraph_20_Font"><text:span text:style-name="T1">t</text:span></text:span>o/P o<text:span text:style-name="Default_20_Paragraph_20_Font"><text:span text:style-name="T1">bor</text:span></text:span>i<text:span text:style-name="Default_20_Paragraph_20_Font"><text:span text:style-name="T1">untur.</text:span></text:span></text:p>
      <text:p text:style-name="P1">Clara est oratio, quae lectorem diligentem requirat,</text:p>
      <text:p text:style-name="P3">non interpretem, qui ipsam explicet. Quod autem in sine<text:line-break/>fcriptum est, <text:span text:style-name="Default_20_Paragraph_20_Font"><text:span text:style-name="T1">caeter</text:span></text:span>i<text:span text:style-name="Default_20_Paragraph_20_Font"><text:span text:style-name="T1">que</text:span></text:span> m<text:span text:style-name="Default_20_Paragraph_20_Font"><text:span text:style-name="T1">orb</text:span></text:span>i <text:span text:style-name="Default_20_Paragraph_20_Font"><text:span text:style-name="T1">p</text:span></text:span>i<text:span text:style-name="Default_20_Paragraph_20_Font"><text:span text:style-name="T1">tu</text:span></text:span>i<text:span text:style-name="Default_20_Paragraph_20_Font"><text:span text:style-name="T1">tosi</text:span></text:span> , hoc modo ex ipsius<text:line-break/>scriptura intelligendum esu oedemata alba hieme poli<text:span text:style-name="Default_20_Paragraph_20_Font"><text:span text:style-name="T1">t-<text:line-break/></text:span></text:span>simum. oriuntur: item alii pituitosi morbi hoc tempore in-<text:line-break/>restant; denique et febres, sicut in aestate omnino bilio-<text:line-break/>hores, sic in hieme pituitofiores.</text:p>
      <text:h text:style-name="Heading_20_2" text:outline-level="2">XXXIl<text:span text:style-name="Default_20_Paragraph_20_Font"><text:span text:style-name="T1">i</text:span></text:span></text:h>
      <text:p text:style-name="P4"><text:span text:style-name="Default_20_Paragraph_20_Font"><text:span text:style-name="T1">A</text:span></text:span>t v<text:span text:style-name="Default_20_Paragraph_20_Font"><text:span text:style-name="T1">ere adhuc quidem p</text:span></text:span>i<text:span text:style-name="Default_20_Paragraph_20_Font"><text:span text:style-name="T1">tui</text:span></text:span>t<text:span text:style-name="Default_20_Paragraph_20_Font"><text:span text:style-name="T1">a in c</text:span></text:span>o<text:span text:style-name="Default_20_Paragraph_20_Font"><text:span text:style-name="T1">rp</text:span></text:span>o<text:span text:style-name="Default_20_Paragraph_20_Font"><text:span text:style-name="T1">re val</text:span></text:span>i<text:span text:style-name="Default_20_Paragraph_20_Font"><text:span text:style-name="T1">da</text:span></text:span> m<text:span text:style-name="Default_20_Paragraph_20_Font"><text:span text:style-name="T1">ane</text:span></text:span>t,<text:line-break/><text:span text:style-name="Default_20_Paragraph_20_Font"><text:span text:style-name="T1">sed sangu</text:span></text:span>is <text:span text:style-name="Default_20_Paragraph_20_Font"><text:span text:style-name="T1">augesc</text:span></text:span>it. <text:span text:style-name="Default_20_Paragraph_20_Font"><text:span text:style-name="T1">Nam e</text:span></text:span>t<text:span text:style-name="Default_20_Paragraph_20_Font"><text:span text:style-name="T1">faigora rem</text:span></text:span>i<text:span text:style-name="Default_20_Paragraph_20_Font"><text:span text:style-name="T1">ttun</text:span></text:span>t <text:span text:style-name="Default_20_Paragraph_20_Font"><text:span text:style-name="T1">et</text:span></text:span> i<text:span text:style-name="Default_20_Paragraph_20_Font"><text:span text:style-name="T1">m-.<text:line-break/>bre</text:span></text:span>s <text:span text:style-name="Default_20_Paragraph_20_Font"><text:span text:style-name="T1">succedunt:</text:span></text:span> t<text:span text:style-name="Default_20_Paragraph_20_Font"><text:span text:style-name="T1">uncque fangu</text:span></text:span>i<text:span text:style-name="Default_20_Paragraph_20_Font"><text:span text:style-name="T1">s augetur tum ex</text:span></text:span> im-<text:line-break/><text:span text:style-name="Default_20_Paragraph_20_Font"><text:span text:style-name="T1">br</text:span></text:span>i<text:span text:style-name="Default_20_Paragraph_20_Font"><text:span text:style-name="T1">bu</text:span></text:span>s <text:span text:style-name="Default_20_Paragraph_20_Font"><text:span text:style-name="T1">tu</text:span></text:span>m <text:span text:style-name="Default_20_Paragraph_20_Font"><text:span text:style-name="T1">ex d</text:span></text:span>i<text:span text:style-name="Default_20_Paragraph_20_Font"><text:span text:style-name="T1">ebu</text:span></text:span>s <text:span text:style-name="Default_20_Paragraph_20_Font"><text:span text:style-name="T1">cal</text:span></text:span>i<text:span text:style-name="Default_20_Paragraph_20_Font"><text:span text:style-name="T1">d</text:span></text:span>is. <text:span text:style-name="Default_20_Paragraph_20_Font"><text:span text:style-name="T1">Nam secundum na</text:span></text:span>t<text:span text:style-name="Default_20_Paragraph_20_Font"><text:span text:style-name="T1">ura</text:span></text:span>m<text:line-break/>i<text:span text:style-name="Default_20_Paragraph_20_Font"><text:span text:style-name="T1">psi haec ex ann</text:span></text:span>i <text:span text:style-name="Default_20_Paragraph_20_Font"><text:span text:style-name="T1">te</text:span></text:span>m<text:span text:style-name="Default_20_Paragraph_20_Font"><text:span text:style-name="T1">pesta</text:span></text:span>t<text:span text:style-name="Default_20_Paragraph_20_Font"><text:span text:style-name="T1">e potissimum insunt; e</text:span></text:span>t<text:span text:style-name="Default_20_Paragraph_20_Font"><text:span text:style-name="T1">en</text:span></text:span>i<text:span text:style-name="Default_20_Paragraph_20_Font"><text:span text:style-name="T1">m<text:line-break/>humidu</text:span></text:span>m <text:span text:style-name="Default_20_Paragraph_20_Font"><text:span text:style-name="T1">et cal</text:span></text:span>i<text:span text:style-name="Default_20_Paragraph_20_Font"><text:span text:style-name="T1">dum est. Ex h</text:span></text:span>is <text:span text:style-name="Default_20_Paragraph_20_Font"><text:span text:style-name="T1">vero nover</text:span></text:span>is, <text:span text:style-name="Default_20_Paragraph_20_Font"><text:span text:style-name="T1">quod h</text:span></text:span>o-<text:line-break/>mi<text:span text:style-name="Default_20_Paragraph_20_Font"><text:span text:style-name="T1">net vere et aestate p</text:span></text:span>o<text:span text:style-name="Default_20_Paragraph_20_Font"><text:span text:style-name="T1">t</text:span></text:span>ispm<text:span text:style-name="Default_20_Paragraph_20_Font"><text:span text:style-name="T1">um d</text:span></text:span>y<text:span text:style-name="Default_20_Paragraph_20_Font"><text:span text:style-name="T1">sun</text:span></text:span>t<text:span text:style-name="Default_20_Paragraph_20_Font"><text:span text:style-name="T1">eri</text:span></text:span>i<text:span text:style-name="Default_20_Paragraph_20_Font"><text:span text:style-name="T1">s. c</text:span></text:span>o<text:span text:style-name="Default_20_Paragraph_20_Font"><text:span text:style-name="T1">rr</text:span></text:span>i<text:span text:style-name="Default_20_Paragraph_20_Font"><text:span text:style-name="T1">p</text:span></text:span>i<text:span text:style-name="Default_20_Paragraph_20_Font"><text:span text:style-name="T1">ant</text:span></text:span>ii<text:span text:style-name="Default_20_Paragraph_20_Font"><text:span text:style-name="T1">r<text:line-break/>e</text:span></text:span>t <text:span text:style-name="Default_20_Paragraph_20_Font"><text:span text:style-name="T1">ex nar</text:span></text:span>i<text:span text:style-name="Default_20_Paragraph_20_Font"><text:span text:style-name="T1">bus fangu</text:span></text:span>is i<text:span text:style-name="Default_20_Paragraph_20_Font"><text:span text:style-name="T1">psis prost</text:span></text:span>a<text:span text:style-name="Default_20_Paragraph_20_Font"><text:span text:style-name="T1">n</text:span></text:span>t <text:span text:style-name="Default_20_Paragraph_20_Font"><text:span text:style-name="T1">et cal</text:span></text:span>i<text:span text:style-name="Default_20_Paragraph_20_Font"><text:span text:style-name="T1">dissim</text:span></text:span>i <text:span text:style-name="Default_20_Paragraph_20_Font"><text:span text:style-name="T1">et ma.-<text:line-break/>x</text:span></text:span>i<text:span text:style-name="Default_20_Paragraph_20_Font"><text:span text:style-name="T1">mui rub</text:span></text:span>i<text:span text:style-name="Default_20_Paragraph_20_Font"><text:span text:style-name="T1">cund</text:span></text:span>i stat.</text:p>
      <text:p text:style-name="P2">Est sane et hujus sententiae contextus perspicuus.<text:line-break/>Dictum namque a me est in primo de temperamentis lib<text:span text:style-name="Default_20_Paragraph_20_Font"><text:span text:style-name="T1">r</text:span></text:span>o<text:line-break/>satius esse ver temperatum vocari, non humidum et cati-<text:line-break/>dum. Suberat vero causa aliqua, ob quam medicorum<text:line-break/>philofophorumque nonnulli ipsum calidum humidumque<text:line-break/>dicerent. Sic enim in anni temporibus hoc humidum et<text:line-break/>calidum esse dicunt, ut .in genere eorum quae corpora<text:line-break/>habent animalia; haec sane cum plantis conferentes, ver<text:line-break/>autem autumno inter anni tempora optimum et ut ita<text:line-break/>dixerim solum exacte fecundum naturam habens cum eo,<text:line-break/>quod praeter naturam affectum est. At sanguinem vere<text:line-break/>redundare quum alia, tum illud indicio est, quod tunc<text:line-break/>dysenteriae infestent, quae cruentae scilicet dicuntur, non<text:line-break/>quae ex bile intestina exulcerant. Verum de cruenta hac<text:line-break/>dysenteria in quarto operis de articulis commentario tra-<text:line-break/>ctavi, affectum hunc ostendens frequenter copia sanguinis<text:line-break/>oboriri, qui in venis continetur, deinde quem natura per<text:line-break/>intestina confertim excernit, sicut et mulieribus per ute-</text:p>
      <text:p text:style-name="P3">rum , nonnullis per nares aut haemorrhoidas aut vomi-<text:line-break/>tum. . Porro aestatem adjunxit veri tum dysenteriae ra-<text:line-break/>tione tum ob cutis ruborem. Nam beneficio sui ipfius<text:line-break/>caloris generatus vere fanguis et. .rubicundam totius eor-<text:line-break/>poris cutem efficit et per anum quibusdam excernitur.<text:line-break/>Caeterum calidi ad tactum tunc apparent homines tum<text:line-break/>sanguinis tum etiam ambientis aeris beneficio.</text:p>
      <text:h text:style-name="Heading_20_2" text:outline-level="2">XXXHI.</text:h>
      <text:p text:style-name="Normal"><text:span text:style-name="Default_20_Paragraph_20_Font"><text:span text:style-name="T1">Aestate ver</text:span></text:span>o <text:span text:style-name="Default_20_Paragraph_20_Font"><text:span text:style-name="T1">fangui</text:span></text:span>s <text:span text:style-name="Default_20_Paragraph_20_Font"><text:span text:style-name="T1">adhuc v</text:span></text:span>i<text:span text:style-name="Default_20_Paragraph_20_Font"><text:span text:style-name="T1">get et bilis in corp</text:span></text:span>o<text:span text:style-name="Default_20_Paragraph_20_Font"><text:span text:style-name="T1">re at-<text:line-break/>: to</text:span></text:span>llit<text:span text:style-name="Default_20_Paragraph_20_Font"><text:span text:style-name="T1">ur e</text:span></text:span>t i<text:span text:style-name="Default_20_Paragraph_20_Font"><text:span text:style-name="T1">n au</text:span></text:span>t<text:span text:style-name="Default_20_Paragraph_20_Font"><text:span text:style-name="T1">u</text:span></text:span>m<text:span text:style-name="Default_20_Paragraph_20_Font"><text:span text:style-name="T1">num pr</text:span></text:span>o<text:span text:style-name="Default_20_Paragraph_20_Font"><text:span text:style-name="T1">tend</text:span></text:span>i<text:span text:style-name="Default_20_Paragraph_20_Font"><text:span text:style-name="T1">tur. A</text:span></text:span>t <text:span text:style-name="Default_20_Paragraph_20_Font"><text:span text:style-name="T1">au</text:span></text:span>t<text:span text:style-name="Default_20_Paragraph_20_Font"><text:span text:style-name="T1">u</text:span></text:span>m<text:span text:style-name="Default_20_Paragraph_20_Font"><text:span text:style-name="T1">no</text:span></text:span> m<text:span text:style-name="Default_20_Paragraph_20_Font"><text:span text:style-name="T1">o-<text:line-break/>d</text:span></text:span>i<text:span text:style-name="Default_20_Paragraph_20_Font"><text:span text:style-name="T1">ca</text:span></text:span>s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fangu</text:span></text:span>is <text:span text:style-name="Default_20_Paragraph_20_Font"><text:span text:style-name="T1">genera</text:span></text:span>t<text:span text:style-name="Default_20_Paragraph_20_Font"><text:span text:style-name="T1">ur (con</text:span></text:span>t<text:span text:style-name="Default_20_Paragraph_20_Font"><text:span text:style-name="T1">rar</text:span></text:span>i<text:span text:style-name="Default_20_Paragraph_20_Font"><text:span text:style-name="T1">us enim</text:span></text:span> i<text:span text:style-name="Default_20_Paragraph_20_Font"><text:span text:style-name="T1">psiu</text:span></text:span>s<text:line-break/><text:span text:style-name="Default_20_Paragraph_20_Font"><text:span text:style-name="T1">na</text:span></text:span>t<text:span text:style-name="Default_20_Paragraph_20_Font"><text:span text:style-name="T1">urae au</text:span></text:span>t<text:span text:style-name="Default_20_Paragraph_20_Font"><text:span text:style-name="T1">umnu</text:span></text:span>s <text:span text:style-name="Default_20_Paragraph_20_Font"><text:span text:style-name="T1">est), bi</text:span></text:span>lis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aesta</text:span></text:span>t<text:span text:style-name="Default_20_Paragraph_20_Font"><text:span text:style-name="T1">e et au</text:span></text:span>t<text:span text:style-name="Default_20_Paragraph_20_Font"><text:span text:style-name="T1">umno<text:line-break/>corpu</text:span></text:span>s o<text:span text:style-name="Default_20_Paragraph_20_Font"><text:span text:style-name="T1">ccupat, quod h</text:span></text:span>is<text:span text:style-name="Default_20_Paragraph_20_Font"><text:span text:style-name="T1">ce</text:span></text:span> i<text:span text:style-name="Default_20_Paragraph_20_Font"><text:span text:style-name="T1">nd</text:span></text:span>i<text:span text:style-name="Default_20_Paragraph_20_Font"><text:span text:style-name="T1">c</text:span></text:span>iis <text:span text:style-name="Default_20_Paragraph_20_Font"><text:span text:style-name="T1">n</text:span></text:span>o<text:span text:style-name="Default_20_Paragraph_20_Font"><text:span text:style-name="T1">ver</text:span></text:span>is, <text:span text:style-name="Default_20_Paragraph_20_Font"><text:span text:style-name="T1">quod hac<text:line-break/>tempesta</text:span></text:span>t<text:span text:style-name="Default_20_Paragraph_20_Font"><text:span text:style-name="T1">e h</text:span></text:span>om<text:span text:style-name="Default_20_Paragraph_20_Font"><text:span text:style-name="T1">ines sua sponte b</text:span></text:span>i<text:span text:style-name="Default_20_Paragraph_20_Font"><text:span text:style-name="T1">lem evo</text:span></text:span>m<text:span text:style-name="Default_20_Paragraph_20_Font"><text:span text:style-name="T1">ant e</text:span></text:span>t <text:span text:style-name="Default_20_Paragraph_20_Font"><text:span text:style-name="T1">med</text:span></text:span>i-<text:line-break/>r<text:span text:style-name="Default_20_Paragraph_20_Font"><text:span text:style-name="T1">amen</text:span></text:span>to<text:span text:style-name="Default_20_Paragraph_20_Font"><text:span text:style-name="T1">ru</text:span></text:span>m <text:span text:style-name="Default_20_Paragraph_20_Font"><text:span text:style-name="T1">p</text:span></text:span>ot<text:span text:style-name="Default_20_Paragraph_20_Font"><text:span text:style-name="T1">ion</text:span></text:span>i<text:span text:style-name="Default_20_Paragraph_20_Font"><text:span text:style-name="T1">bus biliosi</text:span></text:span>o<text:span text:style-name="Default_20_Paragraph_20_Font"><text:span text:style-name="T1">ra purgentur. Jd quoque<text:line-break/>ex sent</text:span></text:span>i<text:span text:style-name="Default_20_Paragraph_20_Font"><text:span text:style-name="T1">bu</text:span></text:span>s <text:span text:style-name="Default_20_Paragraph_20_Font"><text:span text:style-name="T1">e</text:span></text:span>t <text:span text:style-name="Default_20_Paragraph_20_Font"><text:span text:style-name="T1">hom</text:span></text:span>i<text:span text:style-name="Default_20_Paragraph_20_Font"><text:span text:style-name="T1">num c</text:span></text:span>o<text:span text:style-name="Default_20_Paragraph_20_Font"><text:span text:style-name="T1">loribu</text:span></text:span>s <text:span text:style-name="Default_20_Paragraph_20_Font"><text:span text:style-name="T1">patet. At pi</text:span></text:span>t<text:span text:style-name="Default_20_Paragraph_20_Font"><text:span text:style-name="T1">u</text:span></text:span>it<text:span text:style-name="Default_20_Paragraph_20_Font"><text:span text:style-name="T1">a<text:line-break/>aesta</text:span></text:span>t<text:span text:style-name="Default_20_Paragraph_20_Font"><text:span text:style-name="T1">e se</text:span></text:span> i<text:span text:style-name="Default_20_Paragraph_20_Font"><text:span text:style-name="T1">psa longe i</text:span></text:span>m<text:span text:style-name="Default_20_Paragraph_20_Font"><text:span text:style-name="T1">bec</text:span></text:span>i<text:span text:style-name="Default_20_Paragraph_20_Font"><text:span text:style-name="T1">ll</text:span></text:span>io<text:span text:style-name="Default_20_Paragraph_20_Font"><text:span text:style-name="T1">r est. C</text:span></text:span>o<text:span text:style-name="Default_20_Paragraph_20_Font"><text:span text:style-name="T1">ntraria namque</text:span></text:span></text:p>
      <text:p text:style-name="P2">i<text:span text:style-name="Default_20_Paragraph_20_Font"><text:span text:style-name="T1">psius na</text:span></text:span>t<text:span text:style-name="Default_20_Paragraph_20_Font"><text:span text:style-name="T1">urae est haec te</text:span></text:span>m<text:span text:style-name="Default_20_Paragraph_20_Font"><text:span text:style-name="T1">pestas, cal</text:span></text:span>i<text:span text:style-name="Default_20_Paragraph_20_Font"><text:span text:style-name="T1">da siqu</text:span></text:span>i<text:span text:style-name="Default_20_Paragraph_20_Font"><text:span text:style-name="T1">dem et<text:line-break/>sicca est.</text:span></text:span></text:p>
      <text:p text:style-name="P1">Aestate et praesertim per ipsius initia plerisque Ian-<text:line-break/>gula abundat vere auctus, ut qui ab ambientis aeris ea-<text:line-break/>lore nondum sit discussus. Augescit autem bilis, quod hac<text:line-break/>anni tempestate corpus praeter naturam incalescat. Cae-<text:line-break/>terum nominavit hic rursus bilem ultra adjectioneur colo-<text:line-break/>ris vocabuli <text:span text:style-name="Default_20_Paragraph_20_Font"><text:span text:style-name="T1">sin</text:span></text:span>u<text:span text:style-name="Default_20_Paragraph_20_Font"><text:span text:style-name="T1">um</text:span></text:span>, nunquam atram simpliciter nominans,<text:line-break/>verum fiemper cum adfectione coloris nominis. Particula-<text:line-break/>ria in oratione manrsesta iis sunt, qui animum adhibent.</text:p>
      <text:h text:style-name="Heading_20_2" text:outline-level="2">XXX1U</text:h>
      <text:p text:style-name="P4"><text:span text:style-name="Default_20_Paragraph_20_Font"><text:span text:style-name="T1">At fangu</text:span></text:span>is <text:span text:style-name="Default_20_Paragraph_20_Font"><text:span text:style-name="T1">per autumnum pauc</text:span></text:span>i<text:span text:style-name="Default_20_Paragraph_20_Font"><text:span text:style-name="T1">ssimu</text:span></text:span>s -i<text:span text:style-name="Default_20_Paragraph_20_Font"><text:span text:style-name="T1">n h</text:span></text:span>omi<text:span text:style-name="Default_20_Paragraph_20_Font"><text:span text:style-name="T1">ne g</text:span></text:span>i<text:span text:style-name="Default_20_Paragraph_20_Font"><text:span text:style-name="T1">gni-<text:line-break/>tur, siccus siquidem est au</text:span></text:span>t<text:span text:style-name="Default_20_Paragraph_20_Font"><text:span text:style-name="T1">umnus et hom</text:span></text:span>i<text:span text:style-name="Default_20_Paragraph_20_Font"><text:span text:style-name="T1">ne</text:span></text:span>m <text:span text:style-name="Default_20_Paragraph_20_Font"><text:span text:style-name="T1">jam</text:span></text:span>. r<text:span text:style-name="Default_20_Paragraph_20_Font"><text:span text:style-name="T1">e-<text:line-break/></text:span></text:span>sui<text:span text:style-name="Default_20_Paragraph_20_Font"><text:span text:style-name="T1">gerare incip</text:span></text:span>it. . <text:span text:style-name="Default_20_Paragraph_20_Font"><text:span text:style-name="T1">Atra au</text:span></text:span>t<text:span text:style-name="Default_20_Paragraph_20_Font"><text:span text:style-name="T1">em bilis autu</text:span></text:span>m<text:span text:style-name="Default_20_Paragraph_20_Font"><text:span text:style-name="T1">n</text:span></text:span>o t<text:span text:style-name="Default_20_Paragraph_20_Font"><text:span text:style-name="T1">um plu-<text:line-break/>r</text:span></text:span>i<text:span text:style-name="Default_20_Paragraph_20_Font"><text:span text:style-name="T1">ma</text:span></text:span> t<text:span text:style-name="Default_20_Paragraph_20_Font"><text:span text:style-name="T1">u</text:span></text:span>m <text:span text:style-name="Default_20_Paragraph_20_Font"><text:span text:style-name="T1">vehemen</text:span></text:span>ti/sim<text:span text:style-name="Default_20_Paragraph_20_Font"><text:span text:style-name="T1">a .est</text:span></text:span></text:p>
      <text:p text:style-name="P2">Superiore contextu dictum erat, sanguinem in autumno<text:line-break/>paucum generari, ut qui naturam autumno contrariam ha-<text:line-break/>beat. Nos autem quomodo contrariam habeat edocuimus.<text:line-break/>Si enim sanguis calidus et humidus est veri similiter,<text:line-break/>autumnus autem, ut ipse dixit, siccus est et refrigerare<text:line-break/>jam hominem incipit, merito autumnus veri contrarius<text:line-break/>est et humorem redundantem sanguini contrarium obtinet,<text:line-break/>siccum et frigidum. Generatus autem est talis bona ratione,<text:line-break/>quod in aestate humores prius adurantur: reliquiae vero ad-<text:line-break/>ustorum humorum, restincto scilicet calore, statim frigidae sic-<text:line-break/>caeque redduntur; frigidae quidem propter calorem extinctum,<text:line-break/>siccae,quod totus ipsius humor, quum assaretur, sit consumptus.</text:p>
      <text:h text:style-name="Heading_20_2" text:outline-level="2">XXXV.</text:h>
      <text:p text:style-name="Normal"><text:span text:style-name="Default_20_Paragraph_20_Font"><text:span text:style-name="T1">Quu</text:span></text:span>m <text:span text:style-name="Default_20_Paragraph_20_Font"><text:span text:style-name="T1">vero h</text:span></text:span>i<text:span text:style-name="Default_20_Paragraph_20_Font"><text:span text:style-name="T1">em</text:span></text:span>s <text:span text:style-name="Default_20_Paragraph_20_Font"><text:span text:style-name="T1">ingru</text:span></text:span>i<text:span text:style-name="Default_20_Paragraph_20_Font"><text:span text:style-name="T1">t, b</text:span></text:span>i<text:span text:style-name="Default_20_Paragraph_20_Font"><text:span text:style-name="T1">l</text:span></text:span>is <text:span text:style-name="Default_20_Paragraph_20_Font"><text:span text:style-name="T1">re/r</text:span></text:span>i<text:span text:style-name="Default_20_Paragraph_20_Font"><text:span text:style-name="T1">ge</text:span></text:span>s<text:span text:style-name="Default_20_Paragraph_20_Font"><text:span text:style-name="T1">cen</text:span></text:span>s <text:span text:style-name="Default_20_Paragraph_20_Font"><text:span text:style-name="T1">pauca g</text:span></text:span>i<text:span text:style-name="Default_20_Paragraph_20_Font"><text:span text:style-name="T1">gn</text:span></text:span>i-<text:line-break/>f<text:span text:style-name="Default_20_Paragraph_20_Font"><text:span text:style-name="T1">ur e</text:span></text:span>t <text:span text:style-name="Default_20_Paragraph_20_Font"><text:span text:style-name="T1">pitu</text:span></text:span>it<text:span text:style-name="Default_20_Paragraph_20_Font"><text:span text:style-name="T1">a ru</text:span></text:span>istis <text:span text:style-name="Default_20_Paragraph_20_Font"><text:span text:style-name="T1">augetur tu</text:span></text:span>m <text:span text:style-name="Default_20_Paragraph_20_Font"><text:span text:style-name="T1">ab</text:span></text:span> i<text:span text:style-name="Default_20_Paragraph_20_Font"><text:span text:style-name="T1">mbriu</text:span></text:span>m <text:span text:style-name="Default_20_Paragraph_20_Font"><text:span text:style-name="T1">cop</text:span></text:span>i<text:span text:style-name="Default_20_Paragraph_20_Font"><text:span text:style-name="T1">a,<text:line-break/></text:span></text:span>t<text:span text:style-name="Default_20_Paragraph_20_Font"><text:span text:style-name="T1">u</text:span></text:span>m <text:span text:style-name="Default_20_Paragraph_20_Font"><text:span text:style-name="T1">a noc</text:span></text:span>ti<text:span text:style-name="Default_20_Paragraph_20_Font"><text:span text:style-name="T1">u</text:span></text:span>m <text:span text:style-name="Default_20_Paragraph_20_Font"><text:span text:style-name="T1">long</text:span></text:span>it<text:span text:style-name="Default_20_Paragraph_20_Font"><text:span text:style-name="T1">udine.</text:span></text:span></text:p>
      <text:p text:style-name="P2"><text:span text:style-name="Default_20_Paragraph_20_Font"><text:span text:style-name="T4">- </text:span></text:span>Humorem in singulis quatuor anulo tempestatibus<text:line-break/>exupera<text:span text:style-name="Default_20_Paragraph_20_Font"><text:span text:style-name="T1">n</text:span></text:span>tem vult ipsi tempestati similem esse: : tempera-<text:line-break/>mento L ideoque pituita quidem frigida et humida nomina-<text:line-break/>tus hiemi similis, fanguis autem calidus et humidus, ut<text:line-break/>ver; flavam bilem calidam et siccam esse dicit , uti aesta-<text:line-break/>tem, et nigram, sicut. autumnum, frigidam et siccam. Quod<text:line-break/>igitur. dixit, quibus anni tempestatibus singuli humores<text:line-break/>augentur, antra probavit:: nunc. vero causam reddit, cur<text:line-break/>pituita hieme exuperet. <text:span text:style-name="Default_20_Paragraph_20_Font"><text:span text:style-name="T1">.Ex crebr</text:span></text:span>is, inquit, <text:span text:style-name="Default_20_Paragraph_20_Font"><text:span text:style-name="T1">pluv</text:span></text:span>iis <text:span text:style-name="Default_20_Paragraph_20_Font"><text:span text:style-name="T1">et no-<text:line-break/>c</text:span></text:span>ti<text:span text:style-name="Default_20_Paragraph_20_Font"><text:span text:style-name="T1">u</text:span></text:span>m <text:span text:style-name="Default_20_Paragraph_20_Font"><text:span text:style-name="T1">l</text:span></text:span>o<text:span text:style-name="Default_20_Paragraph_20_Font"><text:span text:style-name="T1">ng</text:span></text:span>i<text:span text:style-name="Default_20_Paragraph_20_Font"><text:span text:style-name="T1">tud</text:span></text:span>i<text:span text:style-name="Default_20_Paragraph_20_Font"><text:span text:style-name="T1">ne., </text:span></text:span>eo quod haec anni tempestas humida<text:line-break/>sit et frigida. Humida quidem esse monstratur pluviarum<text:line-break/>copia, frigida vero noctium longitudine. <text:span text:style-name="Default_20_Paragraph_20_Font"><text:span text:style-name="T1">r.</text:span></text:span> Nam caloris,<text:line-break/>quem aestate ambiens nos ae<text:span text:style-name="Default_20_Paragraph_20_Font"><text:span text:style-name="T1">r</text:span></text:span> obtinet, sol auctor est, dum<text:line-break/>prope supra verticem nostrum emergit et diem longiorem<text:line-break/>efficit. Ita etiam hieme frigoris idem auctor est, quum<text:line-break/>obliquus demissusque et brevi tempore supra terram fera-<text:line-break/>turi Hippocrates autem vult animantium corpo<text:span text:style-name="Default_20_Paragraph_20_Font"><text:span text:style-name="T1">r</text:span></text:span>a pro</text:p>
      <text:p text:style-name="P3">ambientis nos aeris constitutione affici ita, ut siccentur<text:line-break/>quidem in siccis ipsius temperamentis, humectentur autem<text:line-break/>in humidis: ita vero ut incalescant in calidis, refrigeren-<text:line-break/>tur in frigidis. . Si igi tur hiems humida et frigida est, :<text:line-break/>bona ratione in ipsa pituita superat; quum sit frigida et<text:line-break/>humida: id quod etiam prius ipse ostendit. Ratio autem<text:line-break/>ipsi et aliis anni temporibus consentire videtur. Nam ae-.<text:line-break/>flete flava bilis praecellit, quoniam sicca et calida facul-<text:line-break/>tate est, .vere sanguis, humidus calid usque humor, siqui-<text:line-break/>dem et ver calidum esse et humidum praedicavit., in<text:line-break/>autumno autem atra billis, quae frigida et sicca est; tum-<text:line-break/>pori respondens.. Proinde non exigua quaestio de veris<text:line-break/>temperamento oritur, quomodo calidum et humidum di-<text:line-break/>catur: quam cum tractarem, ostendi melius esse tempera—:<text:line-break/>tum ipsum dicere. Qua ratione constat et sanguinem non.<text:line-break/>calidum et humidum, sed temperatum appellari. Praeter-.<text:line-break/>ea major adhuc quaestio erit ab interpretibus libri omisi-<text:line-break/>fa, nempe de . pituita , quae humida quidem et frigida</text:p>
      <text:p text:style-name="P3">consistentia est, fed in hieme generatur. Cur autem dixe-<text:line-break/>rim non exiguam fore quaestionem , jam tibi aperiam.<text:line-break/>Hippocrates ipse in Aphorismis inquit : <text:span text:style-name="Default_20_Paragraph_20_Font"><text:span text:style-name="T1">ventres hieme et<text:line-break/></text:span></text:span>u<text:span text:style-name="Default_20_Paragraph_20_Font"><text:span text:style-name="T1">ere natura calidissimi sunt et somni longissimi: itaque<text:line-break/>per ea tempora cibi liberalius dari debent. Caloris enim<text:line-break/>nativi copia magna inest, ut cibus proinde plenior re qui-<text:line-break/>ratur. Argumento aetates sunt et athletae.</text:span></text:span> E<text:span text:style-name="Default_20_Paragraph_20_Font"><text:span text:style-name="T1">t iterum<text:line-break/>aestate et autumno cib</text:span></text:span>o<text:span text:style-name="Default_20_Paragraph_20_Font"><text:span text:style-name="T1">s dispcillime ferunt , hieme sucil-<text:line-break/>lime, mox</text:span></text:span> n<text:span text:style-name="Default_20_Paragraph_20_Font"><text:span text:style-name="T1">ere.</text:span></text:span> Si igitur haec sunt vera et pituitam fri-<text:line-break/>gidum humorem, non temperatum novimus, quemadmodum<text:line-break/>sanguinem, quomodo in hieme copiosior generabitur?<text:line-break/>Conveniebat enim ex alimento probe concocta sanguinem<text:line-break/>potius generari quam pituitam. Quae igitur dubitationis<text:line-break/>lolutio? Meo quidem judici<text:span text:style-name="Default_20_Paragraph_20_Font"><text:span text:style-name="T1">o</text:span></text:span> ventres hieme calidissimi<text:line-break/>funt naturali calore, hoc est temperatissimi: partes autem<text:line-break/>corporis refrigerantur magis in hieme: quibusdam et ven-<text:line-break/>ter ipse ex itinere aut vestium penuria aut studiorum</text:p>
      <text:p text:style-name="P3">genere aut hujusmodi aliquo. Penetrat igitur universum<text:line-break/>ambientis aeris frigus in corpus quam penitissime, qui-<text:line-break/>busdam etiam usque ad ventris regiones, ut expositum<text:line-break/>ell. Quare licet in ventriculo cibi assumpti probe con-<text:line-break/>cocti sint, certe in jecinore dum mutantur, non absoIu-<text:line-break/>tum sanguinis facti ornamentum recipiunt, sed aliqua ipsius<text:line-break/>parte frustrantur. Praeterea mulio minus totius corporis<text:line-break/>venae ipsum transmutant restigeratae. Accedit huc etiam<text:line-break/>copia ciborum, qui hieme offeruntur, qualitatibus simul<text:line-break/>pi tu itosiores. Nam legumina hieme multa comedunt pa-<text:line-break/>nisqne musto amplius quam in aliis anni temporibus, simi-<text:line-break/>saginem, placentas seu liba, oIera, rapas salivas ca r n es que<text:line-break/>multas, quasdam ex iis manifesto pituitosus, sicut ovillas,<text:line-break/>quasdam, nisi probe conficiantur, uti porcorum et praefer-<text:line-break/>tim aprorum. Hem buIbis, cochleis, caseo aliisque hoc<text:line-break/>genus mustis per totam hiemem vescuntur, quae facile in<text:line-break/>pituitam transeunt. Quin etiam bibunt complures vinum</text:p>
      <text:p text:style-name="P3">recens, quod et ipsum pituitae genera<text:span text:style-name="Default_20_Paragraph_20_Font"><text:span text:style-name="T1">n</text:span></text:span>dae idoneum esu<text:line-break/>Quare his de causis pituita hieme redundat.</text:p>
      <text:h text:style-name="Heading_20_2" text:outline-level="2">XXXVI.</text:h>
      <text:p text:style-name="P4"><text:span text:style-name="Default_20_Paragraph_20_Font"><text:span text:style-name="T1">Haec ig</text:span></text:span>it<text:span text:style-name="Default_20_Paragraph_20_Font"><text:span text:style-name="T1">ur omn</text:span></text:span>i<text:span text:style-name="Default_20_Paragraph_20_Font"><text:span text:style-name="T1">a perpe</text:span></text:span>t<text:span text:style-name="Default_20_Paragraph_20_Font"><text:span text:style-name="T1">ua h</text:span></text:span>o<text:span text:style-name="Default_20_Paragraph_20_Font"><text:span text:style-name="T1">m</text:span></text:span>i<text:span text:style-name="Default_20_Paragraph_20_Font"><text:span text:style-name="T1">n</text:span></text:span>is <text:span text:style-name="Default_20_Paragraph_20_Font"><text:span text:style-name="T1">habet corpu</text:span></text:span>s, <text:span text:style-name="Default_20_Paragraph_20_Font"><text:span text:style-name="T1">veru</text:span></text:span>m<text:line-break/><text:span text:style-name="Default_20_Paragraph_20_Font"><text:span text:style-name="T1">prou</text:span></text:span>t <text:span text:style-name="Default_20_Paragraph_20_Font"><text:span text:style-name="T1">const</text:span></text:span>i<text:span text:style-name="Default_20_Paragraph_20_Font"><text:span text:style-name="T1">tu</text:span></text:span>i<text:span text:style-name="Default_20_Paragraph_20_Font"><text:span text:style-name="T1">tur obsiden</text:span></text:span>s <text:span text:style-name="Default_20_Paragraph_20_Font"><text:span text:style-name="T1">anni</text:span></text:span> t<text:span text:style-name="Default_20_Paragraph_20_Font"><text:span text:style-name="T1">empesta</text:span></text:span>s, .i<text:span text:style-name="Default_20_Paragraph_20_Font"><text:span text:style-name="T1">nterdu</text:span></text:span>m<text:line-break/><text:span text:style-name="Default_20_Paragraph_20_Font"><text:span text:style-name="T1">quide</text:span></text:span>m <text:span text:style-name="Default_20_Paragraph_20_Font"><text:span text:style-name="T1">ipsu tum ex par</text:span></text:span>t<text:span text:style-name="Default_20_Paragraph_20_Font"><text:span text:style-name="T1">e tum ex na</text:span></text:span>t<text:span text:style-name="Default_20_Paragraph_20_Font"><text:span text:style-name="T1">ura se</text:span></text:span> i<text:span text:style-name="Default_20_Paragraph_20_Font"><text:span text:style-name="T1">psi</text:span></text:span>s <text:span text:style-name="Default_20_Paragraph_20_Font"><text:span text:style-name="T1">sin-<text:line-break/>gu</text:span></text:span>l<text:span text:style-name="Default_20_Paragraph_20_Font"><text:span text:style-name="T1">a ampl</text:span></text:span>i<text:span text:style-name="Default_20_Paragraph_20_Font"><text:span text:style-name="T1">ora</text:span></text:span> , i<text:span text:style-name="Default_20_Paragraph_20_Font"><text:span text:style-name="T1">nterdu</text:span></text:span>m <text:span text:style-name="Default_20_Paragraph_20_Font"><text:span text:style-name="T1">vero parc</text:span></text:span>i<text:span text:style-name="Default_20_Paragraph_20_Font"><text:span text:style-name="T1">ora reddun</text:span></text:span>t<text:span text:style-name="Default_20_Paragraph_20_Font"><text:span text:style-name="T1">ur.</text:span></text:span></text:p>
      <text:p text:style-name="P1">Omnia, inquit, commemorata, hoc est, quatuor hu-<text:line-break/>mores corpus humanum toto vitae curriculo continet: id<text:line-break/>enim significat ipsi <text:span text:style-name="Default_20_Paragraph_20_Font"><text:span text:style-name="T1">perpetua.</text:span></text:span> Augescunt; autem imminuun-<text:line-break/>torque haec, prout anni tempora mutantur, Nam <text:span text:style-name="Default_20_Paragraph_20_Font"><text:span text:style-name="T1">prout<text:line-break/>const</text:span></text:span>i<text:span text:style-name="Default_20_Paragraph_20_Font"><text:span text:style-name="T1">tu</text:span></text:span>it<text:span text:style-name="Default_20_Paragraph_20_Font"><text:span text:style-name="T1">ur anni</text:span></text:span> t<text:span text:style-name="Default_20_Paragraph_20_Font"><text:span text:style-name="T1">empesta</text:span></text:span>s idem significat ac transmuto-<text:line-break/>tur, hoc est, transfertur et .migrat in alterum quem ipsa<text:line-break/>induit statum. Porro quod augescere haec et imminui se-<text:line-break/>eundum partem et secundum naturam dicit, nonnulli qui-<text:line-break/>dem <text:span text:style-name="Default_20_Paragraph_20_Font"><text:span text:style-name="T1">fecundu</text:span></text:span>m <text:span text:style-name="Default_20_Paragraph_20_Font"><text:span text:style-name="T1">parte</text:span></text:span>m intelligunt de corporis partibus esse</text:p>
      <text:p text:style-name="P3">dictum; nonnulli vero ei quod fecundum naturam dixit<text:line-break/>contrarium, ut oratio sit talis. Quatuor humores memo-<text:line-break/>ratos humanum corpus semper obtinet, copiosiores autem<text:line-break/>et pauciores pro anni partibus et pro natura. Quod si<text:line-break/>mutata oratione quis dicat, <text:span text:style-name="Default_20_Paragraph_20_Font"><text:span text:style-name="T1">t</text:span></text:span>ensum habebit tum utilem<text:line-break/>tum verum. (Nam humorum copla secundum anni tem-<text:line-break/>pera variat, si annus secundum naturam difpenfetur, et fe-<text:line-break/>eundum totius anni partes, etiamsi non fecundum natu-<text:line-break/>ram gubernetur, humores quantitate differunt. Possunt<text:line-break/>etiam de anni temporibus partes intelligi.</text:p>
      <text:h text:style-name="Heading_20_2" text:outline-level="2">.<text:tab/>.<text:tab/>:<text:tab/>. XXXV11.</text:h>
      <text:p text:style-name="Normal">U<text:span text:style-name="Default_20_Paragraph_20_Font"><text:span text:style-name="T1">t en</text:span></text:span>i<text:span text:style-name="Default_20_Paragraph_20_Font"><text:span text:style-name="T1">m un</text:span></text:span>i<text:span text:style-name="Default_20_Paragraph_20_Font"><text:span text:style-name="T1">versu</text:span></text:span>s <text:span text:style-name="Default_20_Paragraph_20_Font"><text:span text:style-name="T1">annu</text:span></text:span>s <text:span text:style-name="Default_20_Paragraph_20_Font"><text:span text:style-name="T1">omn</text:span></text:span>i<text:span text:style-name="Default_20_Paragraph_20_Font"><text:span text:style-name="T1">um quide</text:span></text:span>m <text:span text:style-name="Default_20_Paragraph_20_Font"><text:span text:style-name="T1">et cal</text:span></text:span>i<text:span text:style-name="Default_20_Paragraph_20_Font"><text:span text:style-name="T1">d</text:span></text:span>o<text:span text:style-name="Default_20_Paragraph_20_Font"><text:span text:style-name="T1">ru</text:span></text:span>m <text:span text:style-name="Default_20_Paragraph_20_Font"><text:span text:style-name="T1">e</text:span></text:span>t<text:line-break/>ful<text:span text:style-name="Default_20_Paragraph_20_Font"><text:span text:style-name="T1">g</text:span></text:span>i<text:span text:style-name="Default_20_Paragraph_20_Font"><text:span text:style-name="T1">d</text:span></text:span>o<text:span text:style-name="Default_20_Paragraph_20_Font"><text:span text:style-name="T1">ru</text:span></text:span>m <text:span text:style-name="Default_20_Paragraph_20_Font"><text:span text:style-name="T1">et sucorum et hu</text:span></text:span>mi<text:span text:style-name="Default_20_Paragraph_20_Font"><text:span text:style-name="T1">doru</text:span></text:span>m <text:span text:style-name="Default_20_Paragraph_20_Font"><text:span text:style-name="T1">est part</text:span></text:span>i<text:span text:style-name="Default_20_Paragraph_20_Font"><text:span text:style-name="T1">cep</text:span></text:span>s: <text:span text:style-name="Default_20_Paragraph_20_Font"><text:span text:style-name="T1">ne-<text:line-break/>que eni</text:span></text:span>m <text:span text:style-name="Default_20_Paragraph_20_Font"><text:span text:style-name="T1">eoru</text:span></text:span>m <text:span text:style-name="Default_20_Paragraph_20_Font"><text:span text:style-name="T1">quicquam ne</text:span></text:span> mi<text:span text:style-name="Default_20_Paragraph_20_Font"><text:span text:style-name="T1">nimo qu</text:span></text:span>i<text:span text:style-name="Default_20_Paragraph_20_Font"><text:span text:style-name="T1">dem</text:span></text:span> t<text:span text:style-name="Default_20_Paragraph_20_Font"><text:span text:style-name="T1">e</text:span></text:span>m<text:span text:style-name="Default_20_Paragraph_20_Font"><text:span text:style-name="T1">pore sine<text:line-break/></text:span></text:span>om<text:span text:style-name="Default_20_Paragraph_20_Font"><text:span text:style-name="T1">n</text:span></text:span>i<text:span text:style-name="Default_20_Paragraph_20_Font"><text:span text:style-name="T1">bu</text:span></text:span>s, <text:span text:style-name="Default_20_Paragraph_20_Font"><text:span text:style-name="T1">quae h</text:span></text:span>o<text:span text:style-name="Default_20_Paragraph_20_Font"><text:span text:style-name="T1">c</text:span></text:span> m. m<text:span text:style-name="Default_20_Paragraph_20_Font"><text:span text:style-name="T1">und</text:span></text:span>o <text:span text:style-name="Default_20_Paragraph_20_Font"><text:span text:style-name="T1">ex</text:span></text:span>i<text:span text:style-name="Default_20_Paragraph_20_Font"><text:span text:style-name="T1">stun</text:span></text:span>t, <text:span text:style-name="Default_20_Paragraph_20_Font"><text:span text:style-name="T1">consisteret, </text:span></text:span>im<text:span text:style-name="Default_20_Paragraph_20_Font"><text:span text:style-name="T1">o,<text:line-break/>si unu</text:span></text:span>m <text:span text:style-name="Default_20_Paragraph_20_Font"><text:span text:style-name="T1">qu</text:span></text:span>i<text:span text:style-name="Default_20_Paragraph_20_Font"><text:span text:style-name="T1">dp</text:span></text:span>i<text:span text:style-name="Default_20_Paragraph_20_Font"><text:span text:style-name="T1">a</text:span></text:span>m <text:span text:style-name="Default_20_Paragraph_20_Font"><text:span text:style-name="T1">desi</text:span></text:span>t, <text:span text:style-name="Default_20_Paragraph_20_Font"><text:span text:style-name="T1">omnia aboleantur. Na</text:span></text:span>m <text:span text:style-name="Default_20_Paragraph_20_Font"><text:span text:style-name="T1">eade</text:span></text:span>m<text:line-break/><text:span text:style-name="Default_20_Paragraph_20_Font"><text:span text:style-name="T1">necessita</text:span></text:span>t<text:span text:style-name="Default_20_Paragraph_20_Font"><text:span text:style-name="T1">e o</text:span></text:span>m<text:span text:style-name="Default_20_Paragraph_20_Font"><text:span text:style-name="T1">nia et c</text:span></text:span>o<text:span text:style-name="Default_20_Paragraph_20_Font"><text:span text:style-name="T1">nst</text:span></text:span>i<text:span text:style-name="Default_20_Paragraph_20_Font"><text:span text:style-name="T1">tuta sunt et ab</text:span></text:span> i<text:span text:style-name="Default_20_Paragraph_20_Font"><text:span text:style-name="T1">nv</text:span></text:span>i<text:span text:style-name="Default_20_Paragraph_20_Font"><text:span text:style-name="T1">ce</text:span></text:span>m <text:span text:style-name="Default_20_Paragraph_20_Font"><text:span text:style-name="T1">alun</text:span></text:span>t<text:span text:style-name="Default_20_Paragraph_20_Font"><text:span text:style-name="T1">ur.</text:span></text:span></text:p>
      <text:p text:style-name="P2">Calidum., frigidum , siccum et humidum non quod per<text:line-break/>exuperantiam nominatur consideraturque , fed elementa-<text:line-break/>riuni intelligens etiam in proposita oratione indicavit,<text:line-break/>ubi inquit, annum universum . omnium esse participem.<text:line-break/>Non enim eorum omnium, quae per excellentiam dicun-<text:line-break/>tur, universus annus compos est, <text:span text:style-name="Default_20_Paragraph_20_Font"><text:span text:style-name="T1">t</text:span></text:span>est elementarium.: tota<text:line-break/>quidem hiems humidi et frigidi, aestas contrariorum, ficui<text:line-break/>et calidi, autumnus frigidi et sicci. Praeterea manifestius<text:line-break/>hoc innuit, quum diceret interitura etiam alia, si unum<text:line-break/>ex ipsis interierit. Etenim quum unum ex elementis<text:line-break/>perit, id quod ex ipsis compositum est corruptum iri<text:line-break/>vera est oratio: quum ex his, quae per excellentiam no-<text:line-break/>minantur, fassa. Quippe contrarium ipsimi verum est; quum<text:line-break/>aliquid ex illis perit, quae ex dominio appellationem<text:line-break/>sortiuntur, oppositum ipsi conservari. Quum enim aestas<text:line-break/>non est, hiems est; quum hiems non est aestas est; quum<text:line-break/>ver abest, autumnus est; quum autumnus non est, ver est.<text:line-break/>At si omnino calidum elementum perierit , humidum qui-</text:p>
      <text:p text:style-name="P3">dem concrescet, quoniam non amplius calidum est. Sin<text:line-break/>autem sol omnino interit, nulla planta neque animal<text:line-break/>relinquetur. Eadem ratione, si frigidum elementum pereat,<text:line-break/>omnia ignis erunt, et si siccum, aqua erunt omnia, atque<text:line-break/>sic universa in mundo generata corpora corrumpentur.<text:line-break/>Idcirco dixit elementaria in ipso corpora ex se invicem<text:line-break/>nutriri: nam exactum elementum intelligitur magis quam<text:line-break/>sit. Quod vero cum illo. propemodum idem est, unum<text:line-break/>aliquod est ex eorum numero, quae-subsistunt. Si igitur<text:line-break/>absolute humidam frigidamque aquam fieri cogites, non<text:line-break/>aqua adhuc servabitur-: - quippe statim concrescet, subsistet<text:line-break/>et fluere cessabit. . Item si terram sumti modo. ad amussim<text:line-break/>siccam frigidamque consideraveris, durius adamante tale<text:line-break/>corpus^ erit. Atque si ejusmodi evaserit, stirpium genera-.<text:line-break/>tio desinet. Ubi autem. haec desierit, etiam animalium<text:line-break/>nutrimentum abolebitur,. et si hoc, nimirum ipsa etianrr<text:line-break/>animantia. Quum igitur elementum. per excellentiam in-<text:line-break/>telligitur siccum et frigidum et-. terra quae in mundo est,<text:line-break/>siccum esse et frigidum corpus dicitur et aqua humidum.</text:p>
      <text:p text:style-name="P3">Verum ignis ipse cuiusdam aeriae etiam substantiae, sicut<text:line-break/>et fumosae particeps est, quin et humiditatis ad nutritio-<text:line-break/>nem manifesto indiget, sicuti in lucernis flammae osten-<text:line-break/>dunt. Quapropter mundi elementa alimentum ex se mutuo<text:line-break/>obtinent, atque ideo Plato quoque dixit: idem enim ut<text:line-break/>sibi alimentum suum et corruptionem exhibeat ac omnia<text:line-break/>in se et a se tum patiatur tum agat artificiose fabri-<text:line-break/>catum est.</text:p>
      <text:h text:style-name="Heading_20_2" text:outline-level="2">XXXVIII.</text:h>
      <text:p text:style-name="P4">L<text:span text:style-name="Default_20_Paragraph_20_Font"><text:span text:style-name="T1">ta etiam st quid ex his quae in homine sunt connata de-<text:line-break/>fecerit, is utique vivere nequeat.</text:span></text:span></text:p>
      <text:p text:style-name="P1">Cognata vocavit sanguinem, pituitam et utramque<text:line-break/>biIem, quandoquidem primam conformationem habuit con-<text:line-break/>ceptum ex materno sanguine omnium participe, item in-<text:line-break/>crementum alimentumque similiter. Si igitur omnino ex<text:line-break/>corpore nostro vel humidum Vel siccum vel calidum vel</text:p>
      <text:p text:style-name="P3">frigidum interit, slatim humores corrumpentur, qui per<text:line-break/>exuperantiam, non sincere neque absolute sunt humidi,<text:line-break/>sicci, calidi et frigidi. Nam pituitam humidam et frigi-<text:line-break/>dam esse dicimus, non ceu contrariorum expertem, sed<text:line-break/>veluti ab his superatam. .Et si frigida absolute esset so-<text:line-break/>lum, glaciei modo concresceret <text:span text:style-name="Default_20_Paragraph_20_Font"><text:span text:style-name="T1">i</text:span></text:span> sicut etiam; si humida ad<text:line-break/>amussim esset, non haberet crassitiem neque lentorem.<text:line-break/>Eadem ratione dicitur et de utraque bile : nam flava sicca,<text:line-break/>nigra sicca et terrea esse dicitur, humiditatis etiam nitui-<text:line-break/>rum particeps: alioqui non esset humor, fied solidum cdr-<text:line-break/>pus, ut adamas- Sic autem et frigida dicitur, quod plus<text:line-break/>in ea frigoris sit quam caloris : nam si absolute esset -fri-<text:line-break/>gida, glaciei instar concresceret. Sed quid opus est de iis<text:line-break/>verba facere? Ipse namque fanguis, qui videtur tempera-<text:line-break/>tissimus; talis dicitur, quod nihil in ipso contrariorum<text:line-break/>luter se admodum praepolleat, neque calidum frigido, ne-<text:line-break/>que frigidum calido, neque humidum sicco ; neque siccum<text:line-break/>humido. .Quoniam igitur et sanguis ipse quatuor indiget</text:p>
      <text:p text:style-name="P3">qualitatibus , humiditate , siccitate , calore et frigore , con-<text:line-break/>stat aliorum quoque humorum mixtionem ipsum requirere;<text:line-break/>atque ob id temperatissimus fanguis particeps erit et pr-<text:line-break/>turtae et bilis flavae et atrae. Jam vero est alia quaedam<text:line-break/>ratio naturalis non parvam habens probabilitatem, qua<text:line-break/>humores quatuor ad morum idoneorum generationem uti-<text:line-break/>Ies demonstrantur. Verum prius demonstrasse in ipsa rur-<text:line-break/>sum oportet .animi mores corporis temperaturam fequi,<text:line-break/>de quo a <text:span text:style-name="Default_20_Paragraph_20_Font"><text:span text:style-name="T1">n</text:span></text:span>obis etiam alibi scriptum est. Itaque hoc sta-<text:line-break/>tuto acumen animi et solertia ex bilioso humore profi-<text:line-break/>ciscetur; constantia vero et stabilitas ex melancholico,<text:line-break/>simplicitas .autem et stoliditas, ex sanguine: pituitae vero<text:line-break/>natura ad mores formandos inutilis. Necessariam vero in<text:line-break/>prima ciborum mutatione generationem habere videtur.</text:p>
      <text:h text:style-name="Heading_20_2" text:outline-level="2">XXXIX.</text:h>
      <text:p text:style-name="Normal">Ut <text:span text:style-name="Default_20_Paragraph_20_Font"><text:span text:style-name="T1">au</text:span></text:span>t<text:span text:style-name="Default_20_Paragraph_20_Font"><text:span text:style-name="T1">em in ann</text:span></text:span>o <text:span text:style-name="Default_20_Paragraph_20_Font"><text:span text:style-name="T1">m</text:span></text:span>o<text:span text:style-name="Default_20_Paragraph_20_Font"><text:span text:style-name="T1">do h</text:span></text:span>i<text:span text:style-name="Default_20_Paragraph_20_Font"><text:span text:style-name="T1">em</text:span></text:span>s m<text:span text:style-name="Default_20_Paragraph_20_Font"><text:span text:style-name="T1">axi</text:span></text:span>m<text:span text:style-name="Default_20_Paragraph_20_Font"><text:span text:style-name="T1">e, in</text:span></text:span>t<text:span text:style-name="Default_20_Paragraph_20_Font"><text:span text:style-name="T1">erdu</text:span></text:span>m <text:span text:style-name="Default_20_Paragraph_20_Font"><text:span text:style-name="T1">ver</text:span></text:span>, i<text:span text:style-name="Default_20_Paragraph_20_Font"><text:span text:style-name="T1">n-</text:span></text:span></text:p>
      <text:p text:style-name="P2"><text:span text:style-name="Default_20_Paragraph_20_Font"><text:span text:style-name="T1">terdu</text:span></text:span>m <text:span text:style-name="Default_20_Paragraph_20_Font"><text:span text:style-name="T1">aesias, nonnunqua</text:span></text:span>m <text:span text:style-name="Default_20_Paragraph_20_Font"><text:span text:style-name="T1">autumnus v</text:span></text:span>i<text:span text:style-name="Default_20_Paragraph_20_Font"><text:span text:style-name="T1">get, sic qu</text:span></text:span>o<text:span text:style-name="Default_20_Paragraph_20_Font"><text:span text:style-name="T1">que<text:line-break/></text:span></text:span>i<text:span text:style-name="Default_20_Paragraph_20_Font"><text:span text:style-name="T1">n ho</text:span></text:span>mi<text:span text:style-name="Default_20_Paragraph_20_Font"><text:span text:style-name="T1">ne</text:span></text:span> m<text:span text:style-name="Default_20_Paragraph_20_Font"><text:span text:style-name="T1">odo qu</text:span></text:span>i<text:span text:style-name="Default_20_Paragraph_20_Font"><text:span text:style-name="T1">de</text:span></text:span>m <text:span text:style-name="Default_20_Paragraph_20_Font"><text:span text:style-name="T1">p</text:span></text:span>i<text:span text:style-name="Default_20_Paragraph_20_Font"><text:span text:style-name="T1">tu</text:span></text:span>i<text:span text:style-name="Default_20_Paragraph_20_Font"><text:span text:style-name="T1">ta invalesc</text:span></text:span>it, <text:span text:style-name="Default_20_Paragraph_20_Font"><text:span text:style-name="T1">modofan-<text:line-break/>gu</text:span></text:span>i<text:span text:style-name="Default_20_Paragraph_20_Font"><text:span text:style-name="T1">s</text:span></text:span>, i<text:span text:style-name="Default_20_Paragraph_20_Font"><text:span text:style-name="T1">nterdum et</text:span></text:span>i<text:span text:style-name="Default_20_Paragraph_20_Font"><text:span text:style-name="T1">a</text:span></text:span>m <text:span text:style-name="Default_20_Paragraph_20_Font"><text:span text:style-name="T1">b</text:span></text:span>i<text:span text:style-name="Default_20_Paragraph_20_Font"><text:span text:style-name="T1">l</text:span></text:span>is, <text:span text:style-name="Default_20_Paragraph_20_Font"><text:span text:style-name="T1">pr</text:span></text:span>i<text:span text:style-name="Default_20_Paragraph_20_Font"><text:span text:style-name="T1">mu</text:span></text:span>m <text:span text:style-name="Default_20_Paragraph_20_Font"><text:span text:style-name="T1">qu</text:span></text:span>i<text:span text:style-name="Default_20_Paragraph_20_Font"><text:span text:style-name="T1">dem stava, de</text:span></text:span>i<text:span text:style-name="Default_20_Paragraph_20_Font"><text:span text:style-name="T1">nde<text:line-break/>quae atra vocatur.</text:span></text:span></text:p>
      <text:p text:style-name="P1">Clara est viri sente<text:span text:style-name="Default_20_Paragraph_20_Font"><text:span text:style-name="T1">n</text:span></text:span>tia, qui ostendere nititur, quem-<text:line-break/>admodum in anno: alias humidum et frigidum praepollet,<text:line-break/>vocaturque tale anni tempus hiems, alias humidum et ca-<text:line-break/>lidum, quando ver est, alias siccum et calidum, quae<text:line-break/>aestas nominatur; postremo ad haec siccum et frigidum<text:line-break/>in autumno; sic et in homine praevalet pituita quidem<text:line-break/>hieme, humor frigidus et humidus: fanguis in vere ca-<text:line-break/>Iidus et humidus; flava bilis aestate, sicca et calida fa-<text:line-break/>cultate praedita; nigra in autumno, sicca et frigida, quem-<text:line-break/>admodum et ipse autumnus existit.</text:p>
      <text:h text:style-name="P16" text:outline-level="2">XL.</text:h>
      <text:p text:style-name="P4"><text:span text:style-name="Default_20_Paragraph_20_Font"><text:span text:style-name="T1">Cu</text:span></text:span>j<text:span text:style-name="Default_20_Paragraph_20_Font"><text:span text:style-name="T1">u</text:span></text:span>s <text:span text:style-name="Default_20_Paragraph_20_Font"><text:span text:style-name="T1">re</text:span></text:span>i <text:span text:style-name="Default_20_Paragraph_20_Font"><text:span text:style-name="T1">evident</text:span></text:span>i/<text:span text:style-name="Default_20_Paragraph_20_Font"><text:span text:style-name="T1">stm</text:span></text:span>ti<text:span text:style-name="Default_20_Paragraph_20_Font"><text:span text:style-name="T1">m est</text:span></text:span> t<text:span text:style-name="Default_20_Paragraph_20_Font"><text:span text:style-name="T1">est</text:span></text:span>i<text:span text:style-name="Default_20_Paragraph_20_Font"><text:span text:style-name="T1">m</text:span></text:span>o<text:span text:style-name="Default_20_Paragraph_20_Font"><text:span text:style-name="T1">n</text:span></text:span>i<text:span text:style-name="Default_20_Paragraph_20_Font"><text:span text:style-name="T1">u</text:span></text:span>m, <text:span text:style-name="Default_20_Paragraph_20_Font"><text:span text:style-name="T1">qu</text:span></text:span>o<text:span text:style-name="Default_20_Paragraph_20_Font"><text:span text:style-name="T1">d si eide</text:span></text:span>m<text:line-break/><text:span text:style-name="Default_20_Paragraph_20_Font"><text:span text:style-name="T1">ho</text:span></text:span>m<text:span text:style-name="Default_20_Paragraph_20_Font"><text:span text:style-name="T1">ini ide</text:span></text:span>m m<text:span text:style-name="Default_20_Paragraph_20_Font"><text:span text:style-name="T1">ed</text:span></text:span>i<text:span text:style-name="Default_20_Paragraph_20_Font"><text:span text:style-name="T1">ca</text:span></text:span>m<text:span text:style-name="Default_20_Paragraph_20_Font"><text:span text:style-name="T1">entu</text:span></text:span>m <text:span text:style-name="Default_20_Paragraph_20_Font"><text:span text:style-name="T1">quater</text:span></text:span> i<text:span text:style-name="Default_20_Paragraph_20_Font"><text:span text:style-name="T1">n anno exhibere^<text:line-break/>vole</text:span></text:span>s, <text:span text:style-name="Default_20_Paragraph_20_Font"><text:span text:style-name="T1">hie</text:span></text:span>m<text:span text:style-name="Default_20_Paragraph_20_Font"><text:span text:style-name="T1">e qu</text:span></text:span>i<text:span text:style-name="Default_20_Paragraph_20_Font"><text:span text:style-name="T1">dem</text:span></text:span> m<text:span text:style-name="Default_20_Paragraph_20_Font"><text:span text:style-name="T1">ax</text:span></text:span>i<text:span text:style-name="Default_20_Paragraph_20_Font"><text:span text:style-name="T1">me p</text:span></text:span>i<text:span text:style-name="Default_20_Paragraph_20_Font"><text:span text:style-name="T1">tu</text:span></text:span>i<text:span text:style-name="Default_20_Paragraph_20_Font"><text:span text:style-name="T1">t</text:span></text:span>o<text:span text:style-name="Default_20_Paragraph_20_Font"><text:span text:style-name="T1">su tib</text:span></text:span>i <text:span text:style-name="Default_20_Paragraph_20_Font"><text:span text:style-name="T1">ev</text:span></text:span>om<text:span text:style-name="Default_20_Paragraph_20_Font"><text:span text:style-name="T1">et, vere<text:line-break/>autem va</text:span></text:span>l<text:span text:style-name="Default_20_Paragraph_20_Font"><text:span text:style-name="T1">de hum</text:span></text:span>i<text:span text:style-name="Default_20_Paragraph_20_Font"><text:span text:style-name="T1">da, aestat</text:span></text:span>e <text:span text:style-name="Default_20_Paragraph_20_Font"><text:span text:style-name="T1">admodum b</text:span></text:span>i<text:span text:style-name="Default_20_Paragraph_20_Font"><text:span text:style-name="T1">l</text:span></text:span>i<text:span text:style-name="Default_20_Paragraph_20_Font"><text:span text:style-name="T1">osa let du-<text:line-break/>tumn</text:span></text:span>o <text:span text:style-name="Default_20_Paragraph_20_Font"><text:span text:style-name="T1">nigerr</text:span></text:span>im<text:span text:style-name="Default_20_Paragraph_20_Font"><text:span text:style-name="T1">a.</text:span></text:span></text:p>
      <text:p text:style-name="P1">Testimonium praedicti se<text:span text:style-name="Default_20_Paragraph_20_Font"><text:span text:style-name="T1">r</text:span></text:span>monis manifestissimum esse<text:line-break/>dicit, in quo singul<text:span text:style-name="Default_20_Paragraph_20_Font"><text:span text:style-name="T1">o</text:span></text:span>s humores singulis anni temporibus<text:line-break/>dominari d<text:span text:style-name="Default_20_Paragraph_20_Font"><text:span text:style-name="T1">o</text:span></text:span>cuerat, nempe qu<text:span text:style-name="Default_20_Paragraph_20_Font"><text:span text:style-name="T1">o</text:span></text:span>d vomitus, fi medicamen-<text:line-break/>tum quater in anno quod illum citet propinetur, hieme<text:line-break/>sit pituitosi<text:span text:style-name="Default_20_Paragraph_20_Font"><text:span text:style-name="T1">o</text:span></text:span>r, ve<text:span text:style-name="Default_20_Paragraph_20_Font"><text:span text:style-name="T1">r</text:span></text:span>e humidior; aestate bili<text:span text:style-name="Default_20_Paragraph_20_Font"><text:span text:style-name="T1">o</text:span></text:span>sior et autumno<text:line-break/>nigrior.</text:p>
      <text:h text:style-name="Heading_20_2" text:outline-level="2">.. XI.I.</text:h>
      <text:p text:style-name="P4"><text:span text:style-name="Default_20_Paragraph_20_Font"><text:span text:style-name="T1">Quu</text:span></text:span>m <text:span text:style-name="Default_20_Paragraph_20_Font"><text:span text:style-name="T1">igitur haec</text:span></text:span> it<text:span text:style-name="Default_20_Paragraph_20_Font"><text:span text:style-name="T1">a se habean</text:span></text:span>t, <text:span text:style-name="Default_20_Paragraph_20_Font"><text:span text:style-name="T1">qu</text:span></text:span>i<text:span text:style-name="Default_20_Paragraph_20_Font"><text:span text:style-name="T1">cunque m</text:span></text:span>o<text:span text:style-name="Default_20_Paragraph_20_Font"><text:span text:style-name="T1">rbi h</text:span></text:span>i<text:span text:style-name="Default_20_Paragraph_20_Font"><text:span text:style-name="T1">e</text:span></text:span>m<text:span text:style-name="Default_20_Paragraph_20_Font"><text:span text:style-name="T1">e<text:line-break/>augese</text:span></text:span>U<text:span text:style-name="Default_20_Paragraph_20_Font"><text:span text:style-name="T1">nt, e</text:span></text:span>os <text:span text:style-name="Default_20_Paragraph_20_Font"><text:span text:style-name="T1">aestate desinere neceste est, et qui aesta</text:span></text:span>t<text:span text:style-name="Default_20_Paragraph_20_Font"><text:span text:style-name="T1">e<text:line-break/>increscun</text:span></text:span>t, <text:span text:style-name="Default_20_Paragraph_20_Font"><text:span text:style-name="T1">eo</text:span></text:span>s <text:span text:style-name="Default_20_Paragraph_20_Font"><text:span text:style-name="T1">hieme cessere , nisi certo dieru</text:span></text:span>m <text:span text:style-name="Default_20_Paragraph_20_Font"><text:span text:style-name="T1">c</text:span></text:span>i<text:span text:style-name="Default_20_Paragraph_20_Font"><text:span text:style-name="T1">rcu</text:span></text:span>it<text:span text:style-name="Default_20_Paragraph_20_Font"><text:span text:style-name="T1">u<text:line-break/></text:span></text:span>sal<text:span text:style-name="Default_20_Paragraph_20_Font"><text:span text:style-name="T1">vantur ; d</text:span></text:span>i<text:span text:style-name="Default_20_Paragraph_20_Font"><text:span text:style-name="T1">erum au</text:span></text:span>t<text:span text:style-name="Default_20_Paragraph_20_Font"><text:span text:style-name="T1">e</text:span></text:span>m <text:span text:style-name="Default_20_Paragraph_20_Font"><text:span text:style-name="T1">c</text:span></text:span>i<text:span text:style-name="Default_20_Paragraph_20_Font"><text:span text:style-name="T1">rcu</text:span></text:span>i<text:span text:style-name="Default_20_Paragraph_20_Font"><text:span text:style-name="T1">tu</text:span></text:span>m quis sit <text:span text:style-name="Default_20_Paragraph_20_Font"><text:span text:style-name="T1">alia</text:span></text:span>s <text:span text:style-name="Default_20_Paragraph_20_Font"><text:span text:style-name="T1">sum-</text:span></text:span></text:p>
      <text:p text:style-name="P2"><text:span text:style-name="Default_20_Paragraph_20_Font"><text:span text:style-name="T1">expl</text:span></text:span>i<text:span text:style-name="Default_20_Paragraph_20_Font"><text:span text:style-name="T1">caturus. Quicunque autem</text:span></text:span> m<text:span text:style-name="Default_20_Paragraph_20_Font"><text:span text:style-name="T1">orb</text:span></text:span>i <text:span text:style-name="Default_20_Paragraph_20_Font"><text:span text:style-name="T1">vere smnt, eorum<text:line-break/></text:span></text:span>fut<text:span text:style-name="Default_20_Paragraph_20_Font"><text:span text:style-name="T1">urum diseejsum autu</text:span></text:span>m<text:span text:style-name="Default_20_Paragraph_20_Font"><text:span text:style-name="T1">n</text:span></text:span>o <text:span text:style-name="Default_20_Paragraph_20_Font"><text:span text:style-name="T1">expec</text:span></text:span>t<text:span text:style-name="Default_20_Paragraph_20_Font"><text:span text:style-name="T1">are opor</text:span></text:span>t<text:span text:style-name="Default_20_Paragraph_20_Font"><text:span text:style-name="T1">et t qui vero<text:line-break/>au</text:span></text:span>t<text:span text:style-name="Default_20_Paragraph_20_Font"><text:span text:style-name="T1">umnale</text:span></text:span>s m<text:span text:style-name="Default_20_Paragraph_20_Font"><text:span text:style-name="T1">orb</text:span></text:span>i <text:span text:style-name="Default_20_Paragraph_20_Font"><text:span text:style-name="T1">sunt, e</text:span></text:span>o<text:span text:style-name="Default_20_Paragraph_20_Font"><text:span text:style-name="T1">rum d</text:span></text:span>t<text:span text:style-name="Default_20_Paragraph_20_Font"><text:span text:style-name="T1">scesse</text:span></text:span>i<text:span text:style-name="Default_20_Paragraph_20_Font"><text:span text:style-name="T1">m vere sier</text:span></text:span>i <text:span text:style-name="Default_20_Paragraph_20_Font"><text:span text:style-name="T1">ne-<text:line-break/>ceste est. </text:span></text:span>i <text:span text:style-name="Default_20_Paragraph_20_Font"><text:span text:style-name="T1">At qu</text:span></text:span>i m<text:span text:style-name="Default_20_Paragraph_20_Font"><text:span text:style-name="T1">orbu</text:span></text:span>s <text:span text:style-name="Default_20_Paragraph_20_Font"><text:span text:style-name="T1">ea</text:span></text:span>s <text:span text:style-name="Default_20_Paragraph_20_Font"><text:span text:style-name="T1">.ann</text:span></text:span>i <text:span text:style-name="Default_20_Paragraph_20_Font"><text:span text:style-name="T1">te</text:span></text:span>m<text:span text:style-name="Default_20_Paragraph_20_Font"><text:span text:style-name="T1">pestates; supera-<text:line-break/>r</text:span></text:span>i<text:span text:style-name="Default_20_Paragraph_20_Font"><text:span text:style-name="T1">t, hunc annuum sare sc</text:span></text:span>i<text:span text:style-name="Default_20_Paragraph_20_Font"><text:span text:style-name="T1">endum est.</text:span></text:span></text:p>
      <text:p text:style-name="P1">lnitium sententiae duplicem habet scripturam. Non-<text:line-break/>nulli legunt <text:span text:style-name="Default_20_Paragraph_20_Font"><text:span text:style-name="T5">ὸφείλει</text:span></text:span><text:span text:style-name="Default_20_Paragraph_20_Font"><text:span text:style-name="T4"> </text:span></text:span>(convenit); nonnulli <text:span text:style-name="Default_20_Paragraph_20_Font"><text:span text:style-name="T5">φιλεῖ</text:span></text:span><text:span text:style-name="Default_20_Paragraph_20_Font"><text:span text:style-name="T4">, </text:span></text:span>quod idem<text:line-break/>valet ac par est, seu convenit. Utuntur enim nonnun-<text:line-break/>quam voce hac pro convenit. Reliqua perspicua fune<text:line-break/>Vult enim auctor morbos qui diuturni redduntur et non<text:line-break/>dierum, sed mensium ci<text:span text:style-name="Default_20_Paragraph_20_Font"><text:span text:style-name="T1">r</text:span></text:span>cuitibus fiunt, hos contrario anni<text:line-break/>tempore ei quo generati <text:span text:style-name="Default_20_Paragraph_20_Font"><text:span text:style-name="T1">t</text:span></text:span>um, hoc est septimo mense finiri <text:span text:style-name="Default_20_Paragraph_20_Font"><text:span text:style-name="T1">t<text:line-break/></text:span></text:span>in quo si non soluti fuerint , annuum fieri morbum pro-<text:line-break/>nuntiat. Porro annuum nomen potest significare etiam<text:line-break/>eum , qui post annum primae <text:span text:style-name="Default_20_Paragraph_20_Font"><text:span text:style-name="T1">t</text:span></text:span>uae generationis solvitur.<text:line-break/>Potest etiam eum innuere, qui septem annorum circuitu</text:p>
      <text:p text:style-name="P3">ut feptem mensium finitur. Etenim in aphorismis ita<text:line-break/>quoque dixit : <text:span text:style-name="Default_20_Paragraph_20_Font"><text:span text:style-name="T1">plurim</text:span></text:span>i <text:span text:style-name="Default_20_Paragraph_20_Font"><text:span text:style-name="T1">aspec</text:span></text:span>t<text:span text:style-name="Default_20_Paragraph_20_Font"><text:span text:style-name="T1">u</text:span></text:span>s <text:span text:style-name="Default_20_Paragraph_20_Font"><text:span text:style-name="T1">pueroru</text:span></text:span>m i<text:span text:style-name="Default_20_Paragraph_20_Font"><text:span text:style-name="T1">ud</text:span></text:span>i<text:span text:style-name="Default_20_Paragraph_20_Font"><text:span text:style-name="T1">can</text:span></text:span>t<text:span text:style-name="Default_20_Paragraph_20_Font"><text:span text:style-name="T1">ur au</text:span></text:span>t<text:line-break/>.i<text:span text:style-name="Default_20_Paragraph_20_Font"><text:span text:style-name="T1">n</text:span></text:span>t<text:span text:style-name="Default_20_Paragraph_20_Font"><text:span text:style-name="T1">ra quadragesimu</text:span></text:span>m <text:span text:style-name="Default_20_Paragraph_20_Font"><text:span text:style-name="T1">d</text:span></text:span>i<text:span text:style-name="Default_20_Paragraph_20_Font"><text:span text:style-name="T1">em, aut</text:span></text:span> i<text:span text:style-name="Default_20_Paragraph_20_Font"><text:span text:style-name="T1">n</text:span></text:span>t<text:span text:style-name="Default_20_Paragraph_20_Font"><text:span text:style-name="T1">ra sep</text:span></text:span>ti<text:span text:style-name="Default_20_Paragraph_20_Font"><text:span text:style-name="T1">mum mensem,<text:line-break/>au</text:span></text:span>t i<text:span text:style-name="Default_20_Paragraph_20_Font"><text:span text:style-name="T1">ntra sep</text:span></text:span>tim<text:span text:style-name="Default_20_Paragraph_20_Font"><text:span text:style-name="T1">um annum, au</text:span></text:span>t <text:span text:style-name="Default_20_Paragraph_20_Font"><text:span text:style-name="T1">quum ad puberta</text:span></text:span>t<text:span text:style-name="Default_20_Paragraph_20_Font"><text:span text:style-name="T1">e</text:span></text:span>m i<text:span text:style-name="Default_20_Paragraph_20_Font"><text:span text:style-name="T1">tur.</text:span></text:span></text:p>
      <text:h text:style-name="Heading_20_2" text:outline-level="2">XLH.</text:h>
      <text:p text:style-name="P4"><text:span text:style-name="Default_20_Paragraph_20_Font"><text:span text:style-name="T1">A</text:span></text:span>t<text:span text:style-name="Default_20_Paragraph_20_Font"><text:span text:style-name="T1">que ita</text:span></text:span> m<text:span text:style-name="Default_20_Paragraph_20_Font"><text:span text:style-name="T1">ed</text:span></text:span>i<text:span text:style-name="Default_20_Paragraph_20_Font"><text:span text:style-name="T1">cum adversu</text:span></text:span>s <text:span text:style-name="Default_20_Paragraph_20_Font"><text:span text:style-name="T1">morb</text:span></text:span>os <text:span text:style-name="Default_20_Paragraph_20_Font"><text:span text:style-name="T1">insurgere</text:span></text:span> o<text:span text:style-name="Default_20_Paragraph_20_Font"><text:span text:style-name="T1">por</text:span></text:span>t<text:span text:style-name="Default_20_Paragraph_20_Font"><text:span text:style-name="T1">et, ut<text:line-break/></text:span></text:span>non ignorantem m<text:span text:style-name="Default_20_Paragraph_20_Font"><text:span text:style-name="T1">orbu</text:span></text:span>m <text:span text:style-name="Default_20_Paragraph_20_Font"><text:span text:style-name="T1">in corp</text:span></text:span>o<text:span text:style-name="Default_20_Paragraph_20_Font"><text:span text:style-name="T1">re pro ann</text:span></text:span>i. <text:span text:style-name="Default_20_Paragraph_20_Font"><text:span text:style-name="T1">te</text:span></text:span>m<text:span text:style-name="Default_20_Paragraph_20_Font"><text:span text:style-name="T1">pestate<text:line-break/></text:span></text:span>i<text:span text:style-name="Default_20_Paragraph_20_Font"><text:span text:style-name="T1">ll</text:span></text:span>i m<text:span text:style-name="Default_20_Paragraph_20_Font"><text:span text:style-name="T1">ax</text:span></text:span>i<text:span text:style-name="Default_20_Paragraph_20_Font"><text:span text:style-name="T1">me natural</text:span></text:span>i <text:span text:style-name="Default_20_Paragraph_20_Font"><text:span text:style-name="T1">e</text:span></text:span>t <text:span text:style-name="Default_20_Paragraph_20_Font"><text:span text:style-name="T1">anal</text:span></text:span>o<text:span text:style-name="Default_20_Paragraph_20_Font"><text:span text:style-name="T1">ga</text:span></text:span> i<text:span text:style-name="Default_20_Paragraph_20_Font"><text:span text:style-name="T1">nvalescere.</text:span></text:span></text:p>
      <text:p text:style-name="P1">Ad quid tota superior de anni temporibus disputatio<text:line-break/>valeat, nunc in prae<text:span text:style-name="Default_20_Paragraph_20_Font"><text:span text:style-name="T1">t</text:span></text:span>enti oratione edocuit indicans eun-<text:line-break/>dem quoque usum praebere de aetatibus, locis, ritae stu-<text:line-break/>diis et quotidiana victus ratione enarrationem. Namque<text:line-break/>medicum ad haec omnia respicientem oportet conticere,<text:line-break/>quis humor dominetur aut quantite, aut ipsius facultate lu<text:line-break/>aliqua potissimum corporis partu redundet? Sic enim cu-<text:line-break/>rationem optime obierit, sicut in medendi institutionibus</text:p>
      <text:p text:style-name="P3">docetur. Hippocrates quum corporis nostri naturam hem<text:line-break/>in libro proposuisset invenire, hac metbodo ad inventio-<text:line-break/>nem usus est. Primum sane disquisivit utrum simplex,<text:line-break/>au multiplex esset ; deinde ubi invenisset esse multiplex,<text:line-break/>simplicium in eo substantiam qualis sit inspexit., hoc est<text:line-break/>quam facultatem habeat, ut ab aliquo patiatur aut agat.<text:line-break/>Et hujus rei gratia anni temporum . aetatumque meminit,<text:line-break/>considerans quomodo elementa a fe inventa ipsis refpon-<text:line-break/>deant. Item invenit et morborum solutionis praedi-<text:line-break/>ctiones et curationes ad eosdem referendas esse suo-<text:line-break/>pos. At dum elementa corpus nostrum constituentia<text:line-break/>investigaret, etiam universi mundi elementorum commemi-<text:line-break/>nit , quae revera funt elementa. Dicuntur enim nonnun-<text:line-break/>quam per abusionem vocabuli, cujusque rei ad composi-<text:line-break/>tiouem simplices et primae partes, illius rei elementa:<text:line-break/>quemadmodum . musica elementa, rhythmica, geometrica,<text:line-break/>arithmetica,: orationis, vocis et demonstrationis dixerunt.</text:p>
      <text:p text:style-name="P3">Similiter etiam plaustri centum elementa ab Hesiodo esse<text:line-break/>dicta Plato commemorat in eo hemistichio</text:p>
      <text:p text:style-name="P1"><text:span text:style-name="Default_20_Paragraph_20_Font"><text:span text:style-name="T1">Cen</text:span></text:span>t<text:span text:style-name="Default_20_Paragraph_20_Font"><text:span text:style-name="T1">um lignaque plostri.</text:span></text:span></text:p>
      <text:p text:style-name="Normal">omnia sane quae sic dicuntur singularum rerum elemen-<text:line-break/>ta non ad amussim simplicia <text:span text:style-name="Default_20_Paragraph_20_Font"><text:span text:style-name="T1">t</text:span></text:span>uor et primaria, communia<text:line-break/>vero omnium rerum simplicia et prima vere existunt et<text:line-break/>proprie nominantur elementa. Hippocrates autem a qua-<text:line-break/>sitatibus ap<text:span text:style-name="Default_20_Paragraph_20_Font"><text:span text:style-name="T1">t</text:span></text:span>a denominat, calidum , frigidum, humidum et<text:line-break/>siccum, non quae media extremorum sunt, sed ipsa summa,<text:line-break/>ignem videlicet et terram et aquam et aerem. Hanc igi- -<text:line-break/>tur methodum Plato censuit sibi imitandam, quum de na-<text:line-break/>tura animae consideraret. Nullum enim .particulare citra<text:line-break/>totius naturam exacte posse cognosci. Adscribam autem<text:line-break/>tibi ipfam Platonis dictionem, quae hunc in modum ha-<text:line-break/>bet. .s<text:span text:style-name="Default_20_Paragraph_20_Font"><text:span text:style-name="T1">o. An</text:span></text:span>i<text:span text:style-name="Default_20_Paragraph_20_Font"><text:span text:style-name="T1">mae</text:span></text:span> i<text:span text:style-name="Default_20_Paragraph_20_Font"><text:span text:style-name="T1">g</text:span></text:span>it<text:span text:style-name="Default_20_Paragraph_20_Font"><text:span text:style-name="T1">ur na</text:span></text:span>t<text:span text:style-name="Default_20_Paragraph_20_Font"><text:span text:style-name="T1">uram sine t</text:span></text:span>o<text:span text:style-name="Default_20_Paragraph_20_Font"><text:span text:style-name="T1">t</text:span></text:span>i<text:span text:style-name="Default_20_Paragraph_20_Font"><text:span text:style-name="T1">us na</text:span></text:span>t<text:span text:style-name="Default_20_Paragraph_20_Font"><text:span text:style-name="T1">ura in-<text:line-break/>tell</text:span></text:span>i<text:span text:style-name="Default_20_Paragraph_20_Font"><text:span text:style-name="T1">gere te, u</text:span></text:span>t <text:span text:style-name="Default_20_Paragraph_20_Font"><text:span text:style-name="T1">c</text:span></text:span>o<text:span text:style-name="Default_20_Paragraph_20_Font"><text:span text:style-name="T1">nvenit, poste arb</text:span></text:span>i<text:span text:style-name="Default_20_Paragraph_20_Font"><text:span text:style-name="T1">trar</text:span></text:span>i<text:span text:style-name="Default_20_Paragraph_20_Font"><text:span text:style-name="T1">s^ p</text:span></text:span>H<text:span text:style-name="Default_20_Paragraph_20_Font"><text:span text:style-name="T1">AE. s</text:span></text:span>i<text:line-break/>suit<text:span text:style-name="Default_20_Paragraph_20_Font"><text:span text:style-name="T1">e</text:span></text:span> H<text:span text:style-name="Default_20_Paragraph_20_Font"><text:span text:style-name="T1">ippocra</text:span></text:span>ti <text:span text:style-name="Default_20_Paragraph_20_Font"><text:span text:style-name="T1">ex Asulep</text:span></text:span>i<text:span text:style-name="Default_20_Paragraph_20_Font"><text:span text:style-name="T1">adaru</text:span></text:span>m <text:span text:style-name="Default_20_Paragraph_20_Font"><text:span text:style-name="T1">genere credendu</text:span></text:span>m <text:span text:style-name="Default_20_Paragraph_20_Font"><text:span text:style-name="T1">est,</text:span></text:span></text:p>
      <text:p text:style-name="P3"><text:span text:style-name="Default_20_Paragraph_20_Font"><text:span text:style-name="T1">ne corporis quidem naturam citra hanc methodum possis.<text:line-break/>SC. Recte quidem, o amice, dicit, attamen praeter</text:span></text:span> H<text:span text:style-name="Default_20_Paragraph_20_Font"><text:span text:style-name="T1">ip-<text:line-break/>pocratem ratio insuiciunda examinandaque est, an ipsi<text:line-break/>consentiat. P</text:span></text:span>IL<text:span text:style-name="Default_20_Paragraph_20_Font"><text:span text:style-name="T1">AE. Assentior. SC.</text:span></text:span> E<text:span text:style-name="Default_20_Paragraph_20_Font"><text:span text:style-name="T1">t quid tandem</text:span></text:span> H<text:span text:style-name="Default_20_Paragraph_20_Font"><text:span text:style-name="T1">ip-<text:line-break/>pocrates dicit vera que ratio? an non sic? Constderan-<text:line-break/>dum est de cu</text:span></text:span>i<text:span text:style-name="Default_20_Paragraph_20_Font"><text:span text:style-name="T1">uslibet rei natura: primum sane simplexne<text:line-break/>sit, an multiform</text:span></text:span>i<text:span text:style-name="Default_20_Paragraph_20_Font"><text:span text:style-name="T1">s, cu</text:span></text:span>j<text:span text:style-name="Default_20_Paragraph_20_Font"><text:span text:style-name="T1">us nos periti esse voluerimus quam-<text:line-break/>que alios docere studeamus: postea vero st simplex suerit,<text:line-break/>facultas ipsius insuiciunda est, quam videlicet ad qu</text:span></text:span>i<text:span text:style-name="Default_20_Paragraph_20_Font"><text:span text:style-name="T1">d<text:line-break/>agendum, item quam ad patiendum ab alio habeat. Quod<text:line-break/>st multas habeat species, his dinumeratis in singulis stmi</text:span></text:span>r.<text:line-break/><text:span text:style-name="Default_20_Paragraph_20_Font"><text:span text:style-name="T1">l i ter, ut in una, naturalis et agendi et patiendi vis inqui-<text:line-break/>renda.</text:span></text:span> Verum quum haec Plato sic conscripserit , osten-<text:line-break/>dat aliquis nobis in quo Hippocrate libro alio quam qui<text:line-break/>de natura hominis inscribitur methodum hanc Iit iuve-<text:line-break/>nire : aut si non possit, nullum quaerat side digniorem<text:line-break/>Platone testem ejus, quod hic liber Iit germanus. Nam<text:line-break/>praeter alia Plato proxime Hippocrate discipulis tempore</text:p>
      <text:p text:style-name="P2">successit, quorum si cujus liber esset, ipsum auctoris no-<text:line-break/>men scisset inscriptum. Nam prius quam in Alexandria<text:line-break/>et Pergamo reges .essent creati, qui veteribus libris com-<text:line-break/>parandis vincere se mutuo contendebant, nondum opus<text:line-break/>falso fuit inscriptum: verum postquam praemium capere<text:line-break/>incoeperunt, qui vetusti cujusdatn scriptoris monumenta<text:line-break/>ipsis offerrent, hac tandem ratione multa falso titulo in-<text:line-break/>scribentes attulerunt. Verum hi <text:span text:style-name="Default_20_Paragraph_20_Font"><text:span text:style-name="T1">r</text:span></text:span>eges post Alexandri uror-^<text:line-break/>tem extiterunt: Plato autem ante Alexandri principatum<text:line-break/>haec memoriae mandaverat, quum nullae adhuc inscriptio-<text:line-break/>nes essent dolo effictae, scdfuum quisque liber scriptorem<text:line-break/>titulo repraesentaret, Itaque Plato fatetur fe fecundum<text:line-break/>Hippocratis methodum de animae natura considerare , ut<text:line-break/>ille de corpore: fierique hoc aliter posse negat, antequam<text:line-break/>totius naturam habeas cognitam. Nonnulli tantum aber-<text:line-break/>. rarunt, ut tam mirabilem methodum alterius cuiusdam</text:p>
      <text:p text:style-name="P1">esse cenferent, eo quod is qui primum rem adeo magnam<text:line-break/>et gravem invenit, demonstrationem ipsius scribere non sit<text:line-break/>gravatus. Quomodo enim non magnum et grave censeas,</text:p>
      <text:p text:style-name="P2">omnium generatorum corruptibiliumque corporum elementa<text:line-break/>invenire ? quomodo non multo magis demonstrationibus<text:line-break/>fidem facere? Atque haec in versibus ne totis quidem<text:line-break/>trecentis, fed multo paucioribus complecti potuerit. Non<text:line-break/>enim verisimile est, Hippocratem i<text:span text:style-name="Default_20_Paragraph_20_Font"><text:span text:style-name="T1">n</text:span></text:span> omnibus medicandi<text:line-break/>praenoscendique inventis elementis tanquam demonstratis<text:line-break/>uti , nusquam vero demonstrationem ipforum explicasse.<text:line-break/>Haec igitur ex superfluo mihi dicta sunt, ut ostenderem<text:line-break/>germanum Hippocratis esse librum. Non tamen in hoc<text:line-break/>ceu ferio ponendum est studium, sed de veritate eorum<text:line-break/>quae in ipso conscripta sunt accurate considerandum esu<text:line-break/>Id autem nos in opere de elementis ex Hippocratis Ien-<text:line-break/>tentia factitavimus : quod quum invidi apud omnes eru-<text:line-break/>ditos in pretio haberi viderent, frigidam defensionem at-<text:line-break/>tulerunt, cur librum Hippocratis non esse dicerent. Porro<text:line-break/>quod haec statuerit ad illoque semper respiciens omnia<text:line-break/>particularia opera conscripserit pro consessu habetur.<text:line-break/>Quoniam vero aemuli, ut sunt impudentes, etiam iis quae</text:p>
      <text:p text:style-name="P9">apud omnes in confesso sunt et omnium consensu proban-<text:line-break/>tur, contradicunt; idcirco alterum opus edidi, tali inseri-<text:line-break/>ptum titulo, .Quod. etiam i<text:span text:style-name="Default_20_Paragraph_20_Font"><text:span text:style-name="T1">n</text:span></text:span> .aliis operibus Hippocrates<text:line-break/>eandem habere opinionem quam in libello de natura ho-<text:line-break/>minis videatur.</text:p>
      <text:h text:style-name="P15" text:outline-level="1">HIPPOCRATIS DE NATURA HOMI-<text:line-break/>NIS LIBER ET <text:span text:style-name="Default_20_Paragraph_20_Font"><text:span text:style-name="T1">C</text:span></text:span>ALENI IN EUM<text:line-break/>COMMENTARIUS II.</text:h>
      <text:h text:style-name="Heading_20_2" text:outline-level="2">Prooemium Galeni. </text:h>
      <text:p text:style-name="P19">Ipsum quidem de natura<text:line-break/>hominis librum in priori horum commentariorum opere<text:line-break/>exposiri; nunc vero quae illi prave adlecta sunt ini me-<text:line-break/>dium profero, eaque probo ordine composita. Unus etenim<text:line-break/>parvus est liber, in quo de victu sanorum <text:span text:style-name="Default_20_Paragraph_20_Font"><text:span text:style-name="T1">a me</text:span></text:span> scriptum<text:line-break/>est, qui Polybi Hippocratis discipuli opus esse videtur.</text:p>
      <text:p text:style-name="P3">Quod autem inter hunc et illum de natura hominis est<text:line-break/>interpositum, ab eo qui primum hosce duos libros dema-<text:line-break/>tusa hominis Hippocratis et Polybr .de salubri victus ra-<text:line-break/>tione in <text:span text:style-name="Default_20_Paragraph_20_Font"><text:span text:style-name="T1">unum</text:span></text:span> et eundem collegit, conscriptum et collo-<text:line-break/>catum est, Quo enim tempore Attalus et Ptolemaeus re-<text:line-break/>ges certatim inter fe de comparandis sibi libris conteu-<text:line-break/>debant : ab his qui ex oblatis celebriorum virorum scriptis<text:line-break/>pecuniam a regibus reportabant, coepere inscriptiones et<text:line-break/>digestiones librorum vitiari, Quum itaque uterque liber -<text:line-break/>tum de natura hominis tum de salubri victus <text:span text:style-name="Default_20_Paragraph_20_Font"><text:span text:style-name="T1">r</text:span></text:span>atione<text:line-break/>parvus extiterit, arbitratus aliquis ob parvitatem neu-<text:line-break/>trum ipsorum multi ducendum ambos in <text:span text:style-name="Default_20_Paragraph_20_Font"><text:span text:style-name="T1">unum</text:span></text:span> et eun-<text:line-break/>dem simul contulit. Pari vero ratione alius quidam vel<text:line-break/>ille idem etiam qui hos primum in unum redegit, haec:<text:line-break/>ip<text:span text:style-name="Default_20_Paragraph_20_Font"><text:span text:style-name="T1">t</text:span></text:span>a j illis interposuit, quae nunc exponenda suscepturi<text:line-break/>fumus.</text:p>
      <text:p text:style-name="P5"><text:span text:style-name="Default_20_Paragraph_20_Font"><text:span text:style-name="T1">Nosce ver</text:span></text:span>o <text:span text:style-name="Default_20_Paragraph_20_Font"><text:span text:style-name="T1">praeterea oporte</text:span></text:span>t, <text:span text:style-name="Default_20_Paragraph_20_Font"><text:span text:style-name="T1">qu</text:span></text:span>o<text:span text:style-name="Default_20_Paragraph_20_Font"><text:span text:style-name="T1">d qu</text:span></text:span>os<text:span text:style-name="Default_20_Paragraph_20_Font"><text:span text:style-name="T1">cunque replet</text:span></text:span>io<text:line-break/><text:span text:style-name="Default_20_Paragraph_20_Font"><text:span text:style-name="T1">pa</text:span></text:span>rit <text:span text:style-name="Default_20_Paragraph_20_Font"><text:span text:style-name="T1">morbo</text:span></text:span>s, <text:span text:style-name="Default_20_Paragraph_20_Font"><text:span text:style-name="T1">sana</text:span></text:span>t <text:span text:style-name="Default_20_Paragraph_20_Font"><text:span text:style-name="T1">evacuat</text:span></text:span>i<text:span text:style-name="Default_20_Paragraph_20_Font"><text:span text:style-name="T1">o: qu</text:span></text:span>i <text:span text:style-name="Default_20_Paragraph_20_Font"><text:span text:style-name="T1">vero ab evacuat</text:span></text:span>i<text:span text:style-name="Default_20_Paragraph_20_Font"><text:span text:style-name="T1">one<text:line-break/>oboriun</text:span></text:span>t<text:span text:style-name="Default_20_Paragraph_20_Font"><text:span text:style-name="T1">ur, </text:span></text:span>eos <text:span text:style-name="Default_20_Paragraph_20_Font"><text:span text:style-name="T1">curat repleti</text:span></text:span>o. <text:span text:style-name="Default_20_Paragraph_20_Font"><text:span text:style-name="T1">Atque qu</text:span></text:span>i <text:span text:style-name="Default_20_Paragraph_20_Font"><text:span text:style-name="T1">ex labore<text:line-break/>siun</text:span></text:span>t, <text:span text:style-name="Default_20_Paragraph_20_Font"><text:span text:style-name="T1">eo</text:span></text:span>s <text:span text:style-name="Default_20_Paragraph_20_Font"><text:span text:style-name="T1">qu</text:span></text:span>i<text:span text:style-name="Default_20_Paragraph_20_Font"><text:span text:style-name="T1">e</text:span></text:span>s <text:span text:style-name="Default_20_Paragraph_20_Font"><text:span text:style-name="T1">sana</text:span></text:span>t <text:span text:style-name="Default_20_Paragraph_20_Font"><text:span text:style-name="T1">; qu</text:span></text:span>i<text:span text:style-name="Default_20_Paragraph_20_Font"><text:span text:style-name="T1">que ex o</text:span></text:span>t<text:span text:style-name="Default_20_Paragraph_20_Font"><text:span text:style-name="T1">io g</text:span></text:span>i<text:span text:style-name="Default_20_Paragraph_20_Font"><text:span text:style-name="T1">gnuntur, labore<text:line-break/>to</text:span></text:span>l<text:span text:style-name="Default_20_Paragraph_20_Font"><text:span text:style-name="T1">luntur. omn</text:span></text:span>i<text:span text:style-name="Default_20_Paragraph_20_Font"><text:span text:style-name="T1">noque</text:span></text:span> .al<text:span text:style-name="Default_20_Paragraph_20_Font"><text:span text:style-name="T1">sie medicu</text:span></text:span>m <text:span text:style-name="Default_20_Paragraph_20_Font"><text:span text:style-name="T1">opor</text:span></text:span>t<text:span text:style-name="Default_20_Paragraph_20_Font"><text:span text:style-name="T1">et et m</text:span></text:span>o<text:span text:style-name="Default_20_Paragraph_20_Font"><text:span text:style-name="T1">rbi</text:span></text:span>s<text:line-break/><text:span text:style-name="Default_20_Paragraph_20_Font"><text:span text:style-name="T1">et spec</text:span></text:span>i<text:span text:style-name="Default_20_Paragraph_20_Font"><text:span text:style-name="T1">ebu</text:span></text:span>s <text:span text:style-name="Default_20_Paragraph_20_Font"><text:span text:style-name="T1">et</text:span></text:span> t<text:span text:style-name="Default_20_Paragraph_20_Font"><text:span text:style-name="T1">e</text:span></text:span>m<text:span text:style-name="Default_20_Paragraph_20_Font"><text:span text:style-name="T1">pestat</text:span></text:span>i<text:span text:style-name="Default_20_Paragraph_20_Font"><text:span text:style-name="T1">bu</text:span></text:span>s <text:span text:style-name="Default_20_Paragraph_20_Font"><text:span text:style-name="T1">et aetatibu</text:span></text:span>s <text:span text:style-name="Default_20_Paragraph_20_Font"><text:span text:style-name="T1">c</text:span></text:span>o<text:span text:style-name="Default_20_Paragraph_20_Font"><text:span text:style-name="T1">n</text:span></text:span>t<text:span text:style-name="Default_20_Paragraph_20_Font"><text:span text:style-name="T1">rarium<text:line-break/>sta</text:span></text:span>t<text:span text:style-name="Default_20_Paragraph_20_Font"><text:span text:style-name="T1">uere con</text:span></text:span>t<text:span text:style-name="Default_20_Paragraph_20_Font"><text:span text:style-name="T1">en</text:span></text:span>t<text:span text:style-name="Default_20_Paragraph_20_Font"><text:span text:style-name="T1">aque salvere et saluta c</text:span></text:span>o<text:span text:style-name="Default_20_Paragraph_20_Font"><text:span text:style-name="T1">ntendere.. sic<text:line-break/>en</text:span></text:span>im m<text:span text:style-name="Default_20_Paragraph_20_Font"><text:span text:style-name="T1">ax</text:span></text:span>i<text:span text:style-name="Default_20_Paragraph_20_Font"><text:span text:style-name="T1">me</text:span></text:span> m<text:span text:style-name="Default_20_Paragraph_20_Font"><text:span text:style-name="T1">orbum sedaver</text:span></text:span>i<text:span text:style-name="Default_20_Paragraph_20_Font"><text:span text:style-name="T1">t; .a</text:span></text:span>t<text:span text:style-name="Default_20_Paragraph_20_Font"><text:span text:style-name="T1">que curand</text:span></text:span>i <text:span text:style-name="Default_20_Paragraph_20_Font"><text:span text:style-name="T1">ra</text:span></text:span>ti<text:span text:style-name="Default_20_Paragraph_20_Font"><text:span text:style-name="T1">o<text:line-break/>h</text:span></text:span>o<text:span text:style-name="Default_20_Paragraph_20_Font"><text:span text:style-name="T1">c</text:span></text:span> i<text:span text:style-name="Default_20_Paragraph_20_Font"><text:span text:style-name="T1">psu</text:span></text:span>m mi<text:span text:style-name="Default_20_Paragraph_20_Font"><text:span text:style-name="T1">h</text:span></text:span>i <text:span text:style-name="Default_20_Paragraph_20_Font"><text:span text:style-name="T1">este v</text:span></text:span>i<text:span text:style-name="Default_20_Paragraph_20_Font"><text:span text:style-name="T1">de</text:span></text:span>t<text:span text:style-name="Default_20_Paragraph_20_Font"><text:span text:style-name="T1">ur.</text:span></text:span></text:p>
      <text:p text:style-name="P1">Singulis hujusce contextus versibus Diofcorides signum<text:line-break/>praefixit quod obeliscum vocant, quo signo et Aristarchus<text:line-break/>notabat ver<text:span text:style-name="Default_20_Paragraph_20_Font"><text:span text:style-name="T1">t</text:span></text:span>us quos apud poetam suspectos habebat. Haec<text:line-break/>quidem scripsit Dioscorides, quod suspicaretur hunc pro-<text:line-break/>positum contextum esse Hippocratis Thessali silii. , Nam<text:line-break/>duo hi magni Hippocratis filii extiterunt, Thessalus et</text:p>
      <text:p text:style-name="P3">Draco, qui ambo deinceps <text:span text:style-name="Default_20_Paragraph_20_Font"><text:span text:style-name="T1">al</text:span></text:span>i<text:span text:style-name="Default_20_Paragraph_20_Font"><text:span text:style-name="T1">o</text:span></text:span>s Hippocrates procrearunt.<text:line-break/>Haec fan<text:span text:style-name="Default_20_Paragraph_20_Font"><text:span text:style-name="T1">o</text:span></text:span> hoc in textu divulgata fiunt. At consentaneum<text:line-break/>est nobis et de ipsis observationem instituere et unamquam-<text:line-break/>que dictionem peculiariter examinare. <text:span text:style-name="Default_20_Paragraph_20_Font"><text:span text:style-name="T1">Quo</text:span></text:span>s<text:span text:style-name="Default_20_Paragraph_20_Font"><text:span text:style-name="T1">cunque reple-<text:line-break/>t</text:span></text:span>i<text:span text:style-name="Default_20_Paragraph_20_Font"><text:span text:style-name="T1">o par</text:span></text:span>it <text:span text:style-name="Default_20_Paragraph_20_Font"><text:span text:style-name="T1">m</text:span></text:span>o<text:span text:style-name="Default_20_Paragraph_20_Font"><text:span text:style-name="T1">rbo</text:span></text:span>s, <text:span text:style-name="Default_20_Paragraph_20_Font"><text:span text:style-name="T1">sana</text:span></text:span>t <text:span text:style-name="Default_20_Paragraph_20_Font"><text:span text:style-name="T1">evacuat</text:span></text:span>i<text:span text:style-name="Default_20_Paragraph_20_Font"><text:span text:style-name="T1">o. </text:span></text:span>Idem non est ac dicere<text:line-break/>continentem morborum cau<text:span text:style-name="Default_20_Paragraph_20_Font"><text:span text:style-name="T1">t</text:span></text:span>am esse et repletionem et eva-<text:line-break/>o<text:span text:style-name="Default_20_Paragraph_20_Font"><text:span text:style-name="T1">v</text:span></text:span>ationem et unumquodque eorum deinceps. commemorata<text:line-break/>sunt, aut quod a repletione, aut ab aliorum quodam quip-<text:line-break/>piam fiat. Etenim quod quidam morbi per repletionem<text:line-break/>vel a repletione oboriantur (nihil enim differt hoc vel<text:line-break/>illo modo dicere) verum est; fed continentem morbi cau-<text:line-break/>fam esse repletionem, non verum esu Morbus siquidem<text:line-break/>ipsis affectus quidam est in animalis corpore primum fun- -<text:line-break/>orionem laedens, ut in libro de morborum differentiis de-<text:line-break/>monstratum esu Repletio vero ipsa, ut . et id in libro de<text:line-break/>plenitudine ostendimus, primum minime laedit actionem,<text:line-break/>fed intermedio quodam alio affectu, quem affectum qui-<text:line-break/>dem aliter Erafistratus, aliter Asclepiades, etiam pneuma-</text:p>
      <text:p text:style-name="P3">tini medici appellati alio modo procreari constituerunt.<text:line-break/>Dictum autem esta nobis pluribus, quomodo -ab utraque<text:line-break/>plenitudine morbi exoriantur. Duplex enim prodita est,<text:line-break/>plenitudo , altera^ quidem quoad vires , altera vero quoad:<text:line-break/>valorum cavitatem. Quae igitur quoad vires, ea quidem<text:line-break/>et humores ad corruptionem ducit et fluxionem ad insue--<text:line-break/>cilliores corporis partes immittit. Quae vero quoad asin-<text:line-break/>sionem, ea et vaforum ora aperit et eorum rupturas mo-<text:line-break/>litur, interdum etiam repentinam mortem infert, quum<text:line-break/>corporis persprratrones obstruat. Itaque. curatio dicitur<text:line-break/>non <text:span text:style-name="Default_20_Paragraph_20_Font"><text:span text:style-name="T1">t</text:span></text:span>olum eorum qui jam procreati fiunt morborum , <text:span text:style-name="Default_20_Paragraph_20_Font"><text:span text:style-name="T1">ve-<text:line-break/>r</text:span></text:span>ti<text:span text:style-name="Default_20_Paragraph_20_Font"><text:span text:style-name="T1">m</text:span></text:span> etiam eorum quae morbos procreant. At fi quis<text:line-break/>proprio ca<text:span text:style-name="Default_20_Paragraph_20_Font"><text:span text:style-name="T1">nt</text:span></text:span>arum ipsarum nomine uti voluerit, anteceden-<text:line-break/>tes morborum causas ejusmodi appellabit, quemadmodum<text:line-break/>Athenaeus. Eas vero unde rursum hae ipfae antecedentes<text:line-break/>ordinem ducunt, primitivas <text:span text:style-name="Default_20_Paragraph_20_Font"><text:span text:style-name="T1">t</text:span></text:span>eu evidentes vocabis. Ci-<text:line-break/>borum enim copia, cruditates, balnea et exe<text:span text:style-name="Default_20_Paragraph_20_Font"><text:span text:style-name="T1">r</text:span></text:span>citationes<text:line-break/>quae intempestive fiunt et quaeque omnia in commentario</text:p>
      <text:p text:style-name="P3">de procatarcticis causis recensuimus, antecedentium causa-<text:line-break/>rum cujusque morbi fiunt effectrices. <text:span text:style-name="Default_20_Paragraph_20_Font"><text:span text:style-name="T1">Qui vero ab.eva-<text:line-break/>c</text:span></text:span>a<text:span text:style-name="Default_20_Paragraph_20_Font"><text:span text:style-name="T1">ut</text:span></text:span>i<text:span text:style-name="Default_20_Paragraph_20_Font"><text:span text:style-name="T1">one</text:span></text:span> o<text:span text:style-name="Default_20_Paragraph_20_Font"><text:span text:style-name="T1">bor</text:span></text:span>i<text:span text:style-name="Default_20_Paragraph_20_Font"><text:span text:style-name="T1">untur, eo</text:span></text:span>s <text:span text:style-name="Default_20_Paragraph_20_Font"><text:span text:style-name="T1">cura</text:span></text:span>t <text:span text:style-name="Default_20_Paragraph_20_Font"><text:span text:style-name="T1">reple</text:span></text:span>t<text:span text:style-name="Default_20_Paragraph_20_Font"><text:span text:style-name="T1">io. </text:span></text:span>Non proprie usus<text:line-break/>esse videtur praesenti <text:span text:style-name="Default_20_Paragraph_20_Font"><text:span text:style-name="T1">replet</text:span></text:span>i<text:span text:style-name="Default_20_Paragraph_20_Font"><text:span text:style-name="T1">oni</text:span></text:span>s vocabulo qui hanc fena<text:line-break/>tentiam scripsit, quum omnes non modo medici,- sed et<text:line-break/>caeteri Graeci id repletionis nomen utcunque magis adhi-<text:line-break/>bere excessibus comnioderatae quantitatis consueverint, non<text:line-break/>autem evacuationem per contrariam immoderationem cor-<text:line-break/>rigere. . Audi igitur subsequentem rationem quae immode-.<text:line-break/>ratis excessibus favet. Sunt cibi quidam qui ut ad alicu-<text:line-break/>jus jam .fani habitum moderati sunt., horum collatione<text:line-break/>excessum et defectum intelliges. Qui vero vacuatus est,.<text:line-break/>si id quod de suae prioris mediocritatis quantitate detra-<text:line-break/>ctum est refarcire velit, cibum adaugebit, qui si tantun-<text:line-break/>dem nunc alimenti ingerat quantum antequam vacuaretur<text:line-break/>solitus erat, nunquam id quod exinanitum est replebit.<text:line-break/>Ad artificem sane pertinet moderate incrementum .id afscr-<text:line-break/>re, ut neque intempestive repleat quod demptum est, ne-</text:p>
      <text:p text:style-name="P3">que confertim atque repente. Sunt nonnulli ex medicis<text:line-break/>qui nolint in causis morborum ponendas esse vernationes, -<text:line-break/>quas dicunt tum virium imbecillitatem tum habitus grani-<text:line-break/>litatem solummodo parere et quod nullus unquam morbus<text:line-break/>ex defectu oritur. Hi profecto non animadvertunt qui<text:line-break/>morbi eos arripiant, qui immoderate vacuantur. Nam fa-<text:line-break/>cillime ex quacunque occasione refrigerantur, itemque<text:line-break/>parvo negotio uruntur, faciles etiam ut in lassitudines<text:line-break/>incurrant omnibusque externis causis obnoxii sint et lon-<text:line-break/>ge praeterea magis ii ex vigilia, tristitia, cruditate et ira,<text:line-break/>quam qui bono funt habitu, in morbos decidunt. Quos<text:line-break/>labores gignunt., quies remedio esu Labores eos appellat<text:line-break/>qui in motionibus fiunt praeter modum. At vero qui in<text:line-break/>hunc modum affecti funt, quod quiete sint reficiendi :<text:line-break/>nemo mortalium est qui hoc nesciat, quique id etiam nun<text:line-break/>agat ut neque in hac re medici consilium expectent; imo<text:line-break/>et bruta etiam, ut jam ostendimus, nedum homines, noxam<text:line-break/>per ea quae contraria funt laedentibus auseruut. Quos</text:p>
      <text:p text:style-name="P3">nimium induxit otium, labor tollit. Neque primum et<text:line-break/>per <text:span text:style-name="Default_20_Paragraph_20_Font"><text:span text:style-name="T1">t</text:span></text:span>e otium morbos excitat, sied media plenitudine ; otiosis<text:line-break/>enim minus corporis particulae digeruntur et praeterea<text:line-break/>imbecilliores redduntur, ut inde utraque gignatur plenitudo.<text:line-break/>Itaque immoderatior motus vires quidem nequaquam vali-<text:line-break/>diores reddit , humores tamen qui redundant evacuat. Li-<text:line-break/>quet igitur quod si in his motus qui modum parumper<text:line-break/>excedat adhibeatur, <text:span text:style-name="Default_20_Paragraph_20_Font"><text:span text:style-name="T1">t</text:span></text:span>ensior a. latitudine.capietur homo, ut<text:line-break/>tamen nun illico febricitet. Summatim vero sciendum<text:line-break/>quod oportet medicum praesentibus morbis , formis , anni<text:line-break/>tempestatibus aetatibusque contrarium opponere.. Formas<text:line-break/>appellare videtur .corporum naturas , quarum substantiam<text:line-break/>ostendimus in temperatura quatuor elementorum silam. esse.<text:line-break/>Morbi itaque curantur ab his; quae facultatibus contraria<text:line-break/>sunt, ut jam monstratum est, non autem apparentibus<text:line-break/>imaginationibus. Porro natura corporis quae tempera-<text:line-break/>mento idem est, non omnis per contraria corrigitur:. quem-</text:p>
      <text:p text:style-name="P3">admodum neque anni tempora aut aetates; funi enim in<text:line-break/>ipsis temperatae quaedam; -sicuti multae etiam intempera-<text:line-break/>tae; unde temperatarum: similibus servatur temperies, con-<text:line-break/>tractis vero intemperies intemperatarum emendatur, Haec<text:line-break/>quippe in libris de tuenda sanitate definita sunt. .Atque<text:line-break/>contendentia laxare, laxata vero contendere. <text:span text:style-name="Default_20_Paragraph_20_Font"><text:span text:style-name="T1">i</text:span></text:span> Nequaquam<text:line-break/>ut decebat morborum oppositionem constituit: contendenti<text:line-break/>enim laxans, laxato contentum proprie opponitur; con-<text:line-break/>tendentia vero et laxantia proprie de causis et non de<text:line-break/>laesis dicuntur; corporibus <text:span text:style-name="Default_20_Paragraph_20_Font"><text:span text:style-name="T1">e</text:span></text:span> contenta. autem et laxata ad<text:line-break/>ipfa lae<text:span text:style-name="Default_20_Paragraph_20_Font"><text:span text:style-name="T1">t</text:span></text:span>a jam co<text:span text:style-name="Default_20_Paragraph_20_Font"><text:span text:style-name="T1">r</text:span></text:span>pora reserantur. Praeterea etiam con-<text:line-break/>tentaet laxata corporum nomina sunt, minime vero mor-<text:line-break/>horum contentorum aut laxaturum: quemadmodum durum<text:line-break/>et. molle, rarum et- densum: .de quibus a nobis probe in<text:line-break/><text:span text:style-name="Default_20_Paragraph_20_Font"><text:span text:style-name="T1">t</text:span></text:span>exto epidemiorum libro actum est eo loco. Cutis durae<text:line-break/>mollitio, contentae remissio; quo etiam in libro subinde<text:line-break/>de condensando quod rarefactioni contrarium est, ferme-</text:p>
      <text:p text:style-name="P3">nem habuimus: id autem cum incrassare idem est, sicut<text:line-break/>incrassatum et densatum.</text:p>
      <text:h text:style-name="Heading_20_2" text:outline-level="2"><text:bookmark-start text:name="bookmark0"/><text:span text:style-name="Default_20_Paragraph_20_Font">II.</text:span><text:bookmark-end text:name="bookmark0"/></text:h>
      <text:p text:style-name="P4"><text:span text:style-name="Default_20_Paragraph_20_Font"><text:span text:style-name="T1">Morbi vero oriuntur partita quidem ex vivendi ratione,<text:line-break/>partim oero ex spiritu quem introducendo v</text:span></text:span>i<text:span text:style-name="Default_20_Paragraph_20_Font"><text:span text:style-name="T1">vimus.</text:span></text:span></text:p>
      <text:p text:style-name="P1">Victum nonnunquam solum cibum potumque appesu<text:line-break/>lant, saepe etiam hoc nomine omnia vitae instituta com-<text:line-break/>prehenduntur, qua significatione hic usurpatum esse est ar-<text:line-break/>intrandum. Neque enim ex his solum quae comedendo<text:line-break/>vel bibendo ingerimus, ventm ex balneis quoque et exerci-<text:line-break/>tali<text:span text:style-name="Default_20_Paragraph_20_Font"><text:span text:style-name="T1">o</text:span></text:span>nibus, otio, vigiliis, moerore, ira refrigerationeque<text:line-break/>et aestu morbi ortum habent, quandoque etiam ex sido<text:line-break/>spiritu quo respiramus, laedimur, ut in locis qui charonii<text:line-break/>dicuntur.</text:p>
      <text:h text:style-name="P16" text:outline-level="2">HI.</text:h>
      <text:p text:style-name="P4"><text:span text:style-name="Default_20_Paragraph_20_Font"><text:span text:style-name="T1">A</text:span></text:span>t <text:span text:style-name="Default_20_Paragraph_20_Font"><text:span text:style-name="T1">u</text:span></text:span>t<text:span text:style-name="Default_20_Paragraph_20_Font"><text:span text:style-name="T1">roru</text:span></text:span>m<text:span text:style-name="Default_20_Paragraph_20_Font"><text:span text:style-name="T1">que cogniti</text:span></text:span>o<text:span text:style-name="Default_20_Paragraph_20_Font"><text:span text:style-name="T1">nem i</text:span></text:span>t<text:span text:style-name="Default_20_Paragraph_20_Font"><text:span text:style-name="T1">a facere op</text:span></text:span>o<text:span text:style-name="Default_20_Paragraph_20_Font"><text:span text:style-name="T1">rtet. : Quum<text:line-break/>mult</text:span></text:span>i <text:span text:style-name="Default_20_Paragraph_20_Font"><text:span text:style-name="T1">h</text:span></text:span>o<text:span text:style-name="Default_20_Paragraph_20_Font"><text:span text:style-name="T1">mines uno</text:span></text:span> m<text:span text:style-name="Default_20_Paragraph_20_Font"><text:span text:style-name="T1">orbo eodem temp</text:span></text:span>o<text:span text:style-name="Default_20_Paragraph_20_Font"><text:span text:style-name="T1">re corr</text:span></text:span>i<text:span text:style-name="Default_20_Paragraph_20_Font"><text:span text:style-name="T1">piuntur<text:line-break/></text:span></text:span>i<text:span text:style-name="Default_20_Paragraph_20_Font"><text:span text:style-name="T1">n</text:span></text:span> i<text:span text:style-name="Default_20_Paragraph_20_Font"><text:span text:style-name="T1">d quod maxime c</text:span></text:span>om<text:span text:style-name="Default_20_Paragraph_20_Font"><text:span text:style-name="T1">mune est qu</text:span></text:span>o<text:span text:style-name="Default_20_Paragraph_20_Font"><text:span text:style-name="T1">que</text:span></text:span> o<text:span text:style-name="Default_20_Paragraph_20_Font"><text:span text:style-name="T1">mnes ut</text:span></text:span>i<text:span text:style-name="Default_20_Paragraph_20_Font"><text:span text:style-name="T1">mur<text:line-break/>pot</text:span></text:span>i/<text:span text:style-name="Default_20_Paragraph_20_Font"><text:span text:style-name="T1">simum repetenda causa est. </text:span></text:span>I<text:span text:style-name="Default_20_Paragraph_20_Font"><text:span text:style-name="T1">d au</text:span></text:span>t<text:span text:style-name="Default_20_Paragraph_20_Font"><text:span text:style-name="T1">em est . quod<text:line-break/>-insp</text:span></text:span>i<text:span text:style-name="Default_20_Paragraph_20_Font"><text:span text:style-name="T1">rando trahimus: lsu</text:span></text:span>o<text:span text:style-name="Default_20_Paragraph_20_Font"><text:span text:style-name="T1">d enim v</text:span></text:span>i<text:span text:style-name="Default_20_Paragraph_20_Font"><text:span text:style-name="T1">vend</text:span></text:span>i <text:span text:style-name="Default_20_Paragraph_20_Font"><text:span text:style-name="T1">cujusque no-<text:line-break/>situm ratio</text:span></text:span> i<text:span text:style-name="Default_20_Paragraph_20_Font"><text:span text:style-name="T1">n causa non sit</text:span></text:span> j<text:span text:style-name="Default_20_Paragraph_20_Font"><text:span text:style-name="T1">am l</text:span></text:span>i<text:span text:style-name="Default_20_Paragraph_20_Font"><text:span text:style-name="T1">quido consta</text:span></text:span>t,<text:line-break/><text:span text:style-name="Default_20_Paragraph_20_Font"><text:span text:style-name="T1">quum morbu</text:span></text:span>s <text:span text:style-name="Default_20_Paragraph_20_Font"><text:span text:style-name="T1">omnes con</text:span></text:span>t<text:span text:style-name="Default_20_Paragraph_20_Font"><text:span text:style-name="T1">inen</text:span></text:span>t<text:span text:style-name="Default_20_Paragraph_20_Font"><text:span text:style-name="T1">er attinga</text:span></text:span>t <text:span text:style-name="Default_20_Paragraph_20_Font"><text:span text:style-name="T1">et</text:span></text:span> j<text:span text:style-name="Default_20_Paragraph_20_Font"><text:span text:style-name="T1">uven</text:span></text:span>es <text:span text:style-name="Default_20_Paragraph_20_Font"><text:span text:style-name="T1">et<text:line-break/>sanes et mul</text:span></text:span>i<text:span text:style-name="Default_20_Paragraph_20_Font"><text:span text:style-name="T1">ere</text:span></text:span>s <text:span text:style-name="Default_20_Paragraph_20_Font"><text:span text:style-name="T1">et v</text:span></text:span>i<text:span text:style-name="Default_20_Paragraph_20_Font"><text:span text:style-name="T1">ro</text:span></text:span>s, <text:span text:style-name="Default_20_Paragraph_20_Font"><text:span text:style-name="T1">per</text:span></text:span>i<text:span text:style-name="Default_20_Paragraph_20_Font"><text:span text:style-name="T1">ndeqi</text:span></text:span>t<text:span text:style-name="Default_20_Paragraph_20_Font"><text:span text:style-name="T1">e temulento</text:span></text:span>s <text:span text:style-name="Default_20_Paragraph_20_Font"><text:span text:style-name="T1">et ab-<text:line-break/>siem</text:span></text:span>ios, t<text:span text:style-name="Default_20_Paragraph_20_Font"><text:span text:style-name="T1">am e</text:span></text:span>os <text:span text:style-name="Default_20_Paragraph_20_Font"><text:span text:style-name="T1">qu</text:span></text:span>i <text:span text:style-name="Default_20_Paragraph_20_Font"><text:span text:style-name="T1">ma</text:span></text:span>r<text:span text:style-name="Default_20_Paragraph_20_Font"><text:span text:style-name="T1">a quam qu</text:span></text:span>i <text:span text:style-name="Default_20_Paragraph_20_Font"><text:span text:style-name="T1">pane vic</text:span></text:span>t<text:span text:style-name="Default_20_Paragraph_20_Font"><text:span text:style-name="T1">itant e</text:span></text:span>t<text:line-break/><text:span text:style-name="Default_20_Paragraph_20_Font"><text:span text:style-name="T1">co</text:span></text:span>s <text:span text:style-name="Default_20_Paragraph_20_Font"><text:span text:style-name="T1">qu</text:span></text:span>i <text:span text:style-name="Default_20_Paragraph_20_Font"><text:span text:style-name="T1">mul</text:span></text:span>tis, <text:span text:style-name="Default_20_Paragraph_20_Font"><text:span text:style-name="T1">quam qui pauc</text:span></text:span>is <text:span text:style-name="Default_20_Paragraph_20_Font"><text:span text:style-name="T1">exercita</text:span></text:span>t<text:span text:style-name="Default_20_Paragraph_20_Font"><text:span text:style-name="T1">ion</text:span></text:span>i<text:span text:style-name="Default_20_Paragraph_20_Font"><text:span text:style-name="T1">bu</text:span></text:span>s <text:span text:style-name="Default_20_Paragraph_20_Font"><text:span text:style-name="T1">u</text:span></text:span>t<text:span text:style-name="Default_20_Paragraph_20_Font"><text:span text:style-name="T1">un-<text:line-break/></text:span></text:span>ta<text:span text:style-name="Default_20_Paragraph_20_Font"><text:span text:style-name="T1">r. Non</text:span></text:span> i<text:span text:style-name="Default_20_Paragraph_20_Font"><text:span text:style-name="T1">g</text:span></text:span>i<text:span text:style-name="Default_20_Paragraph_20_Font"><text:span text:style-name="T1">tur v</text:span></text:span>i<text:span text:style-name="Default_20_Paragraph_20_Font"><text:span text:style-name="T1">c</text:span></text:span>t<text:span text:style-name="Default_20_Paragraph_20_Font"><text:span text:style-name="T1">u</text:span></text:span>s <text:span text:style-name="Default_20_Paragraph_20_Font"><text:span text:style-name="T1">rat</text:span></text:span>i<text:span text:style-name="Default_20_Paragraph_20_Font"><text:span text:style-name="T1">on</text:span></text:span>i <text:span text:style-name="Default_20_Paragraph_20_Font"><text:span text:style-name="T1">a</text:span></text:span>d<text:span text:style-name="Default_20_Paragraph_20_Font"><text:span text:style-name="T1">signanda causa est,<text:line-break/>quu</text:span></text:span>m <text:span text:style-name="Default_20_Paragraph_20_Font"><text:span text:style-name="T1">cusmv</text:span></text:span>is <text:span text:style-name="Default_20_Paragraph_20_Font"><text:span text:style-name="T1">generis v</text:span></text:span>ict<text:span text:style-name="Default_20_Paragraph_20_Font"><text:span text:style-name="T1">u uten</text:span></text:span>t<text:span text:style-name="Default_20_Paragraph_20_Font"><text:span text:style-name="T1">es eodem m</text:span></text:span>o<text:span text:style-name="Default_20_Paragraph_20_Font"><text:span text:style-name="T1">d</text:span></text:span>o <text:span text:style-name="Default_20_Paragraph_20_Font"><text:span text:style-name="T1">cor-<text:line-break/>ripiunt</text:span></text:span>ii<text:span text:style-name="Default_20_Paragraph_20_Font"><text:span text:style-name="T1">r , sua proeuldub</text:span></text:span>i<text:span text:style-name="Default_20_Paragraph_20_Font"><text:span text:style-name="T1">o cuique v</text:span></text:span>i<text:span text:style-name="Default_20_Paragraph_20_Font"><text:span text:style-name="T1">vend</text:span></text:span>i <text:span text:style-name="Default_20_Paragraph_20_Font"><text:span text:style-name="T1">ra</text:span></text:span>ti<text:span text:style-name="Default_20_Paragraph_20_Font"><text:span text:style-name="T1">o</text:span></text:span> i<text:span text:style-name="Default_20_Paragraph_20_Font"><text:span text:style-name="T1">n<text:line-break/>causa est.</text:span></text:span></text:p>
      <text:p text:style-name="P1">Quod communem caulam habeat si quid multis morbis<text:line-break/>, commune sit, probe proferto ab eo dictum est, perinde</text:p>
      <text:p text:style-name="P3">ac caetera hujus orationis; ut tamen id non omnino recte<text:line-break/>dictum sit, <text:span text:style-name="Default_20_Paragraph_20_Font"><text:span text:style-name="T1">quod</text:span></text:span> o<text:span text:style-name="Default_20_Paragraph_20_Font"><text:span text:style-name="T1">r</text:span></text:span>t<text:span text:style-name="Default_20_Paragraph_20_Font"><text:span text:style-name="T1">u</text:span></text:span>s <text:span text:style-name="Default_20_Paragraph_20_Font"><text:span text:style-name="T1">co</text:span></text:span>m<text:span text:style-name="Default_20_Paragraph_20_Font"><text:span text:style-name="T1">mun</text:span></text:span>i<text:span text:style-name="Default_20_Paragraph_20_Font"><text:span text:style-name="T1">um morborum .in aere</text:span></text:span>m<text:line-break/><text:span text:style-name="Default_20_Paragraph_20_Font"><text:span text:style-name="T1">solummod</text:span></text:span>o sit <text:span text:style-name="Default_20_Paragraph_20_Font"><text:span text:style-name="T1">referendu</text:span></text:span>s, <text:span text:style-name="Default_20_Paragraph_20_Font"><text:span text:style-name="T1">quando prae sume in Aeno te-<text:line-break/>gum</text:span></text:span>i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vescentes crura</text:span></text:span> i<text:span text:style-name="Default_20_Paragraph_20_Font"><text:span text:style-name="T1">mbec</text:span></text:span>i<text:span text:style-name="Default_20_Paragraph_20_Font"><text:span text:style-name="T1">llia habuere, qu</text:span></text:span>i <text:span text:style-name="Default_20_Paragraph_20_Font"><text:span text:style-name="T1">vero ervo,<text:line-break/></text:span></text:span>i<text:span text:style-name="Default_20_Paragraph_20_Font"><text:span text:style-name="T1">llis genua dolebant. </text:span></text:span>Jam etiam novimus quod comesse .<text:line-break/>femiputridum triticum famis necessitate compulsi quidam,<text:line-break/>communi morbo ex communi caula arrepti sunt. Sed et<text:line-break/>exercitus quandoque dun pravis uterentur aquis, simili<text:line-break/>in omnibus militibus noxa vexatus esu r. Caetera hujus<text:line-break/>capitis dara fiunt.</text:p>
      <text:h text:style-name="Heading_20_2" text:outline-level="2">IV.</text:h>
      <text:p text:style-name="P4"><text:span text:style-name="Default_20_Paragraph_20_Font"><text:span text:style-name="T1">Quu</text:span></text:span>m <text:span text:style-name="Default_20_Paragraph_20_Font"><text:span text:style-name="T1">ver</text:span></text:span>o <text:span text:style-name="Default_20_Paragraph_20_Font"><text:span text:style-name="T1">e</text:span></text:span>o<text:span text:style-name="Default_20_Paragraph_20_Font"><text:span text:style-name="T1">de</text:span></text:span>m <text:span text:style-name="Default_20_Paragraph_20_Font"><text:span text:style-name="T1">te</text:span></text:span>m<text:span text:style-name="Default_20_Paragraph_20_Font"><text:span text:style-name="T1">p</text:span></text:span>o<text:span text:style-name="Default_20_Paragraph_20_Font"><text:span text:style-name="T1">re cu</text:span></text:span>j<text:span text:style-name="Default_20_Paragraph_20_Font"><text:span text:style-name="T1">usque</text:span></text:span> mo<text:span text:style-name="Default_20_Paragraph_20_Font"><text:span text:style-name="T1">d</text:span></text:span>i m<text:span text:style-name="Default_20_Paragraph_20_Font"><text:span text:style-name="T1">orb</text:span></text:span>i <text:span text:style-name="Default_20_Paragraph_20_Font"><text:span text:style-name="T1">or</text:span></text:span>i<text:span text:style-name="Default_20_Paragraph_20_Font"><text:span text:style-name="T1">untur,<text:line-break/>sua proculdub</text:span></text:span>io <text:span text:style-name="Default_20_Paragraph_20_Font"><text:span text:style-name="T1">cu</text:span></text:span>i<text:span text:style-name="Default_20_Paragraph_20_Font"><text:span text:style-name="T1">qu</text:span></text:span>e <text:span text:style-name="Default_20_Paragraph_20_Font"><text:span text:style-name="T1">v</text:span></text:span>i<text:span text:style-name="Default_20_Paragraph_20_Font"><text:span text:style-name="T1">vend</text:span></text:span>i <text:span text:style-name="Default_20_Paragraph_20_Font"><text:span text:style-name="T1">rat</text:span></text:span>i<text:span text:style-name="Default_20_Paragraph_20_Font"><text:span text:style-name="T1">o</text:span></text:span> i<text:span text:style-name="Default_20_Paragraph_20_Font"><text:span text:style-name="T1">n</text:span></text:span> c<text:span text:style-name="Default_20_Paragraph_20_Font"><text:span text:style-name="T1">auta est; ad-<text:line-break/>h</text:span></text:span>i<text:span text:style-name="Default_20_Paragraph_20_Font"><text:span text:style-name="T1">be</text:span></text:span>u<text:span text:style-name="Default_20_Paragraph_20_Font"><text:span text:style-name="T1">daque cura</text:span></text:span>ti<text:span text:style-name="Default_20_Paragraph_20_Font"><text:span text:style-name="T1">o adversus</text:span></text:span> m<text:span text:style-name="Default_20_Paragraph_20_Font"><text:span text:style-name="T1">orb</text:span></text:span>i <text:span text:style-name="Default_20_Paragraph_20_Font"><text:span text:style-name="T1">causa</text:span></text:span>m i<text:span text:style-name="Default_20_Paragraph_20_Font"><text:span text:style-name="T1">nstand</text:span></text:span>o,<text:line-break/><text:span text:style-name="Default_20_Paragraph_20_Font"><text:span text:style-name="T1">quemadmodu</text:span></text:span>m <text:span text:style-name="Default_20_Paragraph_20_Font"><text:span text:style-name="T1">a</text:span></text:span>li<text:span text:style-name="Default_20_Paragraph_20_Font"><text:span text:style-name="T1">as et</text:span></text:span>i<text:span text:style-name="Default_20_Paragraph_20_Font"><text:span text:style-name="T1">a</text:span></text:span>m <text:span text:style-name="Default_20_Paragraph_20_Font"><text:span text:style-name="T1">a nob</text:span></text:span>i<text:span text:style-name="Default_20_Paragraph_20_Font"><text:span text:style-name="T1">s d</text:span></text:span>i<text:span text:style-name="Default_20_Paragraph_20_Font"><text:span text:style-name="T1">ctu</text:span></text:span>m <text:span text:style-name="Default_20_Paragraph_20_Font"><text:span text:style-name="T1">est, </text:span></text:span>e<text:span text:style-name="Default_20_Paragraph_20_Font"><text:span text:style-name="T1">t v</text:span></text:span>i<text:span text:style-name="Default_20_Paragraph_20_Font"><text:span text:style-name="T1">ctu</text:span></text:span>s<text:line-break/><text:span text:style-name="Default_20_Paragraph_20_Font"><text:span text:style-name="T1">rat</text:span></text:span>i<text:span text:style-name="Default_20_Paragraph_20_Font"><text:span text:style-name="T1">onem</text:span></text:span> imm<text:span text:style-name="Default_20_Paragraph_20_Font"><text:span text:style-name="T1">utand</text:span></text:span>o. <text:span text:style-name="Default_20_Paragraph_20_Font"><text:span text:style-name="T1">Quandoqu</text:span></text:span>i<text:span text:style-name="Default_20_Paragraph_20_Font"><text:span text:style-name="T1">dem constat . v</text:span></text:span>i<text:span text:style-name="Default_20_Paragraph_20_Font"><text:span text:style-name="T1">etus<text:line-break/>genus</text:span></text:span> q<text:span text:style-name="Default_20_Paragraph_20_Font"><text:span text:style-name="T1">uo quis ut</text:span></text:span>i<text:span text:style-name="Default_20_Paragraph_20_Font"><text:span text:style-name="T1">tur, aut ex t</text:span></text:span>o<text:span text:style-name="Default_20_Paragraph_20_Font"><text:span text:style-name="T1">to, aut</text:span></text:span> m<text:span text:style-name="Default_20_Paragraph_20_Font"><text:span text:style-name="T1">agna ex parte,</text:span></text:span></text:p>
      <text:p text:style-name="P2"><text:span text:style-name="Default_20_Paragraph_20_Font"><text:span text:style-name="T1">aut in e</text:span></text:span>o<text:span text:style-name="Default_20_Paragraph_20_Font"><text:span text:style-name="T1">rum al</text:span></text:span>i<text:span text:style-name="Default_20_Paragraph_20_Font"><text:span text:style-name="T1">qu</text:span></text:span>o <text:span text:style-name="Default_20_Paragraph_20_Font"><text:span text:style-name="T1">min</text:span></text:span>i<text:span text:style-name="Default_20_Paragraph_20_Font"><text:span text:style-name="T1">me ei este - accommodatu</text:span></text:span>m.<text:line-break/><text:span text:style-name="Default_20_Paragraph_20_Font"><text:span text:style-name="T1">Qu</text:span></text:span>o <text:span text:style-name="Default_20_Paragraph_20_Font"><text:span text:style-name="T1">c</text:span></text:span>o<text:span text:style-name="Default_20_Paragraph_20_Font"><text:span text:style-name="T1">gn</text:span></text:span>i<text:span text:style-name="Default_20_Paragraph_20_Font"><text:span text:style-name="T1">to i</text:span></text:span>mm<text:span text:style-name="Default_20_Paragraph_20_Font"><text:span text:style-name="T1">utare et adh</text:span></text:span>i<text:span text:style-name="Default_20_Paragraph_20_Font"><text:span text:style-name="T1">b</text:span></text:span>i<text:span text:style-name="Default_20_Paragraph_20_Font"><text:span text:style-name="T1">ta in considerat</text:span></text:span>i<text:span text:style-name="Default_20_Paragraph_20_Font"><text:span text:style-name="T1">one</text:span></text:span>m -<text:line-break/><text:span text:style-name="Default_20_Paragraph_20_Font"><text:span text:style-name="T1">cujusque natura, ae</text:span></text:span>t<text:span text:style-name="Default_20_Paragraph_20_Font"><text:span text:style-name="T1">ate, far</text:span></text:span>i<text:span text:style-name="Default_20_Paragraph_20_Font"><text:span text:style-name="T1">na, anni temp</text:span></text:span>o<text:span text:style-name="Default_20_Paragraph_20_Font"><text:span text:style-name="T1">re</text:span></text:span> at <text:span text:style-name="Default_20_Paragraph_20_Font"><text:span text:style-name="T1">m</text:span></text:span>o<text:span text:style-name="Default_20_Paragraph_20_Font"><text:span text:style-name="T1">rb</text:span></text:span>i<text:line-break/><text:span text:style-name="Default_20_Paragraph_20_Font"><text:span text:style-name="T1">genere ad curat</text:span></text:span>i<text:span text:style-name="Default_20_Paragraph_20_Font"><text:span text:style-name="T1">one</text:span></text:span>m <text:span text:style-name="Default_20_Paragraph_20_Font"><text:span text:style-name="T1">aggred</text:span></text:span>i o<text:span text:style-name="Default_20_Paragraph_20_Font"><text:span text:style-name="T1">por</text:span></text:span>t<text:span text:style-name="Default_20_Paragraph_20_Font"><text:span text:style-name="T1">et, nunc qu</text:span></text:span>i<text:span text:style-name="Default_20_Paragraph_20_Font"><text:span text:style-name="T1">de</text:span></text:span>m<text:line-break/><text:span text:style-name="Default_20_Paragraph_20_Font"><text:span text:style-name="T1">de</text:span></text:span>t<text:span text:style-name="Default_20_Paragraph_20_Font"><text:span text:style-name="T1">rahend</text:span></text:span>o , <text:span text:style-name="Default_20_Paragraph_20_Font"><text:span text:style-name="T1">nunc vero addend</text:span></text:span>o , i<text:span text:style-name="Default_20_Paragraph_20_Font"><text:span text:style-name="T1">ta ut (quemadmodu</text:span></text:span>m<text:line-break/>j<text:span text:style-name="Default_20_Paragraph_20_Font"><text:span text:style-name="T1">a</text:span></text:span>m<text:span text:style-name="Default_20_Paragraph_20_Font"><text:span text:style-name="T1">dudu</text:span></text:span>m <text:span text:style-name="Default_20_Paragraph_20_Font"><text:span text:style-name="T1">a</text:span></text:span> m<text:span text:style-name="Default_20_Paragraph_20_Font"><text:span text:style-name="T1">e d</text:span></text:span>i<text:span text:style-name="Default_20_Paragraph_20_Font"><text:span text:style-name="T1">ctu</text:span></text:span>m <text:span text:style-name="Default_20_Paragraph_20_Font"><text:span text:style-name="T1">est) ad singulas aetates et anni<text:line-break/></text:span></text:span>t<text:span text:style-name="Default_20_Paragraph_20_Font"><text:span text:style-name="T1">e</text:span></text:span>m<text:span text:style-name="Default_20_Paragraph_20_Font"><text:span text:style-name="T1">p</text:span></text:span>o<text:span text:style-name="Default_20_Paragraph_20_Font"><text:span text:style-name="T1">ra. et na</text:span></text:span>t<text:span text:style-name="Default_20_Paragraph_20_Font"><text:span text:style-name="T1">ura</text:span></text:span>s <text:span text:style-name="Default_20_Paragraph_20_Font"><text:span text:style-name="T1">et</text:span></text:span> mo<text:span text:style-name="Default_20_Paragraph_20_Font"><text:span text:style-name="T1">rb</text:span></text:span>o<text:span text:style-name="Default_20_Paragraph_20_Font"><text:span text:style-name="T1">s ..contrariam tu</text:span></text:span>m <text:span text:style-name="Default_20_Paragraph_20_Font"><text:span text:style-name="T1">med</text:span></text:span>i-<text:line-break/>r<text:span text:style-name="Default_20_Paragraph_20_Font"><text:span text:style-name="T1">a</text:span></text:span>m<text:span text:style-name="Default_20_Paragraph_20_Font"><text:span text:style-name="T1">entoru</text:span></text:span>m t<text:span text:style-name="Default_20_Paragraph_20_Font"><text:span text:style-name="T1">u</text:span></text:span>m <text:span text:style-name="Default_20_Paragraph_20_Font"><text:span text:style-name="T1">victus rat</text:span></text:span>i<text:span text:style-name="Default_20_Paragraph_20_Font"><text:span text:style-name="T1">one</text:span></text:span>m <text:span text:style-name="Default_20_Paragraph_20_Font"><text:span text:style-name="T1">adh</text:span></text:span>i<text:span text:style-name="Default_20_Paragraph_20_Font"><text:span text:style-name="T1">bea</text:span></text:span>s. <text:span text:style-name="Default_20_Paragraph_20_Font"><text:span text:style-name="T1">At vero<text:line-break/>ub</text:span></text:span>i <text:span text:style-name="Default_20_Paragraph_20_Font"><text:span text:style-name="T1">morbus aliqu</text:span></text:span>i<text:span text:style-name="Default_20_Paragraph_20_Font"><text:span text:style-name="T1">s popular</text:span></text:span>i<text:span text:style-name="Default_20_Paragraph_20_Font"><text:span text:style-name="T1">ter grassetur -suer</text:span></text:span>i<text:span text:style-name="Default_20_Paragraph_20_Font"><text:span text:style-name="T1">t n</text:span></text:span>o<text:span text:style-name="Default_20_Paragraph_20_Font"><text:span text:style-name="T1">n v</text:span></text:span>i-<text:line-break/><text:span text:style-name="Default_20_Paragraph_20_Font"><text:span text:style-name="T1">c</text:span></text:span>t<text:span text:style-name="Default_20_Paragraph_20_Font"><text:span text:style-name="T1">u</text:span></text:span>s <text:span text:style-name="Default_20_Paragraph_20_Font"><text:span text:style-name="T1">ra</text:span></text:span>ti<text:span text:style-name="Default_20_Paragraph_20_Font"><text:span text:style-name="T1">onem</text:span></text:span> i<text:span text:style-name="Default_20_Paragraph_20_Font"><text:span text:style-name="T1">n causa esse, sed quod sp</text:span></text:span>i<text:span text:style-name="Default_20_Paragraph_20_Font"><text:span text:style-name="T1">rand</text:span></text:span>o <text:span text:style-name="Default_20_Paragraph_20_Font"><text:span text:style-name="T1">duci</text:span></text:span>m<text:span text:style-name="Default_20_Paragraph_20_Font"><text:span text:style-name="T1">u</text:span></text:span>s,<text:line-break/><text:span text:style-name="Default_20_Paragraph_20_Font"><text:span text:style-name="T1">man</text:span></text:span>i<text:span text:style-name="Default_20_Paragraph_20_Font"><text:span text:style-name="T1">festu</text:span></text:span>m <text:span text:style-name="Default_20_Paragraph_20_Font"><text:span text:style-name="T1">est, </text:span></text:span>i<text:span text:style-name="Default_20_Paragraph_20_Font"><text:span text:style-name="T1">psumque morb</text:span></text:span>o<text:span text:style-name="Default_20_Paragraph_20_Font"><text:span text:style-name="T1">sum quandam excre</text:span></text:span>ti<text:span text:style-name="Default_20_Paragraph_20_Font"><text:span text:style-name="T1">o-<text:line-break/>ne</text:span></text:span>m <text:span text:style-name="Default_20_Paragraph_20_Font"><text:span text:style-name="T1">plane</text:span></text:span> o<text:span text:style-name="Default_20_Paragraph_20_Font"><text:span text:style-name="T1">bt</text:span></text:span>i<text:span text:style-name="Default_20_Paragraph_20_Font"><text:span text:style-name="T1">nere. E</text:span></text:span>o i<text:span text:style-name="Default_20_Paragraph_20_Font"><text:span text:style-name="T1">g</text:span></text:span>i<text:span text:style-name="Default_20_Paragraph_20_Font"><text:span text:style-name="T1">tur temp</text:span></text:span>o<text:span text:style-name="Default_20_Paragraph_20_Font"><text:span text:style-name="T1">re h</text:span></text:span>is <text:span text:style-name="Default_20_Paragraph_20_Font"><text:span text:style-name="T1">exh</text:span></text:span>o<text:span text:style-name="Default_20_Paragraph_20_Font"><text:span text:style-name="T1">r</text:span></text:span>t<text:span text:style-name="Default_20_Paragraph_20_Font"><text:span text:style-name="T1">a-<text:line-break/></text:span></text:span>ti<text:span text:style-name="Default_20_Paragraph_20_Font"><text:span text:style-name="T1">on</text:span></text:span>i<text:span text:style-name="Default_20_Paragraph_20_Font"><text:span text:style-name="T1">bu</text:span></text:span>s <text:span text:style-name="Default_20_Paragraph_20_Font"><text:span text:style-name="T1">h</text:span></text:span>o<text:span text:style-name="Default_20_Paragraph_20_Font"><text:span text:style-name="T1">m</text:span></text:span>i<text:span text:style-name="Default_20_Paragraph_20_Font"><text:span text:style-name="T1">ne</text:span></text:span>s <text:span text:style-name="Default_20_Paragraph_20_Font"><text:span text:style-name="T1">sun</text:span></text:span>t <text:span text:style-name="Default_20_Paragraph_20_Font"><text:span text:style-name="T1">ad</text:span></text:span>mo<text:span text:style-name="Default_20_Paragraph_20_Font"><text:span text:style-name="T1">nend</text:span></text:span>i, <text:span text:style-name="Default_20_Paragraph_20_Font"><text:span text:style-name="T1">u</text:span></text:span>r <text:span text:style-name="Default_20_Paragraph_20_Font"><text:span text:style-name="T1">ne v</text:span></text:span>ict<text:span text:style-name="Default_20_Paragraph_20_Font"><text:span text:style-name="T1">u</text:span></text:span>s <text:span text:style-name="Default_20_Paragraph_20_Font"><text:span text:style-name="T1">qu</text:span></text:span>i<text:span text:style-name="Default_20_Paragraph_20_Font"><text:span text:style-name="T1">de</text:span></text:span>m<text:line-break/><text:span text:style-name="Default_20_Paragraph_20_Font"><text:span text:style-name="T1">rationem</text:span></text:span> i<text:span text:style-name="Default_20_Paragraph_20_Font"><text:span text:style-name="T1">m</text:span></text:span>m<text:span text:style-name="Default_20_Paragraph_20_Font"><text:span text:style-name="T1">utent , quu</text:span></text:span>m m<text:span text:style-name="Default_20_Paragraph_20_Font"><text:span text:style-name="T1">orb</text:span></text:span>i <text:span text:style-name="Default_20_Paragraph_20_Font"><text:span text:style-name="T1">causa</text:span></text:span> mi<text:span text:style-name="Default_20_Paragraph_20_Font"><text:span text:style-name="T1">n</text:span></text:span>im<text:span text:style-name="Default_20_Paragraph_20_Font"><text:span text:style-name="T1">e ex</text:span></text:span>i<text:span text:style-name="Default_20_Paragraph_20_Font"><text:span text:style-name="T1">stat.<text:line-break/></text:span></text:span>P<text:span text:style-name="Default_20_Paragraph_20_Font"><text:span text:style-name="T1">r</text:span></text:span>o<text:span text:style-name="Default_20_Paragraph_20_Font"><text:span text:style-name="T1">videant et</text:span></text:span>i<text:span text:style-name="Default_20_Paragraph_20_Font"><text:span text:style-name="T1">a</text:span></text:span>m <text:span text:style-name="Default_20_Paragraph_20_Font"><text:span text:style-name="T1">ut c</text:span></text:span>o<text:span text:style-name="Default_20_Paragraph_20_Font"><text:span text:style-name="T1">rpu</text:span></text:span>s <text:span text:style-name="Default_20_Paragraph_20_Font"><text:span text:style-name="T1">qua</text:span></text:span>m mi<text:span text:style-name="Default_20_Paragraph_20_Font"><text:span text:style-name="T1">n</text:span></text:span>i<text:span text:style-name="Default_20_Paragraph_20_Font"><text:span text:style-name="T1">me</text:span></text:span> i<text:span text:style-name="Default_20_Paragraph_20_Font"><text:span text:style-name="T1">ntu</text:span></text:span>m<text:span text:style-name="Default_20_Paragraph_20_Font"><text:span text:style-name="T1">esca</text:span></text:span>t,<text:line-break/><text:span text:style-name="Default_20_Paragraph_20_Font"><text:span text:style-name="T1">sitque at</text:span></text:span>t<text:span text:style-name="Default_20_Paragraph_20_Font"><text:span text:style-name="T1">enuaristi</text:span></text:span>m<text:span text:style-name="Default_20_Paragraph_20_Font"><text:span text:style-name="T1">u</text:span></text:span>m <text:span text:style-name="Default_20_Paragraph_20_Font"><text:span text:style-name="T1">tu</text:span></text:span>m <text:span text:style-name="Default_20_Paragraph_20_Font"><text:span text:style-name="T1">c</text:span></text:span>i<text:span text:style-name="Default_20_Paragraph_20_Font"><text:span text:style-name="T1">bo</text:span></text:span>s t<text:span text:style-name="Default_20_Paragraph_20_Font"><text:span text:style-name="T1">u</text:span></text:span>m <text:span text:style-name="Default_20_Paragraph_20_Font"><text:span text:style-name="T1">p</text:span></text:span>o<text:span text:style-name="Default_20_Paragraph_20_Font"><text:span text:style-name="T1">tu</text:span></text:span>s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ut</text:span></text:span>i<text:line-break/><text:span text:style-name="Default_20_Paragraph_20_Font"><text:span text:style-name="T1">c</text:span></text:span>o<text:span text:style-name="Default_20_Paragraph_20_Font"><text:span text:style-name="T1">nsuever</text:span></text:span>i<text:span text:style-name="Default_20_Paragraph_20_Font"><text:span text:style-name="T1">n</text:span></text:span>t <text:span text:style-name="Default_20_Paragraph_20_Font"><text:span text:style-name="T1">sensi</text:span></text:span>m <text:span text:style-name="Default_20_Paragraph_20_Font"><text:span text:style-name="T1">de</text:span></text:span>m<text:span text:style-name="Default_20_Paragraph_20_Font"><text:span text:style-name="T1">endo. s</text:span></text:span>i <text:span text:style-name="Default_20_Paragraph_20_Font"><text:span text:style-name="T1">qu</text:span></text:span>is <text:span text:style-name="Default_20_Paragraph_20_Font"><text:span text:style-name="T1">en</text:span></text:span>i<text:span text:style-name="Default_20_Paragraph_20_Font"><text:span text:style-name="T1">m sub</text:span></text:span>i<text:span text:style-name="Default_20_Paragraph_20_Font"><text:span text:style-name="T1">t</text:span></text:span>o <text:span text:style-name="Default_20_Paragraph_20_Font"><text:span text:style-name="T1">victu</text:span></text:span>s<text:line-break/><text:span text:style-name="Default_20_Paragraph_20_Font"><text:span text:style-name="T1">rat</text:span></text:span>i<text:span text:style-name="Default_20_Paragraph_20_Font"><text:span text:style-name="T1">one</text:span></text:span>m <text:span text:style-name="Default_20_Paragraph_20_Font"><text:span text:style-name="T1">i</text:span></text:span>mm<text:span text:style-name="Default_20_Paragraph_20_Font"><text:span text:style-name="T1">utet, ne qu</text:span></text:span>i<text:span text:style-name="Default_20_Paragraph_20_Font"><text:span text:style-name="T1">d in c</text:span></text:span>o<text:span text:style-name="Default_20_Paragraph_20_Font"><text:span text:style-name="T1">rp</text:span></text:span>o<text:span text:style-name="Default_20_Paragraph_20_Font"><text:span text:style-name="T1">re ex</text:span></text:span> i<text:span text:style-name="Default_20_Paragraph_20_Font"><text:span text:style-name="T1">m</text:span></text:span>m<text:span text:style-name="Default_20_Paragraph_20_Font"><text:span text:style-name="T1">utat</text:span></text:span>io<text:span text:style-name="Default_20_Paragraph_20_Font"><text:span text:style-name="T1">ne</text:span></text:span></text:p>
      <text:p text:style-name="P2">i<text:span text:style-name="Default_20_Paragraph_20_Font"><text:span text:style-name="T1">nnove</text:span></text:span>t<text:span text:style-name="Default_20_Paragraph_20_Font"><text:span text:style-name="T1">ur per</text:span></text:span>i<text:span text:style-name="Default_20_Paragraph_20_Font"><text:span text:style-name="T1">culum est, sed sol</text:span></text:span>i<text:span text:style-name="Default_20_Paragraph_20_Font"><text:span text:style-name="T1">ta victus rat</text:span></text:span>i<text:span text:style-name="Default_20_Paragraph_20_Font"><text:span text:style-name="T1">o ser-<text:line-break/>vanda est, ub</text:span></text:span>i <text:span text:style-name="Default_20_Paragraph_20_Font"><text:span text:style-name="T1">nih</text:span></text:span>i<text:span text:style-name="Default_20_Paragraph_20_Font"><text:span text:style-name="T1">l qu</text:span></text:span>i<text:span text:style-name="Default_20_Paragraph_20_Font"><text:span text:style-name="T1">dem laedere videtur., atque</text:span></text:span> i<text:span text:style-name="Default_20_Paragraph_20_Font"><text:span text:style-name="T1">n-<text:line-break/>super u</text:span></text:span>t <text:span text:style-name="Default_20_Paragraph_20_Font"><text:span text:style-name="T1">aer</text:span></text:span>i<text:span text:style-name="Default_20_Paragraph_20_Font"><text:span text:style-name="T1">s quam min</text:span></text:span>i<text:span text:style-name="Default_20_Paragraph_20_Font"><text:span text:style-name="T1">mum in corpu</text:span></text:span>s i<text:span text:style-name="Default_20_Paragraph_20_Font"><text:span text:style-name="T1">nstant, </text:span></text:span>i<text:span text:style-name="Default_20_Paragraph_20_Font"><text:span text:style-name="T1">sque<text:line-break/>ut max</text:span></text:span>i<text:span text:style-name="Default_20_Paragraph_20_Font"><text:span text:style-name="T1">me peregr</text:span></text:span>i<text:span text:style-name="Default_20_Paragraph_20_Font"><text:span text:style-name="T1">nus si</text:span></text:span>t <text:span text:style-name="Default_20_Paragraph_20_Font"><text:span text:style-name="T1">prov</text:span></text:span>i<text:span text:style-name="Default_20_Paragraph_20_Font"><text:span text:style-name="T1">dendum, </text:span></text:span>t<text:span text:style-name="Default_20_Paragraph_20_Font"><text:span text:style-name="T1">u</text:span></text:span>m <text:span text:style-name="Default_20_Paragraph_20_Font"><text:span text:style-name="T1">reg</text:span></text:span>i<text:span text:style-name="Default_20_Paragraph_20_Font"><text:span text:style-name="T1">onum<text:line-break/>l</text:span></text:span>o<text:span text:style-name="Default_20_Paragraph_20_Font"><text:span text:style-name="T1">ca, in qu</text:span></text:span>i<text:span text:style-name="Default_20_Paragraph_20_Font"><text:span text:style-name="T1">bus morbu</text:span></text:span>s <text:span text:style-name="Default_20_Paragraph_20_Font"><text:span text:style-name="T1">consist</text:span></text:span>i<text:span text:style-name="Default_20_Paragraph_20_Font"><text:span text:style-name="T1">t,. qu</text:span></text:span>o<text:span text:style-name="Default_20_Paragraph_20_Font"><text:span text:style-name="T1">ad esu</text:span></text:span>s <text:span text:style-name="Default_20_Paragraph_20_Font"><text:span text:style-name="T1">sier</text:span></text:span>i <text:span text:style-name="Default_20_Paragraph_20_Font"><text:span text:style-name="T1">pote-<text:line-break/>r</text:span></text:span>i<text:span text:style-name="Default_20_Paragraph_20_Font"><text:span text:style-name="T1">t permutando, </text:span></text:span>t<text:span text:style-name="Default_20_Paragraph_20_Font"><text:span text:style-name="T1">um corpora ex</text:span></text:span>t<text:span text:style-name="Default_20_Paragraph_20_Font"><text:span text:style-name="T1">enuando. </text:span></text:span>It<text:span text:style-name="Default_20_Paragraph_20_Font"><text:span text:style-name="T1">a en</text:span></text:span>i<text:span text:style-name="Default_20_Paragraph_20_Font"><text:span text:style-name="T1">m<text:line-break/>m</text:span></text:span>i<text:span text:style-name="Default_20_Paragraph_20_Font"><text:span text:style-name="T1">n</text:span></text:span>i<text:span text:style-name="Default_20_Paragraph_20_Font"><text:span text:style-name="T1">me mul</text:span></text:span>t<text:span text:style-name="Default_20_Paragraph_20_Font"><text:span text:style-name="T1">u</text:span></text:span>m <text:span text:style-name="Default_20_Paragraph_20_Font"><text:span text:style-name="T1">ac faequentem sp</text:span></text:span>i<text:span text:style-name="Default_20_Paragraph_20_Font"><text:span text:style-name="T1">r</text:span></text:span>it<text:span text:style-name="Default_20_Paragraph_20_Font"><text:span text:style-name="T1">um homine</text:span></text:span>s <text:span text:style-name="Default_20_Paragraph_20_Font"><text:span text:style-name="T1">ex ne-<text:line-break/>cej</text:span></text:span>/i<text:span text:style-name="Default_20_Paragraph_20_Font"><text:span text:style-name="T1">ta</text:span></text:span>t<text:span text:style-name="Default_20_Paragraph_20_Font"><text:span text:style-name="T1">e a</text:span></text:span>t<text:span text:style-name="Default_20_Paragraph_20_Font"><text:span text:style-name="T1">trah</text:span></text:span>a<text:span text:style-name="Default_20_Paragraph_20_Font"><text:span text:style-name="T1">nt.</text:span></text:span></text:p>
      <text:p text:style-name="P1">Mancam communium morborum quorum causa sit cir-<text:line-break/>cumfluus aer, curationem protulit. Nonnunquam enim<text:line-break/>halitus stagnorum, paludum et coenosorum locorum vel hu-<text:line-break/>juscemodi alienius terrae istiusmodi gignendis morbis oc-<text:line-break/>cafionem praestat; interdum vero fota anni temporum in-<text:line-break/>temperies. Recte igitur cum halitus sula potius substantiae<text:line-break/>proprietate quam simplici aliqua qualitate corporibus<text:line-break/>noxii fint, curandi rationem explicuit, rem hanc in duos</text:p>
      <text:p text:style-name="P3">referens fcopos, locorum mutationem ac usum modicae re-<text:line-break/>spirationis. At vero in his qui ex qualitate laeduntur,<text:line-break/>non morborum modo .jam dum factorum curatio, verum<text:line-break/>et custodia ne illi suboriantur, per contrarias perficitur<text:line-break/>qualitates, quis fi corpus ab immoderato offendatur calore,<text:line-break/>per refrigerantia ; si ex frigore, per calefacientia, et peri<text:line-break/>etiam modo in aliis tam simplicibus quam compositis<text:line-break/>qualitatibus. Jam autem a nobis de his indicationibus,<text:line-break/>quae ab aetatibus, anni temporibus corporumque tempe-<text:line-break/>ramentis sumendae <text:span text:style-name="Default_20_Paragraph_20_Font"><text:span text:style-name="T1">t</text:span></text:span>u ut, actum esu Illud vero <text:span text:style-name="Default_20_Paragraph_20_Font"><text:span text:style-name="T5">τῆ</text:span></text:span><text:span text:style-name="Default_20_Paragraph_20_Font"><text:span text:style-name="T4"> </text:span></text:span><text:span text:style-name="Default_20_Paragraph_20_Font"><text:span text:style-name="T5">φαρ</text:span></text:span><text:span text:style-name="Default_20_Paragraph_20_Font"><text:span text:style-name="T4">-<text:line-break/></text:span></text:span><text:span text:style-name="Default_20_Paragraph_20_Font"><text:span text:style-name="T5">μακείη</text:span></text:span><text:span text:style-name="Default_20_Paragraph_20_Font"><text:span text:style-name="T4"> </text:span></text:span><text:span text:style-name="Default_20_Paragraph_20_Font"><text:span text:style-name="T5">προτρέτεσθαι</text:span></text:span><text:span text:style-name="Default_20_Paragraph_20_Font"><text:span text:style-name="T4"> </text:span></text:span>dictum arbitror pro <text:span text:style-name="Default_20_Paragraph_20_Font"><text:span text:style-name="T5">προσφέρεσθαι</text:span></text:span><text:span text:style-name="Default_20_Paragraph_20_Font"><text:span text:style-name="T4">, </text:span></text:span>id<text:line-break/>est occurrere morbis per contraria. Nam nunc etiam<text:line-break/>in Asia dicunt aliquem alicui <text:span text:style-name="Default_20_Paragraph_20_Font"><text:span text:style-name="T5">πρ</text:span></text:span><text:span text:style-name="Default_20_Paragraph_20_Font"><text:span text:style-name="T6">ο</text:span></text:span><text:span text:style-name="Default_20_Paragraph_20_Font"><text:span text:style-name="T5">σφέρεσθαι</text:span></text:span><text:span text:style-name="Default_20_Paragraph_20_Font"><text:span text:style-name="T4"> </text:span></text:span><text:span text:style-name="Default_20_Paragraph_20_Font"><text:span text:style-name="T5">χρηστῶς</text:span></text:span><text:span text:style-name="Default_20_Paragraph_20_Font"><text:span text:style-name="T4">, </text:span></text:span><text:span text:style-name="Default_20_Paragraph_20_Font"><text:span text:style-name="T5">ἡ</text:span></text:span><text:span text:style-name="Default_20_Paragraph_20_Font"><text:span text:style-name="T4"><text:line-break/></text:span></text:span><text:span text:style-name="Default_20_Paragraph_20_Font"><text:span text:style-name="T5">φιλικῶς</text:span></text:span><text:span text:style-name="Default_20_Paragraph_20_Font"><text:span text:style-name="T4">, </text:span></text:span><text:span text:style-name="Default_20_Paragraph_20_Font"><text:span text:style-name="T5">ὴ</text:span></text:span><text:span text:style-name="Default_20_Paragraph_20_Font"><text:span text:style-name="T4"> </text:span></text:span><text:span text:style-name="Default_20_Paragraph_20_Font"><text:span text:style-name="T5">ἀπίστως</text:span></text:span><text:span text:style-name="Default_20_Paragraph_20_Font"><text:span text:style-name="T4">, </text:span></text:span><text:span text:style-name="Default_20_Paragraph_20_Font"><text:span text:style-name="T5">ἡ</text:span></text:span><text:span text:style-name="Default_20_Paragraph_20_Font"><text:span text:style-name="T4"> </text:span></text:span><text:span text:style-name="Default_20_Paragraph_20_Font"><text:span text:style-name="T5">ἀπηνῶς</text:span></text:span><text:span text:style-name="Default_20_Paragraph_20_Font"><text:span text:style-name="T4">, </text:span></text:span>bene cum eo agere, vel<text:line-break/>amice, vel perfide, vel crudeliter.</text:p>
      <text:p text:style-name="Normal"><text:span text:style-name="Default_20_Paragraph_20_Font"><text:span text:style-name="T1">M</text:span></text:span>o<text:span text:style-name="Default_20_Paragraph_20_Font"><text:span text:style-name="T1">rb</text:span></text:span>i <text:span text:style-name="Default_20_Paragraph_20_Font"><text:span text:style-name="T1">au</text:span></text:span>t<text:span text:style-name="Default_20_Paragraph_20_Font"><text:span text:style-name="T1">e</text:span></text:span>m <text:span text:style-name="Default_20_Paragraph_20_Font"><text:span text:style-name="T1">a robust</text:span></text:span>is<text:span text:style-name="Default_20_Paragraph_20_Font"><text:span text:style-name="T1">sima c</text:span></text:span>o<text:span text:style-name="Default_20_Paragraph_20_Font"><text:span text:style-name="T1">rp</text:span></text:span>o<text:span text:style-name="Default_20_Paragraph_20_Font"><text:span text:style-name="T1">ri</text:span></text:span>s <text:span text:style-name="Default_20_Paragraph_20_Font"><text:span text:style-name="T1">parte ort</text:span></text:span>i <text:span text:style-name="Default_20_Paragraph_20_Font"><text:span text:style-name="T1">gravi/si-</text:span></text:span></text:p>
      <text:p text:style-name="P2">mi <text:span text:style-name="Default_20_Paragraph_20_Font"><text:span text:style-name="T1">ex</text:span></text:span>i<text:span text:style-name="Default_20_Paragraph_20_Font"><text:span text:style-name="T1">stun</text:span></text:span>t. <text:span text:style-name="Default_20_Paragraph_20_Font"><text:span text:style-name="T1">.Etiamsi unde or</text:span></text:span>i<text:span text:style-name="Default_20_Paragraph_20_Font"><text:span text:style-name="T1">g</text:span></text:span>i<text:span text:style-name="Default_20_Paragraph_20_Font"><text:span text:style-name="T1">ne</text:span></text:span>m <text:span text:style-name="Default_20_Paragraph_20_Font"><text:span text:style-name="T1">sumpserunt, isthic<text:line-break/>perst</text:span></text:span>i<text:span text:style-name="Default_20_Paragraph_20_Font"><text:span text:style-name="T1">terint, quu</text:span></text:span>m <text:span text:style-name="Default_20_Paragraph_20_Font"><text:span text:style-name="T1">par</text:span></text:span>s <text:span text:style-name="Default_20_Paragraph_20_Font"><text:span text:style-name="T1">robusii/stma laboret, corpu</text:span></text:span>s <text:span text:style-name="Default_20_Paragraph_20_Font"><text:span text:style-name="T1">uni-<text:line-break/>versum laborare necesse est. Quod si ad</text:span></text:span> i<text:span text:style-name="Default_20_Paragraph_20_Font"><text:span text:style-name="T1">mbec</text:span></text:span>i<text:span text:style-name="Default_20_Paragraph_20_Font"><text:span text:style-name="T1">ll</text:span></text:span>i<text:span text:style-name="Default_20_Paragraph_20_Font"><text:span text:style-name="T1">orem<text:line-break/>aliqua</text:span></text:span>m <text:span text:style-name="Default_20_Paragraph_20_Font"><text:span text:style-name="T1">ex robust</text:span></text:span>i/sim<text:span text:style-name="Default_20_Paragraph_20_Font"><text:span text:style-name="T1">a devener</text:span></text:span>i<text:span text:style-name="Default_20_Paragraph_20_Font"><text:span text:style-name="T1">n</text:span></text:span>t, <text:span text:style-name="Default_20_Paragraph_20_Font"><text:span text:style-name="T1">d</text:span></text:span>i<text:span text:style-name="Default_20_Paragraph_20_Font"><text:span text:style-name="T1">scede</text:span></text:span>s <text:span text:style-name="Default_20_Paragraph_20_Font"><text:span text:style-name="T1">haben</text:span></text:span>t<text:line-break/><text:span text:style-name="Default_20_Paragraph_20_Font"><text:span text:style-name="T1">solut</text:span></text:span>i<text:span text:style-name="Default_20_Paragraph_20_Font"><text:span text:style-name="T1">one</text:span></text:span>s. <text:span text:style-name="Default_20_Paragraph_20_Font"><text:span text:style-name="T1">Qu</text:span></text:span>i<text:span text:style-name="Default_20_Paragraph_20_Font"><text:span text:style-name="T1">cunque vero ab</text:span></text:span> im<text:span text:style-name="Default_20_Paragraph_20_Font"><text:span text:style-name="T1">bec</text:span></text:span>i<text:span text:style-name="Default_20_Paragraph_20_Font"><text:span text:style-name="T1">ll</text:span></text:span>i<text:span text:style-name="Default_20_Paragraph_20_Font"><text:span text:style-name="T1">oribu</text:span></text:span>s <text:span text:style-name="Default_20_Paragraph_20_Font"><text:span text:style-name="T1">ad ro-<text:line-break/>bust</text:span></text:span>i<text:span text:style-name="Default_20_Paragraph_20_Font"><text:span text:style-name="T1">ore</text:span></text:span>s <text:span text:style-name="Default_20_Paragraph_20_Font"><text:span text:style-name="T1">ven</text:span></text:span>i<text:span text:style-name="Default_20_Paragraph_20_Font"><text:span text:style-name="T1">unt; fac</text:span></text:span>i<text:span text:style-name="Default_20_Paragraph_20_Font"><text:span text:style-name="T1">l</text:span></text:span>i<text:span text:style-name="Default_20_Paragraph_20_Font"><text:span text:style-name="T1">u</text:span></text:span>s <text:span text:style-name="Default_20_Paragraph_20_Font"><text:span text:style-name="T1">solvuntur, quod quae insuunt<text:line-break/>fac</text:span></text:span>i<text:span text:style-name="Default_20_Paragraph_20_Font"><text:span text:style-name="T1">le per vi</text:span></text:span>m <text:span text:style-name="Default_20_Paragraph_20_Font"><text:span text:style-name="T1">l</text:span></text:span>i<text:span text:style-name="Default_20_Paragraph_20_Font"><text:span text:style-name="T1">berantur.</text:span></text:span></text:p>
      <text:p text:style-name="P1">Sive membrum , sive corpus valentissimum quis dicat,<text:line-break/>id proprie dicet quod ad actiones validiores obeundas fit<text:line-break/>optime constructum: quo pactu Herculem fuisse. robustissi-<text:line-break/>mum dicimus. Altero etiam modo validum esse hoc cor-<text:line-break/>pus dicimus vel hoc membrum pro hac certa actione,<text:line-break/>quemadmodum aliud pro alis et in omnibus alicui quidem<text:line-break/>singularum actionum robur adsit, itu tamen ut aliud in<text:line-break/>eorum alio robur habeat; una itaque actio earum motio-<text:line-break/>num quae in a<text:span text:style-name="Default_20_Paragraph_20_Font"><text:span text:style-name="T1">n</text:span></text:span>imante voluntariae sunt, ut si aut currat</text:p>
      <text:p text:style-name="P3">aut cum alus amman tinus congrediatur, aut corpus ali-<text:line-break/>quod animatum vel inanime diveliat aut quicquam avel-<text:line-break/>lat. Est et una alia faeditas quae ad actiones vitatas per-<text:line-break/>tinet, unde arteriae et cor habent quod pulsent. In his<text:line-break/>praeterea quae genere inter se disserunt, sunt aliae quae-<text:line-break/>dam dissimiIes, quae non modo in animalibus, sed eliam<text:line-break/>in plantis reperiuntur, quapropter naturales eas nomina-<text:line-break/>mus, attractrix, contentrix, alteratrix et expultrix. Potest<text:line-break/>itaque alias quidem in alio atque alio corpore venter<text:line-break/>verbi gratia sacuItatem, quantum ad unam quampiam actio-<text:line-break/>nem spectat, robustissimam habere, ut ad contentricem<text:line-break/>aut alteratricem : nonnunquam etiam vel jecur vel lien<text:line-break/>vel aliorum aliquod. Contra etiam in animante eodem<text:line-break/>invalida erit ventris vel expultrix facultas, quas tamen<text:line-break/>jecur robustissimas obtinebit. SCd is auctor qui haec lit-<text:line-break/>teris mandavit, ista praetergressus esu Mihi vero ro-<text:line-break/>bustum videtur inteIligere id, quod praeter hoc quod a<text:line-break/>causis quae morbos pariunt haud facite afficitur, habet<text:line-break/>etiam ut si in ipso aliqua humorum excrescat redundantia,</text:p>
      <text:p text:style-name="P2">in aliud quodpiam membrum ope expultricis facultatis<text:line-break/>propellat, sed est Iane manifestum quod oportet ut valen-<text:line-break/>tius sit id quod propellit eo .quod recipit. -Erit quippe<text:line-break/>in omni corpore hoc quidem membrum infirmissimum, alia<text:line-break/>- vero validissima :. in quo omnes tam medici quam vulgares</text:p>
      <text:p text:style-name="P1">consentiunt. ..Et proinde podagricis pedes ajunt esse in-.<text:line-break/>validissimos; . universum autem articulorum genus bis qui<text:line-break/>arthritidi obnoxii sunt; infirmum etiam caput esse quibus<text:line-break/>id. dolet et lien lienis vitio laboranti., oculos quoque il-<text:line-break/>lis quiriti lippitudinem proclives sunt, eodemque lo cae-<text:line-break/>teris -partibus modo. Praeterea vero ut duplices sunt<text:line-break/>causae morborum effectrices, aliae externae, aliae vero<text:line-break/>quae a nobis ipsis prodeunt, sic ad externas interdum of-<text:line-break/>sensiones nonnullae in nobis partes imbecilliores funt , ad<text:line-break/>internas aliae). quando. et causarum ipfarum non eadem<text:line-break/>genere vis est. In nobis etenim morbi vel ex humorum<text:line-break/>multitudine, vel ex eorundem suboriuntur pravitate. Ex-<text:line-break/>ternae item causae corporibus animantium nocuae sunt,</text:p>
      <text:p text:style-name="P3">tum quod intemperiem quampiam gignant, tum quod con-<text:line-break/>tundant vel incidant. Luxatio enim et ab utrisque vi-<text:line-break/>detur habere occasionem: fotus enim absque alterius con-<text:line-break/>gressu quispiam ambulans interdum genu aut mentum<text:line-break/>dcitans luxavit, sic et alium aliquem articulum aliud<text:line-break/>quidpiam agens aut fe contorquens , sed et sine ulla ex-<text:line-break/>terna causa aliquibus in<text:span text:style-name="Default_20_Paragraph_20_Font"><text:span text:style-name="T1">t</text:span></text:span>rantum est membrum aliquod, dum<text:line-break/>subito contorquetur aut vi majore fati t i unde totidem<text:line-break/>sunt membrorum facile aut aegre patientium, totidem etiam<text:line-break/>firmitatis verinfirmitatis genera, quot videlicet funi can-<text:line-break/>farum ; morbi siquidem qui ex humoribus habent originem, ipsi<text:line-break/>etiam arobore vel imbecillitate expultricis sucus taris ortum ha-<text:line-break/>bent. Nam cum omnes animalis particulae naturali quadam<text:line-break/>connexione inter fiedevinctaesint, a robusiior.ibus repulsi noxii <text:span text:style-name="Default_20_Paragraph_20_Font"><text:span text:style-name="T1">i<text:line-break/></text:span></text:span>humores ad alias confluunt et inde rursus ad alias, donec in<text:line-break/>imbecilliorem partem quampiam delati ibi figantur, quod<text:line-break/>nullam fe praeterea invalidiorem habeat quo morbosum<text:line-break/>humorem propellat. Haec si perinde ac intestina, venter,</text:p>
      <text:p text:style-name="P2">vesica uterusque effluxus habeat, inde excreta noxia causa<text:line-break/>vacuatur, quae tamen si consistentia tenuior sit, faepe ca-<text:line-break/>natibus quae in ea parte sunt disruptis aut vasorum ostiis<text:line-break/>reseratis , copiosior subsequitur evacuatio ; in quom modum<text:line-break/>fiunt sanguinis, quae absque vulnere sunt, profluvia. Si<text:line-break/>vero ea neque disrumpantur neque aperiantur, sid crass<text:span text:style-name="Default_20_Paragraph_20_Font"><text:span text:style-name="T1">a</text:span></text:span>s<text:line-break/>sit humor aut tenax, qui in aliquam incumbat particulam,<text:line-break/>tumorem aliquem i<text:span text:style-name="Default_20_Paragraph_20_Font"><text:span text:style-name="T1">n</text:span></text:span> ea. parte praeter naturam excitati Sic<text:line-break/>ergo haec est membrorum nostri corporis imbecillitas et<text:line-break/>eorumdem robur in affectibus illis qui ex nobis ipsis pro-<text:line-break/>deunt. Qui vero ex externa cau<text:span text:style-name="Default_20_Paragraph_20_Font"><text:span text:style-name="T1">t</text:span></text:span>a , ii dum calefiunt vel<text:line-break/>refrigerantur, exsiccantur aut humectantur, plurimum affici<text:line-break/>videntur. Alioqui enim quae aut contundunt aut inci-<text:line-break/>. dunt vel aliud quodpiam hujuscemodi agunt, raro ad-</text:p>
      <text:p text:style-name="P1">.modum corporibus animalium morbos afferunt. Quo fit<text:line-break/>ut aliud membrum ad aliud in hujuscemodi morbis col-<text:line-break/>latum sit vel imbecille vel robustum ; membra siquidem<text:line-break/>natura frigidiora, faciliora etiam sunt ut a refrigerantibus</text:p>
      <text:p text:style-name="P3">causis afficiantur, calidiora vero. a calefacientibus. Neo<text:line-break/>fiecus etiam ea sc habent quae prae siccitate aut humidi-<text:line-break/>tate sunt intemperata. Sunt porro. in his. nonnulla quae<text:line-break/>etsi non aegre a calfacientibus refrigerantibusve exiccan-<text:line-break/>tibusque aut humectantibus causis afficiantur, quia tame<text:span text:style-name="Default_20_Paragraph_20_Font"><text:span text:style-name="T1">n<text:line-break/></text:span></text:span>vim expultricem obtinent valentio<text:span text:style-name="Default_20_Paragraph_20_Font"><text:span text:style-name="T1">r</text:span></text:span>em, .lu aliam partem<text:line-break/><text:span text:style-name="Default_20_Paragraph_20_Font"><text:span text:style-name="T1">t</text:span></text:span>uum impellunt malum. Quum igitur no<text:span text:style-name="Default_20_Paragraph_20_Font"><text:span text:style-name="T1">n</text:span></text:span> unus nec sim-. .<text:line-break/>plex modus sit quo membrum robustum aut debile aut sit<text:line-break/>aut intelligatur, sed multi potius ac-genere varii: nemo<text:line-break/>est qui possit pronuntiare praesens pars .veraue fit necne.<text:line-break/>Verum enim vero ut de hac; ita de aliis omnibus , quae<text:line-break/>modis pluribus dici et accipi possunt, id bane dixerim,<text:line-break/>quod, cum ita indistincte proferantur, confusam ac mini-<text:line-break/>me articulatam habent interpretationem, ut inde nequeam<text:line-break/>auditores aliquem fructum referre. Praeterea nec levem<text:line-break/>obiectionem id patitur, quod praescns insinuat oratio, ubi<text:line-break/>ait: <text:span text:style-name="Default_20_Paragraph_20_Font"><text:span text:style-name="T1">Quae vero ab</text:span></text:span> i<text:span text:style-name="Default_20_Paragraph_20_Font"><text:span text:style-name="T1">n</text:span></text:span>/i<text:span text:style-name="Default_20_Paragraph_20_Font"><text:span text:style-name="T1">r</text:span></text:span>mi<text:span text:style-name="Default_20_Paragraph_20_Font"><text:span text:style-name="T1">or</text:span></text:span>i<text:span text:style-name="Default_20_Paragraph_20_Font"><text:span text:style-name="T1">bu</text:span></text:span>s <text:span text:style-name="Default_20_Paragraph_20_Font"><text:span text:style-name="T1">ad surtiora deven</text:span></text:span>i<text:span text:style-name="Default_20_Paragraph_20_Font"><text:span text:style-name="T1">un</text:span></text:span>t,<text:line-break/><text:span text:style-name="Default_20_Paragraph_20_Font"><text:span text:style-name="T1">solutu fac</text:span></text:span>ili<text:span text:style-name="Default_20_Paragraph_20_Font"><text:span text:style-name="T1">ora sun</text:span></text:span>t; .influxus enim a robore facile <text:span text:style-name="Default_20_Paragraph_20_Font"><text:span text:style-name="T5">ἀπ</text:span></text:span><text:span text:style-name="Default_20_Paragraph_20_Font"><text:span text:style-name="T6">ό</text:span></text:span><text:span text:style-name="Default_20_Paragraph_20_Font"><text:span text:style-name="T3">-</text:span></text:span></text:p>
      <text:p text:style-name="P3"><text:span text:style-name="Default_20_Paragraph_20_Font"><text:span text:style-name="T5">κλείζεται</text:span></text:span><text:span text:style-name="Default_20_Paragraph_20_Font"><text:span text:style-name="T4"> </text:span></text:span>et proinde expositores varii in exponendo illud<text:line-break/><text:span text:style-name="Default_20_Paragraph_20_Font"><text:span text:style-name="T5">ἀποκλείζεται</text:span></text:span><text:span text:style-name="Default_20_Paragraph_20_Font"><text:span text:style-name="T4"> </text:span></text:span>fuere; nam quidam <text:span text:style-name="Default_20_Paragraph_20_Font"><text:span text:style-name="T5">ἀποκλείζεται</text:span></text:span><text:span text:style-name="Default_20_Paragraph_20_Font"><text:span text:style-name="T4"> </text:span></text:span>scripsere, alii<text:line-break/><text:span text:style-name="Default_20_Paragraph_20_Font"><text:span text:style-name="T5">ἀποκλεἰεται</text:span></text:span><text:span text:style-name="Default_20_Paragraph_20_Font"><text:span text:style-name="T4">, </text:span></text:span>fuere et qui <text:span text:style-name="Default_20_Paragraph_20_Font"><text:span text:style-name="T5">ἀποπαγιώσεται</text:span></text:span><text:span text:style-name="Default_20_Paragraph_20_Font"><text:span text:style-name="T4">, </text:span></text:span>tertia scilicet<text:line-break/>istius verbi syllaba per <text:span text:style-name="Default_20_Paragraph_20_Font"><text:span text:style-name="T5">ω</text:span></text:span><text:span text:style-name="Default_20_Paragraph_20_Font"><text:span text:style-name="T4"> </text:span></text:span>scripta: sicut alii,. in quibus est<text:line-break/>Dioscorides, per <text:span text:style-name="Default_20_Paragraph_20_Font"><text:span text:style-name="T5">ἠ</text:span></text:span><text:span text:style-name="Default_20_Paragraph_20_Font"><text:span text:style-name="T4"> </text:span></text:span>et <text:span text:style-name="Default_20_Paragraph_20_Font"><text:span text:style-name="T5">σ</text:span></text:span><text:span text:style-name="Default_20_Paragraph_20_Font"><text:span text:style-name="T4"> </text:span></text:span><text:span text:style-name="Default_20_Paragraph_20_Font"><text:span text:style-name="T5">ἀποπαγήσεται</text:span></text:span><text:span text:style-name="Default_20_Paragraph_20_Font"><text:span text:style-name="T4"> </text:span></text:span>dicunt,- ita ut pro<text:line-break/>repelli sit positum hoc verbum. At vero si ab infirmis-<text:line-break/>vibus particulis ad validiores propulsus noxius humor , ab<text:line-break/>illis rursum repellatur, nihil inde aegrotus proficiet. Quare<text:line-break/>melius. sane erit ut hoc modo scribatur locus iste. A ro-<text:line-break/>bore enim quae lufluunt. expe<text:span text:style-name="Default_20_Paragraph_20_Font"><text:span text:style-name="T1">n</text:span></text:span>dentur, hoc est concocta<text:line-break/>ac digesta consumentur. Quidam autem validissimas par-<text:line-break/>tes eas appellari .hic quae principes sunt, autumant et<text:line-break/>falsam reddunt hanc se<text:span text:style-name="Default_20_Paragraph_20_Font"><text:span text:style-name="T1">n</text:span></text:span>tentiam. Satius enim est ut hu-<text:line-break/>mores pravi, relictis principalioribus partibus, in igno-<text:line-break/>biliores ferantur, quam quod ab ignobilioribus in princi-<text:line-break/>pes impella<text:span text:style-name="Default_20_Paragraph_20_Font"><text:span text:style-name="T1">n</text:span></text:span>tur. Aspeximus etenim saepe in his qui ar-<text:line-break/>ticulari morbo aut podagrae obnoxii erant,.quod repulsis</text:p>
      <text:p text:style-name="P3">ab artubus humoribus eo delatis , illi in principem ali-<text:line-break/>quanr partem contendentes homini interitum attulere:<text:line-break/>cui ea fala relinquebatur (pes salutis, si iterum possent<text:line-break/>ad artus revelli.</text:p>
      <text:h text:style-name="Heading_20_2" text:outline-level="2">. VI.</text:h>
      <text:p text:style-name="P4"><text:span text:style-name="Default_20_Paragraph_20_Font"><text:span text:style-name="T1">At venas crasusumas sic na</text:span></text:span>t<text:span text:style-name="Default_20_Paragraph_20_Font"><text:span text:style-name="T1">ura cond</text:span></text:span>i<text:span text:style-name="Default_20_Paragraph_20_Font"><text:span text:style-name="T1">d</text:span></text:span>i<text:span text:style-name="Default_20_Paragraph_20_Font"><text:span text:style-name="T1">t. Quatuor ipsa-<text:line-break/>ru</text:span></text:span>m <text:span text:style-name="Default_20_Paragraph_20_Font"><text:span text:style-name="T1">paria sunt in corpore,. ac</text:span></text:span> im<text:span text:style-name="Default_20_Paragraph_20_Font"><text:span text:style-name="T1">u</text:span></text:span>m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a capite<text:line-break/>re</text:span></text:span>t<text:span text:style-name="Default_20_Paragraph_20_Font"><text:span text:style-name="T1">ro per cervicem , par</text:span></text:span>t<text:span text:style-name="Default_20_Paragraph_20_Font"><text:span text:style-name="T1">e ex</text:span></text:span>t<text:span text:style-name="Default_20_Paragraph_20_Font"><text:span text:style-name="T1">eriore ad u</text:span></text:span>t<text:span text:style-name="Default_20_Paragraph_20_Font"><text:span text:style-name="T1">raque sp</text:span></text:span>i<text:span text:style-name="Default_20_Paragraph_20_Font"><text:span text:style-name="T1">nae<text:line-break/>la</text:span></text:span>t<text:span text:style-name="Default_20_Paragraph_20_Font"><text:span text:style-name="T1">era, in</text:span></text:span> i<text:span text:style-name="Default_20_Paragraph_20_Font"><text:span text:style-name="T1">sch</text:span></text:span>i<text:span text:style-name="Default_20_Paragraph_20_Font"><text:span text:style-name="T1">a e</text:span></text:span>t <text:span text:style-name="Default_20_Paragraph_20_Font"><text:span text:style-name="T1">crura per</text:span></text:span>a, <text:span text:style-name="Default_20_Paragraph_20_Font"><text:span text:style-name="T1">ad</text:span></text:span>i<text:span text:style-name="Default_20_Paragraph_20_Font"><text:span text:style-name="T1">t, deinde per tib</text:span></text:span>i<text:span text:style-name="Default_20_Paragraph_20_Font"><text:span text:style-name="T1">as<text:line-break/>et exter</text:span></text:span>i<text:span text:style-name="Default_20_Paragraph_20_Font"><text:span text:style-name="T1">ores malleolos ad pedes perven</text:span></text:span>i<text:span text:style-name="Default_20_Paragraph_20_Font"><text:span text:style-name="T1">t. Ln dorsi</text:span></text:span> it<text:span text:style-name="Default_20_Paragraph_20_Font"><text:span text:style-name="T1">a-<text:line-break/>que et</text:span></text:span> i<text:span text:style-name="Default_20_Paragraph_20_Font"><text:span text:style-name="T1">suh</text:span></text:span>io<text:span text:style-name="Default_20_Paragraph_20_Font"><text:span text:style-name="T1">rum dol</text:span></text:span>ori<text:span text:style-name="Default_20_Paragraph_20_Font"><text:span text:style-name="T1">bus</text:span></text:span> e<text:span text:style-name="Default_20_Paragraph_20_Font"><text:span text:style-name="T1">x popli</text:span></text:span>ti<text:span text:style-name="Default_20_Paragraph_20_Font"><text:span text:style-name="T1">bu</text:span></text:span>s <text:span text:style-name="Default_20_Paragraph_20_Font"><text:span text:style-name="T1">et malleoli</text:span></text:span>s <text:span text:style-name="Default_20_Paragraph_20_Font"><text:span text:style-name="T1">ex-<text:line-break/></text:span></text:span>t<text:span text:style-name="Default_20_Paragraph_20_Font"><text:span text:style-name="T1">er</text:span></text:span>r<text:span text:style-name="Default_20_Paragraph_20_Font"><text:span text:style-name="T1">oribu</text:span></text:span>s <text:span text:style-name="Default_20_Paragraph_20_Font"><text:span text:style-name="T1">venae sec</text:span></text:span>ti<text:span text:style-name="Default_20_Paragraph_20_Font"><text:span text:style-name="T1">ones facere</text:span></text:span> o<text:span text:style-name="Default_20_Paragraph_20_Font"><text:span text:style-name="T1">p</text:span></text:span>o<text:span text:style-name="Default_20_Paragraph_20_Font"><text:span text:style-name="T1">r</text:span></text:span>t<text:span text:style-name="Default_20_Paragraph_20_Font"><text:span text:style-name="T1">et. Al</text:span></text:span>t<text:span text:style-name="Default_20_Paragraph_20_Font"><text:span text:style-name="T1">erum au-<text:line-break/></text:span></text:span>t<text:span text:style-name="Default_20_Paragraph_20_Font"><text:span text:style-name="T1">e</text:span></text:span>m <text:span text:style-name="Default_20_Paragraph_20_Font"><text:span text:style-name="T1">venae exord</text:span></text:span>i<text:span text:style-name="Default_20_Paragraph_20_Font"><text:span text:style-name="T1">um ducente</text:span></text:span>s <text:span text:style-name="Default_20_Paragraph_20_Font"><text:span text:style-name="T1">a cap</text:span></text:span>i<text:span text:style-name="Default_20_Paragraph_20_Font"><text:span text:style-name="T1">t</text:span></text:span>e j<text:span text:style-name="Default_20_Paragraph_20_Font"><text:span text:style-name="T1">uxta aure</text:span></text:span>s <text:span text:style-name="Default_20_Paragraph_20_Font"><text:span text:style-name="T1">per<text:line-break/>cerv</text:span></text:span>i<text:span text:style-name="Default_20_Paragraph_20_Font"><text:span text:style-name="T1">cem, quae</text:span></text:span> j<text:span text:style-name="Default_20_Paragraph_20_Font"><text:span text:style-name="T1">ugulare</text:span></text:span>s <text:span text:style-name="Default_20_Paragraph_20_Font"><text:span text:style-name="T1">vocantur</text:span></text:span>, i<text:span text:style-name="Default_20_Paragraph_20_Font"><text:span text:style-name="T1">n</text:span></text:span>t<text:span text:style-name="Default_20_Paragraph_20_Font"><text:span text:style-name="T1">ro secundu</text:span></text:span>m spi-.<text:line-break/><text:span text:style-name="Default_20_Paragraph_20_Font"><text:span text:style-name="T1">nam utraque ex par</text:span></text:span>t<text:span text:style-name="Default_20_Paragraph_20_Font"><text:span text:style-name="T1">e ad psaa</text:span></text:span>s <text:span text:style-name="Default_20_Paragraph_20_Font"><text:span text:style-name="T1">e</text:span></text:span>t i<text:span text:style-name="Default_20_Paragraph_20_Font"><text:span text:style-name="T1">n</text:span></text:span> t<text:span text:style-name="Default_20_Paragraph_20_Font"><text:span text:style-name="T1">est</text:span></text:span>as <text:span text:style-name="Default_20_Paragraph_20_Font"><text:span text:style-name="T1">et se</text:span></text:span>mo<text:span text:style-name="Default_20_Paragraph_20_Font"><text:span text:style-name="T1">ra</text:span></text:span></text:p>
      <text:p text:style-name="P3"><text:span text:style-name="Default_20_Paragraph_20_Font"><text:span text:style-name="T1">et per poplites interiori ex parte, indeque per tibias ad<text:line-break/>malleolos internos et ad pedes deferuntur. Proinde in<text:line-break/>psuarum et testium doloribus ex poplitibus et malleolis<text:line-break/>interioribus venae secandae sunt.</text:span></text:span> T<text:span text:style-name="Default_20_Paragraph_20_Font"><text:span text:style-name="T1">ertium par cenarum<text:line-break/>ex temporibus per cervicem sub scapulis et inde ad pul-<text:line-break/>monem descrtur: haec quidem ex dextris ad stnlstra,<text:line-break/>illa vero a stnlstris ad dextra pervenit. Ac dextra qui-<text:line-break/>dem ex pulmone mammam subiens ad lienem et renem<text:line-break/>tendit : quae oero a sinistris ad dextra procedit, ex pul-<text:line-break/>mone mammam subiens et hepar et renem petit. </text:span></text:span>U<text:span text:style-name="Default_20_Paragraph_20_Font"><text:span text:style-name="T1">tra-<text:line-break/>que postremo in rectum intestinum ac anum desinit.<text:line-break/>Quartum par ab anteriore capitis parte et oculis sub<text:line-break/>cervicem et claviculas desinit, deinde vero per superiora<text:line-break/>in brachiorum st ext</text:span></text:span>i<text:span text:style-name="Default_20_Paragraph_20_Font"><text:span text:style-name="T1">s , posteaque per cubitos et superio-<text:line-break/>res manuum partes in siexuras et per inferiorem bra-</text:span></text:span></text:p>
      <text:p text:style-name="P3"><text:span text:style-name="Default_20_Paragraph_20_Font"><text:span text:style-name="T1">chiorum partem ad axillas perque summas costas, haec<text:line-break/>quidem ad lienem, altera cero ad</text:span></text:span> j<text:span text:style-name="Default_20_Paragraph_20_Font"><text:span text:style-name="T1">ecur devenit, postea<text:line-break/>supra</text:span></text:span> v<text:span text:style-name="Default_20_Paragraph_20_Font"><text:span text:style-name="T1">entrem in pudendum utraque desinit. Atque hae<text:line-break/>quidem crassissimae oenae ita sese habent; sunt autem<text:line-break/>et ex ventriculo venae per corpus multae ac cariae et<text:line-break/>per quas corpori accedunt alimenta.</text:span></text:span></text:p>
      <text:p text:style-name="Normal">Ea quae in artibus in controversiam veniunt, partim<text:line-break/>sensu, partim demonstratione diiudicantur. Quae ad ju-<text:line-break/>dicium sensus pertinent, vigentem a quo judicentur sen-<text:line-break/>sum exposcunt: sed quae ad demonstrationes, rationem<text:line-break/>exercitatione elaboratam. Jam igitur si de ciborum con-<text:line-break/>coctione, tum ea quae in ventriculo fit, tum vero quae<text:line-break/>hanc excipit, humorum generatione, distributione nutri-<text:line-break/>cationeque et id genus reliquis sermo habeatur: ratione<text:line-break/>qua veterum opiniones judicentur, egemus. At vero an<text:line-break/>quae ruminant animalia quatuor ventres habeant, quae</text:p>
      <text:p text:style-name="P3">autem utrinque siunt dentata unum, a <text:span text:style-name="Default_20_Paragraph_20_Font"><text:span text:style-name="T1">t</text:span></text:span>onsu hoc, non ex<text:line-break/>demonstratione petendum. . Unde diver<text:span text:style-name="Default_20_Paragraph_20_Font"><text:span text:style-name="T1">ta</text:span></text:span>s modus est, quo<text:line-break/>convincendi falsitatis sint qui aberrant i<text:span text:style-name="Default_20_Paragraph_20_Font"><text:span text:style-name="T1">n</text:span></text:span> his quorum fen-<text:line-break/>sus et in illis quorum fatio judex esu - Eorum enim quae<text:line-break/>ad <text:span text:style-name="Default_20_Paragraph_20_Font"><text:span text:style-name="T1">t</text:span></text:span>ensum attinent, quum inter fe aliqui disputant : ad<text:line-break/>id quod in corporum dissectionibus conspicitur si fe con-<text:line-break/>tulerint, facile erit judicium. Sed qui demonstrationem<text:line-break/>requirunt, possunt sine ulla etiam dissectione , fala afcri-<text:line-break/>pta demonstratione judicari. .Igitur cum scriptis cogimur<text:line-break/>cum his contendere, qui de aliquo dissectorio theoremate,<text:line-break/>quod sensum in primis judicem habet , . impudentissime<text:line-break/>pariter ac imperitissime pronuntiarunt, fieri nequit ni<text:line-break/>ignari eorum quae in dissectionibus videri salita sunt,<text:line-break/>possint mendaces a veridicis discernere.. Ut enim si quis<text:line-break/>Cretam esse insulam negaverit, statim ab omnibus qui id<text:line-break/>audierint despicietur : quippe qui probe noverint eam esse<text:line-break/>insulam. Sic si quis canibus quatuorfesse ventres affirma-<text:line-break/>verit, unicum vero ruminantibus: hunc illi qui in rumi-</text:p>
      <text:p text:style-name="P3">nantibus quatuor et unum in canibus inspexere, facile.<text:line-break/>deridebunt. Id ni<text:span text:style-name="Default_20_Paragraph_20_Font"><text:span text:style-name="T1">t</text:span></text:span>unt quoque de venarum sectione dicas;<text:line-break/>nam a sensu, non a demonstratione huiusce rei pete<text:span text:style-name="Default_20_Paragraph_20_Font"><text:span text:style-name="T1">n</text:span></text:span>dum<text:line-break/>est judicium. Porro quoadusque illi qui in hac re dllcor-<text:line-break/>des simt, lu sitis chartis quicquid illis vi<text:span text:style-name="Default_20_Paragraph_20_Font"><text:span text:style-name="T1">t</text:span></text:span>um sit de<text:span text:style-name="Default_20_Paragraph_20_Font"><text:span text:style-name="T1">t</text:span></text:span>eri-<text:line-break/>pfierint : veritas eos qui sectionis imperiti fiant latebit.<text:line-break/>Sic itaque cum in hoc prae<text:span text:style-name="Default_20_Paragraph_20_Font"><text:span text:style-name="T1">t</text:span></text:span>enti sermone in controversiam<text:line-break/>venerimus cum his♃ui ausi <text:span text:style-name="Default_20_Paragraph_20_Font"><text:span text:style-name="T1">t</text:span></text:span>u ut affirmare quatuor vena-<text:line-break/>rutu paria a capite in corpus descendere, dissentionis ru-<text:line-break/>dibus nullam possumus validam scriptis afferre demonstra-<text:line-break/>tionem, nempe quod .non demonstratione, <text:span text:style-name="Default_20_Paragraph_20_Font"><text:span text:style-name="T1">t</text:span></text:span>est <text:span text:style-name="Default_20_Paragraph_20_Font"><text:span text:style-name="T1">t</text:span></text:span>en<text:span text:style-name="Default_20_Paragraph_20_Font"><text:span text:style-name="T1">t</text:span></text:span>o pulice<text:line-break/>egeat: nisi quis forte velit ea proponens quae de judicanda<text:line-break/>historia tum a multis tam philosophis quam medicis tum<text:line-break/>vel maxime ab empiricis tradita sunt, horum institutis<text:line-break/>u<text:span text:style-name="Default_20_Paragraph_20_Font"><text:span text:style-name="T1">t</text:span></text:span>us judicium afferre. Et equidem antiquiorum pulicis<text:line-break/>atque etiam con<text:span text:style-name="Default_20_Paragraph_20_Font"><text:span text:style-name="T1">t</text:span></text:span>en<text:span text:style-name="Default_20_Paragraph_20_Font"><text:span text:style-name="T1">t</text:span></text:span>um auctorum minime sugerim, dum<text:line-break/>illi qui scripsere, fuerint in re de qua script<text:span text:style-name="Default_20_Paragraph_20_Font"><text:span text:style-name="T1">o</text:span></text:span>re con<text:span text:style-name="Default_20_Paragraph_20_Font"><text:span text:style-name="T1">t</text:span></text:span>um-<text:line-break/>mali : quemadmodum in dissectatoria disciplina Ludemus<text:line-break/>et Herophilus, Crateuas et Dioscorides in metallicis me-</text:p>
      <text:p text:style-name="P3">dicamentis. Quod si quis hujuscemodi subterfugiat nidi-<text:line-break/>cium, non modo non poterit octo venas a capite defcen-<text:line-break/>dentes demonstrare, verum neque tres neque duas, quia<text:line-break/>una tantummodo vena est et ea maxima, quae cava appel-<text:line-break/>latur, a gibbo jecinoris per totam animalis longitudinem-<text:line-break/>protracta. Nam quum septum transversum animantis par-<text:line-break/>tem superiorem ab in<text:span text:style-name="Default_20_Paragraph_20_Font"><text:span text:style-name="T1">t</text:span></text:span>erna separet, vena cava pertransiens<text:line-break/>transversum id septum sursum versus ad cor tendit, deor-<text:line-break/>fum vero a gibbo jecinoris per spinam concedit. At ab<text:line-break/>ea quae sursum contendit parte plane. perspiciuntur tan-<text:line-break/>quam a caudice omnes exoriri, quae septo transverso<text:line-break/>superiores funt venae, sicut. ab ea quae ad spinam defle-<text:line-break/>ctit ; inferiores. Horum Hippocrates in fecundo epide-<text:line-break/>mion libro meminit ubi venam cavam jecorariam vocati<text:line-break/>Huic caeteri omnes quicunque in dissectionibus variati<text:line-break/>sunt consentiunt: nec quisquam alius unquam medicus<text:line-break/>repertus est sive dissectiones diligentius sive,negligentius<text:line-break/>pertractaveris , qui asseveraverit. octo este venas quae. a<text:line-break/>capite in corporis infernas discurrant partes , non Diocles,</text:p>
      <text:p text:style-name="P2">non Praxagoras, non Erasistratus, non Plistonicus, non<text:line-break/>Philotimus , .non Mnefitheus, non Dieuches, non Chrysip-<text:line-break/>., pus, neque Antigenes vel Medius vel. Euryphon , nec alius</text:p>
      <text:p text:style-name="P10">tandem quispiam e numero priscorum medicorum. Et quid<text:line-break/>de recentioribus dicam a quibus anatomica disciplina plu-<text:line-break/>rimum adaucta est, in quibus Eudemtrs et Herophilus<text:line-break/>fuere, quos nullus ad tempora usque Marini et Num esiam<text:line-break/>fubfequutus est qui illorum methbdo aliquod inventum<text:line-break/>addiderit? ut . neque Heraclianus, cum quo Alexandriae<text:line-break/>magna attentione versatus sum. Horum virorum et alii<text:line-break/>etiam plures extitere discipuli; sed omnium praestantissimi<text:line-break/>fuere Numesiani . quidem praeceptor noster Pelops, Ma-<text:line-break/>rini vero Quintus. Quintus Nero ut de nulla praeterea<text:line-break/>re alia quicquam scripsit , sic neque de dissectionibus. Sed<text:line-break/>aliorum non paucos habemus anatomicos libros ; imo et<text:line-break/>commentaria. reperiuntur anatomica a discipulis Quinti<text:line-break/>edita , qualia funt Satyri praeceptoris nostri et Lyci. Igi-.<text:line-break/>tur cum ab bis omnibus et ab aliis praeterea multis de<text:line-break/>corporibus secandis scriptum sit; n ullus tamen. novisse po-</text:p>
      <text:p text:style-name="P2">fuit quatuor venarum paria a. capite delabi. Neque hoc<text:line-break/>secus esse videtur quam si quis vellet contendere Athenis<text:line-break/>octo .esse arces, ubi unica tautum. est: Romae etiam si<text:line-break/>aliquis diceret colles octo esse qui inhabitentur; alius vero<text:line-break/>sex tectum, uno uterque mentiretur. . Si tamen quispiam<text:line-break/>unum pro septem habitari collem, contra vero Athenis<text:line-break/>pro una octo dicat esse arces, hic longe majori mendacio<text:line-break/>erit obnoxius. quam alter qui uno tantum a vero aberrat.<text:line-break/>Sic ergo cum una sit vena quae a. jecinoris gibbo in fu-<text:line-break/>pernas corporis partes fertur, quae etiam .si quis a superio-<text:line-break/>rihus sectionem exordiatur, descendere potius quam ascen-<text:line-break/>dore dici poterit,. ut. tamen nihilo secius una videatur,<text:line-break/>ille profecto ah omnibus deridendus veniet,. qui octo di-<text:line-break/>xerit a capite venas deferri.- quia sive ex superna parte<text:line-break/>deorsum , sive ex inferna sursum ferris dixeris venam je-<text:line-break/>corariam, quam cavam appellant, illa una penitus semper<text:line-break/>erit per gibbum jecinoris porrecta. Et proinde si ullus<text:line-break/>cujuspiam reperiatur liber, qui anatomen hujuscemodi Iit-</text:p>
      <text:p text:style-name="P3">teris mandaverit, nullus sane unquam. eam poterit illius<text:line-break/>habere rationem, ut pati possit particulatim . omnia capita<text:line-break/>legere, imo hoc <text:span text:style-name="Default_20_Paragraph_20_Font"><text:span text:style-name="T1">n</text:span></text:span>uo audito quatuor esse venarum in<text:line-break/>corpore paria, statim quasi a stolido quodam instituto aufn-<text:line-break/>giet. Verum posteaquam haec a nonnullis interiecta funt<text:line-break/>Hippocratis operibus, coacti fuimus nos hoc temporis quod<text:line-break/>tum in his refellendis tum vero illis quae vel perperam<text:line-break/>scripta sunt legendis consumimus, dispendium subire. Est,<text:line-break/>ait ipsa, par unum .venarum quod ab occipite exoriens<text:line-break/>per cervicem descendens et ab exterioribus spinae partibus<text:line-break/>ad coxas delatum, mox inde per tibiam ad malleolos<text:line-break/>tandem exteriores pervenit. Altarum vero par a partibus<text:line-break/>juxta aures originem habere ait, quod per collum delatum<text:line-break/>constitutisque venis jugularibus vocatis, mox ut primum<text:line-break/>ab externis circa spinam partibus, ita hoc ab internis ad<text:line-break/>testes et femora pertingit: delude vero per poplites ad<text:line-break/>internos concedit malleolos. Quis unquam si vel diem<text:line-break/>unam Iocari. corpora viderit aliquando, haec audire queat?</text:p>
      <text:p text:style-name="P3">Multa quidem in sectionibus . existunt th eor emam obscura,<text:line-break/>nec facilem demonstrationem habentia, quae merito quem-<text:line-break/>piam extis qur ru eame non admodum consummati sinui,<text:line-break/>latere possunt, et propterea de his aliqua suborta est disi-<text:line-break/>fentio. At maximae illius venae negotium ita omnibus<text:line-break/>apertum est, ut illos qui ex anatome quicquam addiscere<text:line-break/>potuerint, fallere nequeat. Imo adeo penes omnes in<text:line-break/>confesso est, ut etiam poetae id cognoscant, unde Home-<text:line-break/>rus ait:</text:p>
      <text:p text:style-name="Normal"><text:span text:style-name="Default_20_Paragraph_20_Font"><text:span text:style-name="T1">et vena</text:span></text:span>m <text:span text:style-name="Default_20_Paragraph_20_Font"><text:span text:style-name="T1">praec</text:span></text:span>i<text:span text:style-name="Default_20_Paragraph_20_Font"><text:span text:style-name="T1">d</text:span></text:span>i<text:span text:style-name="Default_20_Paragraph_20_Font"><text:span text:style-name="T1">t inde<text:line-break/>Quae dorsa</text:span></text:span> i<text:span text:style-name="Default_20_Paragraph_20_Font"><text:span text:style-name="T1">ncu</text:span></text:span>m<text:span text:style-name="Default_20_Paragraph_20_Font"><text:span text:style-name="T1">ben</text:span></text:span>s <text:span text:style-name="Default_20_Paragraph_20_Font"><text:span text:style-name="T1">in c</text:span></text:span>o<text:span text:style-name="Default_20_Paragraph_20_Font"><text:span text:style-name="T1">llu</text:span></text:span>m <text:span text:style-name="Default_20_Paragraph_20_Font"><text:span text:style-name="T1">siertur u</text:span></text:span>t<text:span text:style-name="Default_20_Paragraph_20_Font"><text:span text:style-name="T1">r</text:span></text:span>i<text:span text:style-name="Default_20_Paragraph_20_Font"><text:span text:style-name="T1">nque.</text:span></text:span></text:p>
      <text:p text:style-name="Normal">Sic igitur unam , ut una etiam est , novit, non quatuor :<text:line-break/>duas extra spinam, duas item alias, quae eodem sicut illae .<text:line-break/>modo utrinque secundum spinam porrectae sint, ut tamen<text:line-break/>nullum sit. animal quod, in quem modum qui hanc de-<text:line-break/>scripsit anatomen fingit, quatuor habeat. A vena hac<text:line-break/>maxima per universos spinalis medullae fines, ut in fe-</text:p>
      <text:p text:style-name="P3">cundoEprdemion libro scripsit Hippocrates, germina orum-<text:line-break/>-tur: superior ejus terminus ad claviculas .est , inferior au-<text:line-break/>tem ad os sacrum. Horum alter in venas jugulares.- rein-<text:line-break/>ditor, alter in illas quae in crura deferuntur. Jam ergo<text:line-break/>quo modo is qui hoc fecundum par commentus est, pu-<text:line-break/>favit jugulares venas duas permanentes juxta sumant ex<text:line-break/>internis partibus ad crura devehi? quo etiam interius ad<text:line-break/>malleolos pervenire? quum una in utramque et fola vena<text:line-break/>feratur et non una intra, altera vero extra malleolos, fed<text:line-break/>unius et ejusdem sunt rami. His- autem praeterea ineptius<text:line-break/>est tertium id venarum par, quas a temporibus deductas<text:line-break/>per cervicem fub scapulis transire ad pulmonem dixit,<text:line-break/>inde- vero. mutato incessu, a recto in obliquum, dextram<text:line-break/>ad. sinistrum latus pervenire , sicque ad lienem et sinistrum.<text:line-break/>renem concedere: sinistram vero ad dextrum renem et<text:line-break/>ambas tandem in fede finiri. . Sed dicat quispiam auctori<text:line-break/>huiusce inventi, o bone vir, fedos habent-fua venarum</text:p>
      <text:p text:style-name="P3">germina a cava juxta lumbos exorientia., qua sane parte<text:line-break/>duae illae quae in utramque partem deductae a cava or-<text:line-break/>tae quasi rami majores in crura deveniunt. Et quis<text:line-break/>praeterea est .nedum medicus, <text:span text:style-name="Default_20_Paragraph_20_Font"><text:span text:style-name="T1">t</text:span></text:span>est. nec coquus qui nesciat<text:line-break/>sanguinem a corde; cujus ille .qui hoc tertium confinxit<text:line-break/>par, usquam in suo sermone ne meminit quidem pulmoni<text:line-break/>per venam unam subministrari? Imo is istius ferum id si<text:line-break/>ullam habeat venam ignorasse .videtur, quod tamen .a<text:line-break/>nonnullis factoriae disciplinae .peritis tanquam.fons et<text:line-break/>origo venarum omnium per universum corpus distributa-<text:line-break/>ritui habitum esu Quartum enim venarum par a finei-<text:line-break/>pile oculisque. suum initium habere ait, unde sub cerri-<text:line-break/>cenet claviculas delatum .brachium ingredi ,. ad.. utram-<text:line-break/>que manum unam , subinde vero ex superioribus partibus<text:line-break/>in digitos scrri et mox referri per universam manum ad<text:line-break/>alam; indeque per costas p<text:span text:style-name="Default_20_Paragraph_20_Font"><text:span text:style-name="T1">r</text:span></text:span>ogredi, alteram quidem in je-<text:line-break/>cur, alteram in lienem, ut tandem a ventre decurrentes</text:p>
      <text:p text:style-name="P2">ambae ad ge<text:span text:style-name="Default_20_Paragraph_20_Font"><text:span text:style-name="T1">n</text:span></text:span>italia desina<text:span text:style-name="Default_20_Paragraph_20_Font"><text:span text:style-name="T1">n</text:span></text:span>t r sicque nec .istae ullam cordi<text:line-break/>partem attribuunt. .Qui ergo potuit is horum, veluti<text:line-break/>novus quidam Prometbeus, confictor tantum viscus; cor<text:line-break/>inquam, omnino oblivioni mandasse? At nec cerebri usquam<text:line-break/>meminit , vel fo<text:span text:style-name="Default_20_Paragraph_20_Font"><text:span text:style-name="T1">r</text:span></text:span>sitan quod malleolis esset in minori ho-<text:line-break/>no<text:span text:style-name="Default_20_Paragraph_20_Font"><text:span text:style-name="T1">t</text:span></text:span>e habendum;. Sed quod de renibus tradit, omnem vi-<text:line-break/>detur caecitatem^superare , quippe qui avena cavamaxii<text:line-break/>mas venas habeant, quas iste praetergrediens sibi quasdam<text:line-break/>alias eo a pulmone deferri confingit. Jam igitur fatis ex<text:line-break/>his omnibus constat quod vir iste nequaquam, at alii.qui-<text:line-break/>dam sectionibus operam dantes saepe faciunt, quaedam<text:line-break/>quasi caecutiens praeterierit, fed potius nihil protius vi-<text:line-break/>derit. Nam si quis vel maxima no<text:span text:style-name="Default_20_Paragraph_20_Font"><text:span text:style-name="T1">n</text:span></text:span> videat, hunc nihil<text:line-break/>videre quam caecutire verius dicas. Atque is qui de ve-<text:line-break/>narum a capite in universum corpus partitione habitus<text:line-break/>est Iermo, quod ebriorum somniis similis sit; eorum qui<text:line-break/>sectionibus vel parum interfuerint nemo ignorat. Porro<text:line-break/>parvas aliquas venas viros anatomicos refellisse magnum<text:line-break/>no<text:span text:style-name="Default_20_Paragraph_20_Font"><text:span text:style-name="T1">n</text:span></text:span> est: nunquam tamen quisquam aliam alio modo de-</text:p>
      <text:p text:style-name="P2">scripsit, neque eas quae a caecis etiam .modo digitos ad-<text:line-break/>movissent, comprehendi poterant, praetermisit. Itaque una<text:line-break/>est vena per quam sanguis ex jecinore in universum cor-<text:line-break/>pus influit; a qua multae aliae mino<text:span text:style-name="Default_20_Paragraph_20_Font"><text:span text:style-name="T1">r</text:span></text:span>es quasi rami a trunco<text:line-break/>prodeuntes illum omnibus corporis dispertiuntur partibus.<text:line-break/>Quod si sanguinem in vena cava fluvio compares , rivulis<text:line-break/>vero illum qui inde in corporis particulas defluit, minime</text:p>
      <text:p text:style-name="P4">, a vera abe<text:span text:style-name="Default_20_Paragraph_20_Font"><text:span text:style-name="T1">r</text:span></text:span>rabis similitudine. Sed sive fluvio, sive trunco<text:line-break/>similem esse venam magnam quis dicat , omnes penitus<text:line-break/>medici consentiunt unicam eam esse, praeterquam ille qui<text:line-break/>audacissime quatuor haec paria huic libro in ter seruit. Et -<text:line-break/>praeter alia multa tum cor tum venam ipsam cavam<text:line-break/>silentio praeteriit, cum tamen jugularium meminerit, in<text:line-break/>quas illa in supremo thorace scinditur. Quicquid enim<text:line-break/>p<text:span text:style-name="Default_20_Paragraph_20_Font"><text:span text:style-name="T1">r</text:span></text:span>aeterea inter locum hunc et ultimam spinae partem<text:line-break/>clauditur, vena cava occupat, a qua venae utrinque ger-<text:line-break/>minant. Ex utroque .vero; ipsius termino et ex utrisque<text:line-break/>partibus bipertita est, nam a superiore ejus pacte duae</text:p>
      <text:p text:style-name="P2">prodeunt venae maximae, quae per collum invectae. .jugu-<text:line-break/>laves appellantur; ab inferioribus vero in utrumque erus<text:line-break/>una, .ut jam diximus, et ec quidem maxima descendit.<text:line-break/>Eorum sace quae per colluni feruntur et jugulares vocan-<text:line-break/>turuin suo illo secundo pari meminit novus hic noster<text:line-break/>Prometheus, ubi temeritatem ac ignorantiam maximam<text:line-break/>ostendit , .nulla unquam cavae venae, a quafstae ortum<text:line-break/>habent, facta mentione. Debuisset quippe, si unquam vel<text:line-break/>tantillum secandis corporibus interfuisset, dixisse venas has<text:line-break/>jugulares in unum coire et efficere jecorariam vel cavam<text:line-break/>venam vel quomodocunque quis illam in prae<text:span text:style-name="Default_20_Paragraph_20_Font"><text:span text:style-name="T1">s</text:span></text:span>entiarum<text:line-break/>velit appellare. Quod si de istis tanquam semper sic dua-<text:line-break/>bus permanentibus ab eo- sic formo habitus, qui dicat illos<text:line-break/>per internas prope spinam partes , ad interiores malleolos<text:line-break/>devehi ; quid deinde de aliis venis post quatuor illa pa-<text:line-break/>ria defcriptrs erit dicendum? quas ipsc putavit alimentum<text:line-break/>a- cava vena in corpus universum afferre, ac si quatuor<text:line-break/>illa commemorata paria alterius cuiuspiam negotii gratia</text:p>
      <text:p text:style-name="P3">fuerint a natura fabrefacta, neque unum idemque et com-<text:line-break/>mune fit venarum omnium munus, nempe sanguinem ex<text:line-break/>hepate in caeteras animantis partes advehere. At vero<text:line-break/>quae a ventriculo et intestinis succum ciborum in jecur<text:line-break/>asportant,. earum nullo ultra jecur progreditur, imo nec<text:line-break/>in multis secundum (jecur locis apparent, quamvis nume- .<text:line-break/>rosae admodum ex ea parte sint qua ventrem et caetera<text:line-break/>attingunt intestina, sed in unum locum, quem portas je-<text:line-break/>coris vocant, omnes conveniunt: quem locum qui primus<text:line-break/>portas nominavit, jecur urbi aut aedibus amplis compa-<text:line-break/>ravrt, intestina ventremque agris, ex quibus instar viarum<text:line-break/>per multas venas cibi in urbis aedium ve portas vehuntur.<text:line-break/>Delirat itaque in hoc animali quod sibi novus isse Pro-<text:line-break/>metheus suo sermone fingit. Nam nemo unquam animal<text:line-break/>aliquod effectu ipse sic formabit, ut in eo venae a ven-<text:line-break/>triente et intestinis alimenta ru totum corpus deferant;<text:line-break/>omnes siquidem in unum concurrunt locum, . portas sciti-<text:line-break/>cet jecinoris; unde quae per id viscus dispertitae sunt</text:p>
      <text:p text:style-name="P11">venae assumptum alimentum in cavam venam ferunt, a<text:line-break/>qua in totum corpus fanguis, ut paulo ante diximus,<text:line-break/>distribuitur.</text:p>
      <text:h text:style-name="Heading_20_2" text:outline-level="2">VII.</text:h>
      <text:p text:style-name="P4"><text:span text:style-name="Default_20_Paragraph_20_Font"><text:span text:style-name="T1">Quae e</text:span></text:span>ti<text:span text:style-name="Default_20_Paragraph_20_Font"><text:span text:style-name="T1">am a erasu</text:span></text:span>s <text:span text:style-name="Default_20_Paragraph_20_Font"><text:span text:style-name="T1">ven</text:span></text:span>is, t<text:span text:style-name="Default_20_Paragraph_20_Font"><text:span text:style-name="T1">um ab exter</text:span></text:span>nis <text:span text:style-name="Default_20_Paragraph_20_Font"><text:span text:style-name="T1">tu</text:span></text:span>m <text:span text:style-name="Default_20_Paragraph_20_Font"><text:span text:style-name="T1">ab in-<text:line-break/></text:span></text:span>t<text:span text:style-name="Default_20_Paragraph_20_Font"><text:span text:style-name="T1">ern</text:span></text:span>is, i<text:span text:style-name="Default_20_Paragraph_20_Font"><text:span text:style-name="T1">n ventr</text:span></text:span>i<text:span text:style-name="Default_20_Paragraph_20_Font"><text:span text:style-name="T1">cu</text:span></text:span>l<text:span text:style-name="Default_20_Paragraph_20_Font"><text:span text:style-name="T1">um et rel</text:span></text:span>i<text:span text:style-name="Default_20_Paragraph_20_Font"><text:span text:style-name="T1">quum corpu</text:span></text:span>s <text:span text:style-name="Default_20_Paragraph_20_Font"><text:span text:style-name="T1">desu</text:span></text:span>m<text:span text:style-name="Default_20_Paragraph_20_Font"><text:span text:style-name="T1">a</text:span></text:span>t <text:span text:style-name="Default_20_Paragraph_20_Font"><text:span text:style-name="T1">sibi-<text:line-break/>que in</text:span></text:span>t<text:span text:style-name="Default_20_Paragraph_20_Font"><text:span text:style-name="T1">ernae extern</text:span></text:span>is <text:span text:style-name="Default_20_Paragraph_20_Font"><text:span text:style-name="T1">et externae</text:span></text:span> i<text:span text:style-name="Default_20_Paragraph_20_Font"><text:span text:style-name="T1">n</text:span></text:span>t<text:span text:style-name="Default_20_Paragraph_20_Font"><text:span text:style-name="T1">ernis</text:span></text:span> m<text:span text:style-name="Default_20_Paragraph_20_Font"><text:span text:style-name="T1">u</text:span></text:span>t<text:span text:style-name="Default_20_Paragraph_20_Font"><text:span text:style-name="T1">uo dstr</text:span></text:span>i-<text:line-break/><text:span text:style-name="Default_20_Paragraph_20_Font"><text:span text:style-name="T1">buun</text:span></text:span>t.</text:p>
      <text:p text:style-name="P1">Poterant huic novo Prometheo quatuor ea venarum<text:line-break/>paria suffecisse, nec tamen fiatis isti fuere, imo .prae in-<text:line-break/>explebili quadam impudentia has illis infuper adlidit, quae<text:line-break/>corpori a vena cava alimentum ministrent, ut nunc coro-<text:line-break/>uidem sermoni impositurus, de venatum communione hoc<text:line-break/>tandem verum protulit. Ex his etenim venis quae a cava<text:line-break/>oriuntur, quas ille crassas vocat, nulla in alia partita paria</text:p>
      <text:p text:style-name="P3">intestinis aut .ventriculo inseritur. Porro ut ne verbum<text:line-break/>quidem is qui hanc venarum anatomen commentus est,<text:line-break/>verum attulit: sic Hippocrates epidemiormn libro fecundo<text:line-break/>in nullo prorsus aberravit. Quare insaniunt prosectu qui<text:line-break/>ne per somnium quidem corporum sectiones attigere , at<text:line-break/>libros Hippocratis exponere aggrediuntur et illi quam ma-<text:line-break/>xitne qui cum .velint Hippocratici appellari, in eundem<text:line-break/>tamen auctorem et has universas de venarum sectione nu-<text:line-break/>gas et exactam ejusdem . disquisitionem in .secundo epide-<text:line-break/>miorum..traditam referendam arbitrantur. Si enim in al-<text:line-break/>terutro eorum aliquod praeterea accessisset inventum, fieri<text:line-break/>sane potuisset ut idem vir tempore peritior factus, illis<text:line-break/>quae ab eo prius probe dicta fuerant alia etiam addidisset.<text:line-break/>At cum videamus Hippocratem non modo omnia ad amuf-<text:line-break/>sim in commentarios retulisse, quae cunctis plane peripi-<text:line-break/>cua sunt, verum et ea quae ad videndum sunt difficiliora,<text:line-break/>is vero qui hanc anatomen composuit, ea etiam non vi-<text:line-break/>derit quae quisque vel palpando inveniat, quomodo potest</text:p>
      <text:p text:style-name="P20">quispiam affirmare eundem utraque haec scripsisse? quo-<text:line-break/>modo etiam probabile. est, ut absoluto universo qui de<text:line-break/>hominis elementis institutus erat sermo, de venis sub-<text:line-break/><text:span text:style-name="Default_20_Paragraph_20_Font"><text:span text:style-name="T5">η</text:span></text:span><text:span text:style-name="Default_20_Paragraph_20_Font"><text:span text:style-name="T4"> </text:span></text:span>exuerit? aut enim tota anatomes ratio explenda erat,<text:line-break/>aut neque de venis erat tractandum. . Hoc enim magis ad<text:line-break/>commentationes , quas nobis ipsis memoriae gratia deseri-<text:line-break/>bimus, attinet ut ejuscemodi varia tbeoremata simul ex-<text:line-break/>plicentur. Iusto autem et legitimo volumini nequaquam<text:line-break/>convenit ut priore doctrina consummata, fubinde-llli al-<text:line-break/>tersuspars aliqua annectatur, atque iterum illa relicta,<text:line-break/>paulo post alia et postmodum etiam alia, quod in his<text:line-break/>evenisse videmus quae libro de natura. humana subjecta<text:line-break/>fuere.</text:p>
      <text:h text:style-name="Heading_20_2" text:outline-level="2"><text:span text:style-name="Default_20_Paragraph_20_Font"><text:span text:style-name="T1"><text:line-break/></text:span></text:span>u Vili.</text:h>
      <text:p text:style-name="P4"><text:span text:style-name="Default_20_Paragraph_20_Font"><text:span text:style-name="T1">Ea</text:span></text:span>s i<text:span text:style-name="Default_20_Paragraph_20_Font"><text:span text:style-name="T1">gi</text:span></text:span>t<text:span text:style-name="Default_20_Paragraph_20_Font"><text:span text:style-name="T1">ur venae sec</text:span></text:span>t<text:span text:style-name="Default_20_Paragraph_20_Font"><text:span text:style-name="T1">ione</text:span></text:span>s <text:span text:style-name="Default_20_Paragraph_20_Font"><text:span text:style-name="T1">h</text:span></text:span>is<text:span text:style-name="Default_20_Paragraph_20_Font"><text:span text:style-name="T1">ce. rati</text:span></text:span>o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ducto</text:span></text:span>s <text:span text:style-name="Default_20_Paragraph_20_Font"><text:span text:style-name="T1">facere<text:line-break/>op</text:span></text:span>o<text:span text:style-name="Default_20_Paragraph_20_Font"><text:span text:style-name="T1">rtet.</text:span></text:span></text:p>
      <text:p text:style-name="P1">Quae ipfie videlicet praemonstraverat quando ad finem</text:p>
      <text:p text:style-name="P3">primi paris fubjunxit haec verba: <text:span text:style-name="Default_20_Paragraph_20_Font"><text:span text:style-name="T1">Venam itaque ad coxa-<text:line-break/>rum et dorsi dolores in poplitibus secabis et exterioribus<text:line-break/>malleolis.</text:span></text:span> Secundo item pari haec adscripsit: U<text:span text:style-name="Default_20_Paragraph_20_Font"><text:span text:style-name="T1">nde ad<text:line-break/>lumborum dolores et testium venas in tibiis incidere opor-<text:line-break/>tet et malleolis interioribus,</text:span></text:span> ut tamen in tertio et quarto<text:line-break/>pari nihil de vena secanda meminerit. Quapropter hac<text:line-break/>etiam parte mancam tradidit hanc institutionem qui mul-<text:line-break/>tas praeterierit corporis partes, quarum venae quae tun-<text:line-break/>dendae essent, explicandae erant; ut ergo ab universa<text:line-break/>anatomes ratione particulam quandam avulsam litte-<text:line-break/>ris commisit, sic et quod de sanguine mittendo reseren-<text:line-break/>dum erat.</text:p>
      <text:h text:style-name="Heading_20_2" text:outline-level="2">IX.</text:h>
      <text:p text:style-name="P4"><text:span text:style-name="Default_20_Paragraph_20_Font"><text:span text:style-name="T1">Studendum autem est</text:span></text:span> venarum <text:span text:style-name="Default_20_Paragraph_20_Font"><text:span text:style-name="T1">sectiones eissici quam lon-<text:line-break/>gissime a locis in quibus dolores socri et fanguis colligi<text:line-break/>consuevit, stc en</text:span></text:span>i<text:span text:style-name="Default_20_Paragraph_20_Font"><text:span text:style-name="T1">m tum mutatio minime magna dere-</text:span></text:span></text:p>
      <text:p text:style-name="P2"><text:span text:style-name="Default_20_Paragraph_20_Font"><text:span text:style-name="T1">pente continget, tum etiam consuetudinem tollendo efo<text:line-break/>seceris ut ne amplius in eundem locum colligatur.</text:span></text:span></text:p>
      <text:p text:style-name="P1">Quod sectiones venarum hic intellexerit, quas phle-<text:line-break/>botomias composito appellamus nomine, recte ab exposi-<text:line-break/>Ioribus acceptum est, qui in hoc omnes consentiunt. Quod<text:line-break/>vero minime definierit num dolentibus jam partibus ceu-<text:line-break/>seat procul esse revelIendos humores vel potius sanitatis<text:line-break/>tempore: ea ratione forte veniet reprehendendus. Et mihi<text:line-break/>quidem videtur quod id in his qui prospera utantur va-<text:line-break/>letudine dictum sit, quippe quod voluerit auctor assueta-<text:line-break/>cere humores redundantes in alias ferri partes.</text:p>
      <text:h text:style-name="Heading_20_2" text:outline-level="2">X.</text:h>
      <text:p text:style-name="P4"><text:span text:style-name="Default_20_Paragraph_20_Font"><text:span text:style-name="T1">Quicunque pus copiosam citra febrem expuunt, et quibus-<text:line-break/>cunque absque dolore pus multum in urina subsidet et<text:line-break/>quibuscunque alvi defectiones ut in d</text:span></text:span>y<text:span text:style-name="Default_20_Paragraph_20_Font"><text:span text:style-name="T1">senteri</text:span></text:span>a <text:span text:style-name="Default_20_Paragraph_20_Font"><text:span text:style-name="T1">cruentae<text:line-break/>ae diuturnae sunt, ut</text:span></text:span> i<text:span text:style-name="Default_20_Paragraph_20_Font"><text:span text:style-name="T1">uvenibus quinque et triginta an-</text:span></text:span></text:p>
      <text:p text:style-name="P3"><text:span text:style-name="Default_20_Paragraph_20_Font"><text:span text:style-name="T1">uorum atque etiam senioribus; his omnibus eadem ex<text:line-break/>causa morbi oboriuntur; hos namque et labores tolerasse<text:line-break/>et exercitationibus deditos et operarios in</text:span></text:span> i<text:span text:style-name="Default_20_Paragraph_20_Font"><text:span text:style-name="T1">uventute<text:line-break/>fuisse necesse est. Postea oero solutos laboribus molli<text:line-break/>carne et multum a priore dissierente carnosus esse red-<text:line-break/>ditos , multumque dissidens corpus habere, ut quod prius<text:line-break/>extitit cum eo quod nunc accrevit minime consentiat.<text:line-break/>Quum igitur morbus aliquis sic assertos corripuerit, ii<text:line-break/>quidem quamprimum evadunt , sed postea a morbo tem-<text:line-break/>poris successu corpus liquatur et per venas, qua parte<text:line-break/>amplissimae esse solent, sanies quaedam stuit. Si igitur<text:line-break/>sanies ad inferiorem alvum impetu feratur, quale quid<text:line-break/>sere inest in corpore, tales etiam de</text:span></text:span>i<text:span text:style-name="Default_20_Paragraph_20_Font"><text:span text:style-name="T1">ectiones redduntur.<text:line-break/>Neque enim, cum via declivis sit, multo tempore in<text:line-break/>intestino subsistit. At quibus in pectus insiluit, ii puru-<text:line-break/>lenti st</text:span></text:span>a<text:span text:style-name="Default_20_Paragraph_20_Font"><text:span text:style-name="T1">nt, cum nimirum purgatio acclivis sit et multo<text:line-break/></text:span></text:span>t<text:span text:style-name="Default_20_Paragraph_20_Font"><text:span text:style-name="T1">empore immorans in pectore putrescat et purulentum</text:span></text:span></text:p>
      <text:p text:style-name="P2"><text:span text:style-name="Default_20_Paragraph_20_Font"><text:span text:style-name="T1">reddatur. Quibus vero in vesicam essunditur, a loci<text:line-break/>calore calida et alba sit et secernitur, quodque rarissi-<text:line-break/>mum ex</text:span></text:span>i<text:span text:style-name="Default_20_Paragraph_20_Font"><text:span text:style-name="T1">stit, supra innatat, crassissimum vero, quod<text:line-break/>sane pus appellatur, subsidet.</text:span></text:span></text:p>
      <text:p text:style-name="P1">Omnia quae hac traduntur serie clara sunt potiusque<text:line-break/>lectorem qui animum advertat quam expositorem deside-<text:line-break/>rant qui declaret: quae tamen an vera sint partim ex-<text:line-break/>perdentia partim ratione examinanda sunt. Experientia<text:line-break/>quidem observandum est num aliqui a fabre immunes visi<text:line-break/>unquam sint aut sputo pus rejecisse, aut urinis aliquid<text:line-break/>excrevisse. Praeterea si priorem vitam duxerint labori<text:span text:style-name="Default_20_Paragraph_20_Font"><text:span text:style-name="T1">o-<text:line-break/></text:span></text:span>sam , moxque quieverint multo tempore, atque silia<text:line-break/>morbo detenti incolumes evasere et subinde si purulentae<text:line-break/>excretiones supervenerint. Haec experimentis sunt judi-<text:line-break/>canda. Ratione ver<text:span text:style-name="Default_20_Paragraph_20_Font"><text:span text:style-name="T1">o</text:span></text:span>, si quam is retulit, causa vera sit<text:line-break/>vel secus. Jam vero quod ista ab ipso auctore producta<text:line-break/>nullam secum habeant neceflItatem , facile omnibus con-</text:p>
      <text:p text:style-name="P3">spicuum erit qui .demonstrativis meth<text:span text:style-name="Default_20_Paragraph_20_Font"><text:span text:style-name="T1">o</text:span></text:span>dis operam navarunt.<text:line-break/>An autem probabile saltem habeat, secum quisque per-<text:line-break/>pendat: .videtur enim probabile in his esse quae ad aliud<text:line-break/>referuntur. Et equidem quantum. ad .ea spectat quae in<text:line-break/>experimentis apparent, tantum hoc habeo . quod tibi asse-<text:line-break/>ram, me cruentas vidisse saepenumero dejectiones per<text:line-break/>alvum ab his qui c<text:span text:style-name="Default_20_Paragraph_20_Font"><text:span text:style-name="T1">o</text:span></text:span>nsuetas validasque exercitationes di-<text:line-break/>miserint excretas: purulentas vero nequaquam. Vidi<text:line-break/>praeterea ex quibusdam periodis tum ordinatis tum inor- -<text:line-break/>dicatis mucosa ab his in urinis reddi et per alvum siejicr:<text:line-break/>sicut et <text:span text:style-name="Default_20_Paragraph_20_Font"><text:span text:style-name="T1">t</text:span></text:span>puta cocta quidem, purulenta vero minime.</text:p>
      <text:h text:style-name="Heading_20_2" text:outline-level="2">XI.</text:h>
      <text:p text:style-name="Normal"><text:span text:style-name="Default_20_Paragraph_20_Font"><text:span text:style-name="T1">At vero calculi puer</text:span></text:span>is <text:span text:style-name="Default_20_Paragraph_20_Font"><text:span text:style-name="T1">ob lori huju</text:span></text:span>s <text:span text:style-name="Default_20_Paragraph_20_Font"><text:span text:style-name="T1">ac universi corpori</text:span></text:span>s<text:line-break/><text:span text:style-name="Default_20_Paragraph_20_Font"><text:span text:style-name="T1">- calorem procreantur, sed c</text:span></text:span>iri, <text:span text:style-name="Default_20_Paragraph_20_Font"><text:span text:style-name="T1">ob c</text:span></text:span>o<text:span text:style-name="Default_20_Paragraph_20_Font"><text:span text:style-name="T1">rp</text:span></text:span>o<text:span text:style-name="Default_20_Paragraph_20_Font"><text:span text:style-name="T1">ri</text:span></text:span>s sar<text:span text:style-name="Default_20_Paragraph_20_Font"><text:span text:style-name="T1">gu</text:span></text:span>s <text:span text:style-name="Default_20_Paragraph_20_Font"><text:span text:style-name="T1">casu<text:line-break/>cu</text:span></text:span>li <text:span text:style-name="Default_20_Paragraph_20_Font"><text:span text:style-name="T1">n</text:span></text:span>o<text:span text:style-name="Default_20_Paragraph_20_Font"><text:span text:style-name="T1">n generantur.</text:span></text:span></text:p>
      <text:p text:style-name="P1">Loci nimirum vesicae, de qua in fine prioris orati<text:span text:style-name="Default_20_Paragraph_20_Font"><text:span text:style-name="T1">o</text:span></text:span>nis</text:p>
      <text:p text:style-name="P3">sic ipfe ait : <text:span text:style-name="Default_20_Paragraph_20_Font"><text:span text:style-name="T1">Qu</text:span></text:span>i<text:span text:style-name="Default_20_Paragraph_20_Font"><text:span text:style-name="T1">bus in. vesicam e</text:span></text:span>j.irit<text:span text:style-name="Default_20_Paragraph_20_Font"><text:span text:style-name="T1">ur, a loc</text:span></text:span>i isti<text:span text:style-name="Default_20_Paragraph_20_Font"><text:span text:style-name="T1">u</text:span></text:span>s <text:span text:style-name="Default_20_Paragraph_20_Font"><text:span text:style-name="T1">ca-<text:line-break/>l</text:span></text:span>o<text:span text:style-name="Default_20_Paragraph_20_Font"><text:span text:style-name="T1">re albescit. </text:span></text:span>Inquit ergo quod calculi pueris innascun-<text:line-break/>tur ob calorem tam vesicae quam corporis totius. Postea<text:line-break/>de puerorum calore sic subiungit.</text:p>
      <text:h text:style-name="Heading_20_2" text:outline-level="2">Xll.</text:h>
      <text:p text:style-name="P4">N<text:span text:style-name="Default_20_Paragraph_20_Font"><text:span text:style-name="T1">am probe nosce opor</text:span></text:span>t<text:span text:style-name="Default_20_Paragraph_20_Font"><text:span text:style-name="T1">e</text:span></text:span>t <text:span text:style-name="Default_20_Paragraph_20_Font"><text:span text:style-name="T1">hom</text:span></text:span>i<text:span text:style-name="Default_20_Paragraph_20_Font"><text:span text:style-name="T1">ne</text:span></text:span>m <text:span text:style-name="Default_20_Paragraph_20_Font"><text:span text:style-name="T1">prim</text:span></text:span>o <text:span text:style-name="Default_20_Paragraph_20_Font"><text:span text:style-name="T1">d</text:span></text:span>i<text:span text:style-name="Default_20_Paragraph_20_Font"><text:span text:style-name="T1">erum decursu<text:line-break/></text:span></text:span>i<text:span text:style-name="Default_20_Paragraph_20_Font"><text:span text:style-name="T1">psum su</text:span></text:span>i comparatione <text:span text:style-name="Default_20_Paragraph_20_Font"><text:span text:style-name="T1">cal</text:span></text:span>i<text:span text:style-name="Default_20_Paragraph_20_Font"><text:span text:style-name="T1">d</text:span></text:span>i/<text:span text:style-name="Default_20_Paragraph_20_Font"><text:span text:style-name="T1">funum este, p</text:span></text:span>o<text:span text:style-name="Default_20_Paragraph_20_Font"><text:span text:style-name="T1">stremo ver</text:span></text:span>o.<text:line-break/>fai<text:span text:style-name="Default_20_Paragraph_20_Font"><text:span text:style-name="T1">g</text:span></text:span>i<text:span text:style-name="Default_20_Paragraph_20_Font"><text:span text:style-name="T1">d</text:span></text:span>ispm<text:span text:style-name="Default_20_Paragraph_20_Font"><text:span text:style-name="T1">u</text:span></text:span>m.</text:p>
      <text:p text:style-name="P1">Qui simpliciter absque ea limitatione , scilicet primis<text:line-break/>illis diebus hominem ajunt calidissimum esse, eorum ferum<text:line-break/>non est verus: at cum limitatione- verus ; calidissimus<text:line-break/>siquidem est si de innato calore loquamur, is enim in pue-<text:line-break/>ris plurimus esu Id autem, ut sequens iudicabit oratio,.<text:line-break/>ille qui haec scripsit obaudivisse videtur, quod tamen in<text:line-break/>hoc sermone praecipuum erat. Neque enim ut Hippocra-</text:p>
      <text:p text:style-name="P12">tes suxit, <text:span text:style-name="Default_20_Paragraph_20_Font"><text:span text:style-name="T1">qui augentur plurimu</text:span></text:span>m <text:span text:style-name="Default_20_Paragraph_20_Font"><text:span text:style-name="T1">haben</text:span></text:span>t i<text:span text:style-name="Default_20_Paragraph_20_Font"><text:span text:style-name="T1">nnat</text:span></text:span>i <text:span text:style-name="Default_20_Paragraph_20_Font"><text:span text:style-name="T1">cal</text:span></text:span>o<text:span text:style-name="Default_20_Paragraph_20_Font"><text:span text:style-name="T1">ris,<text:line-break/></text:span></text:span>ita hunc sensisse : offendes; imo nativo praetermisso simpli-<text:line-break/>citer putasse calida esse quae crescunt.<text:tab/>.</text:p>
      <text:h text:style-name="Heading_20_2" text:outline-level="2"><text:s/>XIH.</text:h>
      <text:p text:style-name="P4">(suo <text:span text:style-name="Default_20_Paragraph_20_Font"><text:span text:style-name="T1">d en</text:span></text:span>i<text:span text:style-name="Default_20_Paragraph_20_Font"><text:span text:style-name="T1">m augesc</text:span></text:span>it <text:span text:style-name="Default_20_Paragraph_20_Font"><text:span text:style-name="T1">c</text:span></text:span>o<text:span text:style-name="Default_20_Paragraph_20_Font"><text:span text:style-name="T1">rpu</text:span></text:span>s <text:span text:style-name="Default_20_Paragraph_20_Font"><text:span text:style-name="T1">e</text:span></text:span>t <text:span text:style-name="Default_20_Paragraph_20_Font"><text:span text:style-name="T1">ad robur proced</text:span></text:span>i<text:span text:style-name="Default_20_Paragraph_20_Font"><text:span text:style-name="T1">t, </text:span></text:span>i<text:span text:style-name="Default_20_Paragraph_20_Font"><text:span text:style-name="T1">d ca-<text:line-break/></text:span></text:span>l<text:span text:style-name="Default_20_Paragraph_20_Font"><text:span text:style-name="T1">id</text:span></text:span>ii<text:span text:style-name="Default_20_Paragraph_20_Font"><text:span text:style-name="T1">m este necesse est.</text:span></text:span></text:p>
      <text:p text:style-name="P1">Quum Hippocrates dixerit: <text:span text:style-name="Default_20_Paragraph_20_Font"><text:span text:style-name="T1">qu</text:span></text:span>i <text:span text:style-name="Default_20_Paragraph_20_Font"><text:span text:style-name="T1">augentur p</text:span></text:span>l<text:span text:style-name="Default_20_Paragraph_20_Font"><text:span text:style-name="T1">uri</text:span></text:span>m<text:span text:style-name="Default_20_Paragraph_20_Font"><text:span text:style-name="T1">u</text:span></text:span>m<text:line-break/><text:span text:style-name="Default_20_Paragraph_20_Font"><text:span text:style-name="T1">haben</text:span></text:span>t <text:span text:style-name="Default_20_Paragraph_20_Font"><text:span text:style-name="T1">inna</text:span></text:span>t<text:span text:style-name="Default_20_Paragraph_20_Font"><text:span text:style-name="T1">i caloris</text:span></text:span>, videtur hic auctor existimasse cor-<text:line-break/>pora his qui augentur calida simpliciter esse: qui innati<text:line-break/>nihil in hoc meminerit sermone. Quod enim ad vim pro-<text:line-break/>greditur, calidum fore ait, ad vim autem progredi vult<text:line-break/>quid hujusmodi indicare; ridetur ipsi incrementum esse<text:line-break/>rem violentam et validam et ut opera alia vehementiora<text:line-break/>operarios .excalfaciunt, sic et incrementum. At contra<text:line-break/>debuerat dicere ex innato calore pueros augeri, non. au-<text:line-break/>tem ob id eos incalescere quod augeantur. Nam calor</text:p>
      <text:p text:style-name="P3">/pie innatus- non salum moderate calidus, fed praeterea<text:line-break/>etiam humidus esse Igitur jure meritu ejuscemodi augen-<text:line-break/>tur corpora, quippe quae su tres distendantur dimensiones<text:line-break/>et quasi inflentur et propterea omnibus illis fit accessio.<text:line-break/>Itaque ea undique natura distendit ad hoc negotium or-<text:line-break/>gano .usa calore innato; ex humore enim habet ut facile<text:line-break/>protendatur. Atque plerique pueri,. utpote qui .plurimum<text:line-break/>voraces sint, humorem non modicum aggregant, quem<text:line-break/>crudum proprie .vocamus , qui calculo gignendo in primis<text:line-break/>opportunus est accedente calore veluti effectrice causa.</text:p>
      <text:h text:style-name="Heading_20_2" text:outline-level="2">XIV.</text:h>
      <text:p text:style-name="P4"><text:span text:style-name="Default_20_Paragraph_20_Font"><text:span text:style-name="T1">A</text:span></text:span>t <text:span text:style-name="Default_20_Paragraph_20_Font"><text:span text:style-name="T1">ub</text:span></text:span>i m<text:span text:style-name="Default_20_Paragraph_20_Font"><text:span text:style-name="T1">arcescere corpu</text:span></text:span>s <text:span text:style-name="Default_20_Paragraph_20_Font"><text:span text:style-name="T1">c</text:span></text:span>o<text:span text:style-name="Default_20_Paragraph_20_Font"><text:span text:style-name="T1">eper</text:span></text:span>i<text:span text:style-name="Default_20_Paragraph_20_Font"><text:span text:style-name="T1">t e</text:span></text:span>t <text:span text:style-name="Default_20_Paragraph_20_Font"><text:span text:style-name="T1">ad exit</text:span></text:span>i<text:span text:style-name="Default_20_Paragraph_20_Font"><text:span text:style-name="T1">um delab</text:span></text:span>it<text:span text:style-name="Default_20_Paragraph_20_Font"><text:span text:style-name="T1">ur,<text:line-break/>/r</text:span></text:span>i<text:span text:style-name="Default_20_Paragraph_20_Font"><text:span text:style-name="T1">gidiu</text:span></text:span>s <text:span text:style-name="Default_20_Paragraph_20_Font"><text:span text:style-name="T1">evad</text:span></text:span>it.</text:p>
      <text:p text:style-name="P1">Et hic <text:span text:style-name="Default_20_Paragraph_20_Font"><text:span text:style-name="T1">t</text:span></text:span>urium quando non amplius augetur corpus<text:line-break/>his qui inclinata aetate sunt, ipsum ab otio fieri ait fri-<text:line-break/>gidius, at satius erat ut contra ratio causae assignare tu r t</text:p>
      <text:p text:style-name="P3">ob id enim quia illis innatus calor imminuitur, et incre-<text:line-break/>nrentum etiam cessat; clarius tamen horum auctor <text:span text:style-name="Default_20_Paragraph_20_Font"><text:span text:style-name="T1">t</text:span></text:span>uam in<text:line-break/>fequenti parte sententiam aperuit.</text:p>
      <text:h text:style-name="Heading_20_2" text:outline-level="2">XV</text:h>
      <text:p text:style-name="P4"><text:span text:style-name="Default_20_Paragraph_20_Font"><text:span text:style-name="T1">A</text:span></text:span>t<text:span text:style-name="Default_20_Paragraph_20_Font"><text:span text:style-name="T1">que hac rat</text:span></text:span>i<text:span text:style-name="Default_20_Paragraph_20_Font"><text:span text:style-name="T1">one qu</text:span></text:span>o <text:span text:style-name="Default_20_Paragraph_20_Font"><text:span text:style-name="T1">pluri</text:span></text:span>m<text:span text:style-name="Default_20_Paragraph_20_Font"><text:span text:style-name="T1">um pr</text:span></text:span>io<text:span text:style-name="Default_20_Paragraph_20_Font"><text:span text:style-name="T1">r</text:span></text:span>i<text:span text:style-name="Default_20_Paragraph_20_Font"><text:span text:style-name="T1">bu</text:span></text:span>s <text:span text:style-name="Default_20_Paragraph_20_Font"><text:span text:style-name="T1">d</text:span></text:span>i<text:span text:style-name="Default_20_Paragraph_20_Font"><text:span text:style-name="T1">ebu</text:span></text:span>s i<text:span text:style-name="Default_20_Paragraph_20_Font"><text:span text:style-name="T1">nc</text:span></text:span>r<text:span text:style-name="Default_20_Paragraph_20_Font"><text:span text:style-name="T1">escit<text:line-break/>ho</text:span></text:span>mo, <text:span text:style-name="Default_20_Paragraph_20_Font"><text:span text:style-name="T1">e</text:span></text:span>o <text:span text:style-name="Default_20_Paragraph_20_Font"><text:span text:style-name="T1">cal</text:span></text:span>i<text:span text:style-name="Default_20_Paragraph_20_Font"><text:span text:style-name="T1">d</text:span></text:span>i<text:span text:style-name="Default_20_Paragraph_20_Font"><text:span text:style-name="T1">or evad</text:span></text:span>it; <text:span text:style-name="Default_20_Paragraph_20_Font"><text:span text:style-name="T1">atque ult</text:span></text:span>im<text:span text:style-name="Default_20_Paragraph_20_Font"><text:span text:style-name="T1">is d</text:span></text:span>i<text:span text:style-name="Default_20_Paragraph_20_Font"><text:span text:style-name="T1">ebus quanto<text:line-break/>p</text:span></text:span>l<text:span text:style-name="Default_20_Paragraph_20_Font"><text:span text:style-name="T1">ur</text:span></text:span>im<text:span text:style-name="Default_20_Paragraph_20_Font"><text:span text:style-name="T1">um</text:span></text:span> m<text:span text:style-name="Default_20_Paragraph_20_Font"><text:span text:style-name="T1">arcesc</text:span></text:span>it, <text:span text:style-name="Default_20_Paragraph_20_Font"><text:span text:style-name="T1">tanto . eum fu</text:span></text:span>l<text:span text:style-name="Default_20_Paragraph_20_Font"><text:span text:style-name="T1">g</text:span></text:span>i<text:span text:style-name="Default_20_Paragraph_20_Font"><text:span text:style-name="T1">d</text:span></text:span>io<text:span text:style-name="Default_20_Paragraph_20_Font"><text:span text:style-name="T1">re</text:span></text:span>m <text:span text:style-name="Default_20_Paragraph_20_Font"><text:span text:style-name="T1">esu necesu<text:line-break/>se est.</text:span></text:span></text:p>
      <text:p text:style-name="P1">Nos ergo recte partem superiorem ubi alt : <text:span text:style-name="Default_20_Paragraph_20_Font"><text:span text:style-name="T1">necesse<text:line-break/>siqu</text:span></text:span>i<text:span text:style-name="Default_20_Paragraph_20_Font"><text:span text:style-name="T1">de</text:span></text:span>m <text:span text:style-name="Default_20_Paragraph_20_Font"><text:span text:style-name="T1">est ut augescen</text:span></text:span>s <text:span text:style-name="Default_20_Paragraph_20_Font"><text:span text:style-name="T1">corpu</text:span></text:span>s <text:span text:style-name="Default_20_Paragraph_20_Font"><text:span text:style-name="T1">e</text:span></text:span>t <text:span text:style-name="Default_20_Paragraph_20_Font"><text:span text:style-name="T1">ad v</text:span></text:span>i<text:span text:style-name="Default_20_Paragraph_20_Font"><text:span text:style-name="T1">m pr</text:span></text:span>o<text:span text:style-name="Default_20_Paragraph_20_Font"><text:span text:style-name="T1">gred</text:span></text:span>i<text:span text:style-name="Default_20_Paragraph_20_Font"><text:span text:style-name="T1">ens<text:line-break/>cal</text:span></text:span>i<text:span text:style-name="Default_20_Paragraph_20_Font"><text:span text:style-name="T1">du</text:span></text:span>m sit, interpretati <text:span text:style-name="Default_20_Paragraph_20_Font"><text:span text:style-name="T1">t</text:span></text:span>ornus. Erat enim e contrario<text:line-break/>dicendum ob calorem innatum augeri quae augentur, non<text:line-break/>autem quia augeantur ideo esse calida, ut eadem sit ratio<text:line-break/>in his quae decrescunt. Putat namque quando non am-<text:line-break/>plius crescit , frigidum fieri propter otium , dum pristinum<text:line-break/>incrementum, quod in corpore erat, nunc quiescit.</text:p>
      <text:h text:style-name="P16" text:outline-level="2">XVL</text:h>
      <text:p text:style-name="P19"><text:line-break/><text:span text:style-name="Default_20_Paragraph_20_Font"><text:span text:style-name="T1">s</text:span></text:span>i<text:span text:style-name="Default_20_Paragraph_20_Font"><text:span text:style-name="T1">c autem affec</text:span></text:span>t<text:span text:style-name="Default_20_Paragraph_20_Font"><text:span text:style-name="T1">i sua sponte sanescunt,. plur</text:span></text:span>imi <text:span text:style-name="Default_20_Paragraph_20_Font"><text:span text:style-name="T1">qu</text:span></text:span>i<text:span text:style-name="Default_20_Paragraph_20_Font"><text:span text:style-name="T1">dem.<text:line-break/>qu</text:span></text:span>o <text:span text:style-name="Default_20_Paragraph_20_Font"><text:span text:style-name="T1">ann</text:span></text:span>i t<text:span text:style-name="Default_20_Paragraph_20_Font"><text:span text:style-name="T1">empore l</text:span></text:span>i<text:span text:style-name="Default_20_Paragraph_20_Font"><text:span text:style-name="T1">quescere coeper</text:span></text:span>im, <text:span text:style-name="Default_20_Paragraph_20_Font"><text:span text:style-name="T1">qu</text:span></text:span>i<text:span text:style-name="Default_20_Paragraph_20_Font"><text:span text:style-name="T1">nto et qua-<text:line-break/>dragest</text:span></text:span>m<text:span text:style-name="Default_20_Paragraph_20_Font"><text:span text:style-name="T1">o d</text:span></text:span>i<text:span text:style-name="Default_20_Paragraph_20_Font"><text:span text:style-name="T1">e. Qu</text:span></text:span>i <text:span text:style-name="Default_20_Paragraph_20_Font"><text:span text:style-name="T1">vero hoc ann</text:span></text:span>i <text:span text:style-name="Default_20_Paragraph_20_Font"><text:span text:style-name="T1">tempu</text:span></text:span>s <text:span text:style-name="Default_20_Paragraph_20_Font"><text:span text:style-name="T1">supera</text:span></text:span>n<text:span text:style-name="Default_20_Paragraph_20_Font"><text:span text:style-name="T1">s-<text:line-break/>rin</text:span></text:span>t, <text:span text:style-name="Default_20_Paragraph_20_Font"><text:span text:style-name="T1">ann</text:span></text:span>o <text:span text:style-name="Default_20_Paragraph_20_Font"><text:span text:style-name="T1">spon</text:span></text:span>t<text:span text:style-name="Default_20_Paragraph_20_Font"><text:span text:style-name="T1">e convalescunt, n</text:span></text:span>i<text:span text:style-name="Default_20_Paragraph_20_Font"><text:span text:style-name="T1">si qu</text:span></text:span>i<text:span text:style-name="Default_20_Paragraph_20_Font"><text:span text:style-name="T1">d al</text:span></text:span>i<text:span text:style-name="Default_20_Paragraph_20_Font"><text:span text:style-name="T1">ud h</text:span></text:span>o<text:span text:style-name="Default_20_Paragraph_20_Font"><text:span text:style-name="T1">m</text:span></text:span>i-<text:line-break/><text:span text:style-name="Default_20_Paragraph_20_Font"><text:span text:style-name="T1">nem male habuer</text:span></text:span>i<text:span text:style-name="Default_20_Paragraph_20_Font"><text:span text:style-name="T1">t.</text:span></text:span></text:p>
      <text:p text:style-name="P1">^Quosnam eo fe habentes modo nominat? nimirum<text:line-break/>quos prius commemoraverat, qui ab exercitatione ad otium<text:line-break/>translati pus expuunt et mingunt dyfenteriisque corri-<text:line-break/>piantur; ubi equidem dixi me plures- vidisse cruentis ar-<text:line-break/>reptos d sue<text:span text:style-name="Default_20_Paragraph_20_Font"><text:span text:style-name="T1">o</text:span></text:span> terris qui laboriosi<text:span text:style-name="Default_20_Paragraph_20_Font"><text:span text:style-name="T1">s</text:span></text:span> negotiosaque vita relicta<text:line-break/>ad desidem se contulerint: qui vero pus expuerint aut<text:line-break/>minxerint, nullos unquam vidisse. At hic, ut arbitror,<text:line-break/>crudum quem vocant humorem, ubi concoctus sit, pus<text:line-break/>esse putat. Qui autem hoc mirum sit? quando et Eresi-<text:line-break/>stratus quoque ea quae in urinis febricitantium subsident</text:p>
      <text:p text:style-name="P3">pus esse , non hunc humorem censeat? neque noverit in<text:line-break/>bene valentibus etiam qui voraces sint id genus pluri—<text:line-break/>mum subsidere? Nos multos observavimus qui aliquandiu<text:line-break/>in otio vitam egere urinis magnam copiam rei quae muco<text:line-break/>sic. appellans similis erat excrevisse, et in eorum nohnul-<text:line-break/>lis. ubi haec tarde permeabant puri similia excernebantur,<text:line-break/>quemadmodum et in respiratoriis instrumentis, quando<text:line-break/>diutius contenta concoquuntur. Hujus autem et ipsis paulo<text:line-break/>ante causam retulit:: in dysenteria quidem, quum dixit<text:line-break/>riam declivem in caula esse celeris excrementorum trans-<text:line-break/>itus, quemadmodum tardi acclivem in iis quae tussi reji-<text:line-break/>cluntur, in urinis vero loci calorem. Quod fi quis con-<text:line-break/>cedere nolit in urinis aut sputis aut excrementis a pure<text:line-break/>crudum humorem differre, is alterutro errori -obnoxius<text:line-break/>est, quia vel. ultro, nefuum dogma prodere videatur, do-<text:line-break/>lo<text:span text:style-name="Default_20_Paragraph_20_Font"><text:span text:style-name="T1">t</text:span></text:span>e agit., Erasistratum imitatus qui voluit febres omnes<text:line-break/>habere ab inflammationibus ortum: veh <text:span text:style-name="Default_20_Paragraph_20_Font"><text:span text:style-name="T1">s</text:span></text:span>ophistes est, qui<text:line-break/>in operibus artis nunquam ve<text:span text:style-name="Default_20_Paragraph_20_Font"><text:span text:style-name="T1">ct</text:span></text:span>atus sit. Hos antiqui recte</text:p>
      <text:p text:style-name="P3"><text:span text:style-name="Default_20_Paragraph_20_Font"><text:span text:style-name="T5">λογιατροὺς</text:span></text:span><text:span text:style-name="Default_20_Paragraph_20_Font"><text:span text:style-name="T4"> </text:span></text:span>appellant. Porro a crudo humore pus colore,<text:line-break/>substantia ac odore distat. Jam et per nares et per os<text:line-break/>certis quibusdam vel incertis circuitibus fit hujusce crudi<text:line-break/>humoris excretio, unde expurgatur cerebrum, cujus nulla<text:line-break/>nunc ab illo qui haec scripsit mentio habita est. Merito<text:line-break/>tamen dixit praedictos sponte <text:span text:style-name="Default_20_Paragraph_20_Font"><text:span text:style-name="T1">t</text:span></text:span>ua fuisse sanatos, id est<text:line-break/>nullo nostro negotior nam ipsa quantum fatis sit natura.<text:line-break/>expurgat. At expurgationis duplicem ipfe praescripsit ter-<text:line-break/>minum; alterum eo anni tempore quo dicta jam excretio<text:line-break/>ipsis coepisse contigit , alterum qui in annum protendi-<text:line-break/>tur, ut tamen qui brevior est ad quinque et quadraginta<text:line-break/>dies producatur. Nunnulli vero non quadraginta quinque,<text:line-break/><text:span text:style-name="Default_20_Paragraph_20_Font"><text:span text:style-name="T1">t</text:span></text:span>ed quadraginta scribunt. Ego sime multos,in hunc mo-<text:line-break/>dum a natura fuisse expurgatos cum observaverim, non<text:line-break/>eos duos solummodo terminos evacuationis quos iste de-<text:line-break/>scripsit animadverti, <text:span text:style-name="Default_20_Paragraph_20_Font"><text:span text:style-name="T1">t</text:span></text:span>ed quam plures. Alius etenim alio<text:line-break/>praefixo termino plene purgatus est, . alii quidem diebus<text:line-break/>quadraginta, alii in menses et eos non numero pa<text:span text:style-name="Default_20_Paragraph_20_Font"><text:span text:style-name="T1">r</text:span></text:span>es;</text:p>
      <text:p text:style-name="P2">progressi funi, nec defuere qui per annum integrum ab<text:line-break/>eo <text:span text:style-name="Default_20_Paragraph_20_Font"><text:span text:style-name="T1">s</text:span></text:span>ymptomata detenti fonti</text:p>
      <text:h text:style-name="Heading_20_2" text:outline-level="2">XVII.</text:h>
      <text:p text:style-name="P4"><text:span text:style-name="Default_20_Paragraph_20_Font"><text:span text:style-name="T1">Qu</text:span></text:span>i <text:span text:style-name="Default_20_Paragraph_20_Font"><text:span text:style-name="T1">morb</text:span></text:span>i <text:span text:style-name="Default_20_Paragraph_20_Font"><text:span text:style-name="T1">levi</text:span></text:span> mo<text:span text:style-name="Default_20_Paragraph_20_Font"><text:span text:style-name="T1">mento</text:span></text:span> o<text:span text:style-name="Default_20_Paragraph_20_Font"><text:span text:style-name="T1">riuntur et quorum causae eo-<text:line-break/>gn</text:span></text:span>it<text:span text:style-name="Default_20_Paragraph_20_Font"><text:span text:style-name="T1">u sun</text:span></text:span>t <text:span text:style-name="Default_20_Paragraph_20_Font"><text:span text:style-name="T1">fac</text:span></text:span>i<text:span text:style-name="Default_20_Paragraph_20_Font"><text:span text:style-name="T1">le</text:span></text:span>s, ii <text:span text:style-name="Default_20_Paragraph_20_Font"><text:span text:style-name="T1">secur</text:span></text:span>i<text:span text:style-name="Default_20_Paragraph_20_Font"><text:span text:style-name="T1">ssim</text:span></text:span>i <text:span text:style-name="Default_20_Paragraph_20_Font"><text:span text:style-name="T1">esse praedicantur; eo-<text:line-break/>ru</text:span></text:span>m <text:span text:style-name="Default_20_Paragraph_20_Font"><text:span text:style-name="T1">autem curat</text:span></text:span>i<text:span text:style-name="Default_20_Paragraph_20_Font"><text:span text:style-name="T1">o opposit</text:span></text:span>is <text:span text:style-name="Default_20_Paragraph_20_Font"><text:span text:style-name="T1">causae morb</text:span></text:span>i <text:span text:style-name="Default_20_Paragraph_20_Font"><text:span text:style-name="T1">re</text:span></text:span>m<text:span text:style-name="Default_20_Paragraph_20_Font"><text:span text:style-name="T1">ed</text:span></text:span>iis <text:span text:style-name="Default_20_Paragraph_20_Font"><text:span text:style-name="T1">m</text:span></text:span>o-<text:line-break/><text:span text:style-name="Default_20_Paragraph_20_Font"><text:span text:style-name="T1">silenda est, sic enim quod morbu</text:span></text:span>m i<text:span text:style-name="Default_20_Paragraph_20_Font"><text:span text:style-name="T1">n c</text:span></text:span>o<text:span text:style-name="Default_20_Paragraph_20_Font"><text:span text:style-name="T1">rpore .conc</text:span></text:span>i<text:span text:style-name="Default_20_Paragraph_20_Font"><text:span text:style-name="T1">ta-<text:line-break/>vit solv</text:span></text:span>i<text:span text:style-name="Default_20_Paragraph_20_Font"><text:span text:style-name="T1">tur.</text:span></text:span></text:p>
      <text:p text:style-name="P1">Cum his illud pugnare videtur quod in Aphorismis<text:line-break/>traditum esu <text:span text:style-name="Default_20_Paragraph_20_Font"><text:span text:style-name="T1">Acutoru</text:span></text:span>m <text:span text:style-name="Default_20_Paragraph_20_Font"><text:span text:style-name="T1">morboru</text:span></text:span>m <text:span text:style-name="Default_20_Paragraph_20_Font"><text:span text:style-name="T1">non</text:span></text:span> o<text:span text:style-name="Default_20_Paragraph_20_Font"><text:span text:style-name="T1">mn</text:span></text:span>i<text:span text:style-name="Default_20_Paragraph_20_Font"><text:span text:style-name="T1">n</text:span></text:span>o <text:span text:style-name="Default_20_Paragraph_20_Font"><text:span text:style-name="T1">certae</text:span></text:span></text:p>
      <text:p text:style-name="P1"><text:span text:style-name="Default_20_Paragraph_20_Font"><text:span text:style-name="T1">sunt pr</text:span></text:span>o<text:span text:style-name="Default_20_Paragraph_20_Font"><text:span text:style-name="T1">nuntia</text:span></text:span>tio<text:span text:style-name="Default_20_Paragraph_20_Font"><text:span text:style-name="T1">ne</text:span></text:span>s <text:span text:style-name="Default_20_Paragraph_20_Font"><text:span text:style-name="T1">neque salut</text:span></text:span>is <text:span text:style-name="Default_20_Paragraph_20_Font"><text:span text:style-name="T1">neque m</text:span></text:span>o<text:span text:style-name="Default_20_Paragraph_20_Font"><text:span text:style-name="T1">rt</text:span></text:span>is. Sabinus<text:line-break/>dum nodum solvere conatur, nugatur plurimum, nihil ta-<text:line-break/>men quod consentaneum esset attulit et aliorum plerique<text:line-break/>qui librum hunc exponendum suscepere. Mihi vero non<text:line-break/>ridentur assequi quid <text:span text:style-name="Default_20_Paragraph_20_Font"><text:span text:style-name="T5">ἐξ</text:span></text:span><text:span text:style-name="Default_20_Paragraph_20_Font"><text:span text:style-name="T4"> </text:span></text:span><text:span text:style-name="Default_20_Paragraph_20_Font"><text:span text:style-name="T5">όλίγ</text:span></text:span><text:span text:style-name="Default_20_Paragraph_20_Font"><text:span text:style-name="T6">ο</text:span></text:span><text:span text:style-name="Default_20_Paragraph_20_Font"><text:span text:style-name="T5">υ</text:span></text:span><text:span text:style-name="Default_20_Paragraph_20_Font"><text:span text:style-name="T4"> </text:span></text:span>sibi velit, ipsi enim arhi-<text:line-break/>luantur de brevibus et acutis morbis sermonem haberi,</text:p>
      <text:p text:style-name="P3">cum tamen ipfe non videatur id voluisse, sid de his qui<text:line-break/>a manifestis causis recentem ortum habent, ex brevi tem-<text:line-break/>pore, non autem ex multo excitatum. In his siquidem<text:line-break/>facilis est ejus quod eventurum est praedictio , utpote quia<text:line-break/>jam et ipsa cau<text:span text:style-name="Default_20_Paragraph_20_Font"><text:span text:style-name="T1">t</text:span></text:span>a qualis et quanta sit cognoscatur. At<text:line-break/>qui paulatim et longo temporis [patio fiunt; nec <text:span text:style-name="Default_20_Paragraph_20_Font"><text:span text:style-name="T1">t</text:span></text:span>ui .ortus<text:line-break/>apertam aliquam causam habent, in bis non ita erit prae-<text:line-break/>sagitis tuta. Recentes vero morborum cau<text:span text:style-name="Default_20_Paragraph_20_Font"><text:span text:style-name="T1">t</text:span></text:span>ae sunt aestus,<text:line-break/>refrigerationes, vigiliae, moerores, curae, cruditates, du-<text:line-break/>tum cubile, lassitudines, ebrietates et. id genus <text:span text:style-name="Default_20_Paragraph_20_Font"><text:span text:style-name="T1">r</text:span></text:span>eliqua.<text:line-break/>Per ea ergo quae morborum occasionibus . contraria sunt,<text:line-break/>moliendam esse curationem ait; ut si exaestuaverit, re-.<text:line-break/>frige <text:span text:style-name="Default_20_Paragraph_20_Font"><text:span text:style-name="T1">s</text:span></text:span>antia adhibeantur, si frixerit, calefacientia i si labo-<text:line-break/>raverit, ut quiescat, si in otio praeter morem degerit, ple-<text:line-break/>nius exercitetur, si fuerit repletus, evacuetur, si evacuatus,<text:line-break/>repleatur: in quem modum superius etiam ea parte dixit,<text:line-break/>cujus principium est : <text:span text:style-name="Default_20_Paragraph_20_Font"><text:span text:style-name="T1">qu</text:span></text:span>os <text:span text:style-name="Default_20_Paragraph_20_Font"><text:span text:style-name="T1">m</text:span></text:span>o<text:span text:style-name="Default_20_Paragraph_20_Font"><text:span text:style-name="T1">rbo</text:span></text:span>s <text:span text:style-name="Default_20_Paragraph_20_Font"><text:span text:style-name="T1">replet</text:span></text:span>io <text:span text:style-name="Default_20_Paragraph_20_Font"><text:span text:style-name="T1">g</text:span></text:span>i<text:span text:style-name="Default_20_Paragraph_20_Font"><text:span text:style-name="T1">gn</text:span></text:span>it , <text:span text:style-name="Default_20_Paragraph_20_Font"><text:span text:style-name="T1">eva-<text:line-break/>cuati</text:span></text:span>o <text:span text:style-name="Default_20_Paragraph_20_Font"><text:span text:style-name="T1">sanat.</text:span></text:span></text:p>
      <text:h text:style-name="P16" text:outline-level="2">XVIll.</text:h>
      <text:p text:style-name="P4"><text:span text:style-name="Default_20_Paragraph_20_Font"><text:span text:style-name="T1">Quibus au</text:span></text:span>t<text:span text:style-name="Default_20_Paragraph_20_Font"><text:span text:style-name="T1">em</text:span></text:span> i<text:span text:style-name="Default_20_Paragraph_20_Font"><text:span text:style-name="T1">n ur</text:span></text:span>i<text:span text:style-name="Default_20_Paragraph_20_Font"><text:span text:style-name="T1">ni</text:span></text:span>s <text:span text:style-name="Default_20_Paragraph_20_Font"><text:span text:style-name="T1">arenulae ve</text:span></text:span>s <text:span text:style-name="Default_20_Paragraph_20_Font"><text:span text:style-name="T1">lap</text:span></text:span>i<text:span text:style-name="Default_20_Paragraph_20_Font"><text:span text:style-name="T1">ll</text:span></text:span>i <text:span text:style-name="Default_20_Paragraph_20_Font"><text:span text:style-name="T1">subsident, i</text:span></text:span>i<text:span text:style-name="Default_20_Paragraph_20_Font"><text:span text:style-name="T1">s<text:line-break/>per</text:span></text:span> i<text:span text:style-name="Default_20_Paragraph_20_Font"><text:span text:style-name="T1">n</text:span></text:span>i<text:span text:style-name="Default_20_Paragraph_20_Font"><text:span text:style-name="T1">t</text:span></text:span>i<text:span text:style-name="Default_20_Paragraph_20_Font"><text:span text:style-name="T1">a tubercu</text:span></text:span>l<text:span text:style-name="Default_20_Paragraph_20_Font"><text:span text:style-name="T1">a ad crusta</text:span></text:span>m <text:span text:style-name="Default_20_Paragraph_20_Font"><text:span text:style-name="T1">venam enata sunt ac<text:line-break/>suppurata; postea vero quum ea tubercula haud</text:span></text:span>. i<text:span text:style-name="Default_20_Paragraph_20_Font"><text:span text:style-name="T1">ta c</text:span></text:span>i<text:span text:style-name="Default_20_Paragraph_20_Font"><text:span text:style-name="T1">to<text:line-break/>erupta sun</text:span></text:span>t, <text:span text:style-name="Default_20_Paragraph_20_Font"><text:span text:style-name="T1">lap</text:span></text:span>i<text:span text:style-name="Default_20_Paragraph_20_Font"><text:span text:style-name="T1">ll</text:span></text:span>i <text:span text:style-name="Default_20_Paragraph_20_Font"><text:span text:style-name="T1">ex pare coalescunt qu</text:span></text:span>i <text:span text:style-name="Default_20_Paragraph_20_Font"><text:span text:style-name="T1">per venam<text:line-break/>cum ur</text:span></text:span>i<text:span text:style-name="Default_20_Paragraph_20_Font"><text:span text:style-name="T1">na</text:span></text:span> i<text:span text:style-name="Default_20_Paragraph_20_Font"><text:span text:style-name="T1">n vesica</text:span></text:span>m <text:span text:style-name="Default_20_Paragraph_20_Font"><text:span text:style-name="T1">sura</text:span></text:span>s <text:span text:style-name="Default_20_Paragraph_20_Font"><text:span text:style-name="T1">extrudun</text:span></text:span>t<text:span text:style-name="Default_20_Paragraph_20_Font"><text:span text:style-name="T1">ur.</text:span></text:span></text:p>
      <text:p text:style-name="P1">Potest quidem esse ut ea de causa quam ipsis attulit,<text:line-break/>ejuscemodi urinae fiant: potest et pariter esse ut fiant<text:line-break/>absque vena ex affectu scilicet renis frequenter; tamen<text:line-break/>hujusmodi ..excretiones in urinis proveniunt etiam sine tu- -<text:line-break/>here<text:span text:style-name="Default_20_Paragraph_20_Font"><text:span text:style-name="T1">n</text:span></text:span>tis ,.nempe quando crassius et fatis viscosus humor<text:line-break/>tarde egrediens ab illius loci calore exiccatus cogitur.</text:p>
      <text:h text:style-name="Heading_20_2" text:outline-level="2">Xlx</text:h>
      <text:p text:style-name="P4"><text:span text:style-name="Default_20_Paragraph_20_Font"><text:span text:style-name="T1">At qu</text:span></text:span>i<text:span text:style-name="Default_20_Paragraph_20_Font"><text:span text:style-name="T1">buscunque ur</text:span></text:span>i<text:span text:style-name="Default_20_Paragraph_20_Font"><text:span text:style-name="T1">nae quidem solu</text:span></text:span>m <text:span text:style-name="Default_20_Paragraph_20_Font"><text:span text:style-name="T1">cruen</text:span></text:span>t<text:span text:style-name="Default_20_Paragraph_20_Font"><text:span text:style-name="T1">ae sunt, h</text:span></text:span>i<text:span text:style-name="Default_20_Paragraph_20_Font"><text:span text:style-name="T1">s<text:line-break/>venae laborarunt.</text:span></text:span></text:p>
      <text:p text:style-name="P2">obfcurum est qua de re, laborarunt, dixerit. Nam<text:line-break/>significare potest eas imbecilles factas ut salutis viribus<text:line-break/>semicoctum sanguinem generent, qui vel earum imbecilli-<text:line-break/>tale facile profluat vel quasi res aliena ab illis excerna-<text:line-break/>tur. Potest praeterea communiter laborarunt significare<text:line-break/>affectae fiunt, quod scilicet tota affectio citra renum in-<text:line-break/>commodum ad solas venas pertineat: quae tamen illa sit,<text:line-break/>haud ex hac expositione indicatur. At vero perquam<text:line-break/>manifestum est quod neque Hippocrates neque Polybus<text:line-break/>unquam <text:span text:style-name="Default_20_Paragraph_20_Font"><text:span text:style-name="T5">ούρἡματα</text:span></text:span><text:span text:style-name="Default_20_Paragraph_20_Font"><text:span text:style-name="T4"> </text:span></text:span>dixissent, cum ita dicere potuerint, qui-<text:line-break/>bus sanguinolenta funi <text:span text:style-name="Default_20_Paragraph_20_Font"><text:span text:style-name="T5">τὰ</text:span></text:span><text:span text:style-name="Default_20_Paragraph_20_Font"><text:span text:style-name="T4"> </text:span></text:span><text:span text:style-name="Default_20_Paragraph_20_Font"><text:span text:style-name="T5">ούρα</text:span></text:span><text:span text:style-name="Default_20_Paragraph_20_Font"><text:span text:style-name="T4">. </text:span></text:span>Alioquin enim Hippo-<text:line-break/>crates frequentissime <text:span text:style-name="Default_20_Paragraph_20_Font"><text:span text:style-name="T6">ο</text:span></text:span><text:span text:style-name="Default_20_Paragraph_20_Font"><text:span text:style-name="T5">ύρα</text:span></text:span><text:span text:style-name="Default_20_Paragraph_20_Font"><text:span text:style-name="T4"> </text:span></text:span>scripsit, <text:span text:style-name="Default_20_Paragraph_20_Font"><text:span text:style-name="T6">ο</text:span></text:span><text:span text:style-name="Default_20_Paragraph_20_Font"><text:span text:style-name="T5">ύρημα</text:span></text:span><text:span text:style-name="Default_20_Paragraph_20_Font"><text:span text:style-name="T4"> </text:span></text:span>vero nullibi in<text:line-break/>ejus scriptis invenias. Sunt et alia multa adscripta in hoc<text:line-break/>libro, quae manifeste iudicant, ea neque Polybi neque Hip-<text:line-break/>poeratis fuisse.</text:p>
      <text:h text:style-name="Heading_20_2" text:outline-level="2">XX.</text:h>
      <text:p text:style-name="Normal">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nque aute</text:span></text:span>m i<text:span text:style-name="Default_20_Paragraph_20_Font"><text:span text:style-name="T1">n ur</text:span></text:span>i<text:span text:style-name="Default_20_Paragraph_20_Font"><text:span text:style-name="T1">na crasse existen</text:span></text:span>t<text:span text:style-name="Default_20_Paragraph_20_Font"><text:span text:style-name="T1">e carunculae</text:span></text:span></text:p>
      <text:p text:style-name="P3"><text:span text:style-name="Default_20_Paragraph_20_Font"><text:span text:style-name="T1">parvae pi</text:span></text:span>h<text:span text:style-name="Default_20_Paragraph_20_Font"><text:span text:style-name="T1">farme</text:span></text:span>s <text:span text:style-name="Default_20_Paragraph_20_Font"><text:span text:style-name="T1">simu</text:span></text:span>l <text:span text:style-name="Default_20_Paragraph_20_Font"><text:span text:style-name="T1">prodeunt , ea</text:span></text:span>s <text:span text:style-name="Default_20_Paragraph_20_Font"><text:span text:style-name="T1">a ren</text:span></text:span>i<text:span text:style-name="Default_20_Paragraph_20_Font"><text:span text:style-name="T1">bu</text:span></text:span>s <text:span text:style-name="Default_20_Paragraph_20_Font"><text:span text:style-name="T1">e</text:span></text:span>t <text:span text:style-name="Default_20_Paragraph_20_Font"><text:span text:style-name="T1">ab<text:line-break/>arthr</text:span></text:span>iti<text:span text:style-name="Default_20_Paragraph_20_Font"><text:span text:style-name="T1">ci</text:span></text:span>s <text:span text:style-name="Default_20_Paragraph_20_Font"><text:span text:style-name="T1">pr</text:span></text:span>o<text:span text:style-name="Default_20_Paragraph_20_Font"><text:span text:style-name="T1">d</text:span></text:span>i<text:span text:style-name="Default_20_Paragraph_20_Font"><text:span text:style-name="T1">re nosse</text:span></text:span> o<text:span text:style-name="Default_20_Paragraph_20_Font"><text:span text:style-name="T1">p</text:span></text:span>o<text:span text:style-name="Default_20_Paragraph_20_Font"><text:span text:style-name="T1">r</text:span></text:span>t<text:span text:style-name="Default_20_Paragraph_20_Font"><text:span text:style-name="T1">et,.</text:span></text:span></text:p>
      <text:p text:style-name="P1">Aphorismum illum in hoc loco interpretatus est. <text:span text:style-name="Default_20_Paragraph_20_Font"><text:span text:style-name="T1">Quis<text:line-break/>bu</text:span></text:span>s <text:span text:style-name="Default_20_Paragraph_20_Font"><text:span text:style-name="T1">cu</text:span></text:span>m <text:span text:style-name="Default_20_Paragraph_20_Font"><text:span text:style-name="T1">urina crasse carunculae parvae aut cap</text:span></text:span>i<text:span text:style-name="Default_20_Paragraph_20_Font"><text:span text:style-name="T1">ll</text:span></text:span>is <text:span text:style-name="Default_20_Paragraph_20_Font"><text:span text:style-name="T1">sim</text:span></text:span>i-<text:line-break/><text:span text:style-name="Default_20_Paragraph_20_Font"><text:span text:style-name="T1">le</text:span></text:span>s <text:span text:style-name="Default_20_Paragraph_20_Font"><text:span text:style-name="T1">egrediuntur, h</text:span></text:span>is <text:span text:style-name="Default_20_Paragraph_20_Font"><text:span text:style-name="T1">a ren</text:span></text:span>i<text:span text:style-name="Default_20_Paragraph_20_Font"><text:span text:style-name="T1">bu</text:span></text:span>s <text:span text:style-name="Default_20_Paragraph_20_Font"><text:span text:style-name="T1">sit excretio.</text:span></text:span></text:p>
      <text:h text:style-name="Heading_20_2" text:outline-level="2">XXI.</text:h>
      <text:p text:style-name="P4"><text:span text:style-name="Default_20_Paragraph_20_Font"><text:span text:style-name="T1">Qu</text:span></text:span>i<text:span text:style-name="Default_20_Paragraph_20_Font"><text:span text:style-name="T1">bus ver</text:span></text:span>o <text:span text:style-name="Default_20_Paragraph_20_Font"><text:span text:style-name="T1">urina pura est et al</text:span></text:span>i<text:span text:style-name="Default_20_Paragraph_20_Font"><text:span text:style-name="T1">as atque al</text:span></text:span>i<text:span text:style-name="Default_20_Paragraph_20_Font"><text:span text:style-name="T1">as velu</text:span></text:span>ti<text:line-break/>suspi<text:span text:style-name="Default_20_Paragraph_20_Font"><text:span text:style-name="T1">re</text:span></text:span>s <text:span text:style-name="Default_20_Paragraph_20_Font"><text:span text:style-name="T1">in urina</text:span></text:span> i<text:span text:style-name="Default_20_Paragraph_20_Font"><text:span text:style-name="T1">nna</text:span></text:span>t<text:span text:style-name="Default_20_Paragraph_20_Font"><text:span text:style-name="T1">an</text:span></text:span>t , ii<text:span text:style-name="Default_20_Paragraph_20_Font"><text:span text:style-name="T1">s vesica scab</text:span></text:span>i<text:span text:style-name="Default_20_Paragraph_20_Font"><text:span text:style-name="T1">osa ex</text:span></text:span>isti<text:span text:style-name="Default_20_Paragraph_20_Font"><text:span text:style-name="T1">t.</text:span></text:span></text:p>
      <text:p text:style-name="P1">Hoc item loco eum aphorismum descripsit. <text:span text:style-name="Default_20_Paragraph_20_Font"><text:span text:style-name="T1">Qu</text:span></text:span>i<text:span text:style-name="Default_20_Paragraph_20_Font"><text:span text:style-name="T1">bu</text:span></text:span>s<text:line-break/><text:span text:style-name="Default_20_Paragraph_20_Font"><text:span text:style-name="T1">in urina crasse farsuraceu</text:span></text:span>m <text:span text:style-name="Default_20_Paragraph_20_Font"><text:span text:style-name="T1">qu</text:span></text:span>i<text:span text:style-name="Default_20_Paragraph_20_Font"><text:span text:style-name="T1">d excern</text:span></text:span>it<text:span text:style-name="Default_20_Paragraph_20_Font"><text:span text:style-name="T1">ur, h</text:span></text:span>is <text:span text:style-name="Default_20_Paragraph_20_Font"><text:span text:style-name="T1">vesica<text:line-break/>scab</text:span></text:span>i<text:span text:style-name="Default_20_Paragraph_20_Font"><text:span text:style-name="T1">e lab</text:span></text:span>o<text:span text:style-name="Default_20_Paragraph_20_Font"><text:span text:style-name="T1">ra</text:span></text:span>t.</text:p>
      <text:h text:style-name="Heading_20_2" text:outline-level="2">XXII.</text:h>
      <text:p text:style-name="Normal">P<text:span text:style-name="Default_20_Paragraph_20_Font"><text:span text:style-name="T1">lur</text:span></text:span>im<text:span text:style-name="Default_20_Paragraph_20_Font"><text:span text:style-name="T1">ae febre</text:span></text:span>s <text:span text:style-name="Default_20_Paragraph_20_Font"><text:span text:style-name="T1">a b</text:span></text:span>i<text:span text:style-name="Default_20_Paragraph_20_Font"><text:span text:style-name="T1">le procreantur: earum au</text:span></text:span>t<text:span text:style-name="Default_20_Paragraph_20_Font"><text:span text:style-name="T1">e</text:span></text:span>m <text:span text:style-name="Default_20_Paragraph_20_Font"><text:span text:style-name="T1">specie</text:span></text:span>s</text:p>
      <text:p text:style-name="P3"><text:span text:style-name="Default_20_Paragraph_20_Font"><text:span text:style-name="T1">sunt quatuor praeter cas quae d</text:span></text:span>o<text:span text:style-name="Default_20_Paragraph_20_Font"><text:span text:style-name="T1">loribus separatis sue-<text:line-break/>cedunt. Earu</text:span></text:span>m <text:span text:style-name="Default_20_Paragraph_20_Font"><text:span text:style-name="T1">aute</text:span></text:span>m <text:span text:style-name="Default_20_Paragraph_20_Font"><text:span text:style-name="T1">nom</text:span></text:span>i<text:span text:style-name="Default_20_Paragraph_20_Font"><text:span text:style-name="T1">na sunt cont</text:span></text:span>i<text:span text:style-name="Default_20_Paragraph_20_Font"><text:span text:style-name="T1">nen</text:span></text:span>s, <text:span text:style-name="Default_20_Paragraph_20_Font"><text:span text:style-name="T1">quoti-<text:line-break/>d</text:span></text:span>i<text:span text:style-name="Default_20_Paragraph_20_Font"><text:span text:style-name="T1">ana, tert</text:span></text:span>i<text:span text:style-name="Default_20_Paragraph_20_Font"><text:span text:style-name="T1">ana e</text:span></text:span>t <text:span text:style-name="Default_20_Paragraph_20_Font"><text:span text:style-name="T1">quartana.. Quae</text:span></text:span> i<text:span text:style-name="Default_20_Paragraph_20_Font"><text:span text:style-name="T1">taque continens<text:line-break/>v</text:span></text:span>o<text:span text:style-name="Default_20_Paragraph_20_Font"><text:span text:style-name="T1">catur, ex plur</text:span></text:span>i<text:span text:style-name="Default_20_Paragraph_20_Font"><text:span text:style-name="T1">ma et meracissima b</text:span></text:span>il<text:span text:style-name="Default_20_Paragraph_20_Font"><text:span text:style-name="T1">e provenit, er</text:span></text:span>i-<text:line-break/>s<text:span text:style-name="Default_20_Paragraph_20_Font"><text:span text:style-name="T1">e</text:span></text:span>s<text:span text:style-name="Default_20_Paragraph_20_Font"><text:span text:style-name="T1">que brev</text:span></text:span>i<text:span text:style-name="Default_20_Paragraph_20_Font"><text:span text:style-name="T1">ssimo te</text:span></text:span>m<text:span text:style-name="Default_20_Paragraph_20_Font"><text:span text:style-name="T1">pore efac</text:span></text:span>i<text:span text:style-name="Default_20_Paragraph_20_Font"><text:span text:style-name="T1">t: quum namque corpu</text:span></text:span>s<text:line-break/><text:span text:style-name="Default_20_Paragraph_20_Font"><text:span text:style-name="T1">nullo temp</text:span></text:span>o<text:span text:style-name="Default_20_Paragraph_20_Font"><text:span text:style-name="T1">re persutgera</text:span></text:span>t<text:span text:style-name="Default_20_Paragraph_20_Font"><text:span text:style-name="T1">ur et a mul</text:span></text:span>t<text:span text:style-name="Default_20_Paragraph_20_Font"><text:span text:style-name="T1">o calore</text:span></text:span> i<text:span text:style-name="Default_20_Paragraph_20_Font"><text:span text:style-name="T1">ncalescit,<text:line-break/>celeriter c</text:span></text:span>o<text:span text:style-name="Default_20_Paragraph_20_Font"><text:span text:style-name="T1">lliquesc</text:span></text:span>i<text:span text:style-name="Default_20_Paragraph_20_Font"><text:span text:style-name="T1">t. Qu</text:span></text:span>oti<text:span text:style-name="Default_20_Paragraph_20_Font"><text:span text:style-name="T1">d</text:span></text:span>i<text:span text:style-name="Default_20_Paragraph_20_Font"><text:span text:style-name="T1">ana p</text:span></text:span>o<text:span text:style-name="Default_20_Paragraph_20_Font"><text:span text:style-name="T1">st cont</text:span></text:span>i<text:span text:style-name="Default_20_Paragraph_20_Font"><text:span text:style-name="T1">nente</text:span></text:span>m <text:span text:style-name="Default_20_Paragraph_20_Font"><text:span text:style-name="T1">a<text:line-break/>plur</text:span></text:span>i<text:span text:style-name="Default_20_Paragraph_20_Font"><text:span text:style-name="T1">ma b</text:span></text:span>i<text:span text:style-name="Default_20_Paragraph_20_Font"><text:span text:style-name="T1">le generatur e</text:span></text:span>t <text:span text:style-name="Default_20_Paragraph_20_Font"><text:span text:style-name="T1">prae cae</text:span></text:span>t<text:span text:style-name="Default_20_Paragraph_20_Font"><text:span text:style-name="T1">er</text:span></text:span>is <text:span text:style-name="Default_20_Paragraph_20_Font"><text:span text:style-name="T1">celerr</text:span></text:span>i<text:span text:style-name="Default_20_Paragraph_20_Font"><text:span text:style-name="T1">me d</text:span></text:span>i<text:span text:style-name="Default_20_Paragraph_20_Font"><text:span text:style-name="T1">sce-<text:line-break/>d</text:span></text:span>i<text:span text:style-name="Default_20_Paragraph_20_Font"><text:span text:style-name="T1">t, a</text:span></text:span>t <text:span text:style-name="Default_20_Paragraph_20_Font"><text:span text:style-name="T1">c</text:span></text:span>o<text:span text:style-name="Default_20_Paragraph_20_Font"><text:span text:style-name="T1">n</text:span></text:span>ti<text:span text:style-name="Default_20_Paragraph_20_Font"><text:span text:style-name="T1">nen</text:span></text:span>t<text:span text:style-name="Default_20_Paragraph_20_Font"><text:span text:style-name="T1">e d</text:span></text:span>i<text:span text:style-name="Default_20_Paragraph_20_Font"><text:span text:style-name="T1">uturnior est, .tum quod a pauc</text:span></text:span>i<text:span text:style-name="Default_20_Paragraph_20_Font"><text:span text:style-name="T1">ore<text:line-break/>b</text:span></text:span>i<text:span text:style-name="Default_20_Paragraph_20_Font"><text:span text:style-name="T1">le procree</text:span></text:span>t<text:span text:style-name="Default_20_Paragraph_20_Font"><text:span text:style-name="T1">ur, </text:span></text:span>t<text:span text:style-name="Default_20_Paragraph_20_Font"><text:span text:style-name="T1">um quod in ea</text:span></text:span> i<text:span text:style-name="Default_20_Paragraph_20_Font"><text:span text:style-name="T1">nterm</text:span></text:span>i<text:span text:style-name="Default_20_Paragraph_20_Font"><text:span text:style-name="T1">ssion</text:span></text:span>is <text:span text:style-name="Default_20_Paragraph_20_Font"><text:span text:style-name="T1">qu</text:span></text:span>i<text:span text:style-name="Default_20_Paragraph_20_Font"><text:span text:style-name="T1">e</text:span></text:span>t<text:span text:style-name="Default_20_Paragraph_20_Font"><text:span text:style-name="T1">em<text:line-break/>habeat corpu</text:span></text:span>s; <text:span text:style-name="Default_20_Paragraph_20_Font"><text:span text:style-name="T1">at</text:span></text:span> i<text:span text:style-name="Default_20_Paragraph_20_Font"><text:span text:style-name="T1">n c</text:span></text:span>o<text:span text:style-name="Default_20_Paragraph_20_Font"><text:span text:style-name="T1">nt</text:span></text:span>i<text:span text:style-name="Default_20_Paragraph_20_Font"><text:span text:style-name="T1">nente null</text:span></text:span>o <text:span text:style-name="Default_20_Paragraph_20_Font"><text:span text:style-name="T1">unquam</text:span></text:span> t<text:span text:style-name="Default_20_Paragraph_20_Font"><text:span text:style-name="T1">emp</text:span></text:span>o<text:span text:style-name="Default_20_Paragraph_20_Font"><text:span text:style-name="T1">re<text:line-break/>qu</text:span></text:span>i<text:span text:style-name="Default_20_Paragraph_20_Font"><text:span text:style-name="T1">esc</text:span></text:span>it. T<text:span text:style-name="Default_20_Paragraph_20_Font"><text:span text:style-name="T1">ert</text:span></text:span>i<text:span text:style-name="Default_20_Paragraph_20_Font"><text:span text:style-name="T1">ana vero qu</text:span></text:span>o<text:span text:style-name="Default_20_Paragraph_20_Font"><text:span text:style-name="T1">t</text:span></text:span>i<text:span text:style-name="Default_20_Paragraph_20_Font"><text:span text:style-name="T1">d</text:span></text:span>i<text:span text:style-name="Default_20_Paragraph_20_Font"><text:span text:style-name="T1">ana long</text:span></text:span>i<text:span text:style-name="Default_20_Paragraph_20_Font"><text:span text:style-name="T1">or est et a<text:line-break/>pauc</text:span></text:span>io<text:span text:style-name="Default_20_Paragraph_20_Font"><text:span text:style-name="T1">re ale sit;. e</text:span></text:span>t <text:span text:style-name="Default_20_Paragraph_20_Font"><text:span text:style-name="T1">qu</text:span></text:span>o <text:span text:style-name="Default_20_Paragraph_20_Font"><text:span text:style-name="T1">long</text:span></text:span>io<text:span text:style-name="Default_20_Paragraph_20_Font"><text:span text:style-name="T1">r</text:span></text:span>i i<text:span text:style-name="Default_20_Paragraph_20_Font"><text:span text:style-name="T1">n ea</text:span></text:span> t<text:span text:style-name="Default_20_Paragraph_20_Font"><text:span text:style-name="T1">empore qua</text:span></text:span>m<text:line-break/>i<text:span text:style-name="Default_20_Paragraph_20_Font"><text:span text:style-name="T1">n quot</text:span></text:span>i<text:span text:style-name="Default_20_Paragraph_20_Font"><text:span text:style-name="T1">d</text:span></text:span>i<text:span text:style-name="Default_20_Paragraph_20_Font"><text:span text:style-name="T1">ana corpu</text:span></text:span>s <text:span text:style-name="Default_20_Paragraph_20_Font"><text:span text:style-name="T1">qu</text:span></text:span>i<text:span text:style-name="Default_20_Paragraph_20_Font"><text:span text:style-name="T1">esc</text:span></text:span>i<text:span text:style-name="Default_20_Paragraph_20_Font"><text:span text:style-name="T1">t, eo d</text:span></text:span>i<text:span text:style-name="Default_20_Paragraph_20_Font"><text:span text:style-name="T1">uturn</text:span></text:span>i<text:span text:style-name="Default_20_Paragraph_20_Font"><text:span text:style-name="T1">or haec subr</text:span></text:span>ii<text:line-break/><text:span text:style-name="Default_20_Paragraph_20_Font"><text:span text:style-name="T1">quam quot</text:span></text:span>i<text:span text:style-name="Default_20_Paragraph_20_Font"><text:span text:style-name="T1">d</text:span></text:span>i<text:span text:style-name="Default_20_Paragraph_20_Font"><text:span text:style-name="T1">ana. At quartanae</text:span></text:span> i<text:span text:style-name="Default_20_Paragraph_20_Font"><text:span text:style-name="T1">n rel</text:span></text:span>i<text:span text:style-name="Default_20_Paragraph_20_Font"><text:span text:style-name="T1">qu</text:span></text:span>is <text:span text:style-name="Default_20_Paragraph_20_Font"><text:span text:style-name="T1">eandem<text:line-break/>rat</text:span></text:span>io<text:span text:style-name="Default_20_Paragraph_20_Font"><text:span text:style-name="T1">ne</text:span></text:span>m <text:span text:style-name="Default_20_Paragraph_20_Font"><text:span text:style-name="T1">ob</text:span></text:span>ti<text:span text:style-name="Default_20_Paragraph_20_Font"><text:span text:style-name="T1">nent , sed tertian</text:span></text:span>is t<text:span text:style-name="Default_20_Paragraph_20_Font"><text:span text:style-name="T1">an</text:span></text:span>t<text:span text:style-name="Default_20_Paragraph_20_Font"><text:span text:style-name="T1">o long</text:span></text:span>i<text:span text:style-name="Default_20_Paragraph_20_Font"><text:span text:style-name="T1">ore</text:span></text:span>s <text:span text:style-name="Default_20_Paragraph_20_Font"><text:span text:style-name="T1">sunt,<text:line-break/>.quanto pauriore</text:span></text:span>m <text:span text:style-name="Default_20_Paragraph_20_Font"><text:span text:style-name="T1">bili</text:span></text:span>s, <text:span text:style-name="Default_20_Paragraph_20_Font"><text:span text:style-name="T1">qua calor conc</text:span></text:span>i<text:span text:style-name="Default_20_Paragraph_20_Font"><text:span text:style-name="T1">tatur, par</text:span></text:span>t<text:span text:style-name="Default_20_Paragraph_20_Font"><text:span text:style-name="T1">em</text:span></text:span></text:p>
      <text:p text:style-name="P2"><text:span text:style-name="Default_20_Paragraph_20_Font"><text:span text:style-name="T1">obt</text:span></text:span>i<text:span text:style-name="Default_20_Paragraph_20_Font"><text:span text:style-name="T1">nent , tu</text:span></text:span>m <text:span text:style-name="Default_20_Paragraph_20_Font"><text:span text:style-name="T1">quia in h</text:span></text:span>i<text:span text:style-name="Default_20_Paragraph_20_Font"><text:span text:style-name="T1">s c</text:span></text:span>o<text:span text:style-name="Default_20_Paragraph_20_Font"><text:span text:style-name="T1">rpus l</text:span></text:span>i<text:span text:style-name="Default_20_Paragraph_20_Font"><text:span text:style-name="T1">beralius resirigeratur,<text:line-break/>susque ab atra b</text:span></text:span>i<text:span text:style-name="Default_20_Paragraph_20_Font"><text:span text:style-name="T1">le</text:span></text:span> i<text:span text:style-name="Default_20_Paragraph_20_Font"><text:span text:style-name="T1">s cu</text:span></text:span>m<text:span text:style-name="Default_20_Paragraph_20_Font"><text:span text:style-name="T1">ulu</text:span></text:span>s <text:span text:style-name="Default_20_Paragraph_20_Font"><text:span text:style-name="T1">acced</text:span></text:span>i; <text:span text:style-name="Default_20_Paragraph_20_Font"><text:span text:style-name="T1">ut non n</text:span></text:span>i<text:span text:style-name="Default_20_Paragraph_20_Font"><text:span text:style-name="T1">si aegre<text:line-break/>depell</text:span></text:span>i <text:span text:style-name="Default_20_Paragraph_20_Font"><text:span text:style-name="T1">possin</text:span></text:span>t- <text:span text:style-name="Default_20_Paragraph_20_Font"><text:span text:style-name="T1">Atra namque b</text:span></text:span>i<text:span text:style-name="Default_20_Paragraph_20_Font"><text:span text:style-name="T1">l</text:span></text:span>is o<text:span text:style-name="Default_20_Paragraph_20_Font"><text:span text:style-name="T1">mn</text:span></text:span>i<text:span text:style-name="Default_20_Paragraph_20_Font"><text:span text:style-name="T1">um qu</text:span></text:span>i <text:span text:style-name="Default_20_Paragraph_20_Font"><text:span text:style-name="T1">c</text:span></text:span>o<text:span text:style-name="Default_20_Paragraph_20_Font"><text:span text:style-name="T1">rp</text:span></text:span>ori<text:line-break/><text:span text:style-name="Default_20_Paragraph_20_Font"><text:span text:style-name="T1">insun</text:span></text:span>t <text:span text:style-name="Default_20_Paragraph_20_Font"><text:span text:style-name="T1">hum</text:span></text:span>o<text:span text:style-name="Default_20_Paragraph_20_Font"><text:span text:style-name="T1">rum glut</text:span></text:span>i<text:span text:style-name="Default_20_Paragraph_20_Font"><text:span text:style-name="T1">n</text:span></text:span>o<text:span text:style-name="Default_20_Paragraph_20_Font"><text:span text:style-name="T1">sissima est ac d</text:span></text:span>iu<text:span text:style-name="Default_20_Paragraph_20_Font"><text:span text:style-name="T1">turn</text:span></text:span>i<text:span text:style-name="Default_20_Paragraph_20_Font"><text:span text:style-name="T1">ssimas sta-<text:line-break/></text:span></text:span>ti<text:span text:style-name="Default_20_Paragraph_20_Font"><text:span text:style-name="T1">ones faci</text:span></text:span>t. . <text:span text:style-name="Default_20_Paragraph_20_Font"><text:span text:style-name="T1">Quod au</text:span></text:span>t<text:span text:style-name="Default_20_Paragraph_20_Font"><text:span text:style-name="T1">em quartanae febre</text:span></text:span>s <text:span text:style-name="Default_20_Paragraph_20_Font"><text:span text:style-name="T1">b um</text:span></text:span>o<text:span text:style-name="Default_20_Paragraph_20_Font"><text:span text:style-name="T1">r</text:span></text:span>i<text:span text:style-name="Default_20_Paragraph_20_Font"><text:span text:style-name="T1">s</text:span></text:span> t<text:line-break/><text:span text:style-name="Default_20_Paragraph_20_Font"><text:span text:style-name="T1">melanchol</text:span></text:span>i<text:span text:style-name="Default_20_Paragraph_20_Font"><text:span text:style-name="T1">c</text:span></text:span>i <text:span text:style-name="Default_20_Paragraph_20_Font"><text:span text:style-name="T1">part</text:span></text:span>i<text:span text:style-name="Default_20_Paragraph_20_Font"><text:span text:style-name="T1">c</text:span></text:span>i<text:span text:style-name="Default_20_Paragraph_20_Font"><text:span text:style-name="T1">pes exeo</text:span></text:span> q<text:span text:style-name="Default_20_Paragraph_20_Font"><text:span text:style-name="T1">u</text:span></text:span>is<text:span text:style-name="Default_20_Paragraph_20_Font"><text:span text:style-name="T1">que noveris: autumno<text:line-break/>en</text:span></text:span>i<text:span text:style-name="Default_20_Paragraph_20_Font"><text:span text:style-name="T1">m max</text:span></text:span>im<text:span text:style-name="Default_20_Paragraph_20_Font"><text:span text:style-name="T1">e ho</text:span></text:span>mi<text:span text:style-name="Default_20_Paragraph_20_Font"><text:span text:style-name="T1">ne</text:span></text:span>s <text:span text:style-name="Default_20_Paragraph_20_Font"><text:span text:style-name="T1">corr</text:span></text:span>i<text:span text:style-name="Default_20_Paragraph_20_Font"><text:span text:style-name="T1">p</text:span></text:span>i<text:span text:style-name="Default_20_Paragraph_20_Font"><text:span text:style-name="T1">un</text:span></text:span>t<text:span text:style-name="Default_20_Paragraph_20_Font"><text:span text:style-name="T1">ur et ea aetate quae<text:line-break/>est ab anno v</text:span></text:span>i<text:span text:style-name="Default_20_Paragraph_20_Font"><text:span text:style-name="T1">gesimo qu</text:span></text:span>i<text:span text:style-name="Default_20_Paragraph_20_Font"><text:span text:style-name="T1">nt</text:span></text:span>o ,<text:span text:style-name="Default_20_Paragraph_20_Font"><text:span text:style-name="T1">ad quadragesi</text:span></text:span>m<text:span text:style-name="Default_20_Paragraph_20_Font"><text:span text:style-name="T1">u</text:span></text:span>m <text:span text:style-name="Default_20_Paragraph_20_Font"><text:span text:style-name="T1">qu</text:span></text:span>i<text:span text:style-name="Default_20_Paragraph_20_Font"><text:span text:style-name="T1">n-<text:line-break/>tum; tum et</text:span></text:span>i<text:span text:style-name="Default_20_Paragraph_20_Font"><text:span text:style-name="T1">a</text:span></text:span>m <text:span text:style-name="Default_20_Paragraph_20_Font"><text:span text:style-name="T1">quod haec aeta</text:span></text:span>s <text:span text:style-name="Default_20_Paragraph_20_Font"><text:span text:style-name="T1">inter al</text:span></text:span>i<text:span text:style-name="Default_20_Paragraph_20_Font"><text:span text:style-name="T1">a</text:span></text:span>s <text:span text:style-name="Default_20_Paragraph_20_Font"><text:span text:style-name="T1">omne</text:span></text:span>s<text:line-break/><text:span text:style-name="Default_20_Paragraph_20_Font"><text:span text:style-name="T1">a</text:span></text:span>t<text:span text:style-name="Default_20_Paragraph_20_Font"><text:span text:style-name="T1">rae bit</text:span></text:span>i <text:span text:style-name="Default_20_Paragraph_20_Font"><text:span text:style-name="T1">pot</text:span></text:span>i<text:span text:style-name="Default_20_Paragraph_20_Font"><text:span text:style-name="T1">ssimum est</text:span></text:span> o<text:span text:style-name="Default_20_Paragraph_20_Font"><text:span text:style-name="T1">bn</text:span></text:span>o<text:span text:style-name="Default_20_Paragraph_20_Font"><text:span text:style-name="T1">x</text:span></text:span>i<text:span text:style-name="Default_20_Paragraph_20_Font"><text:span text:style-name="T1">a et au</text:span></text:span>t<text:span text:style-name="Default_20_Paragraph_20_Font"><text:span text:style-name="T1">umnale tempu</text:span></text:span>s<text:line-break/>o<text:span text:style-name="Default_20_Paragraph_20_Font"><text:span text:style-name="T1">mn</text:span></text:span>i<text:span text:style-name="Default_20_Paragraph_20_Font"><text:span text:style-name="T1">um ann</text:span></text:span>i <text:span text:style-name="Default_20_Paragraph_20_Font"><text:span text:style-name="T1">temp</text:span></text:span>o<text:span text:style-name="Default_20_Paragraph_20_Font"><text:span text:style-name="T1">rum ad eandem apt</text:span></text:span>i<text:span text:style-name="Default_20_Paragraph_20_Font"><text:span text:style-name="T1">ssimum esu s</text:span></text:span>i<text:line-break/><text:span text:style-name="Default_20_Paragraph_20_Font"><text:span text:style-name="T1">qu</text:span></text:span>i <text:span text:style-name="Default_20_Paragraph_20_Font"><text:span text:style-name="T1">vero extra hoc ann</text:span></text:span>i t<text:span text:style-name="Default_20_Paragraph_20_Font"><text:span text:style-name="T1">empu</text:span></text:span>s <text:span text:style-name="Default_20_Paragraph_20_Font"><text:span text:style-name="T1">et ea</text:span></text:span>m <text:span text:style-name="Default_20_Paragraph_20_Font"><text:span text:style-name="T1">ae</text:span></text:span>t<text:span text:style-name="Default_20_Paragraph_20_Font"><text:span text:style-name="T1">a</text:span></text:span>t<text:span text:style-name="Default_20_Paragraph_20_Font"><text:span text:style-name="T1">em quar-<text:line-break/>tana corrept</text:span></text:span>i <text:span text:style-name="Default_20_Paragraph_20_Font"><text:span text:style-name="T1">suer</text:span></text:span>i<text:span text:style-name="Default_20_Paragraph_20_Font"><text:span text:style-name="T1">nt, pro compert</text:span></text:span>o <text:span text:style-name="Default_20_Paragraph_20_Font"><text:span text:style-name="T1">habea</text:span></text:span>s, <text:span text:style-name="Default_20_Paragraph_20_Font"><text:span text:style-name="T1">hanc febrem,<text:line-break/>n</text:span></text:span>i<text:span text:style-name="Default_20_Paragraph_20_Font"><text:span text:style-name="T1">si qu</text:span></text:span>i<text:span text:style-name="Default_20_Paragraph_20_Font"><text:span text:style-name="T1">d al</text:span></text:span>i<text:span text:style-name="Default_20_Paragraph_20_Font"><text:span text:style-name="T1">ud h</text:span></text:span>o<text:span text:style-name="Default_20_Paragraph_20_Font"><text:span text:style-name="T1">m</text:span></text:span>i<text:span text:style-name="Default_20_Paragraph_20_Font"><text:span text:style-name="T1">nem male habeat, m</text:span></text:span>i<text:span text:style-name="Default_20_Paragraph_20_Font"><text:span text:style-name="T1">n</text:span></text:span>i<text:span text:style-name="Default_20_Paragraph_20_Font"><text:span text:style-name="T1">me d</text:span></text:span>i<text:span text:style-name="Default_20_Paragraph_20_Font"><text:span text:style-name="T1">utur-<text:line-break/>nam ferri</text:span></text:span></text:p>
      <text:p text:style-name="P1">Plerique expositores, in quibus po<text:span text:style-name="Default_20_Paragraph_20_Font"><text:span text:style-name="T1">t</text:span></text:span>uerim Sabinum,<text:line-break/>illum mihi imitari videntur, qui eum aqua inter cutem</text:p>
      <text:p text:style-name="P3">laboraret, medicum exposcebat ut <text:span text:style-name="Default_20_Paragraph_20_Font"><text:span text:style-name="T1">t</text:span></text:span>uam diligenter redu-<text:line-break/>viam curaret: alterutrum sane erat, aut is fe universo<text:line-break/>corpore laborare non animadvertebat, aut putabat cura-<text:line-break/>tionem non requirere. Pari modo et expositores aut ocu-<text:line-break/>lis animi caecutiunt, aut arbitrantur levioribus quidem er-<text:line-break/>roribus esse consulendum,. caloribus vero nullum esse re-<text:line-break/>medium adhibendum. Hi quasi ex profundo excitati fomno<text:line-break/>sentiunt tandem quam ea quae i<text:span text:style-name="Default_20_Paragraph_20_Font"><text:span text:style-name="T1">d</text:span></text:span> hac parte tradita sunt,<text:line-break/>nempe quotidianam esse tertiana breviorem, cum Hippo-<text:line-break/>cratis sententia pugnent; qui in primo Epidemiorum libro<text:line-break/>necnon in Aphorismis aperte protulerit tertianam celerri-.<text:line-break/>me judicari , et proinde ajuntfibrum hunc non esse Hip-<text:line-break/>pontaticum, cum et falsa contineat et quae ab his quae -<text:line-break/>alibi scripta ab Hippocrate sunt discrepent. Quippe si in<text:line-break/>hac tantummodo re putant hunc qui ista quae libro huic<text:line-break/>inserta sunt adscripsit, tum mentitum fuisse tum etiam<text:line-break/>Hippocrati refragari, similes illi. sunt qui reduviae atten-<text:line-break/>dit, corpus vero universum esse pessime affectum non ad-</text:p>
      <text:p text:style-name="P3">vertit. Quem enim latet quotidianam esse tertiana lon-<text:line-break/>giorem , is fe .in operibus medicinae parum esse exercita-<text:line-break/>tum proditi Porro ille non tam ex- impudenti stupiditate<text:line-break/>mendacium id effinxit, quam probabili ratione motus , eo<text:line-break/>magis quod inter antiquos nonnulli fuere, in quibus est<text:line-break/>Plato, qui sensere continuas febres ex ignis excessu gigni,<text:line-break/>quotidianas aeris, tertianas aquae, quartanas terrae. Pla-<text:line-break/>tonis vero haec sunt verba: It<text:span text:style-name="Default_20_Paragraph_20_Font"><text:span text:style-name="T1">aque corpu</text:span></text:span>s <text:span text:style-name="Default_20_Paragraph_20_Font"><text:span text:style-name="T1">quod ex</text:span></text:span> i<text:span text:style-name="Default_20_Paragraph_20_Font"><text:span text:style-name="T1">gn</text:span></text:span>is<text:line-break/><text:span text:style-name="Default_20_Paragraph_20_Font"><text:span text:style-name="T1">abundant</text:span></text:span>i<text:span text:style-name="Default_20_Paragraph_20_Font"><text:span text:style-name="T1">a laborav</text:span></text:span>it , <text:span text:style-name="Default_20_Paragraph_20_Font"><text:span text:style-name="T1">con</text:span></text:span>ti<text:span text:style-name="Default_20_Paragraph_20_Font"><text:span text:style-name="T1">nuo</text:span></text:span>s <text:span text:style-name="Default_20_Paragraph_20_Font"><text:span text:style-name="T1">fervores et febre</text:span></text:span>s <text:span text:style-name="Default_20_Paragraph_20_Font"><text:span text:style-name="T1">esu</text:span></text:span>rit ;<text:line-break/><text:span text:style-name="Default_20_Paragraph_20_Font"><text:span text:style-name="T1">quod vero ex aer</text:span></text:span>is, <text:span text:style-name="Default_20_Paragraph_20_Font"><text:span text:style-name="T1">quo</text:span></text:span>ti<text:span text:style-name="Default_20_Paragraph_20_Font"><text:span text:style-name="T1">d</text:span></text:span>i<text:span text:style-name="Default_20_Paragraph_20_Font"><text:span text:style-name="T1">ana</text:span></text:span>s; <text:span text:style-name="Default_20_Paragraph_20_Font"><text:span text:style-name="T1">a</text:span></text:span>t <text:span text:style-name="Default_20_Paragraph_20_Font"><text:span text:style-name="T1">ex aquae, ter</text:span></text:span>ti<text:span text:style-name="Default_20_Paragraph_20_Font"><text:span text:style-name="T1">ana</text:span></text:span>s,<text:line-break/><text:span text:style-name="Default_20_Paragraph_20_Font"><text:span text:style-name="T1">u</text:span></text:span>t <text:span text:style-name="Default_20_Paragraph_20_Font"><text:span text:style-name="T1">quae igne et aere si</text:span></text:span>t t<text:span text:style-name="Default_20_Paragraph_20_Font"><text:span text:style-name="T1">ard</text:span></text:span>i<text:span text:style-name="Default_20_Paragraph_20_Font"><text:span text:style-name="T1">or</text:span></text:span> t <text:span text:style-name="Default_20_Paragraph_20_Font"><text:span text:style-name="T1">quartum . au</text:span></text:span>t<text:span text:style-name="Default_20_Paragraph_20_Font"><text:span text:style-name="T1">em ea</text:span></text:span>m <text:span text:style-name="Default_20_Paragraph_20_Font"><text:span text:style-name="T1">e</text:span></text:span>r<text:line-break/>t<text:span text:style-name="Default_20_Paragraph_20_Font"><text:span text:style-name="T1">er</text:span></text:span>m <text:span text:style-name="Default_20_Paragraph_20_Font"><text:span text:style-name="T1">sit, omnium</text:span></text:span> l<text:span text:style-name="Default_20_Paragraph_20_Font"><text:span text:style-name="T1">en</text:span></text:span>tissim<text:span text:style-name="Default_20_Paragraph_20_Font"><text:span text:style-name="T1">u</text:span></text:span>m <text:span text:style-name="Default_20_Paragraph_20_Font"><text:span text:style-name="T1">est e</text:span></text:span>t <text:span text:style-name="Default_20_Paragraph_20_Font"><text:span text:style-name="T1">quadrupl</text:span></text:span>ici<text:span text:style-name="Default_20_Paragraph_20_Font"><text:span text:style-name="T1">bu</text:span></text:span>s <text:span text:style-name="Default_20_Paragraph_20_Font"><text:span text:style-name="T1">te</text:span></text:span>m-<text:line-break/><text:span text:style-name="Default_20_Paragraph_20_Font"><text:span text:style-name="T1">por</text:span></text:span>is <text:span text:style-name="Default_20_Paragraph_20_Font"><text:span text:style-name="T1">c</text:span></text:span>i<text:span text:style-name="Default_20_Paragraph_20_Font"><text:span text:style-name="T1">rcu</text:span></text:span>itib<text:span text:style-name="Default_20_Paragraph_20_Font"><text:span text:style-name="T1">u</text:span></text:span>s <text:span text:style-name="Default_20_Paragraph_20_Font"><text:span text:style-name="T1">purga</text:span></text:span>t<text:span text:style-name="Default_20_Paragraph_20_Font"><text:span text:style-name="T1">ur, quartanam e</text:span></text:span>j<text:span text:style-name="Default_20_Paragraph_20_Font"><text:span text:style-name="T1">sic</text:span></text:span>i<text:span text:style-name="Default_20_Paragraph_20_Font"><text:span text:style-name="T1">en</text:span></text:span>s <text:span text:style-name="Default_20_Paragraph_20_Font"><text:span text:style-name="T1">aegre re-<text:line-break/>move</text:span></text:span>t<text:span text:style-name="Default_20_Paragraph_20_Font"><text:span text:style-name="T1">ur. </text:span></text:span>Igitur cum Plato elementum pigerrimum, quod<text:line-break/>et firmissimum est et ad motum difficillimum , quadrupli-<text:line-break/>cibus purgari dicat circuitibus, verisimile ipsis visum est<text:line-break/>alia quoque eadem inter se proportione differre-, qua ge-</text:p>
      <text:p text:style-name="P3">ulta funt, ut quod subinde sequitur terrestre elementum,<text:line-break/>utpote aqua-, circuitum etiam quaterno proximum produ-<text:line-break/>cati Item quod huic consequens est, qui aer est, quoti-<text:line-break/>dianam, quod vero citissime movetur, id autem plane ignis<text:line-break/>est., febrem parit continuam. Probabilior tamen ea ratio<text:line-break/>est quae causam ortus ipsarum in calidum natura refert<text:line-break/>elementum, id est ignem. Neque enim .consentaneum est<text:line-break/>affectum calidissimum a frigido dominante elemento in cor-.<text:line-break/>pore gigni , congruum sime .est calidum affectum ex re-<text:line-break/>dundantia elementi calidioris excitari. Discrepant autem<text:line-break/>mutuo febres suis ipsis differentiis, quas in quantitate<text:line-break/>causae ponas. Quod si concesserimus, febris quae conti-<text:line-break/>uentissima juxtuque et calidissima est, a plurimo igne pro-<text:line-break/>ficiscetur. Quod huic continens est fecundum sibi vindi-<text:line-break/>cabit in quantitate locum, tertium tertiana, quartum quar-<text:line-break/>tana. Solutiones quoque earum erunt causis consequentes,<text:line-break/>calidissimae quidem febris citissimae , ab his .vero tem-</text:p>
      <text:p text:style-name="P3">poris spatio secundum ordinem habent quotidianae, ter-<text:line-break/>tuum tertianae, quartum quartanae : . ita ut si ad proba-<text:line-break/>bilitatem respicias, haec sane erunt recte pronuntiata:<text:line-break/>hanc vero. rationem rerum. ipsarum explanatio convicit.<text:line-break/>At in superiori . venarum anatomeejus auctor nulli innixus<text:line-break/>probabili argumento non <text:span text:style-name="Default_20_Paragraph_20_Font"><text:span text:style-name="T1">t</text:span></text:span>emet , aut bis, aut ter, emen--<text:line-break/>litus est, <text:span text:style-name="Default_20_Paragraph_20_Font"><text:span text:style-name="T1">t</text:span></text:span>ed saepissime: ut neque unum quidpiam in illis<text:line-break/>invenias, quod vel ca<text:span text:style-name="Default_20_Paragraph_20_Font"><text:span text:style-name="T1">ta</text:span></text:span> recte sit expositum; unde mirabile<text:line-break/>profecto est quod i<text:span text:style-name="Default_20_Paragraph_20_Font"><text:span text:style-name="T1">n</text:span></text:span> nullo eorum auctorum qui om<text:span text:style-name="Default_20_Paragraph_20_Font"><text:span text:style-name="T1">n</text:span></text:span>ia<text:line-break/>haec a libro de natura humana usque huc conscripsit, ac-<text:line-break/>custtverit unquam, in praesentiarum accuset ita ut ob hoc<text:line-break/>non amplius illi videatur liber hic fuisse Hippocratis. Porro<text:line-break/>ei id mirandum est quod Sabinus et alii plerique exposi-<text:line-break/>tores superioribus omnibus semper applauserint, asserem-<text:line-break/>tes hoc quidem mirifice fuisse ab homine dictum , illud<text:line-break/>vero summa cum felicitate, aliud divine, nunc autem<text:line-break/>eorum omnium obliti ex una tantum contradicendi occa-<text:line-break/>sione statim]. coeperit illis videri hic liber non esse am-</text:p>
      <text:p text:style-name="P2">plius Hippocratis ipsumque in Polybum transferunt, quest<text:line-break/>ipsi Aphorismos legerint atque etiam primum Epidemio-<text:line-break/>rum librum, non legerit autem Polypus, quem fieri ne—<text:line-break/>quit, cum Hippocratis discipulus fuerit ,non saepissime ab<text:line-break/>eo^ de. <text:span text:style-name="Default_20_Paragraph_20_Font"><text:span text:style-name="T1">t</text:span></text:span>ebrium differentiis audivisse et non ra<text:span text:style-name="Default_20_Paragraph_20_Font"><text:span text:style-name="T1">r</text:span></text:span>o etiam ejus<text:line-break/>- libros relegisse. His accedit quod viderat et ipie in ae-<text:line-break/>g<text:span text:style-name="Default_20_Paragraph_20_Font"><text:span text:style-name="T1">r</text:span></text:span>is tertianam cito judicari , quotidianam vero longiori<text:line-break/>tempore perdurare. Nam neque in eis ponendus est Po-<text:line-break/>l-ybus qui Alexandriae divinabant, ii nullo unquam vel<text:line-break/>visio aegrotante in scholis versabantur, nihit unquam quod<text:line-break/>sanum esset dicentes, neque ea etiam quae in aegrotis<text:line-break/>clarissime appare<text:span text:style-name="Default_20_Paragraph_20_Font"><text:span text:style-name="T1">r</text:span></text:span>e animadvertunt, qui in arte exercitati<text:line-break/>sunt. Unde is horum auctor- aut sophistes suit, aut ve-<text:line-break/>terator, ut videtur; quippe qui ut notam aliquam seni<text:line-break/>inureret, falsa libro annexuit: nam juniorem illum luisse<text:line-break/>qui haec tradidit litteris, nomen <text:span text:style-name="Default_20_Paragraph_20_Font"><text:span text:style-name="T5">σύνοχρς</text:span></text:span><text:span text:style-name="Default_20_Paragraph_20_Font"><text:span text:style-name="T4"> </text:span></text:span>argumento esu<text:line-break/>Neque. enim unquam Hippocrates vel ex antiquis alius<text:line-break/>continuam febrem <text:span text:style-name="Default_20_Paragraph_20_Font"><text:span text:style-name="T5">ούνοχ</text:span></text:span><text:span text:style-name="Default_20_Paragraph_20_Font"><text:span text:style-name="T6">ο</text:span></text:span><text:span text:style-name="Default_20_Paragraph_20_Font"><text:span text:style-name="T5">ν</text:span></text:span><text:span text:style-name="Default_20_Paragraph_20_Font"><text:span text:style-name="T4"> </text:span></text:span>appellavit, sicuti neque urinas</text:p>
      <text:p text:style-name="P3"><text:span text:style-name="Default_20_Paragraph_20_Font"><text:span text:style-name="T6">ο</text:span></text:span><text:span text:style-name="Default_20_Paragraph_20_Font"><text:span text:style-name="T5">ύρἡματα</text:span></text:span><text:span text:style-name="Default_20_Paragraph_20_Font"><text:span text:style-name="T4">. </text:span></text:span>Sunt fa<text:span text:style-name="Default_20_Paragraph_20_Font"><text:span text:style-name="T1">c</text:span></text:span>e vocabula ista medicorum recentio-<text:line-break/>rum, qui linguam antiquorum ignorarunt. Quare haec<text:line-break/>missa faciamus quae fupposititia sunt et ad librum de vi-<text:line-break/>ctu salubri, quem Polypi fuisse ajunt, accedam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5</dc:title>
    <dc:subject/>
    <meta:initial-creator>Galien</meta:initial-creator>
    <meta:creation-date>2023-01-16T13:15:00Z</meta:creation-date>
    <dc:date>2023-01-17T10:12:59.721000000</dc:date>
    <meta:editing-cycles>9</meta:editing-cycles>
    <meta:editing-duration>PT13M36S</meta:editing-duration>
    <meta:document-statistic meta:table-count="0" meta:image-count="0" meta:object-count="0" meta:page-count="173" meta:paragraph-count="355" meta:word-count="23147" meta:character-count="154360" meta:non-whitespace-character-count="131561"/>
    <meta:template xlink:type="simple" xlink:actuate="onRequest" xlink:title="" xlink:href="Normal.dotm"/>
  </office:meta>
</office:document-meta>
</file>